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557cm"/>
    </style:style>
    <style:style style:name="co3" style:family="table-column">
      <style:table-column-properties fo:break-before="auto" style:column-width="3.293cm"/>
    </style:style>
    <style:style style:name="co4" style:family="table-column">
      <style:table-column-properties fo:break-before="auto" style:column-width="3.17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ook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1" table:default-cell-style-name="ce1"/>
        <table:table-column table:style-name="co1" table:default-cell-style-name="Default"/>
        <table:table-column table:style-name="co4" table:default-cell-style-name="Default"/>
        <table:table-column table:style-name="co1" table:default-cell-style-name="Default"/>
        <table:table-row table:style-name="ro1">
          <table:table-cell office:value-type="string" calcext:value-type="string">
            <text:p>Book Id</text:p>
          </table:table-cell>
          <table:table-cell office:value-type="string" calcext:value-type="string">
            <text:p>Title</text:p>
          </table:table-cell>
          <table:table-cell office:value-type="string" calcext:value-type="string">
            <text:p>Author</text:p>
          </table:table-cell>
          <table:table-cell office:value-type="string" calcext:value-type="string">
            <text:p>Author_id</text:p>
          </table:table-cell>
          <table:table-cell table:style-name="Default" office:value-type="string" calcext:value-type="string">
            <text:p>ISBN</text:p>
          </table:table-cell>
          <table:table-cell office:value-type="string" calcext:value-type="string">
            <text:p>Average Rating</text:p>
          </table:table-cell>
          <table:table-cell office:value-type="string" calcext:value-type="string">
            <text:p><text:s/>Publication Year</text:p>
          </table:table-cell>
          <table:table-cell office:value-type="string" calcext:value-type="string">
            <text:p>Image_link</text:p>
          </table:table-cell>
        </table:table-row>
        <table:table-row table:style-name="ro1">
          <table:table-cell office:value-type="float" office:value="7967" calcext:value-type="float">
            <text:p>7967</text:p>
          </table:table-cell>
          <table:table-cell office:value-type="string" calcext:value-type="string">
            <text:p>Speaker for the Dead (Ender's Saga, #2)</text:p>
          </table:table-cell>
          <table:table-cell office:value-type="string" calcext:value-type="string">
            <text:p>Orson Scott Card</text:p>
          </table:table-cell>
          <table:table-cell office:value-type="float" office:value="1" calcext:value-type="float">
            <text:p>1</text:p>
          </table:table-cell>
          <table:table-cell office:value-type="string" calcext:value-type="string">
            <text:p>0812550757</text:p>
          </table:table-cell>
          <table:table-cell office:value-type="float" office:value="2" calcext:value-type="float">
            <text:p>2</text:p>
          </table:table-cell>
          <table:table-cell office:value-type="float" office:value="1986" calcext:value-type="float">
            <text:p>1986</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IgACEQEDEQH/xAAbAAACAwEBAQAAAAAAAAAAAAAEBQIDBgEAB//EADsQAAIBAwIDBgQDBwMFAQAAAAECAwAEERIhBTFBBhMiUWFxgZGhsRQyYiNCUnLB0fCCkuElY3Oy8Rb/xAAaAQACAwEBAAAAAAAAAAAAAAABBAACAwUG/8QAJxEAAgICAAQFBQAAAAAAAAAAAAECEQMhBBIxUQUTIiNBMmFxocH/2gAMAwEAAhEDEQA/AMp2mX/qz4H7i5+QpYO8iMcikqx8SsOmCR9xTPtEzDiknhx4V+wrguoRw23hkhWWXxkM+cKNR8iOfl6V3G2oqlZgo22GvdRC4sOIS4UmB9YA3JGAAB7lvlSaSMyySywxSaAxZsjOkZzucYo9YHmxPcqCqoAsYOMDUoAwOQwxI9qM0NaW37M6ntxMqJ/EMgZ+AOcUopxxPW3+hpwlNb6C+0thOFuZ7tsgjOV1lcuVG526VfLBJKjvcT3UkYgSUF321Hpyx1qi2KCwu1LgMdGkZ3OGztVrXMGZNTEK1skeoLyIxz+VHIpqTr4KwcOVWWxh7e8WzgubiMaiq6sMOZAIHwoZLe5hlE1q48Sa1ZcLtkAjB8iRt6ir+/hk4nFcLIdBcuxb90ZJHw/vV0SqtusU41okLmTT+p1OPkKo5yik638l1CMnQI1zDM0dvxFGjELtkxjG555Hv5UcXFvFA64CC+fGOWnLD7UAyKeHTSSDVIHD5xvpyFOD71XfRSWRe2Lhoi2Qw5Ej06Hf61fkjN8q19g24q2VXcBgu5o8YCuQPQdPpiqCpPVRR/GGV5o7iJtUcyA6vUbH+lACmsTbxqxPIqmxr2n34s/oij6UqAKnUOY896cdpCTxebAxgL9qVHVg+1Xj9KsjTseS6TcXqq2qR1iYqBy3Xb16UHf3pa5PckqY5XKyA887bfAVHiWtb92UkEqh8J/SBQZU+R+VK4eHWpsYy5XuKF3EuILbl4jG5yo0uPOk7cRmY/mxtv1z861c3DzNEDNChQ7AyED7nNZW+su7umS3JlTAKsBkNkdMc+o28qx4pTTu9GcKLIuL3STQu0z4iUInhBwPbrWlteJNexq6MAzfnVTkH3zzpDwHhgvLpu/ZEjhILhs5O/LHw5VrMWkSFY1Lk8yBjH+e1ThYSfqfQu5aokJGuhPENKCW3caM7FtyCB71bxGJp1uwF3/EoUz/ACDNVrZ3KBZ1sZTgaw+NQxzB2r3EJ7uMoktu9sxJY6h+c4AyPTatXhamnDoXWVNNSBWsmjixLJy30gbb/wCCqAoH7g+NSZ2b8zE+9eGacSFZb6APHO0EkXHLqO4hDhWA1LseQqdrxOzusBZQrn92TwmnXa3gPDZuMXDGLS7aSWRiP3R8KzU/ZUEE211jyEq/1H9qQi88F3QxQ/YxhmkupGVWO7Khcjy2G+NqlEyoSURZARsZFII9htg1m4LTtBwpS1vmWFeao2tf9vP5UTbdpFVhFxGCS2k/jCagP9J3q8eIitS0AYcQjxZzMZGhTSdTLWLeBo8p3kLK2DlZAelaTtK0N7w78TaXokEbAGNG2IPUjoayYBPXb3pXiZ80yGj4ILt+I5DWreHBXWHwo5hADt/hrZ8Jt4nkzpaScA5jaJXQL57kb18/7O2DX/EUgS7Ns+lmVwMnIHIY6mtzHbtEio1wXwB4nAJNbcK7i0AcGwAcILaPUfEFa2XB29G2/wDtRm4SyWb6rdWKxkd41qM4/izqz65pXoO+JNj+mkvae6urC1jNrpVJCVaXHiXyx5dd63m+SPMSkWcZubLhsjL3xlbA0pjDHbmR0rMzcau3clGEa9FA5VXwezHEb9IZHbD5ZmB3O3rWyg4Dw+OML+Cib9TksT9aWUs2fadIDSD+0PEFbilx4FyGx8tqXJxIJjTGmR1IzmgOP3JPGLs/9w1ULO7eKOW3X8RG427k6iPQr+Ycj0pXzcnce58Q3HEmI3GR5EnavS8RSaMxzQQyJ1DoG+9ITK6NpcFT5MMGuNcEA6Tv02yKDyZO5OfF2KOOpYxBXsIxBc6stocjAx5dPhS2K+kVQJEjlz1KjUPY4++aruNP4h3fMoJ5ocb/ABzVZdQ4MevR5Md/pVbFZNN2hik10jeEgxHmWZdQHM7nG9aiz4uslshl7yaUgklIdPX02+tY6GeDDCW3XBU6SuonV03zTbh91CWFtC7aBkozsCfbAX1PXFXjOUehI1ex+eJzMP2VqF/80oX6AGhr3v8AiFu0FxNAkT8wkZYj2JI+1UB48eKYg/ybfeulrfHhncny7sAfej5uSWmzb2iXC+GWnDp+/jlleTSVGojAz8KcrdrjmKTfs8bTZ/0/810OOjDFWjlnHSRPaAO0nh43dgnfvCfnXOB8Sj4fLP3qSvHOmlgmcggbYwR7bn7VztcSO0F0FIOSpwfUCnHCey923DIL9O70TKWyScqAcZOBsP7UtPIoxLcNw/nTpul3EE7XU8jz3Cs0jbs2nGenIbdKq7zJC/StoezF6GfRNbMFAOpWYk5ZlG2MjxKdyAOudjhfx7sxdW1tdzGe2aW1061jclsMQBkY5bj5+1UjnfSSHc/h2OMbxTt9jDXAZJmBYE9dIrsMcUinXMEbOACp3+NVyszMdRJPrUQSDkc61OQFpZSylu4KSaf4XGT8Kus4Z7e5R5U046H+3xoO3XXKoLKo8yAcfA0b3xaLRpx3e3XxD1HLy9d6Kogw/EA7An4Gr7eKW7TNpiXzCuuoe4zkUujvpFUh0hbIxuu/0rzXT3E3e3TjVnfTGAP6YOKuqA7D3Z42ZZFKupwQRgg1ITDH5gP5qEaSBwcTMx6a3Or610RggYZvhvRAX9s+7TtJK2TukZIBx0862/CJLC6snltuERsYUiWWSUIFYlW2JJ5bZJ643r572xY//pLzfloA/wBgo7s/xG8itCIbmWLDAHu3K5wMjOPKk82lZ1vDPVN4/l/w3ncQQqNXB4o5UA70tPHgKuGl1AnAGlxv+r0FCcVaDh9nJb3vCJLaa4gZVYsrLrABDAZwMajv7eRpAl/eo/eLd3AcE+LvDnpn/wBR8hS7jd9dPZ5knkkO+C7lsZAzjPsPlWCd6R18mJ4ovJJ2l+TNFO8lk0DbJPMVF1UHwMSo5kjFRbc15DvTx5V7C7S3gky0s2lQd8jn6CjfwtvDHqW4EsR/NpUEqenrmhmhi7mAhMF4iWOTucihobmSBxJEQrDbK7bdeVEBddQy284RiMMNQYYOQev/ABUGbcajgeWeVSeNRbwyjIMgclei742qlPz6fLlQIELunPA8z1ro0AcmPsQKpJJhOT0H2qrW1GyM/9k=</text:p>
          </table:table-cell>
        </table:table-row>
        <table:table-row table:style-name="ro1">
          <table:table-cell office:value-type="float" office:value="10836728" calcext:value-type="float">
            <text:p>10836728</text:p>
          </table:table-cell>
          <table:table-cell office:value-type="string" calcext:value-type="string">
            <text:p>The Rook (The Checquy Files, #1)</text:p>
          </table:table-cell>
          <table:table-cell office:value-type="string" calcext:value-type="string">
            <text:p>Daniel O'Malley</text:p>
          </table:table-cell>
          <table:table-cell office:value-type="float" office:value="2" calcext:value-type="float">
            <text:p>2</text:p>
          </table:table-cell>
          <table:table-cell office:value-type="string" calcext:value-type="string">
            <text:p>0316098795</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IgACEQEDEQH/xAAcAAACAgMBAQAAAAAAAAAAAAAABgMHAgQFCAH/xAA/EAABAwMDAgMEBQoFBQAAAAABAgMEAAURBhIhMUEHEyIyUWGBFHF0kbEIIzU3UnWhsrPRFRYkNqIzQnOCkv/EABUBAQEAAAAAAAAAAAAAAAAAAAAB/8QAFBEBAAAAAAAAAAAAAAAAAAAAAP/aAAwDAQACEQMRAD8Ao+iiigebH4Uanvtnj3WAiIY8hJU2HH9qiMkdMfCla+2S46fuK7fd4q40lAB2KwQQehBHBHxFWdqybLg+DGjnIUp+Msu4KmXCgnhfcVD4zurnaT0LcpSvMmSYBU86eqyUNKOfmSfnQKWlPDzUeqoi5lriIEUEpDz7gQlZHUJ9/wCFcS/WW4afuTlvu0ZceS3glKuQQehBHBHxFWh4hzZVs8K9DtW+S7GQ6ylxYZWUblBCSCcfFRP11B45rVJtmjpz3qkyLcVOuY5UdrZ/FR++gVdMeG2ptTW/6fboaExT7Dj7oQHMddvc/X0pdvFpnWW4PQLpGcjymjhbasfeD3HxFWn4s3GbaNM6Gj2yU9FaEEObWVlPqShvaT78ZP31D+UMhJvNkkbR5rsD1qA5VhXH4mgS7poW92y5Wi3yGmlSLsEmKltzdnJA9XHHUZrmaisczTt2ftdx8v6Uxt3hpe4DIBHP1GvRq7YmZrjS057hi22Zx9Sj0CiEoGf/AKJ/9a85amuqr5qG43RZJ+lSFuJ3dQkn0j5DA+VBzKKKKAooooL4dh6ZmeEek06tuki3xUq3NrYbKitXr9PCVY4zzilzx3+kNuWCLHZjosLMTFscZc3+YnCc5OOMAIx145zzgZa4/Uro3/yn8F1h4sfq+8PvsB/ptUEvin+rHQf2VP8ASRWPjV/t3Q37tP8AI1WXin+rHQf2Uf0kVj41/wC3dDfu0/yNUHzxt/QWh/3af5Gqm/KF/SGn/sB/GofG39BaH/dp/kaqb8oX9IWD7AfxoLdu0NcjQ81MPic/ZlNNkHBP5s4A+av415Gr0zMupt3iBoplR/NTbW7HVk9MhCh96kJFef8AWdq/wTVV2toRsQxKWGwP2Ccp/wCJFBxqKKKAooooHnUmq7dc/DnT1gjpfE23uFTxUgBGMKHBzz1FY651Xb77pXSlshJfD9qilqQXEAJ3bUJ9PPPsmkiigtPTuvNLzNLQLDrm0vy024/6Z5jnKewOFAjjjuDil7xM1ojWN0jLiRVRbfDa8qM0vG7B6k44HQDA91JtdphFhwfPek59OABx7A3duy8/KgfbNr7Sdy07bLdrqzPy5FqRsjPMjIWkAAA+oHOAkEHIOM0q+JOsDrO/Ca2wqPEYaDMdpRG4J5JJx3JP4Uv3AQQlJhFz2zkL7J2px892/wDhWlQWLrnXcG8XXS9ws7b4ctDaCsPJCcrSpJwOT+zXJ8Ur/atTapVdrMh9DbrCEu+cgJJcTxngntt+6lCigKKKKAooooCip4kOTMWURI7z6xj0tNlZ54HArNcJ5hYE1l5hJ4JW2Rt+OD2oJLZapNzW4I5bShpO9111YQhtPTKienPFMtt0nBZmTol2ukZUpmA495TSXFBGW9yF7gAFYBScDPzqXS1ukKdciqjCQ1JQlubH5IdazlDqFD3EDJHSniI3p5FwjwIkpl64uw/oPlMsB5xTYScpV7QJ2jk5xx7uKCsXNJSnIrUy3TIkxl8LLCErKHXdnt4bVgkjHal08E1d1/sH+ENRn7RblCbDjliKFtqQGQokFZST6vaUSojHfk4qpbhATGSCFZYB2tqxy+ruQP2fjQcuit5uzXNxvzG7fLUjj1pYURz05x3rRoCiiigK+ggHkEjvivlFBauj4EduUp1MEw2piUKiLQtW15GSpG4kq2n0nd2744O7cuNnvU+5RA7tdKdiEPpUHEIb9SwlSCEEIIJ4yTkY91J7DkpUGwsaZjzJSkOea8nZv/1GcbeM7QBuIBwPUTzzVl3C5xY13gW6Q+gyXUeYqOy+VKQvO7arJPIwPd7OOlRS45AuOrLu5YNJqZiW4Pr+kvhe3cBgqOAc7BlPpHVSvrNQ6M0ddtJeKllZuraA2ZDqGXUrGHgGlEqSOuBkZ44JxTerRurbLMbu1ou9qtkeLHKXFvLJDqeSVvekAnv8O1c8Wu+wLxG8RdRX2HdrdByvEFZWNigUYaHCRyRnkd+9VDDP1vOf8Tv8lP2uGuKpYAeLigsAt+ZuB7HGenfvXJ1xpV2MqSiAyhT4cbeQpLKS440MjCSSAnkgEdOSQBmuLL1DoyLqlGrZcHVbM9ckrSpxKEoKkgZRg84CSkYz0NbjuuLJexPkwkzWgwkPLdkqCAjKwE9znnA/tigzgQ5kW3NpuLiG2Y7QbjtIfLnlnIAA4HGcDGffycVV2pojEOOwE28RlPnzWFbiVLZPRS+cZUcHAAwPrp71u7PuWk4cmxJ+mMvFK5TkNxTimCkEJChkkcqUd3HekLWL7MmZGeHmicuOj6clZG1LvcJA6e/HbPQdKDgUUUUBRRRQWtY3NO6ejyW3X/LuLVsUiU+0lWFh1OU4Kf8AuyW/ryc9Kn07qKDIsFylM2ODAWhaPJMf2nHwCrClqyUg4/Gqzl3mVNt8aE+lktxf+msNgLxjGCe4/tWVkvEm1PL8hLTrbgwtl9O9B7g7emeBzQejHpv+b9EORLe+2tLsdTDqR6sp6ZBHOUnA475OCMZX7vZJlh8HLtb3XVKitMp8lKkpBJLoUo8D3k9zkY5qttManudokOyILiUJElthLABDaUknOADwfj8ulW/qy4SLvYZVnmqSWZCUJW6lOF+2Onb+FBwrW/ojVHhxAOppLTUyFFMcLef2vJWkAbkAH1E7U44JIGMUraFZj6eciNXIJ+kS3Urkt7gS0nGGW1pOfaUoK+QqS62G3aOi2qZbmBIlS5CGi9M/OFsEZJQBgA/Eg0nt6hnQvpEgBl+UXPKMiQje5gHIO4989/7Cgd7fqe3DVU2HJtcG2uKQ+2H4yVDz3FYThSQccpKjg8bsdOtJmsYtpMeDcbCnyoTwU0llYwvKFEbj789fupbKypwuL9SvaO45z9dbl3u8u8PIdmFvLaNiEtthCQOvQfHJ+dBoUUUUH//Z</text:p>
          </table:table-cell>
        </table:table-row>
        <table:table-row table:style-name="ro1">
          <table:table-cell office:value-type="float" office:value="12951631" calcext:value-type="float">
            <text:p>12951631</text:p>
          </table:table-cell>
          <table:table-cell office:value-type="string" calcext:value-type="string">
            <text:p>Breaking The Habit of Being Yourself: How to Lose Your Mind and Create a New One</text:p>
          </table:table-cell>
          <table:table-cell office:value-type="string" calcext:value-type="string">
            <text:p>Joe Dispenza</text:p>
          </table:table-cell>
          <table:table-cell office:value-type="float" office:value="3" calcext:value-type="float">
            <text:p>3</text:p>
          </table:table-cell>
          <table:table-cell office:value-type="string" calcext:value-type="string">
            <text:p>1401938086</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IgACEQEDEQH/xAAbAAACAwEBAQAAAAAAAAAAAAADBQIEBgEAB//EAD0QAAIBAwIEAwQHBgUFAAAAAAECAwAEERIhBRMxQVFhcRQiQoEGIzJUk7HBFXORkqHRcuHi8PEzNENSYv/EABgBAQEBAQEAAAAAAAAAAAAAAAABAgME/8QAHREAAgIDAQEBAAAAAAAAAAAAAAECEQMSITFBBP/aAAwDAQACEQMRAD8A+yWVpbGzgJt4cmNfgHhRvY7X7vD+GKWXKNJDw1EhWbMZOhpCg+wN84NV7PjFwqJbezmSSMGNnYuxZkC6ydKt8TY79zWtbJY7NpagZNvDj/AK97Ja/d4fwxSfiHE55uEXEy2gWFl5TCSTDqW2Pu47E9M74oq8TllltBbwg+0BlUPJpAA7sNJIbYjHbv5NWTZDP2O1+7w/hiuG0tQcezw/yCqCcWnkgW4S1Tk8xI2zN7wLEA4GOg1fOg3Nzdx8XlZIopEhhcrqkK7YQntU1ZbG3sdr93h/DFe9jtfu8P4YqjZcVe6nQLbOIZCQr6X2xnc5UDBx2J7fKrJNejhU5EcXLDyfWc9tYHMPbT+tXVixubW1HW3h/kFd9jtfu8P4YpNfcQuZI7M+yxabiWN4vrt/tKQG222PbPzorX90eJw2+hUYSaZAHypXSTke7nPTw/WmrJshp7Ha/d4fwxQXt7VsMkEBUjIIQHNL+MX0zcKvXWFOQVkh1cw6s7pnGOmrz6b+VNMEKgZVU6RlVOQPTpUao0DhtoriyteauSsa6SCQRt5VL9nWmgIsKqoORo93GwHbyAHyolj/ANlb/ul/Kj1LBmuKeywXzxMloqJHEwhdD9YSzKMbgAgKoBxt6UxllsYpmlRI+erHDspUEgYOGxgnHh4US6sJpriZ47hESeFYpFMWo4Bboc4+I9Qaq/sFBqRZIxHlin1WXBOerE79T2H992jPSsy2c7q6vGYTJHIgWJ9ZA3XCj7X2ThsdM+FX55rcxC/RYntzqSeQjcL0J9AQM+QPhQrm1e0lt54ncskKw6hCZBgZ6qDnfPbpjzo1layScIkgmZleYS5YrgjWzEHHoelHQQCxuLANz2VYmZ25fusAB5HpqPUgb+PQ1amurCLXavg4PvRrGzbk57DuTQpeEvJCLdrkchG1RqI/eB6jJzuAfIetePC5G57vPE8s+nXqgym3/wA6s+HfqM1ODpV4knDFtrhkiQzJEzRlkJVGxqABOwOwOPIVa4LDBLbCfSWk5jkM6EEbkdSMnbuc+tAb6Pq0TQmdWVlOXeLU+ojrqz479M+dNrSAW0CxatWCTnGOpJ/WjargS6Dk4fayOzyQqxbOrPQ5GCcdM42z1xRJh7w9KNQZvtD0rJoBFzf2db8jGvQnXw2z/SoxPfhcSQx7J9rV1bHh50eyIFlb/ul/Ki6xmgKrSXmFPJUtpOVDDGcjv16ZrjtfNGjLGiuGwyZBGPWrLy6aAboeNWgc1XrLnlRowYYGrOR3yahG9/7gkiTHxMGGTt+poySluleaZV21rnzIpQA6+INsYo090nIbO+DgfxxXWkvkyI4VdexdgD88bURZCe4PoaiZyp3NQHdd4yY5QRip3BBwe1cie95irJFGVJOptXQeQ/pXRc7daIs+e9AAje/UrmNGBxqJYZB748v61Zm+0PSpq+ahN9oelAVIZNNpB+7X8hQWuwmSxwBS5eJxmOJM/AoAJ8qrXlwTkI3v9Miu0MdnOU0hlJxKN1O++eleEmnSxBYtuFHh41nYYb2e/igI+qU4Bx0BNaeJkjjaZgMEgKD4dAP4VMirhYu1YBFlZsXchduyJ09cDp86PLHFFKiCFShBJbpjY+VTaSGKJ5m0RooLsx6ADqaylz9MHe45VisKDfHPDEtgeCkAZrMYSl4RtL01EtvCdxF7v/sooPMeNtMraoe0hO6/PuPLrQuD8fW5nawu40jvCuoaWJV9s433Bx2q5KYzME5edXUgdNqOLi6YTTVoEZlikYPtpOPGixXBZckbdiaUcY5i24kiBZozoIHcdVP5j5Ug/bxtFKXRlR2xy1xsfPNdErjZb6fRoHDJkHNekYZHpWf4JxEzwF8nTjNW1vC2SDtmubizRg42naSHbYAZwe1aARO0RlQFiOm2TQYbJo0jlkYgFFGW37Ch65kJ5TEqFyVFenG0kcZpSPWvEJeH36R3QCxynWkh6kgjIrVxSqluybNoOD/Hr/DesNJL7SytdxCTScg4xo38a1lsytDFLHucBGBOQOwPn4VjOk6aNQugH0uUv9GrnlsUUFGcqN9IcE1h7u1gN2t3HKQGRdK6QCCe53G21fTouV/0Gw4K4ZW3yMf2pDxj6BQ391z4btkHwg9V+fetfnyxgqkYyQlJ8MDwm04jB9JuHsjTSNLeIykj4cjOfQZr61fRrztUmoiM6lUdjnIOKDwb6O2vCpFuJZDNcqulZH+Hxx513iVyqOzg7kH/AH/SsZ8qyS4bhFxXSjxBWlVhEVMgbmIoOdQwf758etI7iCObQL4K6K3uZXB3/wA60stvozHESHBLh2bdTntt4/nVS9jtr5VWQIZFxgqCAGxvirhyVxknDYS2vF48zFdSjWEPu7jfwoltcGaLme2QDJPusd18jRX4MrFmVcknIY9RVqP6LIEGtwSd81qUossU6G72qtZwjqDGpI+VLJbDB+sG2538a0duim0gyP8Axr+VRmjTT061wT4ba+mQnt+gKhvLGwprw+NUtCQukHC4z094VZkt4y3SoXq8uCLlkqOYuQO+Tijk6oFhYh7WkqkdMdT4GnJcKmo+FI4mKy7fE+D6VbuZn5Z3+E/lWAmRE/OuGG5UHc52oMwMkqrGBpVhksRjbfpULUfVwqCV5jbkeuPyAqxJaCHJWWQ+8Tvjy8qA4iBriQk9EA267n/TSyaHRcZ05GdvKnFtEEYNks0nUt5f81ycBCzKADWoi2ivbrrAyMYNMCMAelRSNdmxuRRX6j0qWWj/2Q==</text:p>
          </table:table-cell>
        </table:table-row>
        <table:table-row table:style-name="ro1">
          <table:table-cell office:value-type="float" office:value="6665847" calcext:value-type="float">
            <text:p>6665847</text:p>
          </table:table-cell>
          <table:table-cell office:value-type="string" calcext:value-type="string">
            <text:p>Daemon (Daemon, #1)</text:p>
          </table:table-cell>
          <table:table-cell office:value-type="string" calcext:value-type="string">
            <text:p>Daniel Suarez</text:p>
          </table:table-cell>
          <table:table-cell office:value-type="float" office:value="4" calcext:value-type="float">
            <text:p>4</text:p>
          </table:table-cell>
          <table:table-cell office:value-type="string" calcext:value-type="string">
            <text:p>0451228731</text:p>
          </table:table-cell>
          <table:table-cell office:value-type="float" office:value="4.16" calcext:value-type="float">
            <text:p>4.16</text:p>
          </table:table-cell>
          <table:table-cell office:value-type="float" office:value="2006" calcext:value-type="float">
            <text:p>2006</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IgACEQEDEQH/xAAbAAACAwEBAQAAAAAAAAAAAAADBQIEBgEAB//EAD0QAAIBAwIEAwQHBgUFAAAAAAECAwAEERIhBRMxQVFhcRQiQoEGIzJUk7HBFXORkqHRcuHi8PEzNENSYv/EABgBAQEBAQEAAAAAAAAAAAAAAAABAgME/8QAHREAAgIDAQEBAAAAAAAAAAAAAAECEQMSITFBBP/aAAwDAQACEQMRAD8A+yWVpbGzgJt4cmNfgHhRvY7X7vD+GKWXKNJDw1EhWbMZOhpCg+wN84NV7PjFwqJbezmSSMGNnYuxZkC6ydKt8TY79zWtbJY7NpagZNvDj/AK97Ja/d4fwxSfiHE55uEXEy2gWFl5TCSTDqW2Pu47E9M74oq8TllltBbwg+0BlUPJpAA7sNJIbYjHbv5NWTZDP2O1+7w/hiuG0tQcezw/yCqCcWnkgW4S1Tk8xI2zN7wLEA4GOg1fOg3Nzdx8XlZIopEhhcrqkK7YQntU1ZbG3sdr93h/DFe9jtfu8P4YqjZcVe6nQLbOIZCQr6X2xnc5UDBx2J7fKrJNejhU5EcXLDyfWc9tYHMPbT+tXVixubW1HW3h/kFd9jtfu8P4YpNfcQuZI7M+yxabiWN4vrt/tKQG222PbPzorX90eJw2+hUYSaZAHypXSTke7nPTw/WmrJshp7Ha/d4fwxQXt7VsMkEBUjIIQHNL+MX0zcKvXWFOQVkh1cw6s7pnGOmrz6b+VNMEKgZVU6RlVOQPTpUao0DhtoriyteauSsa6SCQRt5VL9nWmgIsKqoORo93GwHbyAHyolj/ANlb/ul/Kj1LBmuKeywXzxMloqJHEwhdD9YSzKMbgAgKoBxt6UxllsYpmlRI+erHDspUEgYOGxgnHh4US6sJpriZ47hESeFYpFMWo4Bboc4+I9Qaq/sFBqRZIxHlin1WXBOerE79T2H992jPSsy2c7q6vGYTJHIgWJ9ZA3XCj7X2ThsdM+FX55rcxC/RYntzqSeQjcL0J9AQM+QPhQrm1e0lt54ncskKw6hCZBgZ6qDnfPbpjzo1layScIkgmZleYS5YrgjWzEHHoelHQQCxuLANz2VYmZ25fusAB5HpqPUgb+PQ1amurCLXavg4PvRrGzbk57DuTQpeEvJCLdrkchG1RqI/eB6jJzuAfIetePC5G57vPE8s+nXqgym3/wA6s+HfqM1ODpV4knDFtrhkiQzJEzRlkJVGxqABOwOwOPIVa4LDBLbCfSWk5jkM6EEbkdSMnbuc+tAb6Pq0TQmdWVlOXeLU+ojrqz479M+dNrSAW0CxatWCTnGOpJ/WjargS6Dk4fayOzyQqxbOrPQ5GCcdM42z1xRJh7w9KNQZvtD0rJoBFzf2db8jGvQnXw2z/SoxPfhcSQx7J9rV1bHh50eyIFlb/ul/Ki6xmgKrSXmFPJUtpOVDDGcjv16ZrjtfNGjLGiuGwyZBGPWrLy6aAboeNWgc1XrLnlRowYYGrOR3yahG9/7gkiTHxMGGTt+poySluleaZV21rnzIpQA6+INsYo090nIbO+DgfxxXWkvkyI4VdexdgD88bURZCe4PoaiZyp3NQHdd4yY5QRip3BBwe1cie95irJFGVJOptXQeQ/pXRc7daIs+e9AAje/UrmNGBxqJYZB748v61Zm+0PSpq+ahN9oelAVIZNNpB+7X8hQWuwmSxwBS5eJxmOJM/AoAJ8qrXlwTkI3v9Miu0MdnOU0hlJxKN1O++eleEmnSxBYtuFHh41nYYb2e/igI+qU4Bx0BNaeJkjjaZgMEgKD4dAP4VMirhYu1YBFlZsXchduyJ09cDp86PLHFFKiCFShBJbpjY+VTaSGKJ5m0RooLsx6ADqaylz9MHe45VisKDfHPDEtgeCkAZrMYSl4RtL01EtvCdxF7v/sooPMeNtMraoe0hO6/PuPLrQuD8fW5nawu40jvCuoaWJV9s433Bx2q5KYzME5edXUgdNqOLi6YTTVoEZlikYPtpOPGixXBZckbdiaUcY5i24kiBZozoIHcdVP5j5Ug/bxtFKXRlR2xy1xsfPNdErjZb6fRoHDJkHNekYZHpWf4JxEzwF8nTjNW1vC2SDtmubizRg42naSHbYAZwe1aARO0RlQFiOm2TQYbJo0jlkYgFFGW37Ch65kJ5TEqFyVFenG0kcZpSPWvEJeH36R3QCxynWkh6kgjIrVxSqluybNoOD/Hr/DesNJL7SytdxCTScg4xo38a1lsytDFLHucBGBOQOwPn4VjOk6aNQugH0uUv9GrnlsUUFGcqN9IcE1h7u1gN2t3HKQGRdK6QCCe53G21fTouV/0Gw4K4ZW3yMf2pDxj6BQ391z4btkHwg9V+fetfnyxgqkYyQlJ8MDwm04jB9JuHsjTSNLeIykj4cjOfQZr61fRrztUmoiM6lUdjnIOKDwb6O2vCpFuJZDNcqulZH+Hxx513iVyqOzg7kH/AH/SsZ8qyS4bhFxXSjxBWlVhEVMgbmIoOdQwf758etI7iCObQL4K6K3uZXB3/wA60stvozHESHBLh2bdTntt4/nVS9jtr5VWQIZFxgqCAGxvirhyVxknDYS2vF48zFdSjWEPu7jfwoltcGaLme2QDJPusd18jRX4MrFmVcknIY9RVqP6LIEGtwSd81qUossU6G72qtZwjqDGpI+VLJbDB+sG2538a0duim0gyP8Axr+VRmjTT061wT4ba+mQnt+gKhvLGwprw+NUtCQukHC4z094VZkt4y3SoXq8uCLlkqOYuQO+Tijk6oFhYh7WkqkdMdT4GnJcKmo+FI4mKy7fE+D6VbuZn5Z3+E/lWAmRE/OuGG5UHc52oMwMkqrGBpVhksRjbfpULUfVwqCV5jbkeuPyAqxJaCHJWWQ+8Tvjy8qA4iBriQk9EA267n/TSyaHRcZ05GdvKnFtEEYNks0nUt5f81ycBCzKADWoi2ivbrrAyMYNMCMAelRSNdmxuRRX6j0qWWj/2Q==</text:p>
          </table:table-cell>
        </table:table-row>
        <table:table-row table:style-name="ro1">
          <table:table-cell office:value-type="float" office:value="37534835" calcext:value-type="float">
            <text:p>37534835</text:p>
          </table:table-cell>
          <table:table-cell office:value-type="string" calcext:value-type="string">
            <text:p>Vengeful (Villains, #2)</text:p>
          </table:table-cell>
          <table:table-cell office:value-type="string" calcext:value-type="string">
            <text:p>V.E. Schwab</text:p>
          </table:table-cell>
          <table:table-cell office:value-type="float" office:value="5" calcext:value-type="float">
            <text:p>5</text:p>
          </table:table-cell>
          <table:table-cell office:value-type="string" calcext:value-type="string">
            <text:p>0765387522</text:p>
          </table:table-cell>
          <table:table-cell office:value-type="float" office:value="4.19" calcext:value-type="float">
            <text:p>4.19</text:p>
          </table:table-cell>
          <table:table-cell office:value-type="float" office:value="2018" calcext:value-type="float">
            <text:p>2018</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EQACEQEDEQH/xAAbAAEBAQADAQEAAAAAAAAAAAAABAMBAgUHBv/EADgQAAIBAwICCAMGBQUAAAAAAAECAwAREgQhBTETIkFRYXGBkTJCUiOCkqGisQYUYnLCFTNT0fD/xAAZAQEAAwEBAAAAAAAAAAAAAAAAAgMEAQX/xAA0EQACAQIDBgQEBAcAAAAAAAAAAQIDESFR8DFxgZGhwRJBYfEEIlLRBTLC8hMUI4Kx0uH/2gAMAwEAAhEDEQA/APkdWEDSIgEgi45kd47R7ftXGWU5WeuJYjD5+sN8rfMLdb3Wzea1W0b6c156wx5rHeilTbIyn6ukZfQOR+iQetVs3KX1cel+00elpnbJle2RuSB9XJreF+t96qZLzPV+Fm8YvT8/ut54/HNRINaI0kKqiggA9v8A4CtFCK8NzwvxitU/mPCpYJI9XQ6jpOHxzyMWIW7nvtz/AGqipG07I9z4P4jx/CRqTd8MSbUN8XSXOxzA7RsXHj8qD1qa1rqYassX4vW/S/aPMlmJu3SWY3OYHzG4zt5tig8FNWJGGrLb4sc+/N2juRJM3PI5bm5+rfc+rbeQqaRhqyz1n16Imvfc7k8zVhkOKAUByCQQRzFBsKoWO2HPbC/6fzuvrUGjZSllrL7cSmFrY9EL/D0ant54A+YzjPpVUlmbqTta3Dtzxg+Bbp2sFMRLAWwPawt1fdbqfFarazN1GVrOPDtzWG9EvHIyYo5AwYO7EEDsxGP5CrKL8jJ+L024xmn+Zu3LAtCPpoxECHtiwW22VgAPxC/oaqbu7noKEqEP4ax2PjsS54krsbgRHI9Xoy3zbkIT5tk58AKsS1rkY5y+n0t25u8tyRK7bDoyezDLu3CX/U58xViMNSX08O3eRHKwJsuw7B4Dl/361NIwTlfAzqRWKAUAoDSMjk2y238u31Gx9K40WU2tj1raWI3MuceeZHy3IyPo2L+RNVs305Z6z5Oz3FcR361kO9wOSnLf8Mlj5NVTRvpyxxw7ftljuY1w6VdMhFvtw1vpG+QPkb/lSGFx8X88acH9V92a4M3nfMlicb7lvpuN/wAKfm1RSL6tTxNuWHbDtHqyGZgb5jAG+QHydUZfhSy+bVata3mGpJeeHbPlGy3smnY3PSDE3OQHYfm9hZferEefVlfbrPksCUkkknmamZG7u5xQCgFAKA5BxIPdQ6nZ3Kon8Mrdn1bcvVbjzAqtmuk7evt3WG8rjIF73kHb/WMf8o/zSq2jfTa398O8eqKSqOg6ZiwVg1wfjYAbfeXE1BXvhr2NjUJr+o9jvva/2VjpOxuchmRe4+rfcfeey+SmupFdSWePvjzlZbkRyG3L7Q35j57N/lIfZatWtbjBUdvX37y6IjlPYrZDv77Hn6m59qsR59R+S17mddKxQCgFAKAUBrAxBtkFPIH6d9j6G3vUZFtN21y6/wCSuFjth9nyxB+Q36vor3Xyaq2sz0KUtlsO2XJ4bmWQsbfZJuQMQfkG+JP9pyB9Krfrr3NtObt8qy4ZP+13W6xi7cujJUbYE9mxx9lyc+JFSWBROV/y6y5K8n6skkYbYjAbY/0i1l9l382q1ephqST2Yaw5LqyUm5JAsOwdwqZibu7nFAKAUAoD0NZwv+WignE/SaafSDURy9FYFr4mO19iHBB37L1wHfg/B24np9bOdR0MejEZkIiz6rFrtzFgoUk+FLnUjPgXDjxbiKaITxwPIrBGk+FntZUJ7MiQL9lwaMLabJpJhro9EyMdTIyxtGVxbpGChkse3cHzXsqtq5spyXnrPpjwLtfo4NH0if6gJZEkdJgsJS+NhJiTzBIBHI+G9QZthJyT8Ttn+pccGg/DcuCycTmmIXpJY3QR3XMYFlyvzOQQbfKfMSXoUVavzNSW/v2iScP4W/EtPr9Q2oMS6THpSsJk+LIs2xFlXDc77DwtViwMVRt7da2cCDQaJtamsYOI/wCV0j6kgrfIKVGPPb4ufhXW7FVjtrtCdJq9PAZQ/TwQTBsLYiVFYC197ZflXTh04jpToeJazRFxIdNPJCXC2yxYre3ZyoCegFAUNrdQ3D4+HtJfSxzNMiW5MwAO/dsNu+5oDbh3FJ+HRzxRR6eSOdo2kSZCwOBJXkRtc7g865YIjWRx0tyHMqFHLX3ubk+e1dBbPxLV67XtrtRKX1rFCZRsWdAAjeZxsT2k3qDRfSllrL7Hpa3jWp18ZSRI8Hl6XGNLBpTurnc2vuDaw25VBo2QcV81r5fp+z3GA4tNFw5dDGsLRKZGjd0OYLhVyBva5wJ5bC/ft1IqnK2zWXN3Z50Wumi0eq0kRUQ6no8yQcuoWtbuvkb1ZYxN5HXSaqXSPK0WJEsTQyI4uro3MG1j2A7EcqWOGmu4hPrtZHqpliV40jRViTFQsahV2v3KKA54nxGbieoaeeOCN2kklYQoVDO7FmY3JNzsOfICgI66BQCgFAKA7KbNubA7E0aOp2ZXGzkGz4HE5nuU/HbyO4/uqt28zdCUrOzt9vPltW8xnY732N+XcSOXoLD3qSRnqy1rJYGFSKBQCgFAKAUAoBQCgFAbRspXrb25DvYcvcftUWi6MlbHT/6ZuSW3N7dvee01JFcndnWhEUAoBQCgFAKAUAoDWHTzzhzBBLKI1zfo4y2C95tyHiaA4RZRG8yRuY1IVnxJVSeVzyB7qHYycTu+i1ccPTSaTUpDZW6R4WVbN8JuRax7O+hyxhQCgFAKAUAoBQCgFAen/DnFF4PxnTa2VDJpgTHqov8AkhcYyL49Un1ArjCNP4h4cOE6ufhenk/mItLKZHnTrKQ1hGSRy6hX1ciiDPe/iWNzwXhbQRyoy8B0x1c7/wC0IgDglrfEzkW8gRbeuIkz8ZJG8TmOVHjdfiR1KkeYNSInWgFAKAUAoBQCgFAKAAWBVdlI3A5GgOxdyuBkcr9JY29qA4JLEliSe8m9AcUAoBQCgP/Z</text:p>
          </table:table-cell>
        </table:table-row>
        <table:table-row table:style-name="ro1">
          <table:table-cell office:value-type="float" office:value="6390465" calcext:value-type="float">
            <text:p>6390465</text:p>
          </table:table-cell>
          <table:table-cell office:value-type="string" calcext:value-type="string">
            <text:p>Everwild (Skinjacker, #2)</text:p>
          </table:table-cell>
          <table:table-cell office:value-type="string" calcext:value-type="string">
            <text:p>Neal Shusterman</text:p>
          </table:table-cell>
          <table:table-cell office:value-type="float" office:value="6" calcext:value-type="float">
            <text:p>6</text:p>
          </table:table-cell>
          <table:table-cell office:value-type="string" calcext:value-type="string">
            <text:p>1416958630</text:p>
          </table:table-cell>
          <table:table-cell office:value-type="float" office:value="4.21" calcext:value-type="float">
            <text:p>4.21</text:p>
          </table:table-cell>
          <table:table-cell office:value-type="float" office:value="2009" calcext:value-type="float">
            <text:p>2009</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IgACEQEDEQH/xAAbAAACAwEBAQAAAAAAAAAAAAAFBgMEBwIBAP/EADgQAAIBAgQEAwYEBQUBAAAAAAECAwQRAAUSIQYTMUEiUWEUMnGBkaEjQrHBBxWS0fBiZHKy4TX/xAAbAQABBQEBAAAAAAAAAAAAAAACAQMEBQcGAP/EACgRAAEEAQMCBgMBAAAAAAAAAAEAAgMRIQQSMXGxBSJBQmGBMmLwE//aAAwDAQACEQMRAD8ATcnyvnhSE1fLDRTcOMQbx2tgtwhHQ0dJBNWyRQwudJkkNgG7C/bv9MN3C9OldS1FbLcCoqXeJb9IxsnwuAD88TXuoWoUbQ51JBPDZtsn2wMrcoWMlUUEjqfLG0NllPJGQjA9tvPGdcZZvkmSSrDzIqmbncuWGKUaohbcn9LeeBY/cjmj2pL/AJXqaypfzY9McyZRYe7fzNsOmUVWR5xK8OX1kckigtytJVtI72P7Y5zSjO6RLpUfU4cTAWfy5eBJG1raHDfQ4s1letPPFE0ZJk6G9t7gfv8AbDrQcJT5hC5J5SspCuRex7H1xxW/w+qEVZZq4SG4UCKkZj59NfTbEDVROkeCBa6LwjWx6WB7S/aSR6JKTMPwZpBDflvoCq4JJvb5Ytq/MY2G2lWDX63wxPwXLEiyNXTlHOqwoG23I6a9t9/piF+FXp5NquVrKBf2Q2IA/wCfXEU6SQ8NVyzxzStrfLf0fn4SzUVS0yDUkj6nawW3x74tC1hscQ51DDQzTU1S2vQ8gLabAkXvse/lixGUMa2AtYWxHeKHCs9O/wD0ccgigR9o1HVrPwu1OeWUcxhhIARp1Anb4A4YMjz6N8kmjp61Vqp52BItqTudKg7AhW0+rDGUV1HNTZfS1lU+qKcWVF6rYbfPf7YtVq0tHw1ERWWrKltRp43vtfqRba1rbY6I1VFZeN12FpnE/wDEukySNcr4epVnqBEFRgbpEx6C35jv9cZ1TZFIYoqviNZoErKtY5arTqMQbUQwUbEswIv0FibYg4YpKaTL6mujqZFzGmkRlSFLtDECNcg8/Df/AA40HO5sum4cp8sgqBVJW1lMGklfTzAHUsAfy2VTe1rb98NhoAsJ8uJdRSHmGVZlwNxNRrUDkRRVDGCvWMNzYjYMbdyFPQ+uHLLc5mpuJ6eszWrireHq38Gmqli0KJAV94D3WBNjq69vLA/+Kee0OfGGGOsiFJSRPLaKQSa5GACg28gT98UeLcrmyiGl/lziqp6ukbmLD+ZkK2kZd/ErFdwL2t64QAgZRFzScLZ6iuoWURpKro2pGEQLEbG/u3t0OKbZdl8WmMxsL9PEb7YX+HuNqCehymGrMVJJJSXSPTpTw7MQTttawHqfLE0PFGWPm9SUrYpkVBGjKSyiQXJFxtvcf0nCNaQvPcDlFp6KllZn5bkrdLlz3v8A3OB9Rl9NuHQ79SXOClJaOgRju8l3JJve5vgfUyFpNR3w4CUy8BZdxS8C5tWGdC/4s5FvQEn7DHMTDlJbppGPeLGi9vqzKjMTNKNmC2Bvfc+m2PBpUADoBtihl5PUrR9DgDj8W9kIzOtkfIcspnjEhdCQ5BupOwt++BswmuuViVHZpd9gdL9Pe/bHlJOJnpYKp9EKMSHtfSOpx1OFrPbcx1Kp5+mOO9jbzt8LYvibyFnLRtwf7OFJmZp8sjWljpeTmCNcVkdQ3iXz09r4s0WRz6qGozMStRTjrTkO4AW+m2/mDb4+RwS4c9npcvmhkjTmyxc4vYMZVtsq36WN7+uD0NPSUnD1NTxPAqxosjyq9iTvupHe9/7dsEI7ym3T7RSRs2ySry+aFJBqSeLmLqIUggeJDvuR9+2PI56ijghnmdpYeTPHCrknQxHiFr+Hdr+vW2GPM6Zv51lS10wkpYwkjPM3Qkk6F7W28u2A+dUJlzGtWSrLhbTQjTtZjv3O9h8/TAFhF0nWyhwAKd+F58qyrKMxoJGEhAWSn1W1zxsosQR/r1LttstvVhz7KIUpqaveQxmkJLGwYsNLAkAmxYXJHxPpjGJqeoy+r9l1apCVkjnikJ1IL2tbtff4gY1YVNJUZckqZtNCRTsZRUvG4QC/u7dSR1F9h8iTbIpI+gb5RemzLMRSUUVRTezalBbnLZhGWCqDbo4BuRbt9CE8bBiFF7dTgLkJ9up4p5+bHmEZQT82TUdiGIJv0vY22At08ys8knLN2FmOo22vhSKQXeVmnEhZa2qtHzQalksGA6m3cHzx8oAUC1tsfcQzCKumDIG11TWu+kC1z5Hyx9sCQTbHOzfkepWnaADYM+1vZIDtpZl1bb9PLBjI6H22bkn3IbFyvVrkbXt/lsBcMmQVUlLCQhVRK+q57W264vYgC7KzfVEsjwi9JDDRGiAfXCrSRSHp4ST7w9bYvcwwazTNDVRosaAOoDRrfz7np27DvjyjiSvikppECo4/FVcWzkcDAHmGRw1wZNwbdAR3tt9MTarhVjSXC1TnoaXNAjP7QohYaQzkaj+U2326/pi/mdIIMoqKeKJBGYio2ueh++LcdKhKGVFLIfCRt0xNU6ZIyjHY49QRC6SDV5TWLQwWpWZ1YvzV3IUgDQQTe+3Y+eCeTZTzUUyNUa45ATAToVhcGxHy6Hvhp1Rt4dtXlgTXpDBI8gU62PiINrnp2wIjaDaN0ziEcyycvPJNojGmS2zarWA2vgxUzK/RgSfthH/mMkaaF0gjoB2xA2Z1KKSZjvjxGbSB9ClBxHUGKpqSE1fiyG+srawPcd+3zxyW1G++/ninX1YLIZYebrV3vc+8dh9SbfPE8DmeGOUixdQ1r3645uUeY9StN0UlsaL9rcfQSdUxcmeSM/lNvlh+4aytWyenedTcqTp9CdvtbCNmf/0J7dCf2xpORO0GVwxzvqdAFY3vi9gFOKzzVHdG21ciVI/cRQfPEi7gWN8Qy+NPDupPbvizSwkjcWHbEq1BAKhmkaNSf0wOmr2B0gE/PBeohBUk4AVkNnOm+CBCakD/AEXEmYSK2pQN9rYp1FXUTk3sPgMRS8wOSdzirNPML3vgXOASxxuPBU8ssyr1IGBs80zM2kE9tziCsqHOxGIqKEVbtqk02F8MOfZoKWyHaNzkdUmOgppDBzXsL9dgPET9QMXhGIwEjACKAF+GKE0vslFBoi5w0su/w2++CSG6Lt2GOdmvcep7rUNAWujaP1b2SRKpkr2BI3lCkn42w9Rsyx6eZsRdQdtQwm0sSPK5cEnV1vvhsVzLQsWA2XYfDHQwjlZjqn5aAjtBG5RGY2BF9BwJmz6M8QwQySPFBA7pIdVkY9iR6HvgvTuRCFGwA2thEzaNUzGcKLfiN+pwbrCRlFNM3EcL5TNVPIiya3SKNfFv+W4+G+IYs2R6ek1R8ySchboO/fbCey/hu1yLW2+OLUN+ZSi5FiAP6sBvKUxhN9TR3USGwPkMCK2msTbphnlVW1gjvgPVKPEOuHTnCYArISfXqyk3wNMgRrnb1wyZpEmk+EYV6oWviJL5VZac7hRTekvJy6laaNZFaIMp1b7j/wBxGM7iAtyG+oxFObZZRj/bx/8AUYCNuepwy/SRHJCsIfG9Y3ytIxjgemF//9k=</text:p>
          </table:table-cell>
        </table:table-row>
        <table:table-row table:style-name="ro1">
          <table:table-cell office:value-type="float" office:value="26114139" calcext:value-type="float">
            <text:p>26114139</text:p>
          </table:table-cell>
          <table:table-cell office:value-type="string" calcext:value-type="string">
            <text:p>Ravage (Scarred Souls, #3)</text:p>
          </table:table-cell>
          <table:table-cell office:value-type="string" calcext:value-type="string">
            <text:p>Tillie Cole</text:p>
          </table:table-cell>
          <table:table-cell office:value-type="float" office:value="7" calcext:value-type="float">
            <text:p>7</text:p>
          </table:table-cell>
          <table:table-cell office:value-type="string" calcext:value-type="string">
            <text:p>1250086299</text:p>
          </table:table-cell>
          <table:table-cell office:value-type="float" office:value="3" calcext:value-type="float">
            <text:p>3</text:p>
          </table:table-cell>
          <table:table-cell office:value-type="float" office:value="2016" calcext:value-type="float">
            <text:p>2016</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IgACEQEDEQH/xAAbAAACAgMBAAAAAAAAAAAAAAAFBgMEAQIHAP/EAEAQAAIBAwMCBAQCBQgLAAAAAAECAwQFEQASIQYxEyJBYRQyUXGBkRUjQnSxByQlNGKhssEXJkNSZYKSs8Lh8f/EABgBAQEBAQEAAAAAAAAAAAAAAAECAAME/8QAJBEAAgIBAwMFAQAAAAAAAAAAAAECESEDEjEEQWEiUXGB8BP/2gAMAwEAAhEDEQA/AOs22nEa5dcsowGB4xz2zpePXcRrK6Cj6av1b8BUSU8stLTo6hlPOPP+P46YqRCqGIJIY17FiOfTHPtjXPbRJ1PTN1fVdNmgdY7xUM1PPEzSOwxnaQ2O3YfX762pJpnXR0lNM6H0/e6K/wBtWvt5cxFijJIu143HBVh6Eaoy9WW6PqyPptll+KePcJcDww2CQhOfmwM6F9FzWy0dFSXZa1qqKcyV1XUMoVmlPLjaOxBGMaTxTdTVVilrB03Ka2erF1Su+NiypHKgR/NgJxt78/hrm5ukd9Pp4ylJPCus4z9nT6++09vvFtttTDMDcN4hnAHhhlGdp5yCfTjXrrfqa23G2294pZqm4SMkaRY8oAyztkjCjQHqD/WroaC62wfzqFUrqXHJWVOSv3+ZdLlF+k+tK6S90KTQxxL4SSK+184yUTPCrk8n17dhq4vc6s5PTUYbmuLT+e37wON/6vounaakmuUUpNXKUVIgCUUd3P8AZHH56Yd6bPE3Lsxu3Z4x9c65LQLe7pX3Co/Qb3ylSCS2I/x0cSrz+sI3DzEnAzj00esM1wufQF0sEyul6oYJKORGYZ+Xycg45BAz64Op/p6mdJdMlBO84vPv48F7/SBTzLPUWyxXm40EDFWrKWBSj47lMsCwH20YvHUtJa+mGv8ANBUvSrHHJ4Yj2yYcgDytjB8w4OlO336kl6LtsFs6lpLBV0UapUx1ESO4KqVZNjkH5ucj6aq3q41t3/kRmrrq/iVc6KzsYwmR8QADgDHbGhTwZ9P6kqpXQxU3VdRVVMMR6V6hhWaRVM0kCBEBONzHf8o7nRt3YHyofx/+aU7LWKldSNN/KLR16FgvwQWmBlJGAuVO7OSO3003kg++usHaPPqx2uiwg7ah8KGijmelpo4mlcySGJAN7n9psdz763Dgeo/DUTSb/KcH2OmjnYBtddbK2eptRt1F4cx8SRBCqiRvUshHJ4HPPbRK91kVsoJKp2kRYVyBCu5ifRVX1J7Y1tDa6Gnmapjp1jlIO7YzAN9xnB/LQC5TVtde4LZb6eGTYglf4h3AWM9ydoOCflXJB7nHA1dK8A2+5Y6FFxHxRqIUioZ8SRRxFAtO37SYXgnPcjjP4nRxGobJaXZEhWjhDOxhjREX68DAznOl7p2zXig6knqJENPQTA+JTRyL8OOMLsQEkHjvhfUYPGPdVTvUPHRFpqeBH3vFGilJF5HmIzwR+zx2z2GdS1bHcwx0tcIai2ztFRR01PDKwjFMoMcikBgyBe+c/TvovHSwJO9THBFHNKB4knhgO4HYE+uPfSv0gJ6C9V9pan/UiJatKjccEuzAoBgAKMccZPOec6aDCrkyPDCJR8rHzcffA0SWTJsA3Q9PfpSN622UUtQTt+MqII8BvQb2GSftoxUxQVVO0NTDDNC2MxugZTjtkHj01z7qDom+Xm6TxvX1EdGhDQVPirgA908JcbsfViM++nqhpnpaKKCWfxyihS5TaW9yM6XGKWDKUnywa1otUMivBZ7fGyEFWSkjBUjsQccHVrxyO4b8tTyADIUDHtodPPIkhCQq4+pZh/AaUkaUm+QmzZ++tBwe/PpqMKVYkZyTzn+HtrcIe5z+esAJ6ruhoLflSQZM9m8x9l9+w/HQTpO5CIyUcjSxV8pEhYMRuyASQmAPLwBwcjHI0e6hWmW2yPWUsdR4WXRW7htpHlPocEjPvoZ40h6fgudTVJJBPLCICqdk8RCWDEk7SEJA+mO3YVeA7hW7X+CmiWFUVq6aMCQ8oAvryefrj6ZycaHdM2aquryXSvbbTsCtHDImX7FfG3HzDv5c87eeCxwepLTT1jCsrGkqQ6grDMBsXjHbHPr3z31JW0tZDcPj6NzKzlUkhc4Xw/b37ke5PodR4QlGhxHU0dSpIMf6mUE/7OTt3+jKg+2dV+oKGrF1F0pqgrIg2J5T5VHLeuPv9R9tFLn4dM++RW8GodYGZP2fEOFb/qPfW1ylhqraQ05ScAqArYy+Pp9Oe57ZB0p5szJaCvFVCZJCsZSQxOuQRvHqD9DwRnHfVplzyNJVVeVoJoke42/xKsrtDxtIjuo7qQw52leBnsMavw3i5zATRU1HWFTjMExU4P1UFvyOttfY1hycYzj11S2+2qUt8lj/AK3a6hGIzsjdWY/YHBOrVuraa60q1dDP4kTEg4BBVh3VgeQw9QedNM1oxXrV+PEsKeTdwTggnvjv7aIVcq00YzkM3YYyfsPfn/1oDT3GtaWBpWGZh5owuNpxhR/YbcQMZPAPPbQ+urvHEUdQJpUhhE7VLy7fh8owdTsXnKEHb6FlI5xjAirXi5VdxMfU8NObLVyAUVPA5d2YEEMzHA/DhcZ741NeXb9AUFBT0wnYlVpaNfJHkeVEBGDtHJznlVPI16rrFaBKeojJXfgtBgY5wXU+gzuyMjDBwDjBO09PHcboUnPhqsS/DqrAAFsgYYHCsFUkEdjk54GVGHi2FTQU/hy+MpjB8TGN59Tj05zxq0OeNJvRl8ee61Vnq/6yqGfyrhTyAXH9l8hsejeIPQadAMa5vBQG6kovjLPVwb2iDQsgZBkkMMYHv2x740kSsbh02Yb3Tw1dTTOI2nmUeDO6nHiH9nkHDA/I4wcZDaf720iU8ZQhR4o3EkAdjjv9W2j8tJ8VujoUuJutuinpa9v1ojKqoY5BOG8rk579x5VG4DOqjwDIOpTPY6VzF0+axmeMioaIMijd5ncqMKoGeSe3f1y1XLp+zVD/ABFTTRq7gLuV/Db2wQRoXZ6mhp6enp36gqEp6cAfDTwxwkADs5CjAHHC7R+GRqtOjXxq/NYWjR2j8GAgeGmfKQy8kMACGGcZOBkHWV2BLcqG32pElp7tKFilV5Y5qoyhUUFnJBORhQxyfpjVm2RSXSCSoNNFTbZ5ItrDcW2sVznj6f3aQpaKus1XVzTiWvVwdswxKzEcxxuO+wHDY+ZioyAM5p1fXN2FZUJDb5Wp438OE0sm8FVAGWbIyxIJPHrq80A6W+o3Rp8dTT0+35p6ZjtEjDcVIYjb6nC/iBwNQ1tdWR26epit9Y1pjhSSFy/mq22gqQiE7FGFJbBJ57c6aog1TTxyNiVWHmTgjGR6HuRgf5anq4Fnj8N1zGc8fTj+4+41LEW6Olt9da1eaGWjVN+whTG0JY8kMcjHsgI4GSdR2vp97o0kYkmgo4JlaKQrzJtxjHockbz3xuI9SAx0lqoYHEi0okcHIkmZpWB9mckjRdZAe301LY0UrVYqC1O0lJCBKylS574JLEfiSSfqe+iZONaA6yckdtSUR1IjkjaORFkRwVZGGQwPpjQFunIo33W2urKPaSfD8UyRH2Kt6ewI0dLnOMahUuSSUxgnHOlYAXammulMh8W0UVzQg7mgbwnY88lTx7cEnShXQdRz1kcdq6dhttMku4OkLmVvrh2dFHvyM49e2upnzjHIz9PTWEjRSq9iPY6dwUJvhXm206tcaZK6DYfEamJaaMcDBGBv458ox6bT3IqpsNhvDJVJBb5hsCE1GFZSP2cFT27en2GuiYCJgqTn19tKN9sNvrbg00lDDIxGCxyv8NXGQNE3SF6gqrbLPNG9NFAu6WWodQoAAJJbOANTwR2i5LP8FfPisI/imnro3MaOBnO0eXhMA/fnPOsdEOTYKQ5ILAMSD3JAJ1LQsR0zcvX+c3Lv+8T6mfIx4Ls1vp6s7JZpFkaILuVlDsgOSe3qSM+nbGDrP6GhaVlNfWBnaSUosyjO8FScYzgZ4P1xycazAoF4pP3GT/HHqyo/p8fuX/nqBKlbZqSqqMtVVMZSBIzFHMANgfcGIIzyRjPqMjVOl/QV0klgt96hq5sM7CnrI5HQM4Y9snG4Ac/Uj10Qcf0zWfuEf+OXUfT9FPT2Siee5VVWr0sW2OdYgsfl9NiKfzJ7axinLT09GZJmrp6amB8aWeeZAobxN48zDA54+xxz6Z+BttVSyVsd1mNI67zMlWpiUAjnPKj5e/8AmBi3WIpu9s3KGx4zjPowVQG+4DMP+Y6rXVt01vBVdpqw7LjhiI5GBP2KqfuB9NJiwkVFdPFuFNdHkhfALwVKNEuwEEAgED5mzznn2GNJrRSBXmNVPEnhkttmAjC7zITgjbjnGSPl4PGdRVfFbdzgZa2KWP8AvHMwyffAxqW6nHS1Yf8Ah7/9s6DEFmrLSRU/oq7RXBhtaURViTlTyB27Zx698aGxXmWsjE/w0UW7IKyS8gg4b05GQRkcHGR30dlo56KJfHudXXFyuDUrENmD6eGi98+uew988p606orOnLuKWip6WSORC5M6sxG13jAGGHG2NfxzrrCNkt0f/9k=</text:p>
          </table:table-cell>
        </table:table-row>
        <table:table-row table:style-name="ro1">
          <table:table-cell office:value-type="float" office:value="35811" calcext:value-type="float">
            <text:p>35811</text:p>
          </table:table-cell>
          <table:table-cell office:value-type="string" calcext:value-type="string">
            <text:p>The Collected Stories of Arthur C. Clarke</text:p>
          </table:table-cell>
          <table:table-cell office:value-type="string" calcext:value-type="string">
            <text:p>Arthur C. Clarke</text:p>
          </table:table-cell>
          <table:table-cell office:value-type="float" office:value="8" calcext:value-type="float">
            <text:p>8</text:p>
          </table:table-cell>
          <table:table-cell office:value-type="string" calcext:value-type="string">
            <text:p>0312878605</text:p>
          </table:table-cell>
          <table:table-cell office:value-type="float" office:value="4.3" calcext:value-type="float">
            <text:p>4.3</text:p>
          </table:table-cell>
          <table:table-cell office:value-type="float" office:value="2000" calcext:value-type="float">
            <text:p>2000</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IgACEQEDEQH/xAAbAAACAwEBAQAAAAAAAAAAAAAEBQIDBgEHAP/EAEMQAAIBAgQDBQUDCAgHAAAAAAECAwQRAAUSIQYxQRMiUXGBFGGRobEywdEVFiMkU6KywjNCUnKS4fDyJSZUY8PS8f/EABgBAQEBAQEAAAAAAAAAAAAAAAEAAgME/8QAHBEBAQEBAAMBAQAAAAAAAAAAAAERAiExQRID/9oADAMBAAIRAxEAPwCjI54ouHnWWRAxlTSpNifs4b1ldSuKpRVRMqyRaAHHipNvnfCXI+Hkrcriq6yrMMch0RKo3Jva/wAemCoOD43meCevaObUQiql7r/a59fDHUAuKQzyNKmYU8lOzBY6dH1MvdFzbzX54IzR6CTVmrSxPK0cfYR9oQ4kBJNwPMc/A4lJwhFLmYpoKvuKpaYhP6O3IC5O595/DA+Y8KxwPSSU1U0lNPMsRZl7ykmx9x2uR5YEvzCpo446uohqon9saLRGG7wtsbjpt+GPmp6L84xXyZrRxxEGw7QE7xlbnwHW/p1xGq4OVO0jpK/tKqNQ3ZNHYnw3vtywN+bsIiy9/aZG9rIXZbBbrquPha22JI0sdPTvXD8pUgNQjaHWYDQbm2/juPhjsXYvSCmqswpZjHViZmaoFplOnVuTz+0PXztGsyGjikNNBmGus1oohaw5kbn3BTf0xyuyWGKkqjSVTPJTAdujeV7+7a569RiQVpoXymujSRB+mBijZrMVuLWB3P3YNlkR66lnXMIRTpJCzRCcbkOLki/QfC2FeV0HtrTFn0RQgFyPfew+AJ9MFPlMYq6VY5WenqCLOOYBFx08D9cScrZFio/Z0mjk1zGUiNww+yq9Nv6vzOF4wZVUdNTxyWqQZlt+jPM3t7vA3wKguMFLdcIyQZhlVPQTAhoyDGwHJun1xrsh4cNNWPUVb9pIRYEm+MzwHJSPltNBIRHIj6tdhc+4nHpEbhjdeVtj4415kcrdoFcmplM7RqA0puxwkrslMGWRRBCxSUOPO5/HGsRgCfPEZVVwFO4BBxbvsemLr6eKinrcyUO88cA7g5WHL6b+WEWj9RyA+Mij9xsbXNo4I6iV5ATDLCY3Cj/Xv+OMfXVVJT0mVwtIQ1NOGkshsFsw+8YvzWp1CHid6Khzb22nmZq9J42kgbZdIXy693r1OO5nBFm1BLmeUTyJJo/WIlYjWADswHUC9uhGLc2qcjatbM4qiaSsV0dYtNkbTYW3HUA9cRqc1yinWsraKV3qauML2WmwUgEA8tvfufdzwNgcgW+TZmy87E/uNb6nBUQHsmTN/wByJdyOfZt+GFPDuZQUUlRBWX9nqUAZgL6SLjkOlmPywVPmdGk+XRU8jPSUZBeVhue7pG2xO172HXAQ+dx0yzM6Sk1GtQ8dj3Rp58vLr1wDAbp645mtRHUZjPLC2qNiuk2I5KB9QcVQHunfrjNRzk1X2AjsbY9QyTP42gSOdrGwsTjx+kWWULHDF2jkaho7xA9PMe/DOGrqqWRYpI5Fka2lCtib7bfTHo56mZXn7/nd2PbYauGX7LjF2oHkceSR5rXUiiaWCdFXmzIwt8sPaLiCvkjSWKCZx0ZY2IPwGL88/KxvU+NfXokqMtxfqDjBZ5SorsCtvnjUe2/lOC/ZzU9SB1RhfGZzFqlSRURNp/a6SUPqMbniMedY2ugAva2Fk678gPLGjrqaQL2ixyqH2HdI1XHIeO2FE1DVtKYRS1Bn06xGIjfTvc2te19r449e3p4pYcRBuwBva/O17YLrKKppURqilqIbki8sLJv4Ann44opYZZqiNKeMzSk3Eapq5b7jlb8DfGHVVf1wVTzKsQDQxsfFi1z8Diuso6mikCVcDxM26hhzHuPXFa3AwVNXwFIIKmrq25Q0p6eJv/KcM+KnDcQcPz2uXlRL/wB2RD/McKOFInkyjMViIDzr2Sk9DpP/ALYaZ0jhMgeUDtI6yCNrcgTa/wA1wwNHUZ3N+c0GWgI1PJSmVttwdTD4bAYEyLOJoOI6vJIQiUVMrvGFFjuVOnyGsj0wQlQGzJ6YKqyCBXWQ87FmFvIEA+uMhwVLNLxLUy1N+3eGQyX/ALWtb/PEWvyTN6jMM7zOmkK6aSbQtlttrYDfrsoxRl2Ze2cMTSOAw7+oEXBt7sA8Jn/mfiAeNR/5HwVPmhzXhXMavQI2WORQASbED3gfh54ZcYvOhc5hEmX5e1MwTvRHQzbW0HkcCGZ4OJRJKpVhRlRfn9v/AO4MzWRo8iymewOswg+eg/hjk5EmerG9rey/ZYDbvHDcrM2V9SVjZl+VKPMFU0+sxoSLd0i49Rsb+WE3AcSLR11cw74AUXHIBdR+Nx8MMszjSTL60UUhjdCyG/pffyOF3Dbey5ZWQOh1uzHn0KgA/I4MdJQ+YV8WZcJxPVTRmuWQHTfvX1Fb2/u7+mM6mhV76sSfBrfdhjTZPLNkz16y3CmwhCkse8F29TgALtiwmVDmMcHDstKjutS8msFRa26/1vJTg4Z5TPlNBBMZDUU9RFIx03uFkvzvudOFfD1D7aWLsVhQAPbmbnkPDlz/ABw8rMkoqylmloX/AFhGYkhy+txuVPPc/U4Ikn4jpFz+KtAnEHsnYuClmuW1A2v5fHAWW5vR0XEdZXhZPZplfQAveuzBuXnf5YtOTUJ4bFf+l7c06yX7Ta+3TCvIqGOuzSmp5SWifWZFW4KgKTz9BhBzknEdHQZxmdXMkpjqptaaVF7aid9/ePniqhz6kg4crMudZjLN2mlgu3e5dcF53w7l1LlFRUUiSCaOxBMhYfaAO3lfFPC+SUGZZfJLVpI0gnKDTIV2sp+/AhOWcTZY+VU1Hm9O7mm0lCBcErsD8MDvn9PLnhzCSGVaUwGGNQLnne/hz+7BUvDGVV1I0mUVLB+S/pNaE+B8P9c8d4XyairsoBrYpHZZX2ErKBsvgfcPhiRdBnUKS1/claGeQuihRcC29/DYYpyrMo4m/TLdH+15jrgzh3JqGXJ58yzKNmQaigDle6o35Hqbj0xDhzKKbMaKaoeM6xMVAViABZbDn7zjWiwVJU0UkcFNBAPZg4MiEXDgXPj42PphNmSJLXTPTxCKMkBU5WsAD874cyDKqJJDqQyKCAgkJN8UQTU8kYJ0E+/GpJWOuuoB4bfs8tQ33MzfCy/54hkWcQ5dC6zCVi7hwYwD035kYpyh2/JkG5/pXHPoAmFfIel8Ynp1a8yBeExGOQpFt8Bhbwev/FJJCQBHA1r+JZf88XSuRkG3/SL/AAjF2X0yUGYZlBAWKxvEAWNzYqxxAxNS1Vklel92NUi/43K/y4o4NnEWWve1vam+GlMAZDO8lA6ta3tD/NUJ+pxHhtyMrFutQ1/8EWFGfDEU2XUUi1QEbNJqsSDYAAXuPLBPDlUGoJJFuBJUyML+BsfvworpnmyMSOSGkgRm07XO18SyF2XK4wP2r/RcCH52rU3DCUdObIgRJD4j/dY4lwK4TLpr/tz/AAriitkabKZ9dj+jl/ddrfwjFfCrlKBwORnP8KYkW5vk9XSiSrm0CNpLCz3JJuR9ML4nYKdyN8H57mlXUSmllcGFX1ABRzFxz9ThapsMKf/Z</text:p>
          </table:table-cell>
        </table:table-row>
        <table:table-row table:style-name="ro1">
          <table:table-cell office:value-type="float" office:value="43916" calcext:value-type="float">
            <text:p>43916</text:p>
          </table:table-cell>
          <table:table-cell office:value-type="string" calcext:value-type="string">
            <text:p>Magician (The Riftwar Saga, #1-2)</text:p>
          </table:table-cell>
          <table:table-cell office:value-type="string" calcext:value-type="string">
            <text:p>Raymond E. Feist</text:p>
          </table:table-cell>
          <table:table-cell office:value-type="float" office:value="9" calcext:value-type="float">
            <text:p>9</text:p>
          </table:table-cell>
          <table:table-cell office:value-type="string" calcext:value-type="string">
            <text:p>0586217835</text:p>
          </table:table-cell>
          <table:table-cell office:value-type="float" office:value="2" calcext:value-type="float">
            <text:p>2</text:p>
          </table:table-cell>
          <table:table-cell office:value-type="float" office:value="1982" calcext:value-type="float">
            <text:p>1982</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IgACEQEDEQH/xAAaAAACAwEBAAAAAAAAAAAAAAADBAECBQAH/8QANxAAAgEDAwIEBAMIAQUAAAAAAQIDAAQRBRIhEzEGQVFhFHGBoSIyUhUjQpGx0eHwQxYkYpLB/8QAFwEBAQEBAAAAAAAAAAAAAAAAAQACA//EABoRAQEBAQEBAQAAAAAAAAAAAAARASFBMQL/2gAMAwEAAhEDEQA/APZJIlkjII96C4IUKOAPSga8ly2nk2E7xXO5VQqeDkjuKvpV2t/pdteHjqRBm9j/ABfcGjytI6ZOCecHzqHtxJyw5znNZ/h2S4ur/UjdTSP0pE6abiFRXXcBj5EVryXNpHKsMlzCsrNtCM4BJ9PnTubgxny25Q9sg1yxEgA0/dPDCB15EXPbccZxS04jurKdba8jjdoziZWB6fHDUdWYjotgYqEicZ4OKYheK30+KS4uUZVjXdOzAB+PzfWlL64tdQ0q7Wy1SKAqAGuEcfuj355GOxFU61BdvGKDNbF1xjAzTzPDbwK08igcDc3GT5fU0KK5trpXa3mRxGxV8H8pHcH0oUCVWRFQZ4rmY5oUupWECo8t5bokozGzSABh6j2prYG5Xkeoo2tDXjfhg5/5k/rWNpxNuNV0nsUuR0seUc3PHy/FWlqUjqbYRwSyYmVmKLnCjOT/AIoL6eZPEEGojcEFsVcHj8QP4cj5M1Obzo3C1ssrax4igtJRDLIkHTfGQhKEZx9KX1pYrPSLKxgzJ0LqDqSDsG3Akt7kn581d49QGp6vPa200ZuLZUt5WAxvVT75HfuaHPBe3Ph22gt7CaOS3aOR0lI3yMrAtt55J5OTXTN6y0Imf/q26EpPNonQz+nP4sfXH2rHt7K3bQ/ELtbxMhuLgwuUGSq9sH0DA4+VO3st7NqEJbTkukEe9bbqhXgJOMuexyPp374zUzahLc2l1pTabLbXbWzdKFSpVlI25B4GASKDgemyfE6rpdtJzFa6XHOq+XUbC5+gHHzqfFmmWyaVq970w0k0aMdwB2svAYe+DVUtL61l07Ura0kkkhtFtbm3JUMygd15weaNq66jqelXsaWUkYmiEcULMu/Oclm5wBwMDPrRekzJaquoW+pXM+YoYRHDBt7O3cj1JBwBWfpUYurnxCtxANrzDdHJhuNnGfKjyLfDWLO5NjNLbJamMIGTMUmeScnHI4z6VFrBqVpqOps1mJY7orIJI3GB+HG3BPJz58evtRUF4agifwhbo6ArNAepnnd37/7xRvCjNJ4b01mbJ6AGT7E0TRLW5svDsFpcW0gnhi2FAynccnsc1Hh6zns9GtbW6gdJoU2thlIPPlg0fr5pbuK6reVAuYXl27H24BH3HP2+9ZgFrsg9qWWC4wwMue2Bn3Gft5+9V+ElxEd/4k3knJ5Jzg/elUAWtzbarcXkCpNFcqgdC+1kZRgEeRGPLijRWcj6h8dcbQ6xdKONTkKpOSSfMnA+WKKbaUrGTIDIoOWJ79qhbW4BY9YZPnk+gpBnHNdjNB+HkKgb/wCFg3PfPb+X++3QwzpNl5Cy8HucefH3H8qzFRsVPypRbFhIjGT8pXIHnjH9vua6S1nO8JcspLZByTj5c1Q0zwRx2qhUE9hVYIXi37myGOQP00Tg0xE9dkkhsOrDK8biRFyvoWAP9a5ZZY9Y+FR2eEwF2VuTG2cDnvzzwfSheJNp0plbHMkfB8xvGapHPFpmoXUbsBbTJ8TC2eMgYZQfopA9zURbe4kn1G9tZHKxsga3ZDggAlW+oYfcVXT3luLSG2mml+LhlKTurYJ2nk/JgR/7cdqG6fCy6XdNMWJYxSdsYcZJGB+oLTFmY/25qBUrkpF9SN2f/n2pGu0+aSK9u7eeRmQfvYi5zhMlSM+xH3pRL+e3sNQmZi9x8T04w54Utt2jHoN32oswa4ltZ7bD/vpYJcH/AI2Y5P2BFAnt2uk1aOE7pBdpPGP1EInb6qRSsPXkj6cbR+q7o0qwy72zu3cBvY5x29aHazSw6lLbXEjNDcM/RJJ/Cy91z8uR8jXapjUhZwQEkfEJNIf0KvPPoc4GP7VeWFb61uEhkAnjnMkTfpcHIPy8vqagXnBCaUTLMepclHzM34htc4PPqBTaytBqws2YtFLCZI8nJUggEZ9OQaRklLW2ivKuxxcB5FwTsG1wfpk06I2uNZS6UHowQMgf9TMR29gB396iXuZY49akSedki+ED7TMVGdxBI59Kcs4mhtkQyvLySHc5JBJIyT6AgfSk5xG2uv1RmNrPY2VJX82cZ+RpqymE8TMiuqK5RcgjIHGeaibHarY9KgdqmsJWRxHGzkM2BkhRk0n+2LT4Bb398bYjPU6Z9cdqdb8rfKsHRblBo1haPCzpcM0TEqduDuJ5+VOCNg38IvDaYkM2zftCcFe2c10F9FO86RrIXgIDoUIIz270hI3T8Ux4Vm/7HGFH/nT2nSpcw/FrGUeXgg98KSBn3rQiLXUILq2e5jLLAmcySDaOO/8AKo/aUe633RTKlwdsbsvBJGRnnIyPUVm6Lb/F+HJrYnb1HmXPpljRbO9IaGw1aLp3KkdN/wCCUjsQfI+396jB11u36MUpjnCSzdGM7B+Js445+9MW18lxdTW4ilR4VUtvGPzZx/Ss7XoUig0qOJdqR38IUDyANbHTQStKFAdgFJ9QM4/qaBEk8VWrGq0lw7VOaCCasDWNaiZZEjjZ5GCoByScVneGzG2kwxHbvjJJU915OK0watmqjxjyTRL4nV2cALa7CT2B3Zxmm4L1GvZ4kAW3iQOZNuAWYnPPn/mnc1xqoYOmzS22h3BiRjcRO7iMrgkFsjg+oo2qyR6pZQJZkPM0sbIR3iwwJJ9MDNbGag1UsrxCcrYqoJKXkchCgnCg8mtVXV1DKcgjINdUU1OJqua6ppqj/9k=</text:p>
          </table:table-cell>
        </table:table-row>
        <table:table-row table:style-name="ro1">
          <table:table-cell office:value-type="float" office:value="158770" calcext:value-type="float">
            <text:p>158770</text:p>
          </table:table-cell>
          <table:table-cell office:value-type="string" calcext:value-type="string">
            <text:p>Three Kingdoms (4-Volume Boxed Set)</text:p>
          </table:table-cell>
          <table:table-cell office:value-type="string" calcext:value-type="string">
            <text:p>Luo Guanzhong</text:p>
          </table:table-cell>
          <table:table-cell office:value-type="float" office:value="10" calcext:value-type="float">
            <text:p>10</text:p>
          </table:table-cell>
          <table:table-cell office:value-type="string" calcext:value-type="string">
            <text:p>7119005901</text:p>
          </table:table-cell>
          <table:table-cell office:value-type="float" office:value="3" calcext:value-type="float">
            <text:p>3</text:p>
          </table:table-cell>
          <table:table-cell office:value-type="float" office:value="1522" calcext:value-type="float">
            <text:p>1522</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IgACEQEDEQH/xAAbAAACAwEBAQAAAAAAAAAAAAAABQQGBwMBAv/EADoQAAIBAwIDBAgEBAcBAAAAAAECAwAEERIhBQYxE0FRsSIyM2FxcoHBFHOh0RVCkfAjU2KCwuHxB//EABkBAAIDAQAAAAAAAAAAAAAAAAAFAQIDBP/EACQRAAICAgEDBAMAAAAAAAAAAAABAhEDMXESIUEEExRRIiPB/9oADAMBAAIRAxEAPwDca8Ne0GgCkXnPTRpmK2ijJGRrYt5YqscV5/4w2RDcrD+VCv8Ayyag31u1zKsSesVyNwO4+NV69s2td2jdNWca++uFZZvyMXhgtItfCOYuNSQvJJxK6kcMdtXv8OlMU5m4yu4v5MHoGRD9qrfBci0k04zqfGrp9amqxaKMsyMdPVOh3NVeSSTdlo44NpUPoubeMg4NwkmTtmIfYVJTnHjCj04rZj74mH3qo3UzwJG8baT20a9AdmcL96+047clj2zsxWZ1zpU4AL77+5KI5cjV2EsONOqLgvPF6FBe0t2PeAWX967w88yM6I/D19IgErP0/SqV+La7ldnDawBqJXAz/ZFdIfbRfOPOj35p0w+Njas2aiiimAsCiiigDHuxSQBxdJDMAAmphvkeB6+H1pHxmFCrFr5JGQHCHGc9/fTO4ZsxogQllUDUgPWkF5cCSMOnZMjjIIQDY/Sl0WNJruNOCEi0kIXUQz4GM5/pXS9Ep4XKkMbRzCB1VUUrhtxsDuN+n0o5d9i2Bn0nqfctiUEdy486q3SfJdK64FUst0Ii8cBMg1AqVZhkOBkAHoRkj3fWvGnkaQCNFyLhASiEkDXg58PRzv8AN8aZATTOkcOS7HCqsasWPwxTdeV+M9l2nZwKSMlW0Bv0GP1qYvq0iJ1HcirLcSxiLTaKmoAMAnQAZx9NxU+ydpGhZl0nXgj4Nj7f+V0ljubWd4rpAki9UaIAiiI5njO3rDoMd9Uk1dUXSdXZstFFFNRMFBoooAxC9OBGR17NfKkF2qooRFCqOgHQU/vd1T8pfIUhvqWR2N5rsPOXsdk2Rn0n/rmp92MSD5aX8vnELHwdvOp12TnPfo76iWnyTHaLpyVwpYbP+ISpmafPZ5Hqp0/XyxUTnDnRuA3/AOBtrITydjrd5GKhCem2Nx1P32phzi0/DeTHXh9wbeWMQxqygk41KCBjptneswHHb28jntOJRpdzxg27G5A/EQtuCgbIPpbjBJ65HvZYsaURTlzNzbfke8PvrLjXCb7VO0d7bv28KXE2pnRhllXPdkMQozg46A4qPB7aL5h50k7G6gTto4CCrZRY5VBVMj0ssR356EHbp304sjn8OT4rXJ6qK61KIw9I/wBXd9/r6NoooortFoUGivD0oAxC79RPyU8hSK9p7d+qn5KeQpFe99K4bG89DrgHsG+dvOp90MtjGMrUDgHsW+dvOp8/rDrjT30S0+SYbRfZuNcPuH4ZYX0Mbw38QkDTFdAYaSowep1Yx7xWW8x28c/Md9I3ZoVllVizl1QDKgRDorHHvA36HNfd5EEmN2UWUhNIEmSFx34qRxSK3WDht9GYJJbuE3U8ZTUryux7QYHQAg4Hcc9KYY31pNM5cmLHijcu98eP4RYJUkhNrdgrH2BHoKAzLnYdd+p656UwsVKfhlPUaQaW2yCe4WaOLsowmkg757se4fDu+NNrZWkuIlQFm1DYfGuX1Mrn0o2wRio9SVGyUUUV3CsK8boa9rxvVNAGJ3cMptUlVCV7JBqG++kdar1302JIz1PU1Y7lLiCOORRIn+EgJGQRgDr4b0lv7ntdXbRI7H+cDS2fptSyI3nL8aGfL+0LnP8AO3nU2Y5ffwqFy77F98ek/nU+59pt4US0+SYbXBxI236VzMEZ0Ar6K+qM7DJycfXeg9tk6dON/W+P7YoInOMNEP8AaT96zVryayjTOigKuFAAHQCnfBWgMYWDC3AILau8Z3x9M/3vSALL/mqPgn/dSbckXEJXIIcYI7t6I9mUmrRslFFFNxKFFFFAEDiPCLLiKkXMI190i7MPr+9Z/wAy/wDz66UNLw0rcr10bJIPs36Vp9FVcIvZeOSUdGJcFtL2GOSNrO4SVZGDK0Lahv4YpoOG8Sncn+HXfgD2DDzFaxRWXsI2+TJeDLouXuMSHbh0g3/mKr5mpEfKvGnUZtY0P+qRftWlUVKwRIfqZmerybxZ1AMlqh7yZG+wqTDyReCSN5LyBdLBiFUtnyq80Vb2olXnmwooorQxP//Z</text:p>
          </table:table-cell>
        </table:table-row>
        <table:table-row table:style-name="ro1">
          <table:table-cell office:value-type="float" office:value="54493401" calcext:value-type="float">
            <text:p>54493401</text:p>
          </table:table-cell>
          <table:table-cell office:value-type="string" calcext:value-type="string">
            <text:p>Project Hail Mary</text:p>
          </table:table-cell>
          <table:table-cell office:value-type="string" calcext:value-type="string">
            <text:p>Andy Weir</text:p>
          </table:table-cell>
          <table:table-cell office:value-type="float" office:value="11" calcext:value-type="float">
            <text:p>11</text:p>
          </table:table-cell>
          <table:table-cell office:value-type="string" calcext:value-type="string">
            <text:p>0593135202</text:p>
          </table:table-cell>
          <table:table-cell office:value-type="float" office:value="4.52" calcext:value-type="float">
            <text:p>4.52</text:p>
          </table:table-cell>
          <table:table-cell office:value-type="float" office:value="2021" calcext:value-type="float">
            <text:p>2021</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IgACEQEDEQH/xAAcAAACAgMBAQAAAAAAAAAAAAAFBgQHAAMIAgH/xAA9EAACAQIEBAMGAQkJAQAAAAABAgMEEQAFEiEGEzFBIlFhBxQycYGRIxUzQlJVlKGx0RZicoKSwdLw8Rf/xAAaAQACAwEBAAAAAAAAAAAAAAAAAwEEBQIG/8QAJxEAAgICAgAEBwEAAAAAAAAAAAECAxEhEjEEIkGRIzJRYXHR8BP/2gAMAwEAAhEDEQA/AEnO8vrMsm98o5udR3flMJeZD1BIUi36ovezKRfewcb8gzaVGjlpNBLACWk1ALUC1rD17C24+RthloeEZss4ioajLa0mJqyJZaeWJbSJzQxuVFidttQ69CDbDPm8uXcHZhX1ddRw1M2cVp99SQAiCiJZRcdtQDEX6hSNtO1Kudd9enka04MDxvR1+W1EnJf8DXIaaoRg0YH5wAAaulmFgdgRYasaIKM+4GOizAvSOCIg6A6Ab3Xtt20kbWt13DfXUX5Lymg96k94SKskaKdNzJAwNjt1Ok/fHjhOhSkr8xMTiIinlu5UFVYEDURbe1u+M6cXGxVt791/fcen5eWBGpIYYaeOLPNNRFTBgtTcMFF+moWaO3Qgkgi253wIzCho30PSzpKky/hyMB4hfoTYD69+9iPDbYzR46r3OfiPK/eGTWiGnAZ1t8Vrb9+mEviylStr6h2q0nZgvjiQCN9rdCNj6j7dy5SUHmT7/GPbJz83RXeZRI0rxzTapDvyqiSwJG11Y7emltx64EKI6eYh1AUAqyuw1D1H/lsPtLxXnvD1NHl1NPAKZG/DYwI9rncEsCe57/XBH2nceZ5kHF1fleWzUsVLGsehDSRtbUik7kX6nGlW1JaYiWmVTVvyyVB1re6sO3piATc3OJNK2qtpxbYSKP4jHQvF+ZVlHxJWwU3GnD2WRIU00dVSI0kd0U7kjuTf64alg5bOcMZi4/aXLGeAqWXOK6gzivrKstltdQUojVI12kBYbHe4t5/LanMSQdPmErULIguyOHG3cG+A3FmR1WZV35cpnV6zlcmppJGIiq4tiEvvpINyDbtfY74ZKYAyne2+B/EuZvlghPu7y0zgq7xkakYDbY9b9OvXYXO2PJ+EsshL4ft9S/YlLsXEzGegpKPJaycGigkaKlZxci+6xk7WIFwAR2tt4SzHSVs9FVzzLHFpmjBGrxBg27Aja3iB88Aaqio83pyWKyLINOtdw4B+Fh3F+x3Hax3xqo2OXpJRVTu8YJaGZW1EDyIY3Pa/3ve93zs/1zPOJ/ohRxr0J2f8XxQTwU0tJl0VQ+9NVVFCHhV7/CTe4O3p2xXtXxbW19XJUy+5z6gBLBSRGJoSBYlVJ8S7X89+2GrMqUV8LwI9PVo4sYtYVj/lax+18IOe5NDSuI4oJKKpjtZWBU28yDv9f54v+HkpwULEKnHi8xGCl45loqBYqOiyiojUkh6mjEj7m9ibjETMfarnFRM7VGV5BPI4s0j5fdjtbqWwkzVLN43IE3RiBa/zxCY3JJxo1QcNZ0Jk8nqKQxSrIvVWDD6YI8S55V8SZ3U5vmCxLU1GnWIlKr4VCiwJPYDAvGYacBk8SVz8Lrw7KsMlClT7zEzqdcTWsQpv0O+1u5wGxmMwAdQmYI5I88eKqXnLpbe4sb9/+3xDDu1Xo5TaCpbm3Fgbgabdb9/LY/Xc7Kq7m1/6X/2x4jaZqaFPOaWTLmkko5DEjNzzGfzctrBozsQLi/Uev6JxCGaUlXCvuTgpoDaRsUHkR87+mxwcnr6Wthk5UkUoU6ZFVwxQjsbHrfFbZ7lElPWPVZcXiZDqBVuq7bW9P5Y2KIq5cLdSQiTcXldBfNFp6xAJtSut9EiNpZL+R+gwNqM4MES0tZesoh8UTmzL5tGf0G+Wx6EEYkUgoK/KYa+bOIaVUslXE8bGZX6fhoos4PzFt74JUa8E8VsMqWmqcleEKIsxZ+Y8rHrzV6Wv0IOxNtu+lR4ecdP0K87I9ic2SiTiCmo2llnpKoCSGeBLs8Jv49J7ixuOxUjAOePkzSR3voYre1r2OLOnyyTgvIKuPN6mB69feYMtWFtReNwodjb4V2JF+7HCjxlXUNXVRpQ5ZS0ixKuh6ddPMQqD4xc3a569/lbF3AnOxbxmN1NTzVc6QU0TyzSHSkaLdmPkBhypfZdn80HMlko6drbxvIzMD5HSpA++AkR8Zg1xBwxmvDzJ+Uae0Tm0c8bao3+R8/Q2OAuAC4nz5xXoj1y080bPqEg8EZsLpIu3ga1w1tSm/a4w0SV1NUQM9NKssepkYqdrg2IPrhIqkgqo3UAM8wAR2trDAeFCevew39P1SBVDUV2XVJFHymiYkMhGgOL2t5hxt2JHQgC18W3wcbY5hpotKxx7Nmb0sFLXzJl8+mSNSTyhpljU79BbWm/zHzwOXNGliWJ3JdUtzGN9TDvfEvMMwpMxQRTM8FSg8Bayup81YbH6dcAMzJ+M6BJ+noFgT54t1x5JKzs4k8PKPeTiCu4jpI61NMRlvUqGsGRblt/kDiVVcXtUUxpo6GnpIR+bSjURqp33tbc2PUk4DRZ1XwUctHDPogmBWRQi3YG1wWte2w2vgfi/Hy9FeS5dm+asnmcNLLI5UELrYmwPz+eNLu0jFnN2JuSe+POMwEltexnKYBTVObSW57SGGMkDwooUtbyuXUX8gR3xYlVPIgDRDWSNkEyLv26jvt98Vr7H82pXparI6zQSzNMiONpUKjWPW2kG3cXxZAooVYNHTwkkbOsPa4P6391f9IwAec3y2lzeinoashopU0ObgkjoGt5q24PYjyJB5qqoHpqmWCW3Mico1ulwbHHRea1WXZDQVOZVEcMZiS7FE0s921cvqd2a/wDE+uOdKmZ6iolnlN5JXLsR5k3OABwiq1klk1sx8bK8bLsPEbG3kfPz9Sbza2b3mM1CykTBrPJGxBJHQsOhNtr+XntgRm1KaaVq7Lp0kgF7vEbqDfcEdR/hO42IJ3tqzSDMckr5qLM6dqaug0ieLWDsVDC5UkdCD6fyruCluIzlg+ZnOsqOKlUcHoyixJ9R5+owMyiSgOZo2c+8NQ6XMghbxkhTpAv/AHtP0xNmoq6oyWXOUpWOXpUe7tPqW3MIBta9+h62tgCcMhHijmTyMurhJ6HMCseZR1TM5ogzqyqoVdAcjuW1/S3zx9rKfhSWupUoa6tgpuWWnkmiL3NxZdgCCRqvYEXtbvgYuQZk+QPnq0zHLUqBTtN5ORf7dBfzIGBeGHI1unBxylXSXMFrTVeJLXIg5h6badXLt9ca5m4VizCqEUNZPSe73hPOK/jDt8N9J23I2IONeQ8C8S8RUJrclyxqqmDmMyCWNfELXFmYHuMEv/k/HP7Bf94h/wCeABNilkglWWF2SRGDK6GxUjoQe2G6l9pXEUEHKkemqDa3Mmh8X1K2v9cKdRBJTTywTrolico63vZgbEYlZvk9fkz0yZlTmBqmnSpiBZW1RtfS2xPWx264AN2ecQ5pnsokzOqaULfRGAFRL+Sja/r12wKxmMwAGZqumvM0LzQTBWQJIdauv6twAR8jcfLFn+03MuC6fjjNI85yDMKuuXlc6eGt5at+Emmy9rCw+mKcm/Ov/iOPVZUT1U5nqp5Z5n+KSVyzG2wuT6AYjBJaGdVGS1Xscq34dy+ooaUZ2gaKefmEvyxc37C1vtiveGMiq+JM7pcqoFvLO4Ba1xGv6TH0A3xDFTUClNKJ5RTlw5hDnQWt109L+uMoayqoZjLRVM1PIRpLwyFCRfpcdsSQXA82b0ufx5HDwvnb8FxU5y6SIZfLeVCfHUbL8erxA+Q8ziseMeHarhbP6nKqwXMZ1RSWsJYz8LfUfYgjGj+0me/trMf3uT+uIldXVle6vXVc9S6iytNKzkDyFzgAK5NwzxJm9GanJstramm1lC8AJXUOo/iMWD7UeFeJ8xzjLJcqyuvmjjymnikaJTYONVwfUXxV1Nm2ZUMXKoswq6eMm+iGdkF/OwONv9os8/bOY/vT/wBcAECeKSCaSKdSsqMVdW6hhsQcWn7RuFM/zyXh2qyjKaqrgXIaWNpIkuAw1Ej7EffFVu7SMXdizMbkk3JOCCZ9nMUapHm9eiKAFValwAB2G+ACfW8DcUUFJLV1uR1sNPCpeSR49lHmcLuCM2eZvURPDUZrXSxOLMj1LsrD1BOB2AD/2Q==</text:p>
          </table:table-cell>
        </table:table-row>
        <table:table-row table:style-name="ro1">
          <table:table-cell office:value-type="float" office:value="34928122" calcext:value-type="float">
            <text:p>34928122</text:p>
          </table:table-cell>
          <table:table-cell office:value-type="string" calcext:value-type="string">
            <text:p>Artemis</text:p>
          </table:table-cell>
          <table:table-cell office:value-type="string" calcext:value-type="string">
            <text:p>Andy Weir</text:p>
          </table:table-cell>
          <table:table-cell/>
          <table:table-cell office:value-type="string" calcext:value-type="string">
            <text:p>0553448129</text:p>
          </table:table-cell>
          <table:table-cell office:value-type="float" office:value="3.69" calcext:value-type="float">
            <text:p>3.69</text:p>
          </table:table-cell>
          <table:table-cell office:value-type="float" office:value="2017" calcext:value-type="float">
            <text:p>2017</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IgACEQEDEQH/xAAbAAACAwEBAQAAAAAAAAAAAAABAwACBQQGB//EADgQAAEDAwMCBAMECQUAAAAAAAECAxEABBIFITFBURMiYZEycYEGFBVCIzNSYqGxwdHSJFWClPH/xAAWAQEBAQAAAAAAAAAAAAAAAAAAAgH/xAAZEQEAAwEBAAAAAAAAAAAAAAAAAQIRElH/2gAMAwEAAhEDEQA/APlUmCmTiSCROxImDH1Pue9CpUo1ZTris8nHDnGcrPmjie8dJ4oZqw8PNfh5ZYZHGeJjiYjehVkIKzAoBkrDDNWGWWORieJjifWmW91c2pUbW5uLcqjIsuqRlHEwRPJ96e3aACVIWo+hAFNBZbnKzQQOcniP6UHOvUb9a0Lcv7xa21ZNqVcLJQe4M7H1FN/GtX/3jU/+67/lT2laQ6rC4buLRX7af0qfrEH2Bpl3oDyLb73ZON3dpMeMwrIJPY9Un0IBoOM6zqxBB1fUiDyDeu/5VxlSihKMlYInFM7JnmB0mB7CoU4mFbHtFCg6Df3ptRam+uzbRHgG4X4cdsZiKUgiDkJNUqySe9BWpUqUGujQH/wVGquutobdc8NltR8zhHMDsByf60WmW2RiPi79aNt4n3ZoPLUrFPkBM4g7wKinEpKgmMuTQXgClvYBslz4eoikJuoVDggTzS7l5pZAEqA47UCG23HFKU0nYHYHpXfp1xfaY/8AerZ3wiAQvYELT2UDspPoaFutPhgCDAgwOKu7JTKNz0HQ0Gpe2lpr2nOanpTYZuGAPvdok/q5Oy09cCfqDtvIJ8qpJSog9K1NB1F3S9Wau2kZhJxdbPC0HZSD6Ebf+V0/bDTW7DUyq1JXavJS6wv9ptQlJ9j7zQYNFPFDrRTxQCpUqUGxbqBZR1gR7VV1lKkqKYCjye/pXHavOAYIBJ6V2J8iRI8xPFBwOBadlfl2pVahCVhcpAkdR/Gs5xOKiOfWgbZAF7cTtxWklMVkNrUhQKTFdarshSME7cb9aBj7a0yphPmJEjuK3NbH3r7HaXcKHnt3HbZR9AQtI9nCPpWYIImdzWpenw/sM0FcuX7qk/IIbFB46imhRTQCpUqUDmHPDWFAbiu8PB0LxgBIiCd6ywesTHQ1AqO9BpG4QbcqPxH0rgUZMmrpUlKDt5j/AApY3PPvQGRJiBTnX0KZCEjcQdq5jUG5/nQarZBTBV8JlUVr/bJX3Ky07R+HLVnJ4dnVnNQ+khP/ABqv2cthYsfjmpAeC2f9O0R+udHHzSk7n127x57Urxy+vHbh5RUtaiSSZJmg5aKaFFNAKlSp9KA7iiAFbDY1WpQXUhafiSfnVU79ash1xv4FEfWno1C4RwUz3KB/agFrZXN4rG1YW4f3RsPrW1a6bp+lDx9XeRcPDdNqwqRP76x/JO/qKyHNUvHU4qfVHYHauRSlKMqM0GlrWsv6q8FOQltAxbbSIShI4AA2ArMqVKCUU0KKaAthJVC1FKYMlKcjxtt86ahu1KElx9xKvzANyBz679KRUoGpRb5qyeXiAMSlEzxPtvUbSwWyXHHEuQYSESCd+s/L3qrLgbXKmkOZQmFztv6fKmpuk472tvOwnE9du9BQIYhv9MsFRGYw+HuRvvH0qzjTCSnw7jNO+U4iNhEebfcn26zVVO/o2gltCFI3zSPMTvya7PxNxSX0Fm3laHQV4ebzkqO8/QelTa2NiNc7rNukJ8O4KzO4OKdpO483aPc9qIYtDuq7I37JjpP5uedvSjaagqzSG029u4EvF0KdbkzjjE9usd6snUXVIbRg0lKEtteVMSEGRPr3p1PiuYwhtFspoFx9Yc3lIbkdY3n5e/pVi3awMbhczuC3wJ/tTlaotOSDbWysvEGSkEnzqk9eRAjtXAOKRbUzGHqTbpZlLxU7A8pRtO07z6q6dB3pSeKFFNUx/9k=</text:p>
          </table:table-cell>
        </table:table-row>
        <table:table-row table:style-name="ro1">
          <table:table-cell office:value-type="float" office:value="21559143" calcext:value-type="float">
            <text:p>21559143</text:p>
          </table:table-cell>
          <table:table-cell office:value-type="string" calcext:value-type="string">
            <text:p>Ender's Game Alive the Full-Cast Audioplay</text:p>
          </table:table-cell>
          <table:table-cell office:value-type="string" calcext:value-type="string">
            <text:p>Orson Scott </text:p>
          </table:table-cell>
          <table:table-cell/>
          <table:table-cell office:value-type="string" calcext:value-type="string">
            <text:p>480595063</text:p>
          </table:table-cell>
          <table:table-cell office:value-type="float" office:value="4.2" calcext:value-type="float">
            <text:p>4.2</text:p>
          </table:table-cell>
          <table:table-cell office:value-type="float" office:value="2014" calcext:value-type="float">
            <text:p>2014</text:p>
          </table:table-cell>
          <table:table-cell table:style-name="ce2" office:value-type="string" calcext:value-type="string">
            <text:p><text:a xlink:href="https://placehold.co/600x400" xlink:type="simple">https://placehold.co/600x400</text:a></text:p>
          </table:table-cell>
        </table:table-row>
        <table:table-row table:style-name="ro1">
          <table:table-cell office:value-type="float" office:value="688191" calcext:value-type="float">
            <text:p>688191</text:p>
          </table:table-cell>
          <table:table-cell office:value-type="string" calcext:value-type="string">
            <text:p>Everlost (Skinjacker, #1)</text:p>
          </table:table-cell>
          <table:table-cell office:value-type="string" calcext:value-type="string">
            <text:p>Neal Shusterman</text:p>
          </table:table-cell>
          <table:table-cell/>
          <table:table-cell office:value-type="string" calcext:value-type="string">
            <text:p>0689872372</text:p>
          </table:table-cell>
          <table:table-cell office:value-type="float" office:value="3.96" calcext:value-type="float">
            <text:p>3.96</text:p>
          </table:table-cell>
          <table:table-cell office:value-type="float" office:value="2006" calcext:value-type="float">
            <text:p>2006</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IgACEQEDEQH/xAAbAAACAgMBAAAAAAAAAAAAAAAEBgUHAAIDAf/EADgQAAIBAwIEAwYDBwUBAAAAAAECAwAEERIhBQYTMUFRYRQicYGRsSMyoRVScoKSwdIkQmLR8Af/xAAbAQADAQEBAQEAAAAAAAAAAAABAgQDBwAGBf/EACcRAAICAgECBQUBAAAAAAAAAAABAhEDMSESUQQTQWGhFCIyscEF/9oADAMBAAIRAxEAPwCph3pp5HOiS8kLBVjjLN9DSsO9MXKuRHxAD/dHp7UktGMtFkckoWsIopPe6oYgfvAMRWQRmO5lUjEOrBB7jejeUgPYYXXbRCqDA233NDooW5uY/wA5Lkrvgd8VOyWQ18GeNw6wjCeY+dSoFRvB0EcbKF0kYBGc1Jg1tHRRDQPeD8Fz/wAT9qV4IUFvdNj8yEZx/wAaabsfgP8Awn7UrKNCz5LEaCQM+lLITJsRuAq45sgEbYJbGfLamzmxWn4BfMW1HpvhsYzjNKvBfd5zsyMt+KNvPanTmwqeE3Y3/K32oJcDYvyRVN6sg6BSaRAXVTp8jR42GM5oG+kZPZ1XG+Tkxl8Yx4UdUUrpHUMHT5k69v0JK9xTJykCIuIkjbp4+e//AFS4n5h8aYeW36dvxTI/LpH11D+1foy0cynotflSZYbG3LsFQ26ErjOTvQ6sRxC5KqcF2wPPetuU5mK26iPI9mQfLFeWrYv7oM3djgDwOoVgyVjTwmRpBLrUq2rfbFSYqP4cczT/AMVSHiK2RRHRyujiJs+ApZUILe8wM5Hf5UyXRBjbI8M0t9VRb3KnxOM47bGlkJkEfhjEc5cOwcAyL9jTVzWR+zr06jsjfak6zKrzbwvVvrmXI/mIpu5s24VfgfuMMfKgtDYtoq7i0yIkeuMuQjMCJSmAMZ+NHo2UUjtioviS2zkRzFtUcJcbZx6/Haj4JBNBHIgJVlyPCpZL7UdHwTvPPlegqx7yKPWp3gA/B4wPLp5P8z1CQbzJ/FUxwR9KcZTOC4Q5HkHP+VXPRzuWi1eXipXh5VQzG1GQx7YK1yLLFxKQIAMs3Y58a05XmxJYeXspX6FTW/EQI+NTZ2HVP671g9Ej0NHCJg0soZlDHGBnvtUxk6apXjHMNrFzdw+5mgdouFzEsyvgv2zgehHzxV0xMGVSpyCMg+dax0URXAPfEGFs9iKVQ34Fzl+4B0/1VD3v/wBIifnV+BpboLBZTbG4YkN1Rt2/d1e7+tGdfCTpnsu4+tLk4Ey8NWJsLrHzLwgr36yavj1CPtinXmhgbC/UnfQTj5VXAmxzBYux0hJ4vkNQp95qkHsHEWA36Z/vXtIfHw0V3f2aSyJLJMqAlAAT3xnI+eaItIWhtYoiclVAJHjWl/BNOkfSRSFRm3OPe2xj170dGMIMjBx2qWUvtR0rBiis0pKNf0TYm0So3kc0bw+5VZL0Yx18AHPb3s1H1kRCyEkkbeFXtHOmrRYXB+NGz9nlwrdFMaScdxjNHT8XN7O9wy4d5VY4Pbvt+tIFtcMzIGlOgHJzjLVP2MxmOE1sM7DI2FZSiTyhQFflm5gaOSMGPrhGbGRh2JBP9VXbNeXvD+WYZLW0e5vxDFEkQBOJDhctjsoO5PkDVQXtqf2VzBctG6yW1zbkZGPLY+Wxq5baVmtFk6cgDLsFbwopjp8FF8xcAjs+Y7u0lummdJgJLkbZZgCzH4En6U12V8z2ReXaTSY5APNcg0vc62s/CeYbnrKTBdyNNA2xJBOSD6gmvIm9nSRjMeoQAyHsGxg9/vQkrPZUpJEVxKRorpWJAYAEfEVOcX5klvIpouptJsxwP/eNLV1dbYwDq8cbj4Gh2uGkONgCe+dqarHjHlMm+MCVum0AJIhfOPXAx+pqShz0kyf9o+1Lo4vc4Awlbftm4/cj/Wp3im0kfZ4/9bwcJufU+fYja1K79q2rqkOqPqNIiLq0+8Tkn5A1Y3R8elZ5byFHU5xv4jtTHwriVrFHh+pGwAw6HJ+YqCjsppEt3TS3tEhRADuD611jsJX62qe3RIH6bPJJhQfQ49Kzco9xvInL0Jy6uLZxcKb6XoXJ1zxjvIw86YOF83WsNqtq9zdzKB7rM2nQOwA7fLxpBtrWS5mmjjlhAiRnaRm93SO5z5V7NZXESrIGjeNkZ1kjfKkKcNj60OLqxfp5uPVXA3cZ4hb8Rntvap1dNMsY/FORqGzb9jsO3lQDPbTWkPtoZ7oIFkYOpGfMZ8PSlq3E1xMsUK65G7CiLq2urWLqt02izp1xOHAPkcUXSdWBYZyjaXBtd20AdMyELvnGDUe6GPcNnfY4o97C96ZkZYyVTqNHrGsL5470OkEs8Zk6sZCjJDyjKjOO1FSXcfyskeGgb41lesNLFcg4PcHIrynFMoqF19k0dSJG6hOJE1bYHbY0LWUGrDGVExwS8ht4JTMMvC3Vh9G0kVpwu6jisriN7lIppJFYGSIyA475GDUUe1MAs7bTM3RT3YCQPXIGfj61m8ad+5svEyiku1/IDY3SW9zfO0kbF4ZFQ6PdkbwGPKiJrqK8SPRNFD/pXjMLEIiPkdidt/7VpxCCKGzBjQAtbISfM64/8jXK3RF4etwEXqIZ13UEN+C7ZOe+4Hpt8c+eNN2BeIko9PoZw0x2l4yzTxBZYXTqRSBwhPiSPhWOsdpwu5gknjkllkXSkbahgeJ8q6z28ETtphUgT6QDk7a5R9lH0rrBaQG46TRKyRxykZHfEuBnHoaLhbsCz1HpS7/J47RXFv8A665sp1WL3ZlOJgcbKR3OKi7ZlEF0GIUtEAAT3OpTtR9tFDocmCMlbZGGVzv0nbP1AreW3hjhLrEmVmlxkZ2AlIHqPcX6epoKKSoE8/U06Iasrteqsd9cogwiTOqgeADHFca1Mj//2Q==</text:p>
          </table:table-cell>
        </table:table-row>
        <table:table-row table:style-name="ro1">
          <table:table-cell office:value-type="float" office:value="13813" calcext:value-type="float">
            <text:p>13813</text:p>
          </table:table-cell>
          <table:table-cell office:value-type="string" calcext:value-type="string">
            <text:p>A Darkness At Sethanon (The Riftwar Saga, #4)</text:p>
          </table:table-cell>
          <table:table-cell office:value-type="string" calcext:value-type="string">
            <text:p>Raymond E. Feist</text:p>
          </table:table-cell>
          <table:table-cell/>
          <table:table-cell office:value-type="string" calcext:value-type="string">
            <text:p>0586066888</text:p>
          </table:table-cell>
          <table:table-cell office:value-type="float" office:value="4.19" calcext:value-type="float">
            <text:p>4.19</text:p>
          </table:table-cell>
          <table:table-cell office:value-type="float" office:value="1987" calcext:value-type="float">
            <text:p>1987</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FwAXAMBIgACEQEDEQH/xAAbAAACAwEBAQAAAAAAAAAAAAAFBgMEBwIBAP/EAD0QAAIBAgUCBAQEAgcJAAAAAAECAwQRAAUGEiETMRQiQWFRcYGRB0KhwRWxFiMkMlJi8BczRFVzgtHh8f/EABgBAAMBAQAAAAAAAAAAAAAAAAABAwIE/8QAIxEAAgECBgIDAAAAAAAAAAAAAAECAxEEEhQhMUETUQUiQv/aAAwDAQACEQMRAD8AzClZeoEl/wB23Bv6Y0KXR+TroiXNmNXLmHgfFKxkGwefYBa3PxxnKjGzRmFfwmEnVvP/AAQjpbfyiX+9f5+mEIXtKaOyfONMpV1njI62aWeGJopBsUpGXBII9rYt1Oj8notPUdZG1aa5moOq4m2qRO4BAAHFuf0wU/DxzLpXLi//ADCrHb08M+L+cdBNH5fIrh5nGUF4iD5B1AFN/W/m+2AZQr9CZNFm2XU8E2Z9F3qYGRqo3BjTcpUgduO3v7YH0mksvqNSQZC01YayPLPEVEgqW8tTYWtf8o3Hj3w9V8u/VGSVDLs6VVXR7E4VrRnzH3474V6ItQ/inXZqpM1JU5S9fTsPzIVU2v8ANT+mEANnyHJqdqlq1cwMUORpmc0UdUdxc3DDkWtYWxHlGmtP5pp+ozKKbM43rPE+EaSqsYuktwpA4c33Hn3wz6ilSm1LntXDT09TGmmAyQTLujkAdiFYfA4D6ZolrtI1BqowaTMfHVPhTytNKhJVom7rwbW+Vrc3AAms9H5PlmmVqqWSpOYU5p+u8s24SLKCbhfy+a/b3x3Do7TsGjos1qkrZ6kUtNWSlZQqlJJNpVQPYHufXBPXmWRjR6+Jl609FJTRwVLr/W9F0v03I/vAHsfl68m9XU9Ofwt/qpy0j5LSIECkDYsnDc/Ek8e2GAka2yzTmV0WWnKqKthqa2mhrA0tT1FCOD5PmCBzhSMgBsjSKvoA3/rDlr6n3jTW0gBciphdmAHY4S2ha/FsFgueqryMRErNx2AvbGg6dq811K9BpiieKgpfAmmnZ4xI7xjzMefUt6C3p8MIrVlWq7DNKqnm17XwzfhxnP8AC9WQ1tVHNJAkTido1LGNCOXsObDi/tc+mFuA80enM3oY4MnyHVKRZZV081QlQaBGbgqr83BBIcWIPofbFGlo5czaCgp9eZbPA4po4CuXod7xsxjQC97ra/vfDNksNfTahpcvmmp6rK2oKmXLqyLu0bNF5XA4uLizDuD7YzbJMl/o7+IOQ0IrYas9WBzNT8o1z2B9e2AY5vR5xNqOmy+DV9LNVoKmRnXLYz0JQEDgrfuwc/bAygynPp/6M09HnFOBW5bMsbSUKf2WmATet/zX3KPT15GLOmQv+2jOVv5j17D2suGXL8vky3OtJ0crxyNT5RVxM8ZupIMHb24wABIspzeLOsqSk1VBKczoGihqly2N1MMYDKLE8ghib4gpKfU02TyImexiTMM0loJYnolHTcMyuysDwCsZNgO/w74JZGt6r8OLdv4VL2/6CYaq6gjgnoiACr5sKhbcWZka5+9/vhoBQ1JpzMMzpcqyqTUImy9qk0zsaQBxKitt3WI3AbSP15xTzHK66i01msFRmYany4JQmI0i/wBZGCpTzXuP74Px+eG+RfNQe2eyH9JMea4o1GnM1df+IeFmt8Qyj9hisbJpGXuY5qPODmUOXoYVD0lMtMyWsGVSdhUDsbEYBhQQD1xDf8mwn9sMhojvOxEFzwx5Pp6YpTUUHUPVhqKp/wAzooIB+HfFpUrE7gHaCu0KdoPDqQb/AE7HDt+D6outYC7KSaaVVN7X47W+hwlxtM8StI5MZsu1m+H+u+CFMZ1IaKaSBo7MkoO0g3PII+vwxwN2LI3DK6SSkmyOlkj2Sx5dVr078jzxYyXTWQ5lkmr9Nx5pRtSvLUo0cbEbtoYA8DtgfLneYzTtM2c5kKp12dWKqa7AX4NjyL/Aj98RUz55mNfTymvq5KhDthlkqX33PO1WvdSRz3GHm9gaZpfLpm/FnPK5zsjjaVApHL7gOR7cYbMky6KlOnlVb+HopYlY97HZx+gwCyenq3iWoeWZZzGFd3ZhIbehPri+I6pSB4ibgWBDnjEXi6SfJTxsLo7VOYZLUFAhMcp2r2Xy47STrUeWOx5SrCm/+XcuAvQqbLtqJlCiy2c8D2xx4aptt8RIUvcqXNr974erpexeOQZqaZ42og6kE5q0oHsQ/P64pZ671GmM0isS8dUVA9uoCP54gdKpmRmqJGZRZSWNxitT5sHrazKJG3loRLYnzBr2J/l98NYuF9g8bsJbUsv54iRiu8sCkC7qP8kZthtzTxkMTihpOtNbhpPKq/uf9c4ybUEOYpmkgzSRnqeLkgqLfBQR2+XGOqOMU+CTp2KEajkk2Ppi5RLU5hUwZbRx9aR5AFCjm/z9B6nA0ubX+PwxJBUeGVnjdlktYFTa2IuN0aQYGVis1OmU0M7TsJhHJOONzDlyPYEN9sbBXaZoKiKOKKN6dY3EitEQGVgABz9B9hjGNN19TlVYK2kZOsARd0DAg9++Dsmqs4lnEzVsqsCSApAUf9vY45a2Gq1GssrJFI1Ix5Rr8HWij2TsZiDw+0Ake9uL4lBBteNgfhbGUU2us5hi6bSRSg/naPzD5Wtiu+pKupBFRXVdiCD5zY/QY5I/F1ZP7SSN6hLhGxbVxw7RIRuYC/YHGSUWe1NMD4XMHUWtaTkfQNf9MTx6wzaEuFq1k3Cw6iL5fcW9fnhv4ir+ZphqV2jUJpoIwWkdVUC+M4/i0Sa7p6wsOgxMRsbWDArc/HnnFB9TZnMky1NcxR129MAKOe/YdrXwviUrP1IztIbcpHob3xahgHTbU30KVa8djcI5oJtxjcNb5jGG6uzNcz1DWVPDR79kXsi8D72v9cEs1z7M66m6c9c7La21LID8wtr/AFwoyt5zY/rimGwbottu7MTq50TblchJVAb/ABWxHJA6uo4IPIIwUkpY54FlEnKcSEC5HPe3rizmuSVWUyRJVoo6kYlhkQ3WZD6qfr8xcY6lNGLAm7I3H5RY4kWpYdxcYsUVN46ojpUkVJJpEjXd8WNuT9cQ1VFUUdZNSzxnqxSNGwXkFgbG2NKS4E0XqCFswdUhkTqm/kJ5xeGR1ptbZyLjnvhdjeSCXfG7RyC4BHBHpgjLLmVBS0NcKktFUK4iO7dt2mzKR8eQfkcYk532ZtZbboJrp+u+C/rjoabrm58o++PafWsqUxE8G6W1lK8Am/7DDdk2dUVdArSMI5GWMlb+rDEpTqo2sj6FA6Zr/Tp/c4+OmswXvs++NLgSCVQUkU7hcY6emUf+cT1FRGskPRj2aU02Xs0coBa1uPcf/MAuPUjDJrOtjnzB0p2uCSWNvfjAvL8oq6+Ey00LOgbaSPjYH98dUJNq7IPknoagI1nIt2IGLWZ5jUzUlFTO3UpqHqCK45UM1yL/AGtgTCFlWXcouAxDDvxgjEirk0LFQxnMgYn02kAW+HfGcqzBckjhhrY1mjmENTEb2F/OBzcW9cWVfwzrFmpk3HzKWXcp59DfkY7pqWGDLpZIlIc00TE3PJPJxLXN0KGhBAl8Qyk9TnZz2X74xJG0UqnKoqmISUjBHuQA3Cv+vfvgYKVhDJ4g9Jo22hHJB3G3p8v2wal/ss8aw8Bzfnm3btgbnOYVE0ksEpRlWS4YoNwsB698OnJvYUl2Q5bUVEa1VJT7NlXH0pQ6ggAEG/ta3fHFN1BSTKkSlg6MJLeZe4sD735H+XEorHEU0vSgMjxqCxiXgEAm3pzc4qGd+hTxjaFkA3AKObEgc/LFDIRhzGro6s1FBUzRqkV06zgmxsGHvyT9Bi4upM8Mhp5qtwGG0g2HHN/3GBdaNlKjg82sAeyj2xXgLVHTV2O0sFsDwATz/PCdn0FyOpDtKzSEEsfQ3x6lVNGNqTPGP8KkgY4qFVGKqLAG2I91uLA/PG1wI//Z</text:p>
          </table:table-cell>
        </table:table-row>
      </table:table>
      <table:table table:name="Authors" table:style-name="ta1">
        <table:table-column table:style-name="co3" table:default-cell-style-name="Default"/>
        <table:table-column table:style-name="co1" table:number-columns-repeated="3" table:default-cell-style-name="Default"/>
        <table:table-row table:style-name="ro2">
          <table:table-cell office:value-type="string" calcext:value-type="string">
            <text:p>Author</text:p>
          </table:table-cell>
          <table:table-cell office:value-type="string" calcext:value-type="string">
            <text:p>Author_id</text:p>
          </table:table-cell>
          <table:table-cell office:value-type="string" calcext:value-type="string">
            <text:p>image_link</text:p>
          </table:table-cell>
          <table:table-cell office:value-type="string" calcext:value-type="string">
            <text:p>bio</text:p>
          </table:table-cell>
        </table:table-row>
        <table:table-row table:style-name="ro2">
          <table:table-cell office:value-type="string" calcext:value-type="string">
            <text:p>Orson Scott Card</text:p>
          </table:table-cell>
          <table:table-cell office:value-type="float" office:value="1" calcext:value-type="float">
            <text:p>1</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T4BPgMBIgACEQEDEQH/xAAcAAABBQEBAQAAAAAAAAAAAAACAQMEBQYABwj/xABDEAACAQMDAgQEAwYEBQMDBQABAgMABBEFEiExQQYTUWEiMnGBFJGhI0KxwdHwFVJi4QcWJDOCQ5LxJXKyNFNUY6L/xAAZAQEBAQEBAQAAAAAAAAAAAAAAAQIDBAX/xAAhEQEBAQEAAgICAwEAAAAAAAAAARECAxIhMRNBBCJRMv/aAAwDAQACEQMRAD8A8hFKOa4CiFdHNwGKXFdS0HV1LilxQDS4ogK4CiaSlAogBS4oaHFKBzRYrqsQmKUDFLilqhMV2KWlxQDilAolQscAE9+BUiOxuZU3RQsw9sGmiNiuAqfbacZ3MbSBJOoG0sPvjOKnDRrWCFZZ73zX3lTFFHgDGM5YkccgZAP3qXqRcUYogK1U+lWtrppmltFwwyvmBt6575BAqlaxRJ1Vz8L8qFOTU94etQK7FX1to1rJM0byzqrf9uQAc/b+VTNR8EahBEk9juu4yuWHllGX7Hr9QavtGfWsriuxUi4t3t38uVHVxwdw/hTWKqAxSYzTmKTFAGKQijxSYqhsikNOkUBFRdBihxTmKQ0U2VoSMU7ihIpYspo0lHikIrKhpMUWKSgHpSgV2KLFAlFXUQFECBR4rgKUCgQUWK6lxVQlKBmlxXVR1dXUuKBK6iqRY2kl5cLDErFiMgKuTQRhU610y4uAG8twhOMhc/fFbXw14LEb+ffFUcKSqSD4sEdx0HrzzWok02KG3jDRBi0ijy0HAHQda5deT/Gpyw+m+GJBdxRQbmcgOxI4Ix65/T3rT6d4UjjtwzqnnTsduPhCqe3PUHkZPvxWgsYZvNjlMKpGjhfl4AH/AML19a062MaKruATGPhJ7t0z+Q/Wsba3jzaLwit5amK3HluSRO/O3t+ntz96trTwWvl25vsNHAQ3CfFJj5R9Byc+9ba2ihjslICKrMXfHHAP9BUC5mikuzHJIyxBQRGp5X/f+vtUqyMxrnh2HUMvcuokHClgcKPt1PqeOlZnUPDz2DNNJmWRkIT4NvJ9ASeucdq27yGe6LRJ5cC8KvI/PHX++acZRJEVkzJnjEuSv5dP0qauPJbgqzhWDtJHCFY4I3MCeh9Ocfr7C50/UtStbSOWGYnd8AhkyVyvp6ZHNaDWdCtvMzbwgzj55NoA+g9KqfwLxSqjs5Vm/ZjH2zj3z/GrqXlPgj0nXYlOq2O9jyLuIYI49fQdOfTtVVrfgKP8JNeaFc+csPz27D4/t/MVZ6Rp7RYmmbYISWUK20MPf15q5sbNo7E3Vu+0ygQzeYOAc4Vj2/0n1Bz2rU6xm8vGfIlIbEUnwfN8J+H603ivRPHum6e5WS3gaG7Y/GmMDPHUevPXvjHWsJeWstnN5U6hSQCvIII9QR1rtz1rlZiNikxR0mK2gCKEincUJFQNEUOKeIocVA1ikNOkUBFF03ikIpw0NFNkUlGRSbamKAUtcBRAVBwFEBXYoqBKXFdilqxHV2KXFKBVSuArsUQ6UoGaITbSEAUeMVdeFNLGqalFFJHGY93RmKmRuy568+woHfDXhO51u3/GeYsVrvKbjkkkcn7V6J4b8N2+nwswhWKR2CrvTBVfU5ycnnjPA5q+hhjhkstH0tRCkX/cMYAXaOWA9Bkj3/PNTtQjL3MUSkjHyqD0GQNx/vsK49W11kQbq2jEcDWgEnOSwBA2/wB/31qZDbGLzneP42bbGB3fHJz6Drn2qQtm8tyIzkRx4KqvbHT6ngZ9uO9TTF8Q+QL8vPZQck/oP0rONAsYlVigQLHENpOPmJ5P9/SmjPJeyrHs2oMgt69CCB6duaK9vSkTJbozFiRgDn6n9KZsldYyxypJzj6/xpVN6kszXKwWiFtse0Dt/wDFJDoM7TtNcShfMxvHXJx/SrCKWKPJAILZ3Me5pyKUso5yx9T2qfDRI9OghiC47YzUWfTQWUo+3FSZb8Icn5B39KY/GI6ZXIHXr70+FVM9psLEkcYAqkubZfxgUglS/FX88qO7HAx9cnFQrloXBPU5GCB3rFa+0NBsZGO5VAYYGPTirCGVI75bddnlTQh3UDgDnJH0wvH0qucOob+dVE97NbSqyncACpBPUHrVlYvJ7xJBFqETzwL+2gAcog5baCD365XH2rFx2yzafPHcwxvJBI23qCAR1z6ZFX1tqJtLaeJ2MstwWRQ3TkHcf1qjj1FYrhDI295DgknqCuD+hP510lc7GadCjsrDBBwQe1DitJ4qtI2W3voOkgCuSO+0EZ98VnSK9HN2OVDikI5o8UhFVDZFDRkUlTABHpQkU5ihagbIoacIoSKADQ4pzFDijQAKICuFKKzg7FLXUtUJRCuxRAYoyQClAogKUCgTFKBS4paDoYzJKqhgATyT2r17wL4fg0lXv5VlaYx4iaQYIU9SF7Z/hXk9jGz3cWyTYwYENtLYOeOBXvWmKTawIq5ldACM4JPofT3rn5K1zPlbaRGsG6eQYkYbQuOAM8/yoiokd5CQ7vIQoYcAD0H9+tNPC0Yh3uTtJ2KDyfU/7+tMo8xu/hISOJfiZjnPrj2/icDua5uqbLcKmbaPPmy5BIzkD19qGMxmVpFk2gLjDDOBnt7/AO1Mx+Ssh3A7lUGRs55PIX34Jz9qKAMhEsmBlvhwOn379f760U+sTDLSfDGOcZ5Y+nsKGaQuu5CvPpTFzMyyfESC3ygcnH0/vqabjddmcHcDyOlSrHR5fdvG3HbHX6VJEu1AOFA+1RJLoR4I7dAOtMOxckq+WIx3qNYflcSSY5dj23D+FNSLIqD5ATwM46UCJlt2QCO2KYvo3ODIx+gbGBUWRWXUkiBlRudxHxSZxk96hxO6Bv3cNnjuf41NuLNmQhFGRz8uM9KqhpVzNuZ7gR+2c1G3T6q0EnltgnucZzUS5n85MDH1NR9VjuYJlEsJeHH/AHOo/wBvvTAuUKHGBk8ZpjNQNUikMm+Ju3QGs7M7iQFxgpwAe/pWlmcbsq3tg96otTKPkAYJ6e1bjNixs7pLqN7e7OVmXBHowBIx/D71TSKgY+WTjPAbk/39qYsZXjuYWydySD881Ov7b8Ldywn90+mK7+OvN3MqLihIpwikNdGDTLQYp4ihIopvFCRThFCRQNmkoyKEioGyMUhFGRQ1FgBS1wFEBRXYpQKUClAohKLFKBS4ohBSiiApQtUIBS4owK4jFBpfAFpa3GqtNdp5ogAdIz03c8n9K9Z066y5uIwFLoAGPARB1x6Dnk+1eY/8PURri6MrlVjVSyAfOTnqewAB4962eiXdvPIXuJiqknEMZBYk9C57ew/ia8/f26cNMWAh81n/AG2PKVsYOPXH2qG1xs3LEfMLnYu3kcenryT+X3qJ4guQFaKMkuxClEA47kZ7cenT709p7xRlpJHDeVlY19AASxx7/wAqzraz0y1jt4w9wxaRviO7oB1/hT15sh2iY/sUHJx1OelR7SVuduHduTn9zqf04qHqHmz8M/Gfz9qtqyG7i6N2+NpRW5z0J+vt7Uu9liKqcKoA3E8/elWEYVWAz+8fQU7BbZlBkPwdMYrDchqC1ZWEn/c+/f6VJ8tVOZGVG/1GpovLW1wjlA2Mgd8VEl1GCaQkRgAeuKrSPvjTIUhxnOQKdWOB3/aMyH03Zx9OKiz31tDkjAA5Heq6S4ZQZXYAsMjf2H9amri3v/KjhbbKo443ICP0rN3k5SP4QxHdk4AFQbzXDGrDBfsSOgqjuNUdydrsoJGTnj8qZVWSanNLcKLcZYkKAO/tU64srSaEvcW2yTPzRNtP6cVWWskMtsjysoJJwR356mpF4szWqwWt1Edo+Ujb+tBRX9sID+zkLZ+Ukg8Vk7+4cykE8qcVt5LeWLKToef49/r9qx+swDzAY+u41qMdIEMu2X3PP3rRX6rLFHcLu3MvxZPpxWYQbWyDXoPgqTSbiymt9YtUnXcCjE4K5HIBrc69fly659mVxQkVutT8H2F2vmaDdFH/AP487ZU/Ruv51nLvwxrloMy6ZcFc43RrvH6Zrrz5Oa43jqKY0laPTvBHiLUYvNh0144z0adhHn7NzVVq2kX+j3P4fUbZ4ZO2eQ30PQ1r2h62K80JFGeRQnpVQBoTR0NABFCRmjNCagbFGopAM0YFRaUClxXCiHSiExRYrgKMCqBAowKUClxRNJUzSdLn1a7FvAVQAFpZX4SJB1ZjUQDPFW97ef4X4ajtYG2zXp824Pfb+6v07/es93I6+Lj36ytbp2v+DPDtm2nmOW8L/wDenyRvPTselThY6PqkEmoeE9Ry4+a2lfJHU/CT059a8agtZ75zsyQO9SNOnuNF1JHicqWO1gO/NeevXeefqRqr7xdd2F8ttPHJFLDgFZRjI7n0I5/jVzoXiISmEn9puKqQozzzn9AaubGHTfEFlb+dbwkKBuLIOpzgc1aWXh7w/GC66dZptTasix4IHY569v0NRws+VvpO59PVS3xO2539W4zU0W2Mq3CnofWs9+ES1cLFPdpGB8KJdyDb1/1YPX0p+BLouzW+v3ykf+nPFBIoP/sDf/6o3JU65tnRl2MVA6/Sot3eNCpCjnHAJzTE+r6xp+f8Qh0/U4VHwvasYJh7bXJUn/yFQh4l07ULqGCOX8O0jYZZ/wBmR7Ds2eOhNMUbXEksgBIJP7xGR+VDOkiEmV2JHOGX+VHfeItN0tit5MdyfDsBHH6Vl9U8dWFxHMlrkJjGT16e1TF05qN/DCd0jkgc7d361ntS8RmYrHHJtiHGQepqk1DUoLluJfp2qqZFJJzkd61hq+n1OeVyizBkXqB0qGbqWeaO3i+ZmCgk/rUFCFXCkipWnERO0p+bGFPpVNXc7SmdLWCVUjXCscngf3zV00sdvHGiSNjb1yMsfU1jVu/KfIbPdvrQS6jJPIdjBcimGtLfa8Iy6bllVzgqQCMelZa5uy7ZT5ck7fSocjOzbpCaESD70xLdOKd0jE9xmtR4atGuriNPN8uFh8WBkn6VlsbWHPWtb4Xu1tpI5COEXAqVh6npWn29nEv4eMRjHLNyzfU1cW8+0gkkn1FZnTNWhlYNM/0z0qdLrVqvAYHH73asY3q8kv484d+frVdqthpus25t75DKhORjgqfUHtWaufE1v5gjjXe2cADqauNMnuZcyHT7kKf3ioT/APLFSWmMN4q8BPpVubvTLlrqBeWjkADge2OtYn719Ey21jPHsuWQ8cgHpXm/jjwVDbh7/RJjKvWS32/mVP8AKvR4/J+unHvx/vl53XGlPBxSGu7iE0JFEaQ1KBAowKECjFQdS1wFEBQctGK4CixVR2KUCuogKI6mdSke5cZB+EAAelSAKtNM0n8XZm46jzNuK5+T6en+Nf7WJHhjToIdPM0xKsQTnFNahbeGwDc3F4/mICRGB1btzUvXSdO0uG3QkHHxD1rFfgLvWb5LOxgaaeU7UVfWuM+3q6nw9D8NtKtpOsTERqxOR0zjj+P6VqIp5TkOGCOoPI788frTsWiDRfD0VnKV/FfNMyd2PX68YFNXbBUAi6gdex4rOuWfJZrx93lqTvPVvSpMH7RQJU3NjGcYP51WW8geT5PizwTV5YS7XHllQMjOBjistmp/Dq3UBVLiZMjox3j+v61h5/CWrM08dgwOxzGxk6Me+Qc+tetRX42ZZiex7CoFk6NDchTj9vIxfr8zbh+hFa+mMeOXvgLVMGXUrxAQOApzWd1Dw3c2jExXAYqQQhOD/Q17D4nvlt2Mb4ePHXGMdsV5rqZSR2MasFPbOVP9K1KYzcsHlWx81m80H5Svao8TmPLD5fTFW7wKeDvHsORT9t4fubg7ki+Fu9aTFRbh7lwEHxZx9a03+DS2+mtcOgGBn4iKmw6SLDUvNjgtjGu3dagsrLwOd5yvPJ5wO1XPjhx/y2ZLeyCxhcmSOZDt474NQn08tmlzKxHrTZc5yDg+tdAiyyYklEadWcjOPt3Nc5iziLeR6sQCft2/M1pnRi6k2lX5HvzRxxiT5W+lMgA+xrgSjfDxREjJVgG6jg1daZIDdxp+7nnH6Vn2kJZCeTU7SZ9l0TmpVj0C2s/LjMzXBK/5arLvVhcTxWFrG7zTSCOMKerHoKjXGpk22wHnHUVd/wDDnTIUnfW7wgyHKWqnsOQzfU9B7Z9axjU+G/8AD9jp3h3T1j2Rtd4HnXDAbmbvg9QPQVF1Hxdp6yyIrfD6E9aqPFWsW6W5AxvHvXl95rpWVygV2bPLjOKkhr0a58ZW6SFfhweo9aCXxdaSRCOLAJGM15E9y7sSW5PpT9pK3mgljgVr1Z1s7/To9TLS2xVbvumcCX6ehrOTRSQyNHKjI6nBVhgip0d1gLskGfQHkVMkY3capeRFh+7MB8S/f+VdOe8+2OudUVDUy8spLY7vni7SKOD/AEqGa67L9OVmFAohSCjAohQKICuAohQcKICkFF2oyUClrhSgZqhK2PhHa2jTZ4KT5z+VZAjitH4MmJnks88S8ge9Y8n/AC7/AMe/3P6/po1SET20itIufMiU5ZQO5qd4GtLPTL03EwP4hVCxZHUnvWnSCy8OQpqbxEyy4S4I549xTd3+Bv8AM9jcW0gDq48vAZR3/SvM9lTNXmMrKpOQc5NZ+/lCkIpwp4wO+KsL64D7TuyehI7Cqm6TzZEWPkdcVms4WKUBM5YgcDHerGC6VI+w2jge3vTMdptiUgBieAM8CkljdMoAuT83HI/rSESv8QeQHnjvz19hRRak8Tho4l6YJAzk1Fgt9xVmOEPVR82BU8XytLFZ21qFgjP7SVh1P8+taUkxF822YZ3cBWGRVHc+CfNlLRnYuckdK041KyiO34d3cimZ9ctfKKrOBgcYPeqYpbXwtp1iVMg8xz0zUyfR9+CV2Qgc7eKaXUbdLpZGcyyscRxgck+lWV3HqGoFFuI1jtRztGfi9PqKJimsNEXVr8zSBns1I5b/ANYjjj2H61J/4n6TbR6AxghWJlj4KcZ+vrWq0mFw6qyquOijtVd/xF2nS5VYgnYeCParqSfp83wuYpY5dkbEHdtdA6n6g8GklQtI8yKiBySUjHC57AHNS5Il4wckZyPvx+lN4A/2rbkj7SiLuYH27iiJ4zROoIzTZOBRCj42wOwzTlpP5UpPauEBS3jujNDtdygTf8YI5yR6feo/71Ba3F8fKIUDJHWrXQvE13ptvHBIS8SoMI3Ss6CrGISNhCwDH0GeatNWe08wG0UBcYGD1qY1o9Y1+a7DFhktxz2rPsSzZNG3xE0m2qlCCacUnPWm+ho1oiwhnKlccAelXtrrGyMK7Lt9DWXVyBSM5qWDZ2uqw7mQ7Ghccow4NG+i2t5iSyuPK9UIyB9Kx9tKQ2KvbC7eOP4SKnzPo+L9ogo1FCKMCvQ84hRUgpRRCgUQFDRiqjgKMCkFEKDsVI065azvoZ0ONrc56YpiuxxUs1rm+t162pfU9J8lcl5wGTaAT06VFs/DK+HrB7u45u5TjGflXvWV0Pxk2iWQgKN5vIErdMeg9K0DeIrjXNI/FzgoC+EGMZA715eo+h9zYZkuAzMi7RnvntT1nCJG3OcjPAFVNsd7gl+Nvft3q2syS5JBAPQ1gqzkKoFOcAYwB+tRJyJH3SPgt0FLNLyiHAJBJz/Ko5mkPwlgQR8oOKREiKQJIWOdo4znPNRb7UfKbaH5xzj9ahXVzIqfENwbvjB/sVnL6/x1Iwf9AwK1IurDUNWTYRGBz1I+tZq91Vjkq+cHpUa7usqdvel0XR59WuvgX9mD8TVpNX3g25EV/JqV4TtijOwHnkntWjb/AIrW8d2IZ40EW7hsVW+I/Ds8GkJ+Bx5icMuQNw+teeyaPfSlne2lUDOWYYxjr/EfnTJUvT3L/nNYY/xcEkBhZRtx1rJal4lTU55DM52nPU5zXm4lmtYPIac7R0T0pgXjDjefzqzlPdYaisS30oiOUY7h9+1RWgbGVGabiLSDHpzmpEMhXg9R2qs/aM6kLgrTUcDzMRGBxyc1NmmVlwwwamaHDYzmVXeYS4zhF4x9TWufmuffxFXcWTQQq5Ut5nAIU49/7+tCLC5SITGBhH9K2eAq7V4A4AFCa6ejj+WsK+fpSLnGMmtZd6ZbXGSU2t/mWqO70yW25+ZP8wrF5sdJ3Kg11KetJWWyEVwpaQ0BiuoR0pc0ChtvSn4blk6c1HNIGAoL1etOCm1604tdnnFRDpQ9qMUQoohSAUQFVC0opKWgICiApBRiiUxdwG4t2QE8cjn0rUabG9tokMbuxOCfm6DoB+lUKIWdVHc4q9vXCReXnAHHHtXDyvV/HpoMfM2F2C47Gr6ymDRIuc4X/wCKyn4jqVbp+dTba8KocMPUY4ri9LSXEqzARnJ9WqHe3ESoU8xRIMjFMx3e9CF5yO3akto906tImTnqR8uO1IldPCwiBnIBxk4OAPvWY1AHzHOdzeijitzNbxsT5iyfFztPI/L/AHrO6u0MEojwu0csob8v77VqMaobDRri/wB00ke23T945AZvQVtdCsIbOFN0yLnA2A9Sc4HvnFZXXfE8EUSWtlxsQ47jk/0A/P2rMnW7wurRyzZU56k5Naxna9ku760aR1lnjkOQqIvTtk/Qf0qh8R6jaraP5BIMj4BAC7VXP8yT9cV5z/id4rxyuj5QhgzKQOAAM+vShfUHuWbznLF/mbcf77CmGGJiLy8duB5jE4HGOegqEV2t0xUhj5ZOyTO7rigkwwXbWmTsBxRO2DxTacYoXbmjWnnkHlj1q98OWohszMR8UxyPoOlZ23ia5uI4F6u2P7+1bdUWONY0GFUYA9q3xP24eXr9EagJpTQGurgRqafpinDTT0ESaytpc74xn24qI+kQn5JGHt1qyNJUyOk6qsGkRgcysftTcmlgD4JT9xVoTTZNT1i+9Z25RreTy369aZMlX1/arcxEfvgfCazzo0blHGGHaufXOOvPWiMlATSV1ZaaZacWmlpwV2ec5Rim6NaIcWiFAKIGiCpQKHNEDQEBRrQLTlGUvTYzNfwoOu7P5c0/qLAzygjjJGDUjwrb+ZeSTN8sSfqf7NQNVbFzNkkfEcVw8l3p6/BM5V0jESfAAAPTvR2V0flbBGc1FuGLDtihtXww2nkVh21qbeZVH7o4HWrK2vFjAUFcgZ5Oaysl0EQfGM4oEvCx4JOe+amGta+ojBVHK7jydtQbnRZNQTe77YWKjhcHqRnp9aLw7bf9RHPc/wD3LECRkeprUSwSsgaRhhjhASfi47AdhVZtUtj4I0REExbzJQc4duKt4dLtLWAPFFFsA5YqCBSywXMSFpA6n1OAPvUU3kkr+T8TJgDlAR/fes7Qc13p5hJNmkgbhcIBu9cY+9YLXYdJupXBtWtZcn44xxWv1GYQQsrgu5IURleenGSP76cVDa1jkmga5XycguwGPfnjpgAfqPWtw15he2TWpyjiSP8AzAYP3qIrc47Ve6tGGG9AAjux6cjvg/TNUOCGIPY1tmn93FC5zXKfhoT1oi68Lwb7iW4PIjG1fqev6fxrRmoGhQeRpsWRhnG8/f8A2xU4125mR5e7tA1AaJjQE1pkJppqNjTbUAmhNEaBqNBamzRNQmgSoV/ZrdDcDtcdD61LNCT2qWa1LjP3FpNbMqzLjcMg9j9KawKu7+OS6jRTIxWMHaCeBn0qpe3dX2sOfrXGzHeXV8KMGmxRrXVwOr0o160C9KIGgOpWl2cup6jb2NuCZJnCjA6DufsOah1uvBmnNaaHc6p8S3V234e1Kj4gvG4r7nkVOrkWTR674CZLeKXQZHupmBJtnYF3APzLjj88ViZEeGV4ZkaOVDh43Xayn0INe76D5OmStZs8b6lKgmuXQdhwFHsM4A+561U+P9G0HXLYXGoia1u4f+3d27DzMehB4I/sVznk/wBbvEryBTSlq0kngu4092K3kOsRSRsY9n/TyqRz0bg8Z70lj4bt7vEsctxEEceZBcRYbHsRxWvyRj8dW2g2n4HRI3kGJZ23t6gdv0rI6yQLl2BGGOfevQNU+CBAg4UDArz3XD+0cKcjPFebduvXmTFPIwHQAn0FJGQvPfrxUeSTDGgjmUMc8VvAV3dFWPNOaRcmXUYI35RnGR7ZqvuzlsjpQWVx+EuUn2lip6ZxWsY17JpLQWC7wUnlZARkZZiV6+y/04GKsIZXvrlmguVEUfBVRyfYAenXj0+1efafdx39vma5kCPyFQcAdxz0JIPYgnFXttqOLWRbMeWuRFHggnew5/Jf5feWI05SWIiMzAnJLFsEqPSnDELVVaQbJSwblencD+/v6VE0q6VczfNx5dvluRzxlvU/yNdNf287oiHLs7Rqx7kDr9ckfl7VnGtVerXBSSOVPhZSzDAzuboCazOu3swikkExQsf8wPXv1xn+8Vc+JZ1ge3gDRyFVPwkhgzZJJbnoOR9vzw2oSyyj9oSytkqByxyOGP3wf7FakLiDJdiQqXJIjX4R7n+x+QqA2SSW6k81JuozD8K/Kyg1Hxlc9+1aZdngU7ZW5u7uKDHDNz9O9M54rSeG7Hy4TdyLh5OE9l/3rUms99ZFx0GAMAcUDGjY02TXZ5QmhPFKaAmgFjTZoiaA0WEoGojQMaKE0DGlNATRYQ0BpSaE0Uhpi4t1mAzwR3FOk0mazTcGDRrTKmnVNA8p4oqBTxRZoHI13uASQvViB0Hc1rYvFgtpxc6RIrsv/RaXbOMpDGijdM3PUknArHAvuVUfZk4c/wCnv/Sp9r4Xkv5bWeLcbGOUJK0QyyAnJO0c46c9K5dunEbn/nGx0ayS3swb7UlQtJcE5y7YLZP1H5AVTQ69ea0zyXL4Y4UJ2GTitdaeCNH0zTXvN8csJQyI+7O4YzxWG02C7n1KDZGyEEsBEmS/xAjI9BwK5Nt9qc3lCCyhjIaSIu8ir/2+368ipgYaZoNraXES3V2y5diQCPoewH8hVbrF1DZa1YWjMxlZRkY+bIPw8fapjym51wJ8WxERfY9SR/ChC6jok82nmRZY0kVPjRyQFz0GemfavMdZtpY2ZXQgj0wc/cV6L4w1cK8dmkvmCNiTjpI5PX6DOKxmo6jDp+mzXl6sciLwiHBMjHt7HPt0BqerXtWHuVIz7moTZHetHptlJr+hy6hAV/HRzsr2ygIrrgEeX6kZHw9T1GSOaS9tZrWTy7mGSB+ySqVP5GttbqGzcc0yeadmQjB7UyTWmasNNvmtt6HJVwB14B6dO9ba11JFskaAKsYIDNkkj1OCOPr+VedD61ZWeoCGB45FDD9wEnAojbX+pmOzPkyR7UIbbG3OM4HTpnP6VGXWFsYFlm3uxU4jXjaT1yfqT0HA+1ZyHVyyyRhBuk27RjgHOf1zUSa5kfO5iQMjk+vP8qC7uL030r/iyySBjGdmBtGDyB9T+v2qrkKiRlkl2lmIBHYfz/lUVLh0Gc4IHWmmn3OXY5buaCVcGMwGJQWckE7j0A4/XPT2FVzn4QMY9qMyhUAU/EetDEqzzBZHEaE/E57Cgm6LpjX825wRbofjP+b2rXHAGFAA7AVBtL/TYrdILadFRBgA9ak+ajJvV1K+oNduZJHm7ttcTQMa4up6EH71wjdhlUYj1xxWtYwBNNk0TAqSGBBppnUHBIz2GaLlcTQk1xNAxormNNmlJoSaKRqbJoiabNFITQmlJoM1BxNBk0rGhNRcKpwadVqbihmkUvHFIyjqwU4H1NOwwSSMFQoSf9Y4psXBBqIMWO1eSegHWthZ+AL+W0juFjVjKyiLzbhETnOSec46dOetX8vhO3sZbe2ubhrdwgZY9Ng3XE+OrZOcLzjPArF8kPWs74c/4f3fiBoWuLm1ghDh3hMv7Z19Mdq3V7otrG0uoWxg07UrVwsco+FVUDGyQfvAj785qong0WO4jgXTfElvdKQwkLjzGx3wT/DFZTxPf2OnX5vYJNeMkrhZ0v402yJnqPi3ZAzjr0rnbb8uk+Gt1HULl7dV16KXToXcmO7Uie03nqPMHxID7ggVeeD9FnsryO/vhGsUiuAoJJJHI9vcfSodrol1qunwQ2zK+kuVnFwT/wByJ1GfhPXCk1ndQh1XwWzJpUTX2hbzN5NyQTABzvBB4/f+32rKtzc6eLnWZLq5jj3RPmJj1Ax16+/p/CqbWLn8Fqc03TyywH/3BAP0Jqxi8QW0/wCCmIdIblVYW+wmTcf3m4zg84GPeqbxEI9QlsY4SpaacoXU53c5cj8x+VQYqOKTxBr0Gms0qpLKqsy8kDIyfyyefQ1kvFt9FLqUljYlhYWkjrCu7PVjk5/T863miyPYafqOuRK6i10tpVkxhfNlDCPOfZhjHp9K8nTrzz7+tbFxplp5+m3AaeQEsDHboeHYdz9s0za6xqkWIoNQuGi6COSQun/tbI/SoWSkZUE9Kcs43kfEaln6gCirG7Xeqy7Au7htq7VLDuB2zx+uAKgulXcAWTSrmxZzLe7lljijGfLCgl9x+n8KqBzRqG1GBzQN3p9ximGbJqpSbj3pfMfuxoa6iFLse9IzEjBOaQkCgZqAsgUIYEYoM5rh1oJ6PgAkDFSoblQu3hl7gGqnOVwGoQxXgEj6UGngvIYwNqFT9c0xqMl1cZZZZvJA4jzwKoTK46MwP1p2O6uFUqJGIPvRMKzOuSHY56jcaGN3Z9yPhx0yabZ65PLJ+MsvuBmitlbXenW1taT3olnlbme3jHyD61YQro175r2U5fP/AKLfCy/T1rKaRqD6aQrhZIZDw45xV5c3ErRi5EUcyHhgo2uB7e9Xax6QzcQmFIWZ1/aKW2g8rjjmmJAy9Qag3l0biRCmDESPikOMfXFTbC5Z5o7V2WSORxg5yufWtTus3knlykbhGxHqBTTHBIPB9K2enWlzZa20cCNcQGMMBjAzWobR7a/h36jaQlj2GAafkT1eQsaEmvVrrwNo93blbZfw0nZwxJBrF3Pg+6gvGt2uYgf3S/AIq+8TGbJoc1c6vYf4ZewC+hR7dQAWgOA339ar4rm0jkctarJGT8Ksx4p7Rqcvo2eOyTSjc2NqvlZ3OsZKYPfhf4VDttK0bVLQlNNtGG3JCpjOeuCOR+dXUFgts4eA5Vxh4j8riqi7jHhezn1CHdJCgP7EdXJ+VR7k4Fed1Vwl0+w/YaRZv5sYINpa3UcMg/8AGQKQaiifxUZmuPDnh9rPp+IbUzvmnPYbt3T8/tWvsLRb6GKfWYori6yJAhQFIW9FHtnqevWs94o1D/Atbgm0K3jm1C+cRyG4uSI1HsCfbtVReeHtYk1i0Ml1Zva3cLmOaGQcxuOuD3Bzwakarpmn6vbSQX9pFMrDo6A1VaZ4m04yyxahPHbXsbhbiEtnYx7+496v7O+0+9LC1uElZCVYKeQR14q6rI6fDZeEraaK7kMOlbsbQGOG6qg9jk8eox3qLLd7rW51S6tmj0yX/wDR2s67mu5DyNw/yjjA6Y9e+n12xOprNYw7E86Ine8e7YwwVIB4yDz9qzVpb393qT6ndus2qBjb21nuPkWKofimde7HG4euQB3IiKDRdBvbW6vVmvM6jKfxGsX8oLLaRsM+Wg//AHCuM+gwKm2kVnqCnVbYm2tIY2stPgcEsp2ndIQPRWZvc+9W9/a/jLJbPzmi01JMXMit+0vZ85Kg91J6kdSMDpxC128tNG02XVb+FXhtFC+WjAeZJuBSJMfu7iCx7nHYAUGA/wCJd0ulaNa6Gisl7fsL2+VsAxKBiKPA6YA6f6R7V5soy1S9W1G61jUrjUL6QyXNw5dj29gPQAcAelHb2pKKwAJz69OP61tUvTNIW+Gd5jAByMZ5Fb3w1oGiWaM81i13IvQTNkN9ulYazvfLyttcBspseMp1H+nPcfwrS2usvpsaNKHZCM7WWs0ahr+2069S4s/D8UW5TAEjRQoBGeOBzx1Jrya8iNnezWpGBE5AGc8dv0xWn1bxjcXSmOGRok9McVlr9/NdZhJ5jYwxAxirCG3fNNZod1dmqFriwFAXoCc0Cs2aSkrqDq6lrqDuhzTm5WxuGD601XUBOAG4NJzSgZ4okGGyenpQIgUnBbafU9Kf8pON6lT/AJgeDQhUkGFO1veuDyQfC6nbQG8ZgwVO5Ccj61YSzD8MggkZJAMoQePpUdXjlhO305oYgjQYJ5OQR6N2NAyJZJUKKhO99zKO5q+0u7FvdRXM0Eb4/cU4x/vVG4CmISMY2wSxAqREsXl5CtJyecc0TG/GsJIySW8pXcNpHQimZfEV9BGVecbRkA7eaw8FykE42CRWJ6HOKtZ7hZocckk544qUxsLLXrm+hTy51XDDPB5xUuXVjHcrLfkTKeAFXpXmsN9NaFkiZkBPYZq9g1Bzabrpwu4fDmmJYvr78Lfh2j2+VKMBOx+noaxWr6RLYSD/ACt8vvVhb334S6KTE/hrjlWH7rfyqXq++ZUimPxIco/ZhVHsCeMLawsIkvGaW8cARWsI3SyH/KAPr1qVp2mahrEsOoeJAsQQ74NMjbckR7NIf33H5DtnrVP4KGgyO83hsQxFG2yps3OvHRi3xCto1x5WFlR8/wCYLxXONI1wtw0EsFrKYZG4WQdUGeSPtTEfhSyZ/Mmur2eQLtBa4b4fUqOxqZM8aK1w8ipEoyXYgADvzVYvihr2KUeG7JtQCKcXkkgitgfZ+rf+IP1rQ8y8R6ro41bV4Zrc3hsyY/hYZkAxkAr1GT1I3Dnmm7HXZXksLm3vo9EUyNI9ncXEm+YsclyyqDt9jxVVpvhq6Hh2210+Q1zeuyQqGYyysxxkDp7k0nijwlceHLODU9UuHuZ5Co8soRsXI6kcDGcYz1NMiNP4h8ZanZT2X4S6jkYHesqHzIZR0PxBztHPRgPXtSaP4lGn+Mr6z1eacWupgPlRuZpQMKgxn5gce5CjvWG0i8NrrVvNbgeXNG4jJxnBTBB9+aha88klzkEqyEFeeVx0xj+NMHt+t67aaUZX1K6jtrmKLdJEhDLZIflUf5pT2Hfn90HPhfi3xTeeItQ80lobSJDFb227ISM9dx/eY9Se5qmu7i4uJXkuZpJZHbe7OxJZvU+p96Yq4o0ODmrKy1NrVgQu5ehGe1VqDNOmI55Bqg4URZVBYqCfnznA/rT9xebWITf8XOGbOKhsjDv+dDk5NA5uZ+Sc0QbAIIJJ6e1AFbJziiVCTtHBzjFA0c9qEk1MurV7d9rAdM8VFx8BJHU4+/H9aAK4jFKVZDyDXEk9qAa6urqBRXYpKVqBVxnmuZcHikHWndu5RjtQNj5qIHB5UEVyjmiYYoHEWKXgfC3uacyy/DIN2Oh61EPt1p6K4xw4yPWgkOqxFJExtbhgKbdAoYjIYdR/mFST5TFCmDG3Htmm3PlubVhkE/s2PUH0oFk+K6wqK2MDGeTUtPO3ShFRemQahxjffNng7j0NS1lZHkjijLsTnrwPvQRLiVo5R5yKfRl6VZ6fsnhkToQMg1V3UsgP7aDGfQ5Bp/Tpt8g8sbcjBGaDp94d024I+X3oXuS5j81mwONo9asNQjZIVeJenaolvEiyjzuM/F8vSg7UHyCAAMkMPapXnG5to47iQqydD6ijMS3buFOQBkcdaiygeUA3DqcEGiPU/EWlQW2rRalYqxt7gFkurGXYQ3TAYcdOcHg/WpbpOmmGc+LtcAHZ44cjnABUrnOcjIzVMbPVdLeW0jntrOG6PMgtdschzgk4O3JXjgfbpV9p/h691LR5dO1TUoXlhOVigQofqzEkuM9MY/lXMRJLK3uPLbWby+1ZI2Ust3LiNG67TGoCk+x6Verq95dWssNnbEQohVVRCBjpgYqy8LaMdN08pdRRrn41jOMR9eAOgFT73U7ayZfMmjVScAZ/kKisKNWm0+WBLuwaFrY7oTklBkY6duKd8Ua8+vaO2nzQAwOuWO7g7ee30/OrLXdYSWcJKVVcA4ZN3GB2IqHFf6RO+JYwpPp/Wn7HlOkxoPEmnQkxw208oKjHIUg8/wC3vR+Lkhh1ueO2bdFjg9zW31XwzpY1FtUtpwFETeVGeQsmBhv41hvEi+Tqrs0glQ4JdF9h1HT8q3LqMtc7RIQpB57UxT8i5Zzgg9RTRU+laU5bHDqT0Bq38lJsOnzfvCqmCN3UkDAHerK3DFihdlyO3egmf4SxiDDn1qA2n7TjHXg1Y/hjKcRzuCf83SozW0iOd7/CDgFSOf1oiLbFbSUeaMnnIHeinnhklDhcHvkVLi0VruYbZkRMZd3kTgfnUO9s7eFmFvcPKE+ZyAFHoPeilMvmrtIGF+XnNRXt96xEfCGZssenG3+tDGPiIDbhnOQcYNXNpbI9lYzOjNGbmSBmXoM7SOfz/OgprmNoDt3Fhjk9aaIyAcdehFaPVrCFIGMKkZIGai31l5QQqpK+oFE1RHg0lP3ULxMCyFQ3TNMUV1LSV1AXv6U4jimaUHHSgeDDPCnNC7Z4PBoCxPfFJQcfrSV1LQSLGRVl2P8AI3Wn5CVu9hLNAWHPp96r6cidlcY5yRkHoaCdbRGW8fy3KHcecdeasII1hVw7YGeSTVdFdrb3UpdS3JxjtTVxNJc5kfGwHAA6UEm4kiMh8qYHPZjkGmSTaur+U0bE/Nuyv2qCea7JxjJx6ZoNVaSNcW+HcODxkcYqunjPmossjHtx6VC066W2lG8sAP3l7fbvUufUV3kxuGUnshGaC0ssW7Mc8R8bvSoWqSBphInIYc/WoDX26AxBGA3ZLA0zNISkTqSAVP8AGiPd/DHi2z1a3aLUREWk+dmXdHJ9V7H6flUqfSo1ZI3dzpYw0ZWTLWuO6OOdnT6Y54qml0/Trv4prZYpywLSRfAyk9yRwew5zVxo95d2G2EN+LgOfhPEiY9G6MfyJ965K0kWkXR3yRazK4mKMDJErjAGOMYXBGe3J5qXLZSPtDNbDBGMQDge2ScfWoul3dhEFaJxBG+Sy4KKG6nIxjP2BqwuNQsUjaRrqEKvLNvHFaFJrFvaX6GCWNGcrw/lBmH0PWsvP4bjAHkSOrqflJ5PT1rZtPbeSI5nCk5YZAPeqnVEjW1ctFHMhIyUdRz2/v3rIxeoxyWts6bj3HKkGsFrF1H8MaqzOB09BXo9zdRXMssaom6MEyRhuCc8kcDIryzVYtt3cBSCscrDg5HXP5c1vlEEg71diG3A4JPtQyIu5MLjpketKoyEy3yEYP3p/dtmRxyqAEc543EVtE1YlRQuzBA6AdKAx9ugqakQfAChgVzkD5eKFo/iwQAMj6/3/WoBt5lbEfGODkjvWv8ADtxHqX/T3EenyYUFvPRU8xfUHByfUVhfPMTzJIM46FfemW1KcbWAjPOVJHQVLNV6Zqng3R7kiVrO7th//QyvGfsMmspr/hQ2iI+iW2oXlrgmQPbMpVuzDjkdaYs9Yks5w0MrxMmD+zYj+HWtDH/xAnWJEKo/O3c6k7f4VPkYPTIGjuX82FxGQVYNGc9ePvW20LRPM8O39s0bxq8vmx73AIBUYPHoVpoeLraYPvbypDyH8vcPy4P6mrjwrci5v7uKCa0ufOg3qo3clT3B6cNV0qpS1821m0/UXWPUlTepK8SpwRIvrnuOtc9mrWkSuoLRoFYjoSBzVjr+i3NxZicmO3urbPlOJOAehXPoRxVC+rxzWax+W6Og2yoWOVb69xU0VviBreWyWOMAvGeo9vf6Vlz1rQXf4UwSlpDvK5VAMAGs99etWK6upcUlUdXV1LQJXUoFLjIPHSgTtSUYA2cnB7UpTLYXp2oG6WuwakrbL5KyNKoyTlTQMOCxyoJ4HSn4OXEJ5DevrTTfC/wHp0waWByLgOvBH6UD01i8K5kyvOKaktZY+SpxUu7v/wATdRlV+CP5VPc1YRK8kRe5B29BGtBnvqKlW84wEkxx8hPauvYCsuQuAelRsYbmguXiJgmnUKFaPoB0OeajwQrc2YBOGVz+VBZ3YjDxSN+zcc+1LZObaaSJ2GMAg9jRHotpd32nTxf4jHcTwIcLcwx7yACfnQdDyOQD24rSadqGn6ggFjqVrJIvxNFG48zPPG04Ptn3qZ4TubfaTLIizgktFI21h3GR3HbPSrHVdC0jxAitqOnpI+NwmVAJBg/5l54/X3rmIkWpPp8zGayuLhBj9tZKXL47Mnzflu+1RP8AmY3+s22n6f4ec+dJtlmu7bbtGOoABxwOpI/Wqa80TVPDJlk03Vr6G2GfjmVnjA7fEobHXuq1L8Pf4pPFPql3rJuLq6SS20wGR2Uy7GJIUgdl6j35qgNZ1zz/ABLcaPfafaxr5uy3unLL8RRSjEg9Dwue2R6VlrjVdTs7ia1ud8U0bFXgbIIPp/ftUux02TxJ4dC2QzqelAQbDwZ4QMr3+ZTuA+n5X1zYx+NNAS9t9sWrwwbJN+Q29fmVh6Z5B7Z9KuDG2viODc0T2xUlTweB+mPes3qDmaSfCKOc/wB/32pxpjHfszLho22urrggjIP9KiTEvK+BlW5BJ/l9K1JgW3USEwgcSDgZ7/X8qc3L5B2Iww/JxkAYxj9TTCsEZ9hAKcgH+v8AfSilGHZssV3Z2k4J/vmqiz0mVZlMIb9op/eGcr/fFOzssSs0vVcnIHU+lU6kJcBixTYRk/x+1FcXBunJeTCR8AA1AEkpuHZpV+LGBt/dApmZNsx27iD07VzkdVHGAB7UucbC/PJBb0qjkdDHhuCPfrRHPlmPBXdjv3Hf+NJMgxu3Dk5ApyxiiuZBGbqK3mJ4/EHbGf8Ay5x9xj3qKK1tTIrMsrrIOBugMiH7jOPyq40aK9hv43t2sJAwZTPZsNyhhjtjuRwRQ2ej6iZ1hOjvdOvIMUhyQe6lW5X3HHrUmbS7mEiW70rUY5o33b3j8zBHPzqFb8w1BDu9Tv5IjDJPMUDZ2sx4NR4FJZWdwpxjcehB/db2/hWw13T7e6uRLbW0/lTAyhwM/Dn0+pIx7VGvYNAhtrgGZ1lEYCh0JJb65qDC6mcXLhQQP8p6j2qHRzOXkLE5oKqlNJSkYrl60HYpQKVuvFLjigQCu6d+O9ITSUCkfCK5SQwx60asApBGQaBRluKAmbcxq00yCNxmZdysMDaMkH3qqA6sBx/OtNYxKtjGWIQlepNBn5wyzSDG5kOMjtTIRjIAoJZjgY71KljkluGMIJJYj4TRz+ZBEI5rcpIPiSQcc0QlvaPADNcqVUZAHcmrGJWuEBeTCY+FUPU+5qviM1+mJHO2MAA9qm2SPDGyc4Rjg+ooFuIAWEMQXeV4x2qourZ7aTbJ1rRWUZDtI/zNz9BVbrx3yJt7CgrMDuBSknAHYdKQdKU0V7Ysn7P8Pq2iG7iA4eGJbiM/+PzA/b71SX1v4YkeRLfwZq0sjKQfIt3hH6kfwqFqWseJfDLxq93Z3UcvyPJCd45PXGP41E0/V/EHi69/By6kLS3ClpVtwUygGSB3J+p/OsxF5pujbt93d2Go6PZ2sTSSyLekybVByANuc4HqKtbjVZbnWLtHIWDSjBeWsS5x5Kj4/qSkmTUCIRT6vpOn2ytFpb6bchLcnPLfCWb1Jz19zSRyCGy8K+IygMsYj067Tr58bApznrgj9fagsNUtYvDPjK31iJgdK1bMUrKciJ25zntkgH7t6VoZoH028mv4wot51C3ajpwOJenXnB/089uVi062ubS90K+Q3FoiIEVz/wCkxO0Zx1Urx7Y71A8L3s+n3l14YvZDcy2UayQXPeSFvlV/9Q9R1qDK/wDFHw3sH/MFggK/CLtR3PZ/pjg/QHsa85l3KXxnAIB+le/2d0Le7fSHjDW8lq8sK9QqKVDRn2+MY9sg9Bnyrxl4ci0bXfw0Df8ASXKmVFzlkHdfz6e30rXNRjPN2tg84xmnRKDgsMgHn6elBfR+XKMHqAa6ODdF5hbjdjH2zVU9ICYyQOM7emP77UkYyoHO7qBjg0bkDYmPRc+/rSQFhOqk8HPA6ZxVQDRjyyyZ2j4gT3HehlBCAt2bke/FPyS7YwOijsPcf70wcbuAMDHH1/8AmgWKT4lO1SQc7WGQRnpj86ubWTw3eLsvrOTT7kKMS28jNFnPUg5I4+oqDpurzadhUtNOuY8bdt1aq/68H9avbfxH4euWhh1Lw1bRscJ5lpGoyenQ4/jUo5dNlsbf/wCmalHeWYbPkzfJ35BU/CeeMY60w92Gl/8Ap019pt0Fw0LzeYp+meo4FW2oaFp0UEV9ZxzWrum8GKUgjr65zWcvnJ2RXX7Tk7XHBOPX3461Bt9OuoohaT3LkrcwrK23OF3RqSP/AHZP3rI+M9TiuZzFbnMa+vWrK6v3j0jTTtB2WsQ57/s6xUzebKzN1JqRYj0tFKmxsA5pF61pSGlRd30rsc0+gAHSgZZdpp6Fd24k8KM803L1FFG5TJH3oGyfiPelbayggAe1ISAcgY9qEnPoPpQcOoz0pWXG0gjB/MUnelOME+lAqZyB2qdNcJNEqzSNtHIULx96gxkbsN8vfFWlpqUSxLAtuBjqxwdw5/rRAaeAZtysQo5GO9W0tnHdgPcbm2g7QDjFVNt8M528A9vSrhGO2gqYoxaTMrAhHYhGz3B6Gp6DcwHb0oNQKiDBXKu43D9KhR3hspPLcGRB055oLmZxGnAHSqK7fzXIx7Cpsl0k8e6NWGRk5quMjLJkdqEMONpxSHilYkkk9aAgCiv/2Q==</text:p>
          </table:table-cell>
          <table:table-cell table:style-name="ce2" office:value-type="string" calcext:value-type="string">
            <text:p>Orson Scott Card is an American writer known best for his science fiction works. He is the first and only person to win both a Hugo Award and a Nebula Award in consecutive years, winning both awards for both his novel Ender's Game and its sequel Speaker for the Dead.</text:p>
          </table:table-cell>
        </table:table-row>
        <table:table-row table:style-name="ro2">
          <table:table-cell office:value-type="string" calcext:value-type="string">
            <text:p>Daniel O'Malley</text:p>
          </table:table-cell>
          <table:table-cell office:value-type="float" office:value="2" calcext:value-type="float">
            <text:p>2</text:p>
          </table:table-cell>
          <table:table-cell office:value-type="string" calcext:value-type="string">
            <text:p>data:image/jpeg;base64,/9j/4AAQSkZJRgABAQAAAQABAAD/2wCEAAkGBwgHBgkIBwgKCgkLDRYPDQwMDRsUFRAWIB0iIiAdHx8kKDQsJCYxJx8fLT0tMTU3Ojo6Iys/RD84QzQ5OjcBCgoKDQwNGg8PGjclHyU3Nzc3Nzc3Nzc3Nzc3Nzc3Nzc3Nzc3Nzc3Nzc3Nzc3Nzc3Nzc3Nzc3Nzc3Nzc3Nzc3N//AABEIADgAOAMBIgACEQEDEQH/xAAbAAACAgMBAAAAAAAAAAAAAAAABgMFAgQHAf/EAC0QAAIBAwMCBQQBBQAAAAAAAAECAwAEEQUSITFBBhMiUWEUMnGRoUKBscHR/8QAGQEBAQEAAwAAAAAAAAAAAAAAAwQFAAEC/8QAHhEBAAMAAgMBAQAAAAAAAAAAAQACEQNBEiExMgT/2gAMAwEAAhEDEQA/AKabX7K2dFuFlkeeXavljO3kDJ+MkUm+NY0+oEqqAxcrkd+KcryLTbp2mkh9a42AdUOc8fng/wBqq/FOkNcaK10UKtEN6ZPRe/8AGalrYElVquM57t469aAufxWcfq7ZxWxb2ck0u1eD81Q2D7BrRt8muBt471Pak+YqO3epH064SNpGHCvtNQMjq3IbOO4rrR+T142o6ksjbnGRyKKm0WbzJvIm5z9uTRRpKK3EjPrsk+n2ouXVfWwRBjvUFn4iuZtH1OG+jjcono2jHUdM0ya2yfR7J443U8hHGRSHfXEb7dPt4I40dgZCg4OD0oa4mZOY76lbY2qOB5rbN/tTho+gRvlgwlDY49qqYLOGBGX0Elhs8zOFHcVsi9bTGVoxGZtuQYXOM/gmvPIt/wAsq4g40LVjOfD24G2WFQopc8T+H/o7TzA2fK6nPQZ6VZnUtRvLBDucyP0MTbMnnOf4/dYeILGWPRLhpJ5Q+wAhm3bskfqi4iwisfnatU8eohoVRSxyMHIIPI56iio9QXyVSI8MOTXlaIbMVtjk6brd6JY9xUEgeogUi3b+RepMURlJ6q3QHvTRJcLIMS5Hx2NVkujW88zySO+zOdq45qWqD7lWPUtrGxW52hjhcck9K1NTtLdLhba0lTdnltv3fAretHWCJkYAgDhQePiora2lkuxc4t2wcjcdp/5U2YzWpctUCXmh6cbezWG42vuGcd1qLxda+Tp8VnaqrT3MqqiY+4jn/VbsGyApJcPFGMdpMk1T3upi68SWkynNvb/YSO+eT/iucddts6/o5Ao17nM78XAvJFu0eOYN6lcYIoroetQN4gmU3MCOxOF2KFbr2Ir2tIuZMFq77mKxCaI5Ubux9j71hJYTbVdI3yqB93Tj5ooobVI9WYsjy2+9htYN9vUgV4otnQNcAJIucrnr8iiigTqV8NnZ7HG0ihgpVP6FJ5I9z7UQDG6RfUx4TjhQOp/dFFJU9Qr2W0jknYMQGPyc9aKKKSCz/9k=</text:p>
          </table:table-cell>
          <table:table-cell table:style-name="ce2" office:value-type="string" calcext:value-type="string">
            <text:p>Daniel O'Malley is an Australian science fiction writer from Canberra. </text:p>
          </table:table-cell>
        </table:table-row>
        <table:table-row table:style-name="ro2">
          <table:table-cell office:value-type="string" calcext:value-type="string">
            <text:p>Joe Dispenza</text:p>
          </table:table-cell>
          <table:table-cell office:value-type="float" office:value="3" calcext:value-type="float">
            <text:p>3</text:p>
          </table:table-cell>
          <table:table-cell office:value-type="string" calcext:value-type="string">
            <text:p>data:image/jpeg;base64,/9j/4AAQSkZJRgABAQAAAQABAAD/7QD+UGhvdG9zaG9wIDMuMAA4QklNBAQHQ2FwdGlvbgAAAL8cAgAAAgACHAJ4AEtXSEFUIFRIRSBCTEVFUCBETyBXRSBLTk9XIT8sIERyLiBKb3NlcGggRGlzcGVuemEsIDIwMDQsIChjKSBTYW11ZWwgR29sZHd5bi8cAgUADU1DRFdIVEggRUMwNDccAhkADDIwMDBzIG1vdmllcxwCGQAMIDIwMDQgbW92aWVzHAIZAAkgRGlzcGVuemEcAhkAByBqb3NlcGgcAhkAByBNb3ZpZXMcAhkACSBaZXJvZG9uZQA4QklNBAoOQ29weXJpZ2h0IEZsYWcAAAAAAQEA/+ETf2h0dHA6Ly9ucy5hZG9iZS5jb20veGFwLzEuMC8APD94cGFja2V0IGJlZ2luPSLvu78iIGlkPSJXNU0wTXBDZWhpSHpyZVN6TlRjemtjOWQiPz48eDp4bXBtZXRhIHhtbG5zOng9ImFkb2JlOm5zOm1ldGEvIj48cmRmOlJERiB4bWxuczpyZGY9Imh0dHA6Ly93d3cudzMub3JnLzE5OTkvMDIvMjItcmRmLXN5bnRheC1ucyMiPjxyZGY6RGVzY3JpcHRpb24gcmRmOmFib3V0PSJ1dWlkOjM1M2VhMTAyLTIxMTMtNDUyNi05YmQ0LTRiMDdjZTIzZWJmNiIgeG1sbnM6ZGM9Imh0dHA6Ly9wdXJsLm9yZy9kYy9lbGVtZW50cy8xLjEvIiB4bWxuczp4YXBSaWdodHM9Imh0dHA6Ly9ucy5hZG9iZS5jb20veGFwLzEuMC9yaWdodHMvIiB4YXBSaWdodHM6TWFya2VkPSJUcnVlIj48ZGM6ZGVzY3JpcHRpb24+PHJkZjpBbHQ+PHJkZjpsaSB4bWw6bGFuZz0ieC1kZWZhdWx0Ij5XSEFUIFRIRSBCTEVFUCBETyBXRSBLTk9XIT8sIERyLiBKb3NlcGggRGlzcGVuemEsIDIwMDQsIChjKSBTYW11ZWwgR29sZHd5bi88L3JkZjpsaT48L3JkZjpBbHQ+PC9kYzpkZXNjcmlwdGlvbj48ZGM6c3ViamVjdD48cmRmOkJhZz48cmRmOmxpPjIwMDBzIG1vdmllczwvcmRmOmxpPjxyZGY6bGk+IDIwMDQgbW92aWVzPC9yZGY6bGk+PHJkZjpsaT4gRGlzcGVuemE8L3JkZjpsaT48cmRmOmxpPiBqb3NlcGg8L3JkZjpsaT48cmRmOmxpPiBNb3ZpZXM8L3JkZjpsaT48cmRmOmxpPiBaZXJvZG9uZTwvcmRmOmxpPjwvcmRmOkJhZz48L2RjOnN1YmplY3Q+PGRjOnRpdGxlPjxyZGY6QWx0PjxyZGY6bGkgeG1sOmxhbmc9IngtZGVmYXVsdCI+TUNEV0hUSCBFQzA0NzwvcmRmOmxpPjwvcmRmOkFsdD48L2RjOnRpdGxlPjwvcmRmOkRlc2NyaXB0aW9uPjwvcmRmOlJERj48L3g6eG1wbWV0YT4gICAgICAgICAgICAgICAgICAgICAgICAgICAgICAgICAgICAgICAgICAgICAgICAgICAgICAgICAgICAgICAgICAgICAgICAgICAgICAgICAgICAgICAgICAgICAgICAgICAKICAgICAgICAgICAgICAgICAgICAgICAgICAgICAgICAgICAgICAgICAgICAgICAgICAgICAgICAgICAgICAgICAgICAgICAgICAgICAgICAgICAgICAgICAgICAgICAgICAgCiAgICAgICAgICAgICAgICAgICAgICAgICAgICAgICAgICAgICAgICAgICAgICAgICAgICAgICAgICAgICAgICAgICAgICAgICAgICAgICAgICAgICAgICAgICAgICAgICAgIAogICAgICAgICAgICAgICAgICAgICAgICAgICAgICAgICAgICAgICAgICAgICAgICAgICAgICAgICAgICAgICAgICAgICAgICAgICAgICAgICAgICAgICAgICAgICAgICAgICAKICAgICAgICAgICAgICAgICAgICAgICAgICAgICAgICAgICAgICAgICAgICAgICAgICAgICAgICAgICAgICAgICAgICAgICAgICAgICAgICAgICAgICAgICAgICAgICAgICAgCiAgICAgICAgICAgICAgICAgICAgICAgICAgICAgICAgICAgICAgICAgICAgICAgICAgICAgICAgICAgICAgICAgICAgICAgICAgICAgICAgICAgICAgICAgICAgICAgICAgIAogICAgICAgICAgICAgICAgICAgICAgICAgICAgICAgICAgICAgICAgICAgICAgICAgICAgICAgICAgICAgICAgICAgICAgICAgICAgICAgICAgICAgICAgICAgICAgICAgICAKICAgICAgICAgICAgICAgICAgICAgICAgICAgICAgICAgICAgICAgICAgICAgICAgICAgICAgICAgICAgICAgICAgICAgICAgICAgICAgICAgICAgICAgICAgICAgICAgICAgCiAgICAgICAgICAgICAgICAgICAgICAgICAgICAgICAgICAgICAgICAgICAgICAgICAgICAgICAgICAgICAgICAgICAgICAgICAgICAgICAgICAgICAgICAgICAgICAgICAgIAogICAgICAgICAgICAgICAgICAgICAgICAgICAgICAgICAgICAgICAgICAgICAgICAgICAgICAgICAgICAgICAgICAgICAgICAgICAgICAgICAgICAgICAgICAgICAgICAgICAKICAgICAgICAgICAgICAgICAgICAgICAgICAgICAgICAgICAgICAgICAgICAgICAgICAgICAgICAgICAgICAgICAgICAgICAgICAgICAgICAgICAgICAgICAgICAgICAgICAgCiAgICAgICAgICAgICAgICAgICAgICAgICAgICAgICAgICAgICAgICAgICAgICAgICAgICAgICAgICAgICAgICAgICAgICAgICAgICAgICAgICAgICAgICAgICAgICAgICAgIAogICAgICAgICAgICAgICAgICAgICAgICAgICAgICAgICAgICAgICAgICAgICAgICAgICAgICAgICAgICAgICAgICAgICAgICAgICAgICAgICAgICAgICAgICAgICAgICAgICAKICAgICAgICAgICAgICAgICAgICAgICAgICAgICAgICAgICAgICAgICAgICAgICAgICAgICAgICAgICAgICAgICAgICAgICAgICAgICAgICAgICAgICAgICAgICAgICAgICAgCiAgICAgICAgICAgICAgICAgICAgICAgICAgICAgICAgICAgICAgICAgICAgICAgICAgICAgICAgICAgICAgICAgICAgICAgICAgICAgICAgICAgICAgICAgICAgICAgICAgIAogICAgICAgICAgICAgICAgICAgICAgICAgICAgICAgICAgICAgICAgICAgICAgICAgICAgICAgICAgICAgICAgICAgICAgICAgICAgICAgICAgICAgICAgICAgICAgICAgICAKICAgICAgICAgICAgICAgICAgICAgICAgICAgICAgICAgICAgICAgICAgICAgICAgICAgICAgICAgICAgICAgICAgICAgICAgICAgICAgICAgICAgICAgICAgICAgICAgICAgCiAgICAgICAgICAgICAgICAgICAgICAgICAgICAgICAgICAgICAgICAgICAgICAgICAgICAgICAgICAgICAgICAgICAgICAgICAgICAgICAgICAgICAgICAgICAgICAgICAgIAogICAgICAgICAgICAgICAgICAgICAgICAgICAgICAgICAgICAgICAgICAgICAgICAgICAgICAgICAgICAgICAgICAgICAgICAgICAgICAgICAgICAgICAgICAgICAgICAgICAKICAgICAgICAgICAgICAgICAgICAgICAgICAgICAgICAgICAgICAgICAgICAgICAgICAgICAgICAgICAgICAgICAgICAgICAgICAgICAgICAgICAgICAgICAgICAgICAgICAgCiAgICAgICAgICAgICAgICAgICAgICAgICAgICAgICAgICAgICAgICAgICAgICAgICAgICAgICAgICAgICAgICAgICAgICAgICAgICAgICAgICAgICAgICAgICAgICAgICAgIAogICAgICAgICAgICAgICAgICAgICAgICAgICAgICAgICAgICAgICAgICAgICAgICAgICAgICAgICAgICAgICAgICAgICAgICAgICAgICAgICAgICAgICAgICAgICAgICAgICAKICAgICAgICAgICAgICAgICAgICAgICAgICAgICAgICAgICAgICAgICAgICAgICAgICAgICAgICAgICAgICAgICAgICAgICAgICAgICAgICAgICAgICAgICAgICAgICAgICAgCiAgICAgICAgICAgICAgICAgICAgICAgICAgICAgICAgICAgICAgICAgICAgICAgICAgICAgICAgICAgICAgICAgICAgICAgICAgICAgICAgICAgICAgICAgICAgICAgICAgIAogICAgICAgICAgICAgICAgICAgICAgICAgICAgICAgICAgICAgICAgICAgICAgICAgICAgICAgICAgICAgICAgICAgICAgICAgICAgICAgICAgICAgICAgICAgICAgICAgICAKICAgICAgICAgICAgICAgICAgICAgICAgICAgICAgICAgICAgICAgICAgICAgICAgICAgICAgICAgICAgICAgICAgICAgICAgICAgICAgICAgICAgICAgICAgICAgICAgICAgCiAgICAgICAgICAgICAgICAgICAgICAgICAgICAgICAgICAgICAgICAgICAgICAgICAgICAgICAgICAgICAgICAgICAgICAgICAgICAgICAgICAgICAgICAgICAgICAgICAgIAogICAgICAgICAgICAgICAgICAgICAgICAgICAgICAgICAgICAgICAgICAgICAgICAgICAgICAgICAgICAgICAgICAgICAgICAgICAgICAgICAgICAgICAgICAgICAgICAgICAKICAgICAgICAgICAgICAgICAgICAgICAgICAgICAgICAgICAgICAgICAgICAgICAgICAgICAgICAgICAgICAgICAgICAgICAgICAgICAgICAgICAgICAgICAgICAgICAgICAgCiAgICAgICAgICAgICAgICAgICAgICAgICAgICAgICAgICAgICAgICAgICAgICAgICAgICAgICAgICAgICAgICAgICAgICAgICAgICAgICAgICAgICAgICAgICAgICAgICAgIAogICAgICAgICAgICAgICAgICAgICAgICAgICAgICAgICAgICAgICAgICAgICAgICAgICAgICAgICAgICAgICAgICAgICAgICAgICAgICAgICAgICAgICAgICAgICAgICAgICAKICAgICAgICAgICAgICAgICAgICAgICAgICAgICAgICAgICAgICAgICAgICAgICAgICAgICAgICAgICAgICAgICAgICAgICAgICAgICAgICAgICAgICAgICAgICAgICAgICAgCiAgICAgICAgICAgICAgICAgICAgICAgICAgICAgICAgICAgICAgICAgICAgICAgICAgICAgICAgICAgICAgICAgICAgICAgICAgICAgICAgICAgICAgICAgICAgICAgICAgIAogICAgICAgICAgICAgICAgICAgICAgICAgICAgICAgICAgICAgICAgICAgICAgICAgICAgICAgICAgICAgICAgICAgICAgICAgICAgICAgICAgICAgICAgICAgICAgICAgICAKICAgICAgICAgICAgICAgICAgICAgICAgICAgICAgICAgICAgICAgICAgICAgICAgICAgICAgICAgICAgICAgICAgICAgICAgICAgICAgICAgICAgICAgICAgICAgICAgICAgCiAgICAgICAgICAgICAgICAgICAgICAgICAgICAgICAgICAgICAgICAgICAgICAgICAgICAgICAgICAgICAgICAgICAgICAgICAgICAgICAgICAgICAgICAgICAgICAgICAgIAogICAgICAgICAgICAgICAgICAgICAgICAgICAgICAgICAgICAgICAgICAgICAgICAgICAgICAgICAgICAgICAgICAgICAgICAgICAgICAgICAgICAgICAgICAgICAgICAgICAKICAgICAgICAgICAgICAgICAgICAgICAgICAgICAgICAgICAgICAgICAgICAgICAgICAgICAgICAgICAgICAgICAgICAgICAgICAgICAgICAgICAgICAgICAgICAgICAgICAgCiAgICAgICAgICAgICAgICAgICAgICAgICAgICAgICAgICAgICAgICAgICAgICAgICAgICAgICAgICAgICAgICAgICAgICAgICAgICAgICAgICAgICAgICAgICAgICAgICAgIAogICAgICAgICAgICAgICAgICAgICAgICAgICAgICAgICAgICAgICAgICAgICAgICAgICAgICAgICAgICAgICAgICAgICAgICAgICAgICAgICAgICAgICAgICAgICAgICAgICAKICAgICAgICAgICAgICAgICAgICAgICAgICAgICAgICAgICAgICAgICAgICAgICAgICAgICAgICAgICAgICAgICAgICAgICAgICAgICAgICAgICAgICAgICAgICAgICAKPD94cGFja2V0IGVuZD0idyI/Pv/bAIQACQYHCAcGCQgHCAoKCQsNFg8NDAwNGxQVEBYgHSIiIB0fHyQoNCwkJjEnHx8tPS0xNTc6OjojKz9EPzhDNDk6NwEKCgoNDA0aDw8aNyUfJTc3Nzc3Nzc3Nzc3Nzc3Nzc3Nzc3Nzc3Nzc3Nzc3Nzc3Nzc3Nzc3Nzc3Nzc3Nzc3Nzc3/8AAEQgAcADIAwEiAAIRAQMRAf/EABwAAAIDAQEBAQAAAAAAAAAAAAQFAgMGAQAHCP/EADgQAAIBAwMCBAMGBAcBAQAAAAECAwAEEQUSITFBEyJRYQYygRRxkaGxwQcjUvAVM0JDYtHhciT/xAAYAQADAQEAAAAAAAAAAAAAAAAAAQIDBP/EACURAAICAgIBAwUBAAAAAAAAAAABAhEDIRIxQQQTUTNCYXHxMv/aAAwDAQACEQMRAD8AwSR5UA+lBX0eD070xjOUBHpQ95tYe9c9nRWgFnYDpxUUkJbBozw90YJHSgXG2UY6VdmY+0tAcetMZDxil2lMCoo6ZgBU2WBzEZoSYHFXSvh+tUzPkZzQ5AkLLgebFMdPlMeBmg/DaWQEAkCrH3x4O3GKdaJvZoEkDrz3oO6RXBzigY748DnNckuWYcLU7RVpghzDK0f+huldlg3wZ/1CpOjMdzL0qcUoZSv5VZIT8O6ZPrN9HZxcHrI56Io6k1vItM0zSWRoIA80f+7Jk/Wo/BFsln8NTSombm7kyzAchBwB+Oa1x+E//wAsbXzsshXe0fZfbPrUts0hCzJXl5G88kjucjsOaU3l7DLbMJ1UdwxHNazULG1h3LHHwKyGqQoSRsFLkavC0Zqe6dcqJSUByAc4pdeXLyjzEMnoRxTW5C5K4FJ7pBG+QOD2ppmcotC+dVJDoMY6iqdpyfeiyAsmR09KgYJGfEKFx6jtWql8mDj8A2zjmvYFGmxlVcysqew5NRFohHLsaOaE4tAZFeow2kYyeenrXqfJCoaWl3IIgp5xXZJixywNdtIPLwKuMA79ax0a7PW9wMbTxmq5oM5cnGKjIAKkZQ6bWoF0FabNsXr0oySfcM0nSURjHQVYLgHgUNDUgpnByaqCGVwi969DHJPwvQdTUVl8Gc57DihIGxjJ4NtEEjxkdTS24uEIO0c1CWYyZocsB1U1XYgu1twYGnkP3ULFIftGM5BNW/aQbfwx2oWHm4B96CR5OAIcY7UniOyfJ7Gmt0x8LjsKW2wDXSBsY3DOfSkWz7v/AA/05Hg04PFtVY/GYHvjp+ZrR6+7sz7T5aD+Ar6K7tpFiADQoiEffk0Vrah3KrKFPuaT/wAm+D6hjtQXbuzzxWU1jaBxwa2l1Au1t8g47Vi9deDxNiv5j2AqUjrlJUZS5A3H76WXinGaaXQCPnnnsaCvADCcCmuzmntCR8Z8v4UZp8wSQ7mAQrzmgJD5sivZyKuUbVHKnTGN5eQsNqNu+4UEbnHCr+NV8YqPGacYJKiZSbCIpnkYggY2k16oW3+Y3ptNep+STRWrqEwalM6gZHehFJB46Vx2LcVkbWcclnwtTWNOc9alDHzubivfKxB5B70yWUuu4nFVlCvNFbVAJqlyvSqskbaa+zTWJA3OaXSKZLgKO9E2Fwn2V4z1WqbaQfaC34UvJXgKMEUaAYyaGkReeOlWzSjdnPFDPKM81QwWZNrblqVqVaRRjBzU5GDLjihlYxyqRQJoc3jBYzik2/8Am7s96Pu5BJCMHt0pYqktSA+w/wAJtWlEuoSDnNsGI9GBA/ep6vq7HUjsgnd2BYuW4x7Vnv4MXIj+LTYykeHcwOh57jDfsa+katp6yXzeMq7d/Cg4GM1D0dOBcujK/E2o/ZNLtpIQVmlXc2eozWd013ntLiRXjE+PIz85P7U3/iMIVlHhyrtjACAcce9ZTS5SJcA7TxkZ45oWjaatgupRXKv/ADn8QnqQOKEIGOeRjvWh1gMq9Bms9MefrSZEoUIprYm5ZU4GevpUbiLwFUgHDZHPqKceA0kiiJGdy3CqMlqYXHwrq9zb+N9ieK3TLbpxs3fcOtWp/Ji8Vp0Y8v7VAtmmFzZtbkCWPGemDmqPDX+itFJGLxsjat5jgc7TXqviRFjlYKQVQmvU1shqtDZYpeCisxx0AzRNpC8rYaJlPutFW7y2yoVOyQjOR6UX/iF0TvMpLDvgVzOaN1jb2Sh03cvyH8KhPpQwSvFS/wAYvSf848ewoWbUrxWYCY4bkcVPMvghfdQFDjkUE8L54OaOmuZmOTJk/dQz3E4zh/yq1Mh4vglFA0YyQcmoDCSZ5FVtczHlpGNWK/jJ5hggVadmco8Tznc2e1VOMNUt/QfSouMNk0wsi3Tg1ADcwFddxRWn25nlUYoGdEJcd8VXtSN8MfuNaCeBY4VGAM9KSXKAMRQ2FB/wbe/Yfi/TLnONt0gz7Mdp/I19l1W+lub6MKPKH3SEDrivz5HI0U+6NsOpyp9D2r7nbXYvrO2voSMXMKuAexI6fjUZLVHR6aSVoR/Emk2tyFUocZZtxOffmsU6/ZZjt5xxitjf2cqSzSahcpOpwFUsUC+uQOtY3UY4GnKwKpGeSowBT1RtO7Gs0y32nNIOHjxu9/7xWfk/Smcdx4envDjBJHNKp321JnKVn034T0rTtDsBqtxKk0koAWXHCjGcL/3U/iRp5bNdU065cq48wVsqeORis9aatNq3w1FZwxZe2wjheAOyn8B+taKztZ7T4Is45Mcs7qMdFLHr9ajydFR4Wj51rEKXR8QLs3/MP6W9aD0TRRqF6ttPL9nEgbw3ZeGYdqa3pBnkJHXtQd7qU3+HQ6ecMiyF4zjzIfY/Wlk51UP4ZQ4crkKNStJbI3NowBcHaSvTiu1p/ik/DcmmWs+k/aYNS2hbm3lU46cnn39K7VemzvJjtpr96Of1GOMZ6FS7wse8NlVHWrlkytcnuRLK7MOTjOBUrS2munxb28sp77V6VDVlrSIRgs3FevI8BW700j0XUQeYYosdnlGR+GasbRJJABLfQKP9WxC2PrxVLHK+iXmgvJm2zj3qy2tzKQXUFRWgPw/bAc3jtx2QD96Ih0ywVVVJZiO/IH7VXtyrRPvQEi6fZTDBBjb7+Kol0Mq2Y5Tg9PStIthph+Yzkd/MB+1SNvpyKAhn7cCX/wApxhNEyy42Y59NljJywJoeeCVR8h962zR2JXzRuTngl88VS1tpzf7TjP8AzPNaVIz5wMOiO7421qdItBbwGR/mNGLYaXw6xEHP9Z5ojFkYjw3HRQx+lOiVNCy9kPB60knJLH3rUNFYsPPG59POeaoex018fypAfXxDzzS4sr3EYmTImb76+l/w11dZrNtMuD5rcmSM/wDAnkfQn86RNo+ks5LJLk9hIc0w0FtM0HVbedldEnJt5C75Chh1P1205Q5IeKdTNzrNpaTxsZSCoGQax2pRW1sAwRdmOKe64HRCFdgMcEDIIrAaxNNI2x7guB0Cris0tHZLJ+Ae4ux4hANASSmWTjpXRBIxwqkD3q9YBCuW606MbbY++BpFGsJZybvDu18I7eobqD+WPrX1vXbZYNHtrZBgRRKg/CvjvwXcxR/Ful+KcJ4xBPuVIH54r7TrqGe3xGQcL2NRVM2i7jR8a1SMxzMSOhpFdEmRSDhl5B9K0PxTc29pM8ckqmXPyLyR9/pSa3t4r2ETpcKuTjaUPWqcWZ8ortgV9cXF0zTXMm99uM4xXqNn07ETATxn6GvVcI0qMc2RSld2N9BsoJla81ESR23BWMDDScfkPen7ausUHh20aRRL8qKMY/8AaWXtwectlsYpdJJwBn3q1FROeU3LsZtqMr55wD2qh7p8Y6+o7CgN5OPQdRXCxx1pkhrXPAwK99oYjbnAxkigmfaACciobiQzZ5xQMMkuGAC54zzUWnAUnnngYoMtz34GK40nlPYdP7/vtQAV45J61xrglVB3Ak9R3ofd2746VKF4gZmmB2RxkhQe+QKErAv3sdqryfTHapqwSMvI6xoOSzUs+0FVaa4cqmM+Gpxx6UuN2bycO6hIIhlYx+p9TV8EuylEeXGo+HEHiBcgZG7gYoC3v7lwZJjGsZ7BSWNCwzGaOd27jignu5eFU4A4GKdIfFGm0a+zcF5fIMEgYyRgdSaS6pq5uZzbbf5Ckgk/MWJ65/SoxyPHYSSOxLSeUZPbvQ2oWw8KCRFO9otze+Kr7aQVRsPhz4tbwVs9QXx1QYV884p67W1yhaGIkN718qtXZSADh1OUPr7VsdFvC6qd3B7ehrmlGjrwy56Y9OnKqFhAq8dTyfzrH69cRQTsjN5vRea2eq6vYafp38+5CSsvkTqx+lfKJpHnkeWQlmY5Yn1ohGwzyUNILW4fxEkiYqwIZCOoI71t73451W60yKCN/AcxhZpUPmc98f0j86wUXlWMHqzflTU/pWqgm7ZzqckBXQZiWOS3XJ71VbXktqW8Poex6UVKnc0BMuGptEsM/wAYkMZRoxgjGQa9QkTRqp3KufUjOa9SpE0bC6nMhAUj6VUenXk0PvII9qtU+QUmQWPkHg5HbmuAkDaTya4SNn99ajyTkjpSAlv8xxyBXNxyFHJJyagQd+a9gdSecUAdZsg5PJ6Cq2fgk4z6V3GXHc+ldlGyYK6gyH5UPYep/wCqpJsYRbQSzKzAYUDLOegFSvUhjtCkZy7MpYd8ds1LVb3wIILSM8/PIfU9qBziE5PmJySa2UVEaQu1OQhVjz18x/agy+y3Pq36UVqiMZgccYAoCdsyBB0HFQ+yxlZDFu4/45oK1hM04UdzR9mud6+q15QLaFgnznq1OhlGoSBpFij+ROBRF06xvZFuijDf/J4P60vP+YM96Z3iBmh4B8oFCEwC0gUwmOTjzHa3pUmurm2BSJirg4Mg6H/2iLkqsWB83Wg1i3yPk8luKTQddFLhpHMkrs7nqzHJNVtwMn5R29aJkVkco/0qghTx2pUFEISWkGTgk9fStNqUlrcSRyWlv4ACEMBwCck9PuIGe+Pqc6BimsUwa3Qk8ng04iorkwV96AlwM5NEu5YMV6Ch2A6sOaGMFcjtXa64J5r1SSf/2Q==</text:p>
          </table:table-cell>
          <table:table-cell table:style-name="ce2" office:value-type="string" calcext:value-type="string">
            <text:p>Joe Dispenza, New York Times bestselling author, researcher and international lecturer. Dr. Dispenza received a B.S. from Evergreen State College and his Doctor of Chiropractic degree from Life University, where he graduated with honors.</text:p>
          </table:table-cell>
        </table:table-row>
        <table:table-row table:style-name="ro2">
          <table:table-cell office:value-type="string" calcext:value-type="string">
            <text:p>Daniel Suarez</text:p>
          </table:table-cell>
          <table:table-cell office:value-type="float" office:value="4" calcext:value-type="float">
            <text:p>4</text:p>
          </table:table-cell>
          <table:table-cell office:value-type="string" calcext:value-type="string">
            <text:p>https://upload.wikimedia.org/wikipedia/commons/thumb/0/0b/DanielSuarezJI.jpg/220px-DanielSuarezJI.jpg</text:p>
          </table:table-cell>
          <table:table-cell table:style-name="ce2" office:value-type="string" calcext:value-type="string">
            <text:p>Daniel Suarez is a former American information technology consultant turned author. He initially published under the pseudonym Leinad Zeraus.</text:p>
          </table:table-cell>
        </table:table-row>
        <table:table-row table:style-name="ro2">
          <table:table-cell office:value-type="string" calcext:value-type="string">
            <text:p>V.E. Schwab</text:p>
          </table:table-cell>
          <table:table-cell office:value-type="float" office:value="5" calcext:value-type="float">
            <text:p>5</text:p>
          </table:table-cell>
          <table:table-cell office:value-type="string" calcext:value-type="string">
            <text:p>data:image/jpeg;base64,/9j/4AAQSkZJRgABAQAAAQABAAD/4QXsRXhpZgAASUkqAAgAAAATAAABAwABAAAA8CEAAAEBAwABAAAAoBYAAAIBAwADAAAA8gAAAAYBAwABAAAAAgAAAA8BAgAGAAAA+AAAABABAgAOAAAA/gAAABIBAwABAAAAAQAAABUBAwABAAAAAwAAABoBBQABAAAADAEAABsBBQABAAAAFAEAACgBAwABAAAAAgAAADEBAgAeAAAAHAEAADIBAgAUAAAAOgEAAD4BBQACAAAATgEAAD8BBQAGAAAAXgEAABECBQADAAAAjgEAABMCAwABAAAAAgAAAGmHBAABAAAApgEAACWIBAABAAAAdAUAAIYFAAAIAAgACABDYW5vbgBDYW5vbiBFT1MgNURTACwBAAABAAAALAEAAAEAAABBZG9iZSBQaG90b3Nob3AgQ1M1LjEgV2luZG93cwAyMDE4OjAzOjI4IDE5OjM0OjExADkBAADoAwAASQEAAOgDAABAAAAAZAAAACEAAABkAAAAFQAAAGQAAABHAAAAZAAAAA8AAABkAAAABgAAAGQAAAArAQAA6AMAAEsCAADoAwAAcgAAAOgDAAAoAJqCBQABAAAAjAMAAJ2CBQABAAAAlAMAACKIAwABAAAABAAAACeIAwABAAAA+gAAADCIAwABAAAAAgAAADKIBAABAAAA+gAAAACQBwAEAAAAMDIzMAOQAgAUAAAAnAMAAASQAgAUAAAAsAMAAAGRBwAEAAAAAQIDAAGSCgABAAAAxAMAAAKSBQABAAAAzAMAAASSCgABAAAA1AMAAAWSBQABAAAA3AMAAAaSBQABAAAA5AMAAAeSAwABAAAABQAAAAmSAwABAAAACQAAAAqSBQABAAAA7AMAAIaSBwAIAQAA9AMAAJCSAgADAAAANzIAAJGSAgADAAAANzIAAJKSAgADAAAANzIAAACgBwAEAAAAMDEwMAGgAwABAAAA//8AAAKgBAABAAAA8CEAAAOgBAABAAAAoBYAAAWgBAABAAAAYgUAAA6iBQABAAAA/AQAAA+iBQABAAAABAUAABCiAwABAAAAAgAAAAGkAwABAAAAAAAAAAKkAwABAAAAAAAAAAOkAwABAAAAAQAAAAakAwABAAAAAAAAADCkAgABAAAAAAAAADGkAgANAAAADAUAADKkBQAEAAAAGQUAADSkAgAWAAAAOQUAADWkAgALAAAATwUAAAClBQABAAAAWgUAAAAAAAABAAAAyAAAAAQAAAABAAAAMjAxODowMzoxNiAxNTozMjowNAAyMDE4OjAzOjE2IDE1OjMyOjA0AACgBwAAAAEAAAAEAAAAAQD/////AwAAAAQAAAABAAAAVQAAAGQAAAAeAAAAAQ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ICRhACqBQAAAGFYAMUDAAAwMjMwMjEwMDA5MzUAGAAAAAEAAABGAAAAAQAAAAAAAAABAAAAAAAAAAEAAABFRjI0LTcwbW0gZi80TCBJUyBVU00AMzE2MzAwMDc2OQAWAAAACgAAAAEAAgAHAAQAAAAwMTAwAAAAAAEAAAABAAQAAAACAwAAAAAAAAYAAwEDAAEAAAAGAAAAGgEFAAEAAADUBQAAGwEFAAEAAADcBQAAKAEDAAEAAAACAAAAAQIEAAEAAAAAAAAAAgIEAAEAAAAAAAAAAAAAACwBAAABAAAALAEAAAEAAAD/7QoQUGhvdG9zaG9wIDMuMAA4QklNBCUAAAAAABDqQD1YQMUglJSZAq8ifSpWOEJJTQQ6AAAAAACTAAAAEAAAAAEAAAAAAAtwcmludE91dHB1dAAAAAUAAAAAQ2xyU2VudW0AAAAAQ2xyUwAAAABSR0JDAAAAAEludGVlbnVtAAAAAEludGUAAAAAQ2xybQAAAABNcEJsYm9vbAEAAAAPcHJpbnRTaXh0ZWVuQml0Ym9vbAAAAAALcHJpbnRlck5hbWVURVhUAAAAAQAAADhCSU0EOwAAAAABsgAAABAAAAABAAAAAAAScHJpbnRPdXRwdXRPcHRpb25zAAAAEgAAAABDcHRuYm9vbAAAAAAAQ2xicmJvb2wAAAAAAFJnc01ib29sAAAAAABDcm5DYm9vbAAAAAAAQ250Q2Jvb2wAAAAAAExibHNib29sAAAAAABOZ3R2Ym9vbAAAAAAARW1sRGJvb2wAAAAAAEludHJib29sAAAAAABCY2tnT2JqYwAAAAEAAAAAAABSR0JDAAAAAwAAAABSZCAgZG91YkBv4AAAAAAAAAAAAEdybiBkb3ViQG/gAAAAAAAAAAAAQmwgIGRvdWJAb+AAAAAAAAAAAABCcmRUVW50RiNSbHQAAAAAAAAAAAAAAABCbGQgVW50RiNSbHQAAAAAAAAAAAAAAABSc2x0VW50RiNQeGxAUgAAAAAAAAAAAAp2ZWN0b3JEYXRhYm9vbAEAAAAAUGdQc2VudW0AAAAAUGdQcwAAAABQZ1BDAAAAAExlZnRVbnRGI1JsdAAAAAAAAAAAAAAAAFRvcCBVbnRGI1JsdAAAAAAAAAAAAAAAAFNjbCBVbnRGI1ByY0BZAAAAAAAAOEJJTQPtAAAAAAAQASwAAAABAAIBLAAAAAEAAjhCSU0EJgAAAAAADgAAAAAAAAAAAAA/gAAAOEJJTQQNAAAAAAAEAAAAHjhCSU0EGQAAAAAABAAAAB44QklNA/MAAAAAAAkAAAAAAAAAAAEAOEJJTScQAAAAAAAKAAEAAAAAAAAAAjhCSU0D9QAAAAAASAAvZmYAAQBsZmYABgAAAAAAAQAvZmYAAQChmZoABgAAAAAAAQAyAAAAAQBaAAAABgAAAAAAAQA1AAAAAQAtAAAABgAAAAAAAThCSU0D+AAAAAAAcAAA/////////////////////////////wPoAAAAAP////////////////////////////8D6AAAAAD/////////////////////////////A+gAAAAA/////////////////////////////wPoAAA4QklNBAgAAAAAABAAAAABAAACQAAAAkAAAAAAOEJJTQQeAAAAAAAEAAAAADhCSU0EGgAAAAADRQAAAAYAAAAAAAAAAAAAFqAAACHwAAAACABfAE0ARwBfADIAMgA0ADYAAAABAAAAAAAAAAAAAAAAAAAAAAAAAAEAAAAAAAAAAAAAIfAAABagAAAAAAAAAAAAAAAAAAAAAAEAAAAAAAAAAAAAAAAAAAAAAAAAEAAAAAEAAAAAAABudWxsAAAAAgAAAAZib3VuZHNPYmpjAAAAAQAAAAAAAFJjdDEAAAAEAAAAAFRvcCBsb25nAAAAAAAAAABMZWZ0bG9uZwAAAAAAAAAAQnRvbWxvbmcAABagAAAAAFJnaHRsb25nAAAh8AAAAAZzbGljZXNWbExzAAAAAU9iamMAAAABAAAAAAAFc2xpY2UAAAASAAAAB3NsaWNlSURsb25nAAAAAAAAAAdncm91cElEbG9uZwAAAAAAAAAGb3JpZ2luZW51bQAAAAxFU2xpY2VPcmlnaW4AAAANYXV0b0dlbmVyYXRlZAAAAABUeXBlZW51bQAAAApFU2xpY2VUeXBlAAAAAEltZyAAAAAGYm91bmRzT2JqYwAAAAEAAAAAAABSY3QxAAAABAAAAABUb3AgbG9uZwAAAAAAAAAATGVmdGxvbmcAAAAAAAAAAEJ0b21sb25nAAAWoAAAAABSZ2h0bG9uZwAAIfAAAAADdXJsVEVYVAAAAAEAAAAAAABudWxsVEVYVAAAAAEAAAAAAABNc2dlVEVYVAAAAAEAAAAAAAZhbHRUYWdURVhUAAAAAQAAAAAADmNlbGxUZXh0SXNIVE1MYm9vbAEAAAAIY2VsbFRleHRURVhUAAAAAQAAAAAACWhvcnpBbGlnbmVudW0AAAAPRVNsaWNlSG9yekFsaWduAAAAB2RlZmF1bHQAAAAJdmVydEFsaWduZW51bQAAAA9FU2xpY2VWZXJ0QWxpZ24AAAAHZGVmYXVsdAAAAAtiZ0NvbG9yVHlwZWVudW0AAAARRVNsaWNlQkdDb2xvclR5cGUAAAAATm9uZQAAAAl0b3BPdXRzZXRsb25nAAAAAAAAAApsZWZ0T3V0c2V0bG9uZwAAAAAAAAAMYm90dG9tT3V0c2V0bG9uZwAAAAAAAAALcmlnaHRPdXRzZXRsb25nAAAAAAA4QklNBCgAAAAAAAwAAAACP/AAAAAAAAA4QklNBBQAAAAAAAQAAAABOEJJTQQhAAAAAABZAAAAAQEAAAAPAEEAZABvAGIAZQAgAFAAaABvAHQAbwBzAGgAbwBwAAAAFQBBAGQAbwBiAGUAIABQAGgAbwB0AG8AcwBoAG8AcAAgAEMAUwA1AC4AMQAAAAEAOEJJTQQGAAAAAAAHAAYAAAABAQA4QklNBAQAAAAAAgccAgAAAgACHAJ6AAAcAngA1lBBUklTLCBGUkFOQ0UgLSAwMy8xNi8yMDE4OiBXcml0ZXIgVmljdG9yaWEgU2Nod2FiIGFrYSBWLkUuU2Nod2FiIHBvc2VzIGR1cmluZyBQYXJpcyBCb29rIEZhaXIgMjAxOCBhdCBQYXJjIERlcyBFeHBvc2l0aW9ucyBQb3J0ZSBkZSBWZXJzYWlsbGVzLCBGcmFuY2Ugb24gMDMvMTYvMjAxOC4gKFBob3RvIGJ5IEVyaWMgRm91Z2VyZS9Db3JiaXMgdmlhIEdldHR5IEltYWdlcykcAnQAEUVSSUMgRk9VR0VSRSAyMDE4HAJzABRDb3JiaXMgRW50ZXJ0YWlubWVudBwCbgAXQ29yYmlzIHZpYSBHZXR0eSBJbWFnZXMcAmkAIFZpY3RvcmlhIFNjaHdhYiBQb3J0cmFpdCBDZXNzaW9uHAJnAAAcAmUABkZyYW5jZRwCZAADRlJBHAJfAAAcAlwAABwCWgAFUGFyaXMcAlUAC0NvbnRyaWJ1dG9yHAJQABVFcmljIEZvdWdlcmUgLSBDb3JiaXMcAjcAFTIwMTgtMDMtMTYgMDA6MDA6MDAuMBwCKAAAHAIZAAAcAhQAA0FDRRwCDwABRRwCCgAAHAIFAB52aWN0b3JpYXNjaHdhYm91dmVzY2h3YWIwMi5qcGcA/+EOKWh0dHA6Ly9ucy5hZG9iZS5jb20veGFwLzEuMC8APD94bWwgdmVyc2lvbj0iMS4wIiBlbmNvZGluZz0iVVRGLTgiPz48eDp4bXBtZXRhIHhtbG5zOng9ImFkb2JlOm5zOm1ldGEvIiB4OnhtcHRrPSJBZG9iZSBYTVAgQ29yZSA1LjUtYzAyMSA3OS4xNTU3NzIsIDIwMTQvMDEvMTMtMTk6NDQ6MDAiPjxyZGY6UkRGIHhtbG5zOnJkZj0iaHR0cDovL3d3dy53My5vcmcvMTk5OS8wMi8yMi1yZGYtc3ludGF4LW5zIyI+PHJkZjpEZXNjcmlwdGlvbiByZGY6YWJvdXQ9IiI+PGRjOnRpdGxlIHhtbG5zOmRjPSJodHRwOi8vcHVybC5vcmcvZGMvZWxlbWVudHMvMS4xLyI+dmljdG9yaWFzY2h3YWJvdXZlc2Nod2FiMDIuanBnPC9kYzp0aXRsZT48ZGM6Y3JlYXRvciB4bWxuczpkYz0iaHR0cDovL3B1cmwub3JnL2RjL2VsZW1lbnRzLzEuMS8iPkVyaWMgRm91Z2VyZSAtIENvcmJpczwvZGM6Y3JlYXRvcj48ZGM6cmlnaHRzIHhtbG5zOmRjPSJodHRwOi8vcHVybC5vcmcvZGMvZWxlbWVudHMvMS4xLyI+RVJJQyBGT1VHRVJFIDIwMTg8L2RjOnJpZ2h0cz48ZGM6c3ViamVjdCB4bWxuczpkYz0iaHR0cDovL3B1cmwub3JnL2RjL2VsZW1lbnRzLzEuMS8iPjxyZGY6QmFnLz48L2RjOnN1YmplY3Q+PGRjOmRlc2NyaXB0aW9uIHhtbG5zOmRjPSJodHRwOi8vcHVybC5vcmcvZGMvZWxlbWVudHMvMS4xLyI+UEFSSVMsIEZSQU5DRSAtIDAzLzE2LzIwMTg6IFdyaXRlciBWaWN0b3JpYSBTY2h3YWIgYWthIFYuRS5TY2h3YWIgcG9zZXMgZHVyaW5nIFBhcmlzIEJvb2sgRmFpciAyMDE4IGF0IFBhcmMgRGVzIEV4cG9zaXRpb25zIFBvcnRlIGRlIFZlcnNhaWxsZXMsIEZyYW5jZSBvbiAwMy8xNi8yMDE4LiAoUGhvdG8gYnkgRXJpYyBGb3VnZXJlL0NvcmJpcyB2aWEgR2V0dHkgSW1hZ2VzKTwvZGM6ZGVzY3JpcHRpb24+PC9yZGY6RGVzY3JpcHRpb24+PHJkZjpEZXNjcmlwdGlvbiByZGY6YWJvdXQ9IiI+PHBob3Rvc2hvcDpBdXRob3JzUG9zaXRpb24geG1sbnM6cGhvdG9zaG9wPSJodHRwOi8vbnMuYWRvYmUuY29tL3Bob3Rvc2hvcC8xLjAvIj5Db250cmlidXRvcjwvcGhvdG9zaG9wOkF1dGhvcnNQb3NpdGlvbj48cGhvdG9zaG9wOkNyZWRpdCB4bWxuczpwaG90b3Nob3A9Imh0dHA6Ly9ucy5hZG9iZS5jb20vcGhvdG9zaG9wLzEuMC8iPkNvcmJpcyB2aWEgR2V0dHkgSW1hZ2VzPC9waG90b3Nob3A6Q3JlZGl0PjxwaG90b3Nob3A6U291cmNlIHhtbG5zOnBob3Rvc2hvcD0iaHR0cDovL25zLmFkb2JlLmNvbS9waG90b3Nob3AvMS4wLyI+Q29yYmlzIEVudGVydGFpbm1lbnQ8L3Bob3Rvc2hvcDpTb3VyY2U+PHBob3Rvc2hvcDpDaXR5IHhtbG5zOnBob3Rvc2hvcD0iaHR0cDovL25zLmFkb2JlLmNvbS9waG90b3Nob3AvMS4wLyI+UGFyaXM8L3Bob3Rvc2hvcDpDaXR5PjxwaG90b3Nob3A6U3RhdGUgeG1sbnM6cGhvdG9zaG9wPSJodHRwOi8vbnMuYWRvYmUuY29tL3Bob3Rvc2hvcC8xLjAvIi8+PHBob3Rvc2hvcDpDb3VudHJ5IHhtbG5zOnBob3Rvc2hvcD0iaHR0cDovL25zLmFkb2JlLmNvbS9waG90b3Nob3AvMS4wLyI+RnJhbmNlPC9waG90b3Nob3A6Q291bnRyeT48cGhvdG9zaG9wOkRhdGVDcmVhdGVkIHhtbG5zOnBob3Rvc2hvcD0iaHR0cDovL25zLmFkb2JlLmNvbS9waG90b3Nob3AvMS4wLyI+MjAxOC0wMy0xNiAwMDowMDowMC4wPC9waG90b3Nob3A6RGF0ZUNyZWF0ZWQ+PHBob3Rvc2hvcDpDYXRlZ29yeSB4bWxuczpwaG90b3Nob3A9Imh0dHA6Ly9ucy5hZG9iZS5jb20vcGhvdG9zaG9wLzEuMC8iPkU8L3Bob3Rvc2hvcDpDYXRlZ29yeT48cGhvdG9zaG9wOlN1cHBsZW1lbnRhbENhdGVnb3JpZXMgeG1sbnM6cGhvdG9zaG9wPSJodHRwOi8vbnMuYWRvYmUuY29tL3Bob3Rvc2hvcC8xLjAvIj48cmRmOkJhZz48cmRmOmxpPkFDRTwvcmRmOmxpPjwvcmRmOkJhZz48L3Bob3Rvc2hvcDpTdXBwbGVtZW50YWxDYXRlZ29yaWVzPjxwaG90b3Nob3A6SGVhZGxpbmUgeG1sbnM6cGhvdG9zaG9wPSJodHRwOi8vbnMuYWRvYmUuY29tL3Bob3Rvc2hvcC8xLjAvIj5WaWN0b3JpYSBTY2h3YWIgUG9ydHJhaXQgQ2Vzc2lvbjwvcGhvdG9zaG9wOkhlYWRsaW5lPjxwaG90b3Nob3A6Q2FwdGlvbldyaXRlciB4bWxuczpwaG90b3Nob3A9Imh0dHA6Ly9ucy5hZG9iZS5jb20vcGhvdG9zaG9wLzEuMC8iLz48cGhvdG9zaG9wOkluc3RydWN0aW9ucyB4bWxuczpwaG90b3Nob3A9Imh0dHA6Ly9ucy5hZG9iZS5jb20vcGhvdG9zaG9wLzEuMC8iLz48cGhvdG9zaG9wOlRyYW5zbWlzc2lvblJlZmVyZW5jZSB4bWxuczpwaG90b3Nob3A9Imh0dHA6Ly9ucy5hZG9iZS5jb20vcGhvdG9zaG9wLzEuMC8iLz48cGhvdG9zaG9wOlVyZ2VuY3kgeG1sbnM6cGhvdG9zaG9wPSJodHRwOi8vbnMuYWRvYmUuY29tL3Bob3Rvc2hvcC8xLjAvIi8+PC9yZGY6RGVzY3JpcHRpb24+PHJkZjpEZXNjcmlwdGlvbiByZGY6YWJvdXQ9IiI+PElwdGM0eG1wQ29yZTpMb2NhdGlvbiB4bWxuczpJcHRjNHhtcENvcmU9Imh0dHA6Ly9pcHRjLm9yZy9zdGQvSXB0YzR4bXBDb3JlLzEuMC94bWxucy8iLz48SXB0YzR4bXBDb3JlOkNvdW50cnlDb2RlIHhtbG5zOklwdGM0eG1wQ29yZT0iaHR0cDovL2lwdGMub3JnL3N0ZC9JcHRjNHhtcENvcmUvMS4wL3htbG5zLyI+RlJBPC9JcHRjNHhtcENvcmU6Q291bnRyeUNvZGU+PC9yZGY6RGVzY3JpcHRpb24+PHJkZjpEZXNjcmlwdGlvbiByZGY6YWJvdXQ9IiI+PElwdGM0eG1wRXh0OlBlcnNvbkluSW1hZ2UgeG1sbnM6SXB0YzR4bXBFeHQ9Imh0dHA6Ly9pcHRjLm9yZy9zdGQvSXB0YzR4bXBFeHQvMjAwOC0wMi0yOS8iPjxyZGY6QmFnPjxyZGY6bGk+Vi5FLlNjaHdhYjwvcmRmOmxpPjwvcmRmOkJhZz48L0lwdGM0eG1wRXh0OlBlcnNvbkluSW1hZ2U+PC9yZGY6RGVzY3JpcHRpb24+PHJkZjpEZXNjcmlwdGlvbiByZGY6YWJvdXQ9IiI+PEdldHR5SW1hZ2VzR0lGVDpDb21wb3NpdGlvbiB4bWxuczpHZXR0eUltYWdlc0dJRlQ9Imh0dHA6Ly94bXAuZ2V0dHlpbWFnZXMuY29tL2dpZnQvMS4wLyIvPjxHZXR0eUltYWdlc0dJRlQ6SW1hZ2VSYW5rIHhtbG5zOkdldHR5SW1hZ2VzR0lGVD0iaHR0cDovL3htcC5nZXR0eWltYWdlcy5jb20vZ2lmdC8xLjAvIj4zPC9HZXR0eUltYWdlc0dJRlQ6SW1hZ2VSYW5rPjxHZXR0eUltYWdlc0dJRlQ6UGVyc29uYWxpdHkgeG1sbnM6R2V0dHlJbWFnZXNHSUZUPSJodHRwOi8veG1wLmdldHR5aW1hZ2VzLmNvbS9naWZ0LzEuMC8iPjxyZGY6QmFnPjxyZGY6bGk+Vi5FLlNjaHdhYjwvcmRmOmxpPjwvcmRmOkJhZz48L0dldHR5SW1hZ2VzR0lGVDpQZXJzb25hbGl0eT48R2V0dHlJbWFnZXNHSUZUOkFzc2V0SUQgeG1sbnM6R2V0dHlJbWFnZXNHSUZUPSJodHRwOi8veG1wLmdldHR5aW1hZ2VzLmNvbS9naWZ0LzEuMC8iPjk0MjA2NzcyNjwvR2V0dHlJbWFnZXNHSUZUOkFzc2V0SUQ+PEdldHR5SW1hZ2VzR0lGVDpPcmlnaW5hbENyZWF0ZURhdGVUaW1lIHhtbG5zOkdldHR5SW1hZ2VzR0lGVD0iaHR0cDovL3htcC5nZXR0eWltYWdlcy5jb20vZ2lmdC8xLjAvIi8+PEdldHR5SW1hZ2VzR0lGVDpDYW1lcmFNYWtlTW9kZWwgeG1sbnM6R2V0dHlJbWFnZXNHSUZUPSJodHRwOi8veG1wLmdldHR5aW1hZ2VzLmNvbS9naWZ0LzEuMC8iLz48L3JkZjpEZXNjcmlwdGlvbj48L3JkZjpSREY+PC94OnhtcG1ldGE+/9sAhAAJBgcIBwYJCAcICgoJCw0WDw0MDA0bFBUQFiAdIiIgHR8fJCg0LCQmMScfHy09LTE1Nzo6OiMrP0Q/OEM0OTo3AQoKCg0MDRoPDxo3JR8lNzc3Nzc3Nzc3Nzc3Nzc3Nzc3Nzc3Nzc3Nzc3Nzc3Nzc3Nzc3Nzc3Nzc3Nzc3Nzc3Nzf/wAARCAE+AT4DASIAAhEBAxEB/8QAHAAAAQUBAQEAAAAAAAAAAAAABAECAwUGBwAI/8QARBAAAgEDAgMFBQcDAwIEBgMAAQIDAAQRBSESMUEGEyJRYTJxgZGhBxRCscHR8CNS4RUkYjPxU3LC8kOCkqKysxYlNP/EABkBAAMBAQEAAAAAAAAAAAAAAAECAwAEBf/EACQRAAICAwADAAIDAQEAAAAAAAABAhEDITESQVEiYRMycaFS/9oADAMBAAIRAxEAPwDipkOanjbiWhgM1LD4WxSjkxWk4DU4UYrxWsYiVakC14YHSlz6VgiGmMnH4QNzyp25qx06IAlyoY4OPSlboeC8nRDFF3EQBADVI78Iji/uyX91TFC8wJ86EZuO4kYDbGBUbs7lFRVEsgIII5BRjHz/AGqJs5HlyqdfHGMcwMUx18ByN9jRFaIwDuB7qkh5MG+HupjHBD+eKnVQRxD5VgpDLcNFOpJ2zwnPLBq0k0zvUkeAYliPiHmD+vSq7OQRzOdhWj0a9Vvu84B7xR3chxzA6/DY0smUhG9GaTwuI5ThT18hUslsFYYbiXoynIxWq7WaDEP91bIQkmGK+Wf81loCYmNvOGC8XhPPh9PdWTszhRD3ckTFJVxkfA+opGtnyWw2BvkdPfV3Da/eVNqfaG8bn8vr9angtzBG3GnC46jkB+fP9emxZAlGkZthxRklxnOQuPn+Q/gpI4RgpISuR4Wxn5edWklvGruTjhznYbfTl8PWoigeMOpI4SOe58+fXl/Or0Rbo9DCJvE2Vl4csEGAfUef8PQ0klhL3Yu7V+KNCPEuOKPPQ+Y2NIcrHnxDi3DKeR9PfsfhT450BLoAGkGSqnwk9ceXLNGhWwFpnVu9jydvGPPz/n+avtO1V/uo4cjIzgjn6+/zqnupIZsB1MF0hIfHsyeuOh+nKq1ZnifhO2OfrRaEui/vL/gRl28XLehrO6jAOTjNBP8A7pMqfGOY8/WgpFeM7ggigooScmi9lI4sqciplt1uYSp5gVSWtyQRxHlV7pcwaQDpSyVI0HbKgKYZWjNPl3Xej9fte7kWZOVAAho6aDtCTVMFIBWh88LUTICp2G1DlCxqiJllY3O4FbHTrFru0IYZBFc9UtEwIrUWHan7pacBG4FSyRvhWEjO6/pzWOoMB7JNDL7NF6jfS6ncFwhJ9KBPeRvwyKVpldbFtWONJmnGmZrDEK08DqKdwDG1Ko4edERBMDcS4p5FDQtwvRnMZrBZFikp5FNxvRAOhiMjhR1POrkAR2wx+Ll7qC02ItKEI58/dRt84zgclxUsj9HXhjqyEnu4ZH68OaBg8x5E0RcN/tmA5lRQsTlMHbljn8aVIo3slB4eRxnlXu9DZDcuhqJ34uX4ajAONvdWMTTDwKN8npVhYxd65hxhhgg0LYwi4KwlgshzwFuRI6H39DVnaRNDdoSMMuPFQkVgrK1gVdsYyNxVnozrHelT/wBKYcXCD5DJHy4hUsliU1Ro2BwHYPny/TnioLde4Kvj2ZAR7xj6YJpelUqOwaTaJqmhLGxEjqmAw/EuPzGR8qwHazQPu7JdwIWhkUBsfhI863X2fzZtTEhOAnhB6cJIz8RirCawjma6jlUmKYkY/tOenr+3voCX4yaZyu2gbuoJAMMpyGx7WBnb6j/tVpLGk3BLCuRKgZkHmPy2z8hQWoIbO8aD/wAOT5EZ/PejdKEjiSBN2t3LL6A4Ix9frVHoXpnNQ4Le7eLJCupKEjGPTHTr8aAsSzLKsbYV8jGOWf0/arztoiPNHcxJjLZHu/f9qp9Ii4ll4MlV8W/IHbPz/amT0SlHdAEspjk3JIVuR5b48/5ypJiImU/hJBO3I4/cH+Gn3lse+n4VyvESMcgM8qhlDMqqwORgL7t/8U1k2mDX0pkYPtjkxHn0PyqDvTJwCQ7ptn0qS4jaMMjZAzyNDcgABvnn/P5vTEXoOt5ChIUYbmCORomVBIgYbZHIjlQAP9NWUjKnqdxREEpJIIJ6/wA/nSgxl8YO0bRyYNWenzBMYO9RypG49r2hnaoEDQuOI7eda7Qjh4u0aWaM3tocDJAqhtoJDcGHBzmtloD2v3TikYZI5Vn9auoLa/LwY+FRi2nRSVPoVLo6R2neSEZxWanKo5C42oi81q4uh3SE8PkKSw0a6vpASpCmrQjJkck4IA42kbhRSx9Kt9L7N3d8waQFVNa7Ruy9vagPKATWhXggULEoA9KusaXTlllb4Vmj9lbW0jBkUFqzvbrRRGnf26YC+VbqOZutQavbpdWEisMnFaVVRop3ZxdG4lpDtUt7F92vZI+mdqjNROpMYsmKUtxUw8q8vOiBD84OaNt34lxQgQkcqntomDZPKhYQnG9OSPbNSDhHOkWQM4AoNhSLKxhMMBlYAM3L3UJdOWkIz13NWJGIAD0AqpuDxBj1yN6j12dqVRo9OuGZPL5EfwUGilpCpqxtUWVlVgDksnPzBx9T9Kit4A6l8YBGfnj9xTGoY1m6NxYOOtFSWXdwhsgkKSR7sEfQj5VdxRrFblmUuvB7OM4cEjceW35edMVraWF1VgwPg9cZG/zU/OilZm0iqgtC3DjwgeLfof5vV5YR95qbW7jLSQ8UTZ5+o9duVDmeCOJuEHZeedyeFT8OdKbhkNtcxjh7kFsnBwMgYB8sMKEkPCVsO1VeLULeY8pd29DjcflUN7arDwkDOYoyduuSPyzUliG1a/ijAPD1I5gDmfr9aK1eRZb0xRkcShU4l6EE0hWzafZ6nCgXO/L4cP71rDGpieThyC/Fv5Zz+v51n+xdi0MEZPEuUwM9eRz9T8q18toJ7Vo8HhI+dFK0c+WaUtnEe1iK+szmNhwuQc8855fp86tOxemSzTCYqQrZCN0PCdx/Ola+87EJPq7X5kAGQRGF8uH9q0FjpNrYJwwoFGc49aNOgvJFcMpedhrW+WNbhmCoQ2Acb4OfrUCdk9J0W1cSMpQjDFtumK0+v6xFpcDFt3x4V86w0El72nnIOe6J9nOwHr8qXXDXJq2Vl5BYbQ6faiVmyQ6gkn+fGqmTsfqkwEphWMDcA8/jXR5z2e7JRK+oTxQyyeYyx9ceVYPVPtG1TV53tuzGmZXJHe8PF8STsPjimSZOWRIzutaXNuJISsqr4wo5+orODTLt4Wk4YljT8UkyIenIE5PPoK09zoHajUiZ9Rv449iSscnEw9PDt9azkumW6XDwz6hcJIuxL2+3/wCeapFP6c8pfoabdQnG9zFknBjAYt7+WOg616ZYAVFtK8uPaZk4OvTc9MfWhdT02bTjCzSxzQzqWimiJKsAcHnuCOoptvcYCq2Ao8hz99NQkZ7LGHkEYEg+VFPCVHLblg0CjYPPAbkRRELFXKMf80h09Q0zzwqVhZgOoHSltdJur9uLBAPOrWziheVTKBjOzdDWp09oY07sAA1WEU+nLmbXDJ2GjraXarOOfnWzt4khQGJABigNXt+JRMvNaP0mVZrYAncVXyUdHK4OWw2EtJ6VNwAc6bboeLFC61cm1H9Pc+VI8hSOKw9IGZs9KmdY+Ao5xtVDp3aJc93N4WFQ6nqoJJQ1FzLxxmS7b6elvdGaLqd6zaniWtVqzm9hbj3NZMf03ZD0rR2jPTFEZJxRMVrnc0SqIgycVG9yM8MYy3pRs1JdJVREXeo2nUHCDJ9KsdL7O6hqjgsrIhreaP2JtLWPMyhmI61qA5/DlM1w7ZVQc1YaVZu5R5cgZzW11vs1bwS8cSDFVJi7pWA2wK0tIbFbnsgnbwHP9vT31XJFxRAnGSxb4A/96NuAeWemDXhCGtVKnGACduW5OPlioo72NsIVjk7x8YjbLA/27D6kinW6hLeKV1XcE+XJsb//AE1MwVIndxkMmSOvpQEtyi6datk+IMx9/ER+gp6E8g2XUDm4hDeyVKZHn/7RVRa3xRWIBDEHceXPHxqDv+KUsq7lMADz5CoGwjSKrllVscWMcWOtMicnYTLdNJPgb8h78DAq1fvPuzRncFeHY5ydqf2S7NXWqyPchCIIj7R5E7fuPnXUdH7EwkR/e19gbZ69aST+FselbM/2W0e9hsWcQf15UBVm5BTyP5EfCrCx7H3f32zeeNmyXlbbfYbZz1JroEKWdkWZ2TcggD8IAAA+lOuO0umwDeVWPTFCl1szyPkUHW9n3KqqKPD1HoBj50cGEeTyB+lV9pqsd3HxxMCOvCeVTGbj2p7Xo5XGTeyad8EMORoSaXAOalJLRn0quvGKqc0kpFIRM52msJtXvLeGAeAe21A9pdbtuwFlbaZZQm51i5XiihC5IH9zem38waK7R9qYuyumi9EQuNQuJO7src/jfz9w2rCR2ziS81rXrhri7f8AqXlwObnYCJPIch8PdRjH2Cc234riK6w7Oah2hvpLzVne6uHcsy8R7pD6nrWog0nSbVRDPOJGTYRRyogX3KDWT1DtDcXFrIjXC26nhMFsFbhkBbBVQBjbnljv6mnaP2d/1SyvJp7lY5IGATwDDc9iKo8Vq2Isyi6ijSXFnYnMmmyPC6Nh+F8kD1rHdq7A/eWmZfEq8LuOTeRx50kOg61FcSJZ5UY3YPgH4Vs7vSC+iCOYBpljAJ58W1I6hwa3PpzHe47LzxkZNldpIpPRZFIb6ovzqmQEnCjJrRrbNBpnaGMjCxxw/wD7Vx+tZ9MxsrA4Iwatejmr8gu2O2/IDr0o05QISdiPCfzFOnRAIpUwVlTJHVehFQOAvKkZ0xLC0mD7Mw+fWrmyu3UZI3U4I86y8EgV8n2TzxVrBPlQQdxvS3Q0opo1zzLLakDO42zzqk07UHs78xucLmkttQ7okYGDuA3Wq3V5TI/ertjketbyJfx0bmTWIkUFGGaqdT1ITNxE7Csxazu6btn40+4nbuyK1WLdEj3KSXXGDiiJpA6ZVs1nmY5yDvSw3TqcFjim8BPMvIsP4T1qm1rT2ilDINmqytbhWI86ubi0S6gjPUUjfix0lJGd07Q7/U3HhZUNbvQuxdvahXmUM3rVzZCC2UKigYqzEwaPIqhLvT0MUFqgWNQK9JPttQsz7Ek0C103FgUGNGkO1N++QLjmayeoJ3fhPMneta65TiPlmsnqbB5Gz5iklL0dOKG7KuWMcQAyQcZouJkisrkugxhVHnkAD6ZodM7MP/EHPy5frQ19cZjaM5HE5Yb45nP6UEWlwZcTF1ZTzwAADtVIz8VuE8Wx2PvolpmfiBxgqRj+e6glYBiG8QBHpmqEGydPAFIwCdvOtD2e7KXusSgKndR5HE7g7c6k7E6T/rOqq0iA20OHbbYnoPzrrd7dwaTa5iQcbbIuOZpGx4oH0qKy7M6UtrxgcJzvzY/wV5tW1W9i4dNt2Az7bAfT96k0LSe/c3mqsGkY8WHOAPKju03bTs92Xsghu47i/YAR2VsON89M/wBvxx6ZpUnIM5xj0pzpGs3SnPHxMvMEjeqyfsjMvG95qEceN2DzbiqO97Tdtu0zd3EF0y2flGuTIwI64/ZaD/8A4TPcNnVby4uGByRcTHn58IyR861RApze6N12fvdJ0WJu+122bvdgGmBG22xrUadrFhfnFnfW058opVY/IGuVwfZ5p0owq2xbrl5f3FC3X2ftFKDYB7WdfYmtpWIB/wCQO+PUHbyNZJGbn07yJYY4e8mdI0HNnYAD4mue9svtF0vTX+7adC2o3DbBoj/TG/8Advn4fOsP2StNT7Y6u+i9oNRuM6dkyK8hJIDY2GfXGeWMfHsundl9J02JBa2isyjAkk8bVpKtE4yvZwe61y+13tdo0upR9yscTRwRlcKreMjHrkr9K376aJpIUNsJLeB84c47xh6eWaG+1jsmZoRqmmpw3kDBwUGCcfry+VXXYbXrPtZoytNwrqFuAlzFyKt/cB5H/HSmTuP+GSqTT9gsXZWxcvNJb4LlmEYbwoSOnUb0WuhWkCDi7tYsAiMbAHr7/fz571oW0gkeCeQfKov9HUHxZY+bHNZzY6xxXCiWBZZOC33jG3F5Dyoi5sgtsRj51ewWaxA7ULq8kFraSTXMiRRIMs7nAAqTtlNI5F2t0w2Wk6g8Y8WoTwW8a+4s36D5Vgr2IQ3Hd+W1dXCT67KupzRPFp8Qb7jE4wXzsZWHu9n0JPWsB2r0+SDUkbgIEnLbmaspU1E53G7kBwskloIyMMhyu/zFK0RKjhJ5GoI24WIOwFEv3gwRyO+3T+frThetg48J5ZB50ZbkqveIeR61Aviyuw239afFmJw4wcfGkY6dlmrB0IA2J281P7U1gGjKuDnk2edQQy8D8TZ7pv7fw0aFeJS/tpw5xj2h5igM1ZWd21vJjOVPI1KXyhBFFeA5VxxbcS4POhWThzz+NMmc+SPwBZNzUD+E0VLs+Ryoabc5FURBhlg4BBJrSWVySmOdY2OQocitT2euIXjbvWA2qeRaHxvZt4sGQb7VZ+BIxvjaqKyl4wN969qs8qxhUJGaYCRbZSfKhhmoGgMByeVUdqLmGZJFkJBO+a0N8xaw4hzxQtDOLQHdXqd0VU74rNXg4lzz4uRx1o2cgwk58VVrk92gZt88qmzqx3RHHCJEY/2srDHkOdUWpueLO+5IGee3/urQxyFL1wh2C4/nnWZ1Bir4O/8AN/r+VFDy4BSOeEqOZ5mo1HG4RRknantGzPl9hUthbyXF0tvahWnkPDGC6qCfexApzm9nTvs6VYrBpUx4zzxzHSrztFqllp7R3F3KP6IDFc8geWfLPQcz0BrBR9po9Gs4dM01kMyxAzXfCWVBjPgX8Rx54A9emTnup9XvoYHmcJLMADI3EeJjjiY9TQ8L6aWbx1E2b6/2i7ZzywadK2n6VF/1pztwr6kdfJR88crns/2WsbWMzwo6xjPFdSjMsp9PL4fWmXEkFtcWvZnSVAtbbeZx+NupJ86k7c6t9x02G2tX7qVhw4U7qPPHuH1pG/J0uFIpQXlLpBqvbGCwY2OixgDOHmADMfdn2vedvzqnRr7UNRig1C7ubZX4CCZGyEkGVcDI2I36bGpdG7Pd9pdveRufvzMf6TqQCnQA/wA51pezHYmOCH7yV4i8mTwSHGw65GcZP/erRUUjnk5yYdZ6NqGky9xNfG8ULhFPNfjz+ZrX6Pblk/3Cpxr1HPFCJa8HDneY88dTV9ptt92Tjfdj9Ki+2dXI0cpumGkfbLbzQpwR6jAyyj18S/8AoU12O1l4owCOlct7SxLf/a7pcMC5+7WbTP6ZJ/Wum2YwgFaT4TS0xmpWi3UTI4yDXLde7GXllqf+sdmrj7pqiH2PwTjqD6/nXYWUEUFfWqSxsCvxpdraCmpKmc60f7T4bXFp2tsLjTLpNmcRl4mPmMbj6++tCftC7Id3x/63bYxyGc/LFNv7C31CIi5t0kaM4ORuPjQ1t2T0AhZWs8539oitf6KKP7AdR+0yyk/paBp11fynYOyd3H8zz+FV1tovaHtHdJe66iNGpzFbSgiCP14Obn37eldDsdP0y0UfdLOGL/kq7/PnRUhGNq1MOvlma/0RE/qXUr3Ev9zHCj3KNhWS7b6X97051Rf6kRDx+hFdGuCN6zurRq6nlWWjPfT5/YFiG3GedFJM0aFSqk9GxVl2rsf9N1QgD+lMeNduR6igu74rcMvP8J93MVYlWqBTEeHjG3lXoidyfjvSFu6YlslCcYzyqaEKHVyRgnZgNgc1mCLpj4WEbANuh5GrG0mEcvdyLxxt7OTgUK8Y8RCgAHPCOWOuPd+VNaJkTvFPFCTjbmhpSoRfhkdgRuACCORHnQqzccZy4yDuDzouAi6ga3Lnvl3iOdiMbiqsjhJOfPI8iOhrCSVk4tzPkR+Kg5bZo2Iei476a1UtBw488UHPdyzENIck0ys55qKI5AtNjldM90T64r2c86tNMn0+FCLpWDeYGadKyblXDY2cpikwTtVzwJcIOKs+4wQR0o+C5It28wKA7BdQvBbyGOI7ihBr07L93bJJ2GKrJrovfvx0sDIt+jNyoqKA5tl8lswgDueY3FVlw4XJQAv0q+mlUwgIcjhqgnIW4Z+aKPKoSOzC9DFbglkaPYcK/lWfvADKV/s3GRV8MmfhXctwg1XX1r3l5Nw52QuQP7cZP/q+VZDz4U08jKWwBljnlQUU8kcyyo5V1OQQeRq5a14o+Jh7QwD6/wANVn3UKxU8+84c+nQ1VM5MkXZtOzN92eidJri2M1yDnvJow3D7hVN2lgtLDUpLjR4c2zPxIz790fIDljOcZz0+NnoXZaS7txLBMMk8mFbaz7HW7aU0V1h7h+bdAPKp+TTKvEnGmB/ZtJaapDd3YRGu2AWdD+EnmR6Hn9OlX0fZDTHvGurmJpZgRjjYsNvQmufPpWr9iNVOqaaplt4/+vESdk65818m6dfXrfZbXtM7SWK3NlKOIY7yJtnjPkR+tLL7Hho/+ZdJEggTAWL2RgYXlRMCzkd3BGYl55bn8qt44E2IoiKBeLlvQVso6RBpunrF438TeZoq8kitbaSedgsca8TE+VJqGoWOk2xnv7mOGNQT4jvgVzXX9cu+3WdN0WOWPS8/7i5bKh1/tXzz1Pyz7VO0ktkblKWiPsGsmt6/rXaiQeGd+4tc/wDhr1HvwK6FYXBwUcEMpwRVT2bsodMiSxgwEhQematroIjGQHFJZWq0WsTgnc7Ul08YXwkH1rMy6t3Rxxrj1NJda0i25LNvjz503loX+LdlbfaoltrEi5whGDmn6Fe/f4JXT/piZ1Q+YB/fNYOO3k7Wdq242cWUBy5U4yP8/lXR9Pt4rONYoI1jiQYVR0pFsvpBgDw7kkip++4k8JFQFi3Wongl9qKQf+VhW4LY28n7tCc71UCU3QONxnFWd1ayyQniXBxTNFtE+6HI8QY5+dCzHOvtG04yaS06r4oGDfAc/pWCsbgrhWwUbHwrtXau0WSzmjI8LKRiuCWjrDO0UuCoYqT5VaDtEpOmWt7bKyh4s4YHiGKBjPcngbOG3qzieRQqDcoeJSNwRQN8qPjgyjb4/anEaCfvP9DjVyQNj6Gore8aObGRwv0I8JoJHkDbeF8YbPI0x3yeAE4B2BoNBUi9fhDfebVTH3Z8aZ3j6fEVHexK8a3MJBPD/Ux+L/NB2krgjhPiXcEHnR0L90cOP6Mm5HLhO4yPTf8AmKA3SqYjgKjI8qHZwBuMYo+/txCSVJx69Kr5AQSfP8qKJzRG0vkahaRiedPYdQu1e4PSqI5mdLYU6FguVPI0rrvULilKsodWTu7suvI0PxnYjnRuretVy8gKZcJPpfWl2Wt8M24AzQ7kyygDbJ86Ciz3gCnnRXeY4OEdDmoT6d2DhNH/AP6zt4VIyx9xFDX6YuRwgrxZRiDjb9uVEySGEyLxcnVvfz/enXMazNwtjHFnwjJyR+WQKCLMroGRrN0I8YYOv1H7VWX6GIuAuzKGB91HKBwuST/Nv2qO7w8KBlwVwKdMjNaNb2OuTHiIkEcxit/by+EVyLQZHtncj2rduEnPNTyrpml3STxqY2BVhkUrQyZfSW8F9GA/hcey67Faxmq9iDaXpv8AS3uLC65i5sBlW/8ANH+gIHoa11qSDire3flmkqnoLrjVmEtNc7a2Y7sNp+oqBgM8ckUhPqMEfKjo7v7RtW8FvDZaeh5yYYn5nFdBiwfLFTowGKKv6K/FLS/6Yew+zWN5PvvanVLjVbjPF3RYiIH3davrmOG1iSC1iSKJdlRFwBVzPL4appP6t5EvTiz8qEg47q2JPAzRhoHCTjkx3B9DVPf6druoDujdJaQfiMD5dx6Ejw1qGjB6CkCketZoZSoyUPY6yXf7oJpeslw5kY+8mvXHZS4u+G3+8i2txsUgjwcem+1bWAheYqGa4t4nJ7xVPXqa3jYPOTZVab2fs9Fte4tI+AcyTuWPmTTiFUnJxUep6vkFICMDmxrMXs9/fYFhE8mTjvW2TPp5/CtwdY3Vs0Nxf29v4nlQBepNR6Vqi6pdd3bZaNdy+PD8K59L2a1K/kkl1edlhj4XCq2Awzy/SuidlokttOjSMYGwUeQHIVq+gpU2jR90O5IODVPbf0Ltoz7L5q6DAx1R3xxcBgeVAmis7UqBayH0NfOdxhrid1zkStn3Zrv3ba8EOkTuTjCk189IzFi/Uk5qmMnle0XFhcYCEtsDuKKuLYHcKck//VVVDG+GlTkButH292QoUHiU/hbkPdVAJ2CzQMpOSQy9B1FDSKJJQ5JGee29Xrr36mSMkEdSvsny91CwxZbglQK3L3g9QaxminRznn7xVtZXCvH3c3i6c9/Wg9Qs3tJzxKcetRROqSKyE+Ib9OFvT86zAmXLFXj7qQEhTgHy9KrpY1RcMmcHhyDviilcjhJAKsMnyP8ABUl0geJ2QZbhDL0Jwd/oTSjtWikZSrFd/P300FsY5j8qfIcMGUHHkelNI3J5VRHLJbOnuMioGqbORUMgwaBQrNTg44ywqkTZ8HpWnlUMhBqgvIe6lJ5AmjdCONskhwcHrS7PKcHHCCaht2ww64p/GEZidv1qE3bOzCqiT3DcUUzsBy235bf96OjCma3znxqQD5HO1VY8Y4M+2dqPyPu0BGx238if4axUj1iFYdSYwkmOZQwA+o+dVFweJGXI2AHvA5fnV32gLu0U2eRAznkD/wBjVBwl2aMEFgTw+tEDWiSCaW3gNzG2GQiOZMcxkEH8q1vZPVUjue74wI3AOAchT5frWLt7gpxQOcxSrwkMOXuPSk0y+ewugd9jhgabpG6O82cgdgeed6tkfhAOdqxPZnUe/hj32xlCOq/4raxYaOpyQ6d7LG1mBGKKLg71TwOUJBNEm42xShCZpRw0Fp699eSy52j8A9/M/pTZ3buXfcgA4FJYv90so1YhSRxMx6k7msnsL0i2O1QXN7FbDLsM+WazOp9qljmFpp6NdXTZCohoTS9J1jVLgSavmIMSBBnhwR0Y0b+ASXZOi6n1rvnMaNj/AIqCT9KfbWV5fErBC4AG7SHhFXGm6db2ogaGPuymBJGR9aulSOKXjUBQ+x99OlYk86jqKMzp/Z3vbll1TDBRtEpOD6k9as5NOhgt5YVAC7NH/wAceVF32oW9qyknjk2HCgyd6otYvpLuQxPCUjC7LxeJs5G+OQrPxQieTLIy9833u7CpkqnNgdmBwfpV5pi8ESgDA6UFDYR28aQW4HCBgY6CrKFDEFTrip7O3JGMIqKLB5eGLNU1zJxOffVpNn7o1ZwT5aQk8qxzmK+1LUhDpTwcXik8IFciQ+yBn1HnWp+0nUfvmtdyrZWLn76zMS5CkHHrV4KonNkflOg+DjVOJM8JGMU8BQAVzg4J/wCLftXrMqsUnG2NvD61ZW8C3JV7fhYsp4lA34hvsPUZ+RojJjrG7ihZeMd2c5U52Pp7qOvLWOQllj6Z4U3IU9R6c/5vVYkeWMWUPF7I/avNPNaTLFMSVIBB/s64HxoozYFer4MrIXA2IPT/ABVcSFYgg4I29DVpPOWlMmQeIc8bH30K8AmjaWAZEeO8iPNcnmPSgA9bSOoO+QTnbzqwtz3nCocBsHgPrVXGMcvCc7VKhaOTu2yD0xQKJ6GXAHiPCQfxKehodeXOjywuSRKcSgYzj2x+9CxwoWPeMQvmozvRRCaOiZrz7imvsaQN0omREartSh7yIkc6sZdjQ770AopLaGQIWcdcU6ZGIBGdqsLgjhGOVVzOckipS6dePhJC4idGJPhOT9aPidJ7CRx4SpXgPmR0PzNVTH/bu2d98/z41Z6XwupjJypjB4cdSOnzFb0NeyO+lM+nk8RLDc+8daoHPjyd886uG4u5ePHNCMfOqojhJYY2I2xQQ8kQPk7g4Ybg58q9KO8JIK+IEZNOlXMZxzFQRNjIIyBVEc0ls0vYXVza3qWsrYjYngzyBP7/ALV2fS7xXiXJ6V89WJjMhSQleqsOhFdR7I60LoNH3oZ4zhtsZ8jjpWkrQsHTpnRMZbap0QNtQFvNxoKsbduIVFlkEpCGHCdx5UjWMbIYpVyMYFPWTgNEoRItBAdmefs1DbyJPYhYpI/ZGOVNmvL6GQs8ag7Db860Tr4aglhVxhhmnthXi/7KymOsXTGQxx8DMAOWQPWjYL2aTHexNKMcnfkflTxYRliRtRkVv3aYSirGf8NaQKbadLR8ssETHIAGCKHZASFjB4dskjmasmgZ3zKxbyyad3arRdGjkrgFFbrECwHOowOKQnFHuoxk4ofhw2aVi7e2OmH+3OfKudazqSWAv3ZsCMkj5V0W5IFqT6VwP7S9SKXl1aRt/wBR1z7sChHbFm6VmFvbh7y7luHyWkYmpIH4UyuOfKm2sSyW9yScMqgr86dYR95NweYPzxmuk4ovdsPkdDfsDkKxDHzHnSW1xLZ3PDG/C8bjhYHkQcg1DLmSWJ0IyUBO/M5pLgLJIDkiQjLZ67UCpavOLqSZ4UEUj5YRndc53APoaleeKeD+ouWGzcQyfP8AeqVJRDKCCcKxKnruKImmUp3kJKuBh0/uGB4h+3SsYGk4kBXOQD4TUccpjlDxnBH8I91PlOQJF5Hwtt1odtiPXnQNZZxRxTN4ZTGjHkx9k+VQSIySAO2SOR8xQqOOIBjhTzx0qYsYZAj4yprUMpEjtjlnPQ1LnvgOJ0VwPcD/AJqFSHYggq3pyNIUdWIz9KAGb+Q1EDg1LIKHbY0xMkfDLQznGamVulQT7b0BkBXR3byA3oDOB6Zoq7YEn3VXltseVRfTrhwknwlocA5YgE/z3VZWUjd/EgOCIcZXbl/2qqumLQwgsPE+AMdB/wB6PsCTdPkH2CMZ99E3sliQl2C75J2NVLocMucgb4+laC0j4rg5UDCHb1wap50C3E3DjAO2PLNBIrLgMyANgDGRjB/nvoGde7mOORqyweCLK8zw589/80LeKDMwYcOCR7vKqIhIFBKSB0AODnDcj6VNYarPp1/Hd27EFdmXoy+VQsCY8+Q3oV9jTIhPR3/sxrNvqlnHcW75Rhy6g+VaS3mAI3r5t0HXLzQ7rv7RsoT44ydm/wA11Xs924stRQBn7uUe0rcxSSh8HhkvTOmJIrDNTRycPWs5Z6rG4BEgIPkaso7kONmFSaLWXaSBhvXmXO+aqUnKkEGjobpZNuRrIXhMUwKchIryOG260/4UbAzx8VeYZG1Jk52oi3XjbBpk7A3SsDZTvtUDDFWFxhSaBlYKMmg0PCVoC1ScRWjHONq+Ze1159/7QXkwOV7wqvw2rtP2i9oE0zSpeFh3jgqi+prgUhLEsxyTuTTY1uyed6oYrEKR50+3fglDA4I3FRgc6lgjyeInAqxxhdmxWXCkZZMDPSpL1Cl0ABkEKM+pwagVigXAwy+INU7zh1LnOeIED3CgW9A13wq7ANkg9KekwEUakboTv6Hp/PM0M+Wwx5HrTlYjB3+HOsLexVLAsw3HUeVeYA7odvI86V4mHjXJQ7A/pSAbgk4rBElAPiXG/Opph3ttFMOY8De8cj8R+VQMQYxz4qkt5SIZY+hKtj1G36msKIHZAGB36ip47xWGJenKhjyyPcaZjPlWo3m0dMkod6mY1A9YJFxYNJKcpTX50iNvigxkV12MNVf7RJHnVne7MTVco3wBv1qTOmHD0w4Wj5HBz6VZWLsLmMHA4kxn+3nVb7RAJxw5zmjEYm5hAPJSfdWG9l5YkSXblQCoRc4G46GqmeMCdztw90rD37VNaT92ZjxMFbyPo2Prih28bImclwAT6VkO3ojSLjRxsCgLYI36Gg9WThvXDdcfkKskYSSd4o5vwbdQQR+hoPWB3swdMnKAZ91OSsp1yCymoXXB5bUWEHEeeSM4/nxqF0JG1FE5K0QogJwxwPOvIviHi4W6MKnjUMcdfKonjKNg8qYk4ljZa9q2mOBHOzKPwvvWr0n7SpIiq3sRXzZd6x1vMnAI5xxR9GHNf8elPl0+M+zhlO4dDQpMK8lxnY9L7c6ZfABblAfInGKvY9Vikw0Ugb3GvnS5sJLfxLIjqOqncVPZ6lf2XC0VxMg6EMcUjh8HjkftH0nba0myynB86t7e/R1GGyK+cbXtdqKrh5OP31a2vba9hIMblfQ7j5UrQ6kj6DS4jPNhTxdLHuDXGLL7S3VOG6tyT5oaLb7S7fBxDJQ4Gos6fcXa7sSBWY7QdpbbTbdpJ5QNthnc1zzVPtBvLhWS1i7sH8TGsZqV7cXrmS6maRj5mt0LkktDu1Wuza3emR8iJT4F8qojucDenynejNIhLvPcLzt04x6b4z9avFejknJtiW9pJCneSooDbDjNRSFUOIySOlLJcPM7NKzMxOedXHZjslrPam44dLtG7oNh7mTaNPj1PoMmi2kKk2UcrgSHuz4AMb0kLKx4WbCjn519I9ifsr0nQAlxdxrfX2MmaZAQh/4LyHv3PrWm1/spo2s2hg1HT4JlxsxTDL7mG4+FT8v0UVcbPlOPTriSWO3ijaWaQ4jgVclicYx7x1/41rIvsv7Qww99cxwKnDkqJOJl+GMH511vRuwdroV7BPbPJcQ24YQRzAM0PFzCtjOOex8+daRnSQlORx7LDBpZZH6Kwxr2fKd3AYXaB8CSM4KnIP1qCZe6Lo3tAgA+7nXR/tf0iC31e3vI1wZ1KtjqRjH0zWBvreQuAwx0A99PGXkrFnHxdAIYcAUIAwzlvMf4/Wmxjdj6VPdRfdxHGxy+MnfYelQLz+FOc76PGXJJOcjO9e4c8qahwBU3woim7V+Jc0xzQVrcZOCaLJpWURG5zUPFg1K9DvzoDjLjxbUFjhJ+NFTE8BI6VEqd4u4+NSl06cfAYDLkDffeiIpBHcs/QLiohGQxJyMGpAArHi3zyrDk6keGFDuzgeXpTyALo7ZQDr6D/JoeEl+EYAA4sefn+dQNceI7e0M/nt/POijS4SiUBUCfgYkfpUNy3GiquMLnb41CX4RDnkTn6mnW6tK3Dvg7bD3n9KYlZDHGBKwfOFJ5eVQuuMVYSwBQrE+Jkz8QP2x86EmQ8GcbYogfQaZOBlJOM9fI164cpIY518WAcjrTi5aLBwaS7Uv3cjfiTG58tqJNkKycByuKtNOuC/hxueXCQP4ar4IgzbAN6U6e2mt2VuFlVvZYcvnWNtB9x4ZGWVWjkxscZBHqKrnkKEryU/hxsadPcMQpJYeZJzvUDuZACTWA2XWlaPFqfClvcqk5GQjn2vd6+lE3fZrU7LPHCWUdVrOW8zwvxISMEHb866n2H7ULqca2OpFXnG0ch/H6H1pJJjxaZgWhmi2kjZfeK9XZ7rSLO4B47cb88Vn9R7EWk+WtGMbeR5Ulj0c4yKHnOa1912K1CLPdlHHvquk7J6oTvCAPfRTFaMnKN6ms2aNJBnAdSD7q2mk9gLi6lX7zJhSfZQZJrp3Z37L9Mhvra9v4g626/wBK2Psls54n8z5Dl7+lPNIjKHsxX2a/ZbNrBj1TtBHJDYnxRWx2ecebf2r9T6de+afp9tYW0dvawRwxRjhREUAKPICpQY41G4qKd5pEIg8J6MaF+2LviCHkVBuaFkucqeEZPSqK3Pc6nBY6ldmW9mVmiOSC6rgZIAAzk7gfrir7Tm722BljCTKeCReeGH6Hn7jW/KQfxj+wfjlG4jJHXeoZlhu1IIIZT7ipq2dARVRfQtDL94g4S/JkJwGH70rjRSE02cl+2nS7tdNtr2LMsVvNmQnmoIIB9RnFcou70G3jCjLluIk+7FfTGtw2+r6bcW0wyksZSRDzGdq+XtUtpbG+lsrgYe3YodsZ32Pxo4/g2ZurBy7SScTnPvpy+I4+tMRC2egohVCjAq1HINYYwKeDTW6U4DNMYvUJDAirKN+JRVfGARzqeF+E4pZIaLCiaHkNPZs8qjbc0hVDCuY2Oa9EgjiYNzAx8c0sqf0C6nHiwB50rACJEPMAsxNSl06capDGiLpI5B9ob++hrgYc4ztsKs7fBicHqPD/AD4UDOOIuw2oDohhByozt1Pl6/Wg5Dhzg4OOR9aMJ4O9kJHgQY25naq/mwxncZO3xpkLIdcNxMrHmoxtRVgwCcew4ZF64JzkfrQzkSHHpTraTuuE4U5bmfdTIRoMlHHJuSSp4vhsPy/KoRHiF2c58QGPTzH0+dEXa8CxzKNzniz7qEn8PDwHi4wBg9D/ADFFCy+le2UNO4yVC59K8cSctvLJpjDhxnl19DREJ4In49m7pwMgtsD8aLIM8eOKPi5bnFDx3GI+7mBkQjYg1BKgbIT2cYHEc1gWOmiYoVPTpQTAq2GG451caeEHex3eShAIddytDalHECHiYPxe0B08iDk0RZb2AgZOehOKP0qc2d4jk4QsA3mPUe6q87bfWjoIHnZNticepoPgYneNAvfvlgvfEGaPwsR+LyPyo9uGqbsOHTTk74ePhAOfpWnZMjO1QL2VEqk8gajFo0rAYzk4A86s5EGd9zTYH4LmNiMgGsE0Oj6RBp8KuyhpmHPHL0FWgV3/AOC+nOpbaIcIY7k1MVAFOo2rOeU9kUUKruM1OBgVCznlGCfWlVHI8bk+lGLSJu30qu09pcTwW8+mqhv7a4jli4v7eIBx8ULfEDyo2CKWOeaYN/1sFk5gEDG3wx8qLVAOlPAA5U1NgtIH7t39pjTfuq9cfKp2lA2UcR9KjbjfmxHuoNIZORRa5a90huYFHeL7QH4l9a4l9r2lQvBaaxbLh+LuZsDmDkqT7txXfNSIt4DLI+Y/xg9B51xL7aNFube1ivrWVzZBwJYQfCCfZb57fEUi1Ivd42crjUhAKdikjcMBTjzrqOQaacp2pMUuKxi4ikwcGiSV4cigD6UqSHOKzRkWEb5Fezvih0bhqaNhxZPSpMtB2ScQ4uFuQG1LMP8AbxtjdgflmmRKWYuw8IBNQ3c3dRgljz+VSaOmLJYZsnGdz9Kmij45ZAMFQhIHlscUJYgyyRgDOR4sjoevzo6zQPfwRnJ4g2RnnzFGhlKytuR/tSm/G70HLH3ZcY/CFBz86utQ4VSKWJB/1DsOvLA/nnVbqEXcxwqzZZmYsPLH/c/KjEE2BZwc0wyEIiA7B+LHr/AKkTxIRy6j16VHtx45Z291EX0XczCWz3yMEZ+n+arZmEcQcAFk8LKaKgbwuHOcDlmgbjhBcMMkHOKNma0DPjvTjcNuBTcFgGPnhqZJg4Zen0qRG4wB1xyokT2CjlBnPl51PAyK3ifhAxglcj59KjuUDrHIGwTtnlSQF4ycqGOccLjOfiOtEF0XV1aRLp4uo5HJB5rwsv0OQee551nnOWY+e9WbXKvA8SRBFON42HP5cvSq2QKAT3niB5Y/WsDQwYOK3HYCzhublmZRxr7J8qwxGDtVz2d1250W6E0IV1OzI3I0GrNGXj07np6iFcLyG1WkbcQxWQ7LdsNJ1rhgZzaXZO0Up2Y+h5GtjHbOuCOVSaaLKSYySMmh2Qg7DerMRkjBqF4Srb0KCmabSLkT26sTvgUTI/E/Bnas9ok/dxcGTlSUPw2q2D8SllO4FHy1ROWP8rLFUwBTthUcUnHEreYppJfKg8qo2lwhTsWS4VNlBZvJaVQ7jx7egpY4wN8b+tSVkm+mbXoaFAHIU2Q45U8kCqzUdSitkYu4AHma0qSDCLkxmpcLW0hdgBjGPM+VYmZItU0i60i68UbQkJ/5Dt9Mj5jyqOftOutak9nZSZggGZJAdix2AH1+lQ6hNHaarpao6lppGj4Qea8Jz9cVFv2dsY0qZ8+yRvaXctvL7cTlG94ODUvOrj7R7VLTtjfLFgK5WTA8yBn65qkjJKjNdUXaOGSptD8bV7nzpele68qYUsQMimHKnNPQ7V596ID3ebc6Ihk8JztUEcWedMnfgyAemKnJFISphqXo4cJjBBXJ91V80nHGwyeIHOKiVgAPQZqS3YRnvWI8Yxg+VLRRSbH2UkseG4cY2OfKr3TZBHeQysAVRGHxxVI8qIR4gQeXqKL0+YPJ3bOCrtgeg5UsiuNpOia+uGit7bffJc+pztVbqcrPLEm2QnExHmedT3/CIYgx9huA59V/cGhWCyyqXJyVx+f+KESmTp6JD3Wdh5VAF4vZ33qzSL+gNulVpHgnwcFGVl/WmEskEoDLjY4xSXnCSrqeYwRUPfbDvN6VZFbKjcdBQCnehiYzhl+NMKgHY7jcVMXRTnhG3TyphkTiJXYmmRKSPGQyxIjsNuRNPnhktlKzxNExGRnbiB+hFDyKGGeRp0NxMid2Jh3f9j+Jfl0+FFE5MfaKHAAABU8zTDFmU5OU4sHepoH/AKoWNV4m29CaHlyHyykZ9KYQtjoJuO8S2fhmjUsVkOA2Og9euPKqcRSRuVcYIOCDVnDrV2I4opSsqQqFjJGGCjkM9QPWhJZDPK8jDBY5xU4KaexpuL4NXONulbDs39out6IqwSsL61XYRzk8Sj0b981j1HkKcm7AHzqrSoRNrh37s79ofZ/W2jieY2N22B3VxsCfRuRrWyxKyZG/livmXuZLy4FobZTLghUQBST0xtv0261oezfbbX+yMy2mowXE1mST93ukZHAzglS2/MEY5bdKhSlwv5OPTttqpjnmX1z9KtbMgwyY5mszoHaLTO0SLdaZOGYriSJtnjPkR8a0Wnk/1RU6plW7RYW039IDyFT2knExHWq9AQSOlEWpwc0yeycoqmWVITikDbbkVBLIScIM1Zs50rANXluEhdoJkQgbF1JFcB7cap2g1DXhpTXne8eCqW6FAQeQO5OfjXbtfhuZLaQpKkQA8uI1862Wuy2XaOXWECysJGOD+NeX5AVDsjug1GJ1rsf2fh7PaWBLbxyXTjikcoGwfIe6hLL/APvO2zTHLQ6ch4m5gueQHuqmP2lW+pwLa6bbTPfTeGON1ACn1Nbfs5pkWi6F3bOGmYGSeU82c7k1mt/4Ommm/pwX7Qrpbrtlqbocqsvdj/5QAfqDVPE2VpmoT/eb+5uD/wDFlZ/mSajhbBxXRHSR583cmwsU7FIg607GeVOIGgE8qkVN96mKhCVI3FeOMVrCMbYYFVsrHvSD0NWXWhLuDjPHGcN+dKYEc+EnrQsch4iDk+XpU7q6e0vyqLwDpisGx4Ynnvj6UXaFkIZM+6gBIvF4aKjZzAxjON+lZoMZUy5kjN3FLGu5cBo9uZzn9x8arCTGyA9AaMsJ/wDbruA0bc/Q9DTtThQ4uI/+lLk+49RUVpnY2pKwnRz95tLhebRkHHXhIPL4gVRyt3N1KhzjiZTRejS9xfIrexJmNs8sHlQurDg1GdfUZ+QpybeiA4O2cYpBlNx7jULFi2RvUozjhk68jWoTyJOJHXB2PzpYnjVXWSPiYjwtkjhqIQS4JReMDypBIucPxDz25VqM39GsWZjttScBxUkZRjvkUWTbKgCGR2/5jhA+tFCNJ+wa3gldgVBUDfiO2KNu3S5bKcDTY8YU+0fMVDJKqllCRk9GViwFBuCrcaEgjqKZWK/H0ToAfw7+VKBjamrqBfa6iWX/AJgYYfGp/wDbPvFdD0WVcGmFGDz9K8OjU5VYkYCuB5GmsQSV3B8jWMX95q41D/TprKBbfUbWFYnaP/45Xk/o2Nj7hVVrV/falevPqVzLJOrFe7lkZinU4zyBJJwOuaDOx2PupMl5CzszMeZJyaksdStDudxo1n2W6iNN7Z2fEcJdBrdz79x9QPnX0RZjhlnB9K+VLCf7pe29wCR3MqyfIg19R6JN96gMmckouT60uVbTHxPVB/IHNTW22SKgPPBoqAYAqaKyeibc9K8ihRlzUgGafjwkACqpHO5FH2hg+/WklsZBFbsvC/B7TDqAen85V8za3pf+late2S8XdxO3dk/2dPpX1BfR8SNxYA8h1ri/2qaals0epBeaSI+3Pqv6/Opvp0qvE5DBNJbzJNA7RyIcqynBBrWN9o+vPYNaO0J4l4TJwniI+eKx9eq7SfTljOUeM9SjnSV6iKHRHKipc+VQwDKiphvtimAaTW7U210xx4SarWcVtu0tiLiBmUb4rn0iujlG5g4oUEIaQDrUDSnpSBCaUR451qMQnLGh7hQ5xnlRchCihm3O1AxCsYHSpN1GKXBxS4xvzomJbebhPCw2YYbpmjYLtYo2t7k5hfYjy8iP5+dVuKcrJIndy5B6NSNFYTpUSPD3Dnu24lU7GptTP3lUu8cRYcLkdD/mgOJo333FH2tygDR4PdsPEPL1oDpp6K0x8J4lwRTnKOoC5U+VHT2nCDIjBlIyCvIigzGOPblinRF2hI5HicFCQakeYToVaKNm6NgBvmKWMgDDqGHrTZE38Ow9DWoFsFdGQ+yRTQ7iieEnbiNSKo60aACcbtyWlVJHO+wovh35V7AHKjQCBrcEbbGoWhcct6PUedKY8b4rUaytBdOWRmior9goS4iSZPUb/OpmTbYVE0KHmK1NGJmEci8cDZXqp5rTFU9Kge3ZfFGTTRPIh8a/pWCF5PXFfRf2b3rXWg2sjnLNbISfXGD9Qa+bVulPtAj3713f7G7kTdm7fhOQkksJ+fEPzqWThTF06NzflmjLfkKBQnj3o2E5GRUolp8ClJpGPlzqMn1xSMRiqWRoFuk4x42OPSue/anYpddm7/w47mAuoHmMH9K6DcSLuF3PTzNZTtgqf6ZPGy8bSIQR5k7ACpy1svDej5er1STxNBPJC/tRuVPvBxUkMYx4hXQcgPSgZIoloAeVJHblWyxo0YIjUBQKk4eWNqYDtjyp+QBRMdcmUSIVPI1g+0Nj3E5dRt1rcq2arNatRPCdt6xjBoDTiu2TT5kMMjIdsVBJNjagYguPaIHSoBipJDls+dMxvtWMLjbApSOnKvAV5hg7VjCY6U1kzT98UnurUYjPP30xgyMHXKkHYr0qbGTjakAxmtRrHQ38iHEniU86nKQyAvC+AfwHmKGMYO+KaIyoBXr0oUHy+krKF586b7qaC3Ub04ZpgHsDNP4R0OabzxsaXlRAP4c86TblSg9TSsAOY3rGGcmzTw2PjTGGDXuZG9YA4ivYAG3zrw8VKOo6VjCHcUhUHcgY8qcR1zScvfWMRmCM/gFdo+xeLuuzMrKuAb4sB8EFcaz0rv32S2XddjrQsBmVnl+bHH0AqWX+pXF/Y26Ke8JxzoiIYJFNtxkGiBH86ikWk/QhY4qNyw5H51K6mh52IB2z8M0wqB5pwuSAc45nbFZvWCnDxuc75GfSrqZJZOLxKi+bHP0rNdqLu30+wnnmfJRCSzH6AVObLwSPnXXMDWr7h/8AHc/WooJAdjzqK5lM9xLMecjlvmaSMZNdMdI4pO22HD40majjZuPgY5Y8j51IKcA7lUijIqPpTlHxrAOqMeBqZLIpQ5obUJyk2FFRo5Yb1k7CZbXo3E5ZF2qiYEtvW81C3SSFjgZxWMuou7nZaDMCtseVeprHxV4GsYeRgU4HIwaZkmlWiAUjak9KU7Have+sE9jekx1pw2Bz5V70FYw3kD5UqjCg5GPWl/Dy2NeA2UYrGGnzBpfM4rxXB3pOfKsA9uDSsK8PKnAZyKxho250ucjlS7Dn0prAgc9qJj24pOfSkwetKOeDWMe8hTs74xSY2BpufFisYkBA5mmnyFJnHrSZ2NYw4HA519Ndibf7p2W0uEc1tYx/9or5ibcEelfU+gDh0+1h6JEoHyqOZ6RbCtsvLVcYoqo4FwoqYjalitAm9kTuBVfd3AGcfSjmJoK4Ock9KDKQRT3V2IlJCO5/tAx9a4j9qHag3kzadA2d8ysGyB/xFdd1kCUurZ4QDkZxmvmrWZ/vGq3UgUKDKQqjoBsBSwXlLZTJLxhr2BU+L28UynJ7QroOMnbwkZ3X8qlVw45++vSLxIB1xQytwnNMAOVady86jhbI2qYjO1Yx/9k=</text:p>
          </table:table-cell>
          <table:table-cell table:style-name="ce2" office:value-type="string" calcext:value-type="string">
            <text:p>Victoria Elizabeth Schwab is an American writer. She is known for the 2013 novel Vicious, the Shades of Magic series, and The Invisible Life of Addie LaRue, which was nominated for the 2020 Locus Award for Best Fantasy Novel.</text:p>
          </table:table-cell>
        </table:table-row>
        <table:table-row table:style-name="ro2">
          <table:table-cell office:value-type="string" calcext:value-type="string">
            <text:p>Neal Shusterman</text:p>
          </table:table-cell>
          <table:table-cell office:value-type="float" office:value="6" calcext:value-type="float">
            <text:p>6</text:p>
          </table:table-cell>
          <table:table-cell table:style-name="ce2" office:value-type="string" calcext:value-type="string">
            <text:p>Neal.jpeg</text:p>
          </table:table-cell>
          <table:table-cell table:style-name="ce2" office:value-type="string" calcext:value-type="string">
            <text:p>Neal Shusterman is an American writer of young-adult fiction. He won the 2015 National Book Award for Young People's Literature for his book Challenger Deep and his novel, Scythe, was a 2017 Michael L. Printz Honor book.</text:p>
          </table:table-cell>
        </table:table-row>
        <table:table-row table:style-name="ro2">
          <table:table-cell office:value-type="string" calcext:value-type="string">
            <text:p>Tillie Cole</text:p>
          </table:table-cell>
          <table:table-cell office:value-type="float" office:value="7" calcext:value-type="float">
            <text:p>7</text:p>
          </table:table-cell>
          <table:table-cell office:value-type="string" calcext:value-type="string">
            <text:p>/Tillie.jpeg</text:p>
          </table:table-cell>
          <table:table-cell table:style-name="ce2" office:value-type="string" calcext:value-type="string">
            <text:p>Tillie Cole hails from a small town in the North-East of England and writes in many genres including: Contemporary Romance, Dark Romance, Young Adult and New Adult novels.</text:p>
          </table:table-cell>
        </table:table-row>
        <table:table-row table:style-name="ro2">
          <table:table-cell office:value-type="string" calcext:value-type="string">
            <text:p>Arthur C. Clarke</text:p>
          </table:table-cell>
          <table:table-cell office:value-type="float" office:value="8" calcext:value-type="float">
            <text:p>8</text:p>
          </table:table-cell>
          <table:table-cell office:value-type="string" calcext:value-type="string">
            <text:p>data:image/jpeg;base64,/9j/4AAQSkZJRgABAQAAAQABAAD/4RyKRXhpZgAATU0AKgAAAAgADwEAAAMAAAABFFUAAAEBAAMAAAABDaIAAAECAAMAAAADAAAAwgEDAAMAAAABAAEAAAEPAAIAAAAJAAAAyAEQAAIAAAARAAAA0gESAAMAAAABAAEAAAEVAAMAAAABAAMAAAEaAAUAAAABAAAA5AEbAAUAAAABAAAA7AEcAAMAAAABAAEAAAEoAAMAAAABAAIAAAExAAIAAAAgAAAA9AEyAAIAAAAUAAABFIdpAAQAAAABAAABKAAAAXIACAAIAAhMaW5vSGVsbAAAQ2hyb21hZ3JhcGggICAgIAAAAAAASAAAAAEAAABIAAAAAUFkb2JlIFBob3Rvc2hvcCBDUzUuMSBNYWNpbnRvc2gAMjAxMzoxMDoxMSAwNzoyODoxNgAABJAEAAIAAAAUAAABXqABAAMAAAAB//8AAKACAAQAAAABAAAUVaADAAQAAAABAAANogAAAAAyMDEzOjEwOjA3IDExOjQ1OjMyAAAGAQMAAwAAAAEABgAAARoABQAAAAEAAAHAARsABQAAAAEAAAHIASgAAwAAAAEAAgAAAgEABAAAAAEAAAHQAgIABAAAAAEAABqxAAAAAAAAAEgAAAABAAAASAAAAAH/2P/tAAxBZG9iZV9DTQAB/+4ADkFkb2JlAGSAAAAAAf/bAIQADAgICAkIDAkJDBELCgsRFQ8MDA8VGBMTFRMTGBEMDAwMDAwRDAwMDAwMDAwMDAwMDAwMDAwMDAwMDAwMDAwMDAENCwsNDg0QDg4QFA4ODhQUDg4ODhQRDAwMDAwREQwMDAwMDBEMDAwMDAwMDAwMDAwMDAwMDAwMDAwMDAwMDAwM/8AAEQgAawCgAwEiAAIRAQMRAf/dAAQACv/EAT8AAAEFAQEBAQEBAAAAAAAAAAMAAQIEBQYHCAkKCwEAAQUBAQEBAQEAAAAAAAAAAQACAwQFBgcICQoLEAABBAEDAgQCBQcGCAUDDDMBAAIRAwQhEjEFQVFhEyJxgTIGFJGhsUIjJBVSwWIzNHKC0UMHJZJT8OHxY3M1FqKygyZEk1RkRcKjdDYX0lXiZfKzhMPTdePzRieUpIW0lcTU5PSltcXV5fVWZnaGlqa2xtbm9jdHV2d3h5ent8fX5/cRAAICAQIEBAMEBQYHBwYFNQEAAhEDITESBEFRYXEiEwUygZEUobFCI8FS0fAzJGLhcoKSQ1MVY3M08SUGFqKygwcmNcLSRJNUoxdkRVU2dGXi8rOEw9N14/NGlKSFtJXE1OT0pbXF1eX1VmZ2hpamtsbW5vYnN0dXZ3eHl6e3x//aAAwDAQACEQMRAD8Axfq4Wu65lPb7g2nRw/kV7y5p/Ob7VT6eywnpjmwILADx7n1v9Ht79j3+oqj+nVGrFNdrq7rNLA4mA/e9npVB30rXNb+b+iQaH9Rrva3DteXNe5tTx7fcCa/b+a2x/wBD+WmcBrTtX/N4F/GLrXe/+dxu30c1OqN7Wy23Oxi0ukmG+tlb9x/SbnsqRcempuHe91THC04uM9jQAIFTm/uu/Mqd9L3+9Y1Gd1nEpcGMDKCXF0hu0vDH02M3e/8ASNrdZ+j/AOuIl3VMvAqqxMmthaTTmAtcZ1ZYyuux3s/036Vn+lZ9NAjXwvukGhv+H2JOvY1PrMsppaLsq++txEkkM9IVvY2djdmyz6Lf9Ii/82aH0V3V2vaPsAzbXGHEvexrqqms/wC4/qO9+1vren7P5xU8/qrOrOpmh7TQ6y0ioerPqua/VrfotZtVxn1jwfs+RQ0OrN2BThUO27tr6WsZ61n/AAVu3/z2l6hEAXY36qoEkmq8wGvj/V51lFeU7I2UvxzfYGibGuDLbfTbps27af6//fKuSx9TX0Wa2V07XGZ1DrG+a2a+tdLPTDiuuDLRU6lgggEGq2lvvIb9F1qy86LMm97dQ+re34Oe5zf+i5PxkmZHga/5q3JECAPjH/u2b+AP3rCPvueFs2Uxv8g6fxWPYYe3ttdu0G7/AAz3D2t+l9FaNue9k12WY7nvbuDXE0uLXj2O2XGv/qU7MdRv1/NiwRJiSK36nhanSWE49hiSbIH+a1XLMZsDudZPiVW6fY/AqfVbj2WuLyXPrg7YAbsc2P5P76O/q/TtPVNlR8Hsn/z2XqIFmlGWppp9P0ysoeF9f/Rstd/3xXvqOD+3m+WI8H/tvGKzcCxr8jLsYZY55e0+IH2iwHVXPqtn4fTOqPzc15ZRXQ5hc1peZezGpraGM930lY/yf0/75h/TH1/6UX0MtUWj3qlj/Wb6t5WlXUqGu/cuJod/7NNpV6kC330kWsP51ZD2/wCdXuaoGZq5w1H9pcX9aXFuZhuHLa3uE8aPbz/mrrOt9U6d0/YczIbU5wJZX9KxwJ5ZSzdZ/b/m1wnWOu052QyyjHgVNLK336mCd5d9nYdn/blj0gNVHZk7PBxnCjHEka2WkCof+lNv5qy3uq3F73HIsOpP0WT/ANW5DststduteXkcTwP6rR7GqKcI0sMrf//Q5vGrtvo6fWXNLRacp0D3j0zlSbJ93+CaruLiNtyMLINYrDLKKHsbqC9zMe57uGt3t9f/AKaqU9DpZl2Yd2ZbVfW8VMc36Fj3l1VG3fW5zGX3UXM+l/oVTnrmG651V5/VXMtiRuIeW0V5FbPzrKv1eq//AAlH6JC9vA3umhd2dfD+11s/Avq6G21sNFeRY6ljCbNzHvYwW++XbvUozPYr1FLB1L6vEn9K+wFljQ3duGPSY9Vv0am/ub/+L/PXO/tzrtmO2i+oZOMxoa1jq3gBoL3Nh1L2fnvtRavrVk03Yd5wa/U6a5z8b3vgF7W1P9Vr2v8AU9jGNZu+gm14L7rrvW4PR38NmPR9YupY1LW0Ha5xrYwVtbuyXMaz2iv/AIL/AINXuh9M6dV0aypuMx1NnqstLhLn1tL3V023t91jWWM3fyFyw+ueQ3LtzG4zRfcXFxc7eAXO9aWDZV+d9BGwPrw/D6fZgjEFrbDa4XF8Oa676btrRsdtQMTrvqoEaah0s36t4PTujYuDQ31cnqFzabMywDefU9J7m7tXfZm+l7KP9J/hP0i5vPq9DNuo3bvRqbVuGgOwhm4D+V9JbGT9d8LIOE+7DtaOn2i4APY7cWsbUG7iz2/Q3/RWX1kj9sZscEiPmKj/AN+T8Xza/wBb/uVuWuDTvHqN/W2el0nK61iY42zbk1VjeSGkF9j3NcWte73t9v0F1nVvqrhU/V7qGVZT6DsUuiqtx2hznNr2Vb3ZDGs9N7PU9n9I/wCL3rmvqvj35X1iwq8YtF32g2sLyQ39Ax2R7jX7/ds2/wDmC9F6wzptvSbOkvyTdk/Rc6slxB9T1n+s5vs9/wCex6fnrrW2jHy4N6XuLp4jov1e6T1DAu6hlWOpycjKtp9GtrHfow+vL9Q7vSc61trmf4XZs/wX56P1H6k019Ozs/E6jYMfHxHZVNFoO6wMDjbtabrNlXs2V/ovp/8ABrpfqz03ExGMx7LGhtb7LTXG1m3aNu4WGz6Xu9T9IjfWvK6Xd9X+ruaxjyzBt9O7b+e8HRj/APBbnfmeyy3/AK2o4gEAskiQSD+T5ZitFLM7bqK6nEHj/AWv/wC/IGSNtdwHe1rf8303f98VhulHUj4VEffSWf8AfkDIY63fU3mzI2SO0kMn+ypx8n+D/wB8wy+YeZ/OK+D0q/qEBttGNXZPpvynlgs2na/0K2Mtuv2bXbnV1+mo9W6L1DoYrus2tbc2cfLxXnY4kbg3cBTbW/b79lta7+tteJW2ptm440MZZtDYbWTXVHpt9jKW+ylc39aBjO9PBreXXZOVS/0mN2t3S+l9l3/Cu9Stn8tR6a106912ul9Wr9d662fWPI2gNc6qgvOvudshxd/ZasBdB9eTP1lyj5VD/wADaf8AvywmEAgkTCA2Xy3pHofNOrVtYdi49hMBr347+JG076z/AGq3KqQA4gGWgkNMRIn2uj83ckFp0f/RwPrW41Zt23UW49V1fbcAA1tjLPd+kbdRdY1rGf6RZd2Q92S+uuz1G3Ptr1IAJyWV+/kVt/TMqt3/AL6rirMcHWUmy1lcAvMe3d9Bvvc7/orRw+i5lt9tdxaWVNeGWs2bfXa3fjfzle51W76T2M/65WgTQs0uAs0LQ9OyrgzFc2xzXNLmGCR7fUc7Y9s/y3LSe1rgDAh5PPnuCyGDqgNhroFn2dotuc2sEMaXbG2P4+nY7+utOw/WDB6e3qNteH6BDDstrLn/AKR9lVX6C79H7/Q9Zttf+Af/ADn+DUM4EnShr3Z8eUCNGz9E7qcd9TIr/SBnu9oiXbj7f+3EO3EpdtAprNlhYxgMN9zyGBNkM69dS718fGq2PczbSz0mPLQ2wCu7GtZ6lm52z3M/R/21mMyswXWk0jfgbrbG2WWOaDU5rHMc17/d+kPp7EI45HrfX09l0s0RYIr+8Ov+K731h6T0XAwsm5uGxljn+nigWWhoLi9m703O99Ve1ln6RYfUCXdQvPiWj/z0FLJ65m51Bx8jHY6ux4c4tBY/cDu5h233u3P9iHlPa7Nt9wlzhAkTxW/+CsY/mGlaFq5Pk3vUflL950vq9bdVmnIplrqq7ZdEx6rTRz+a9zX+xdX0xtnpAv7iW6g8k/SXH9Hh1eS2dXhrSD3aT7vyNctirGwn5VLW3P8AUNjHWs3bdPpP/SB2zfp9BjVDzJvJR/RAr/pNnlIVjsfpEk/Q8H/cu/nOFNItZO5pnyGqzuv5Bb0PMtZNfqYp3mSBIsaza41/zn8pqptbk7SW5ZyHS5hpdZEFwLmN2/yN1bq//BFm5Gfbd0TqWRZY69jrNtZkhmxjqqw1rJO31W+/Z/xiGH9JHMj5b3BaNxAZ1FoECy1rAPAODfb/AGWqrY9xrvc0w4vtLT4EuAaUe2S3I492a0QOOD7f7KDTWy57a7HObW+x5sc2N20Oc47d279xW7qHlH8mlVz8yP8AnF7VmYzqHTz1bGafSIb6rGA2Fl0tbdTbVTutZte7e32fzH6Zcvk3tt+sXT6agNlWXTJaAGutdZX6jv0fte72e5+5Vqy3Gba+tprp90AuIfc0HQWgH3el+/sVvpvSs4dS6dmOY37JVdVaXl7RtrBa/cKt3qfQ/N2KESAvpbKYk0d66Mfrk7d9Ys3yfWPupqWKHAGeV0nXejdT6h1fLysSuuym6zdW51rGEtDGV/QedzfoKj/zS+sB4orcezRdXJ8myWt3JCUa3CZA3YDl+u/03VabHuD3Dk7mja07v6qgSSZ8U5YWlzXgtcwlrmnkOB2uaf6qdlZfoOZaAPEuOxqcsf/S4nG1xb+wApLp/dLm1td/V3OXSYGV9oe5zGltV/qWgOILgG/o3b2t9jf0n0Nr/wBIuRDrIJD9oAl3n/ZaPcisOQLNrL9tjtDtME9oc5o+imzjYI+v2L4kcQNH/wBGd/p7Qcbq7mlzy/Da6BP0G3eH0t/53t/6taedcP2RlVsB3UU41Nh4Evxn5Hs93vZsu3P/AJv/ANGLkAzMgtF3tc3Y5ukFoO703Nj3V7vd6f0EQv6o4EHIc4OILmkzJa302bmx79lf6Jn/AAf6NMIuRNjVeNBVS27D/vnoMrJqN1wyS0Y2Lda97Gk7w0Pxa7K3+mNrd7m/4T0/Q/4RYuUXXNYyxm4bWag7g3f9m/Sbv+E/TV+//SKq52bYSX2B5fO4uAcXE6u37vp/2lodG6N1XquU2up7aqq/dblbARXEBuzRu/Id7fSq3/8Agalxy4T0OnDQKycSQfm3uyP/AEJE7Mpc7JzM4nI6jn3n7LW+CALXuF3ULq2fTt/wOFRsr9/63/gq1r9O6X9YBmYr7Ma39m+jL2WBu0k12e19Fn6bc/Icz6TF1/Ruk9P6KBXg1bLH625B1ts2nb7rBt2s/wCCpbXV/IWg82HXcA0jUuG5p0H04LXtSlGze12gSoAb0+dYvSsnAxqnZNXp5Zc63Ja/aTXSf0OIyvbv999vq22+7+a/4v8ASatOCHBzmll1dhLn1PLgGumdzdj2/wDUe/6a1Op9PtsNs2773n2MeWte5ge62qqhpLGuZQx7tldf89/x2/1Mb7LmAkA+iWt5cXMlveNrXNd/3xQZieOz2bXLge3Q7692GZgZjvVw+mv9bqFzA/0iWsLq2n07W4zPZVvqbds/S2ep6XqfpfWWVZ9T/rK6plf7Mc51c7HerS2ASfzPVd+8umx/qsy7MsyMp7mvspaxrQTLC1wuY7+t+j/SMb/p7F1NTQGBrtS3Qu8/j+8pMcCIjod2DLPimeoA4Q+TsqtZQRkDZcOoNba0xo5rWus+jLfzlc+r3TunZBbf1Zpdgvpc6vY54d6vqHa4+htft9J1i1vrB0PGqywG22iu0uuLPbBsj7P6rHBm/c1jfcz6CHgUY+Lj04zXl2xoaN0AkT+4nyyUABv1Yo4/VZ26NofVv6p29Qdh1mxrw307A655f6j/AHVsobaHbbK6x6vqO/62ud6vVRZ1SuncxjKMejHqNjQ6PZ6w9R7hsY7Zd9P99dGOpYPT+oZWdln05Lgx8Ekvcdkho+n+j9m//B1rAyKK+oX25ONkUuot9NoruFjfdXXVS79Iyp+3d6H/AAf7n82mwkAbPiunEkUN2LehYv2V1lxrqNbA4g6w53uZUNP5yyr9P/Ir/wCE/m9n6pY7aMCxzYiy5ztP5La2R/1SzczF6jnNeXim23cHUtqyGhrdA14FFxq2cf6P1H/9bW50DEy8Xpba8mo13A2vLDB+k47PdXub9FHNKJ+Ug3S3EJbSFENP62YOAOkXZn2esZbXVBmQ1oa+XWNa/c5m31f0e/8And65XAYXXs7Bpda74VNL/wDz5sXS/WnNaMGrBuaGXXWNsDdzT7a+7hIe3c97PT9nv965hhc0P2kt0LdNPafpN/tQmRPpIXkeoF//0+BAbBJ5DmwO0ASVfxc1uMz0TjUXmSd9jJcf5O5mx3tVfLpZRj41jHvLrxYXhxaQNhDRtDWDb/aVY7wSNztIE/FAi90g1s7Des1n2jAoDuxExJ8nbkK3qAvAFlLKS0QHUktn8drv81ZwaYncU23+UShwj+VrrP8AKmdNlhIG0uLnCAByXGAxrR++5ek9BwT0/p9eM+PtDwTa4AD9Ju9Smv2/6L+Z3rkfqj0yy/Od1Fwc6nBI2A8OucPbz/oKz6n/ABnortS8RAgkasnhxOnP/nz/AEf6RPiBdrZE1TcpfvcX9hDW/OXP/wCl7FbGjtOCDp/nLOpdsFInc10HeeXFx+l/a9yvucJ41gmZ/ku7Jx/igL2VMewgtBE/RcARru/zUB2LQ6720sFtbg4WydCW7trqpFdmzdv9/wBBWHO5H+v0nqI5JH7xn4kaf9SmkaapBI206LsqY0xqZ1JOpMn8539pOD7R2A7JPnePMEfcXIbphwGpBIAHwRQ8p9dM4Yl3Tpa1+8WWDc5zYLTTxsO3/PVPC6xkZIcX1PdRv2uOwbWg7fabgWs+k76X/gaN9ejTk9MD2Q6zAymB2uu25rqn/wBne2lcVTdfQ/1Me19D/wB6txb/ANSUycbK6MqFU9WzoGO0325tLMo23Osb7rYbW4gtrDa3Mb6jHblcrwunNpdTVQ6uu4BthqfZW54E7fWfU5nq7d3+EXNY/wBZeq0mLfTyW997djj3/ncY0/8ASV+j6w9Nubsya7qS6dzg71ee3qbqLvT1/mv0ijIn5+S4GLfPTOkh4YbMmjdMNL3kEif5s3B1Lvo/5irZnQaaMKzLxrr2Yz9lvqtvG4tfG0sZ6Oz9Jv3+26pXGdS6Sxle3JDq3vFbKGtJe5zi1vvOQypmJXus991t2z/Rq/8AWXpnXaeiv9OrFZiMaHvIsebBXXDv0bLa6K37Wt/wfq2P/wAFUgLKS8XmW5fTHPqqvdawsbdvvrY/c6xgt97rm3bnsa5lftsW79ZOmdPxOi1XVY1VWW99DH2sbtJLmF9/0fb79qzf2v7XNtqfBaGua0suG1oa1uyh/wBjuq9rP9Lcug66Ol9QxmY13U6KAywWB1TjcZDXNa17Wt+jtf7069rFIA8bf//U4nPex1OK2sgubW5tkEH6Xz9vtVd5e4u0mXB0jyEfxSG+AdxM9k4qsJ928Dxk/wB6C6vNmKyGgOImJhpmP638pLa3978VH7OD4/NDtYxhho17n+CQpBt6n6p2vxar7K3F1b3xZWCCCNobubPs9Rn8v9HZ/NvV6/ruLhNsey5lhadxpcSC1x9vuYA7Irdp/o/5v6Fiyfqw+MW2vweSfmEMN6dbe85xpNllhbX6w1hoAG1w+huef3kyE5cco7gahmyY4+3CW0joXQ+q9br8B99p9UDIeK2uJLGtDa/oVuc5rff79/0/z12dF7LAPd7gyC0kDUNLf7awei01Y2G2vGaK2use5gaSRJM7h6hd9JzFs1sx72Nc1rfaQXNA4Plu/e/NU/Rrt07xMjvz/aeoguDnSOXNLY/qV7v+koNBrZBdoAIA8t3Ch6pDrWl8tBa3bzBDWlw3f1tiHZLZeTI0knsPg13/AH5yzOt1WZPSsvDa4Nvyqra8eoaFzwx1v0h/xf8AUV973ENAaSeQeB+7/wB9/dQNxcTcRBnax38kQ5x/k1ufX/4H/UQU+eZHUrMn6t3vexrX5FlQseGkbgHMfu2lzmNf7Ws/RrEY3c7b3PC3+sYvo19bxax7MXJbcIGja7nNyKt37v8AOek1YWwEAeOqaJE8V9DS6cQOGusbPmxLXDlMYPKKAxoADRI5d3KYMBEj4o2hg0vaC1riGnQt7H4t+iiNyC3btb6L2cWVFw/8Be59P+a1D2unQcan4BNqUlXo3PVyL2htd9OQSPdU6GWN0n+bvFbX+386l9qHYcpgAfbuB1A5HyKG253piu2pl7Gt2s3j3tHbZY33bWKHvAAkweJQ16qFDbTyf//V4JrnB7Npj3NBPkXBr/8AorTyR0xlj2tsrIDjH6Uu0Dnbf5u135mz81ZiX3oL2/Vb0xj5sh4g6NY52vt8Wf8AflVzzVdk78ZmykMaAIDfcJ3HahJ0kaVq631dLa8l7RZv3Nl2hG0+Hu+ltVTqVlVWZcx9LLDu1c7fu1E7XbXtb7ZRuhz9qfE/R7RKoZ/9LtndO930/pf2oUcf52Xkyz/mI6fpfxex+rZLugUPA2AOtDInta7Vsyt2hznEW40bg0+pSePHa7+Ru+g9Y/1a/wDEzhcf4b/z7b/0lq1R6rZ2xA5ndz/g9nuU42YG6y+l4iCxwJBY/tw3/vqINrdY9xc4k99XPQdYH9UxvieP8J/wH9dEP0dJ5d8fpv8AFLspla9znQBp7h987m/+Tf8A2EN4IG36T5+j2E/nHai9mR8tvx/Nn/oqDvpnjt8P9f3P5CSng/rngZFfUndWx63/AGa6llWTa3UNewfZ3Nu2/RqtqbR77P0e9c4HGImIEBert/m7v5r/AA/0/wCb+j/h/wDup/3J/wCCXkvt/Njbrt27tsfm7PU/Sen+56n6TZ/OJuitU9dlTWk2s3uiWt3ET8YQmtuA9RrXbT3A0KlrJjdweY8EWifRZ9ONeY2d/wCb/OSVqifY5m4PZsLmkGdND+cotIFux3teOWO0cP7DvcpZX80N0xBnd9GNJjZ+b/pF6b9a/wCYrn9menHu/a/hJ/o2z9Ps/wBH6aCXzMuCJXbgBg9emy55Pu2vLAB+6yHN/wCkp5/2LePsv2b+V9k+1en/AGf2l/6LVQpfap//2QD/7QJoUGhvdG9zaG9wIDMuMAA4QklNBAQAAAAAAkwcAnMADkh1bHRvbiBBcmNoaXZlHAIZAAVjb2xvchwCGQAUaW1hZ2V8aHV0eTE5MjY1fGh1dHkcAhkAFjE5MjY1fDE5OTh8aW5kb29yc3xvbmUcAhkAA21hbhwCGQAJb25seXxoYWxmHAIZAApsZW5ndGh8ZXllHAIZADdjb250YWN0fGxhdWdoaW5nfHNtaWxpbmd8b2ZmaWNlfGNvbXB1dGVyfGJvb2tzaGVsZnxib29rHAJ4ALRCcml0aXNoIHNjaWVuY2UgZmljdGlvbiB3cml0ZXIgQXJ0aHVyIEMuIENsYXJrZSAoMTkxNyAtIDIwMDgpIHNob3J0bHkgYWZ0ZXIgdGhlIGFubm91bmNlbWVudCBvZiBoaXMga25pZ2h0aG9vZCwgQ29sb21ibywgU3JpIExhbmthLCAxOTk4LiAoUGhvdG8gYnkgUm9iZXJ0IE5pY2tlbHNiZXJnL0dldHR5IEltYWdlcykcAlAAElJvYmVydCBOaWNrZWxzYmVyZxwCbgAMR2V0dHkgSW1hZ2VzHAIUAANBQ0UcAhQAA1NDSRwCFAADTElUHAIUAANURUwcAmkAEEFydGh1ciBDLiBDbGFya2UcAmQAA0xLQRwCWgAHQ29sb21ibxwCBQALaHV0eTE5MjY1MjAcAjcACDE5OTgwMTAxHAJVAAtDb250cmlidXRvchwCegACQVQcAg8AAUUcAmUACVNyaSBMYW5rYRwCdAAXMjAxMyBSb2JlcnQgTmlja2Vsc2JlcmccAgAAAgAEHALnAAD/4SAXaHR0cDovL25zLmFkb2JlLmNvbS94YXAvMS4wLwA8P3hwYWNrZXQgYmVnaW49Iu+7vyIgaWQ9Ilc1TTBNcENlaGlIenJlU3pOVGN6a2M5ZCI/Pgo8eDp4bXBtZXRhIHhtbG5zOng9ImFkb2JlOm5zOm1ldGEvIiB4OnhtcHRrPSJYTVAgQ29yZSA0LjQuMCI+CiAgIDxyZGY6UkRGIHhtbG5zOnJkZj0iaHR0cDovL3d3dy53My5vcmcvMTk5OS8wMi8yMi1yZGYtc3ludGF4LW5zIyI+CiAgICAgIDxyZGY6RGVzY3JpcHRpb24gcmRmOmFib3V0PSIiCiAgICAgICAgICAgIHhtbG5zOnhtcD0iaHR0cDovL25zLmFkb2JlLmNvbS94YXAvMS4wLyI+CiAgICAgICAgIDx4bXA6TW9kaWZ5RGF0ZT4yMDEzLTEwLTExVDA3OjI4OjE2KzAxOjAwPC94bXA6TW9kaWZ5RGF0ZT4KICAgICAgICAgPHhtcDpDcmVhdGVEYXRlPjIwMTMtMTAtMDdUMTE6NDU6MzI8L3htcDpDcmVhdGVEYXRlPgogICAgICAgICA8eG1wOk1ldGFkYXRhRGF0ZT4yMDEzLTEwLTExVDA3OjI4OjE2KzAxOjAwPC94bXA6TWV0YWRhdGFEYXRlPgogICAgICAgICA8eG1wOkNyZWF0b3JUb29sPkZvdG9XYXJlIGZvdG9zdGF0aW9uPC94bXA6Q3JlYXRvclRvb2w+CiAgICAgICAgIDx4bXA6WE1QRmlsZVN0YW1wcz4KICAgICAgICAgICAgPHJkZjpTZXE+CiAgICAgICAgICAgICAgIDxyZGY6bGk+MjAxMy0xMC0yOVQxMToxMjoyM1o8L3JkZjpsaT4KICAgICAgICAgICAgICAgPHJkZjpsaT4yMDEzLTEwLTI5VDExOjEyOjIzWjwvcmRmOmxpPgogICAgICAgICAgICA8L3JkZjpTZXE+CiAgICAgICAgIDwveG1wOlhNUEZpbGVTdGFtcHM+CiAgICAgIDwvcmRmOkRlc2NyaXB0aW9uPgogICAgICA8cmRmOkRlc2NyaXB0aW9uIHJkZjphYm91dD0iIgogICAgICAgICAgICB4bWxuczpkYz0iaHR0cDovL3B1cmwub3JnL2RjL2VsZW1lbnRzLzEuMS8iPgogICAgICAgICA8ZGM6Zm9ybWF0PmltYWdlL2pwZWc8L2RjOmZvcm1hdD4KICAgICAgICAgPGRjOnRpdGxlPgogICAgICAgICAgICA8cmRmOkFsdD4KICAgICAgICAgICAgICAgPHJkZjpsaSB4bWw6bGFuZz0ieC1kZWZhdWx0Ij5odXR5MTkyNjUyMDwvcmRmOmxpPgogICAgICAgICAgICA8L3JkZjpBbHQ+CiAgICAgICAgIDwvZGM6dGl0bGU+CiAgICAgICAgIDxkYzpyaWdodHM+CiAgICAgICAgICAgIDxyZGY6QWx0PgogICAgICAgICAgICAgICA8cmRmOmxpIHhtbDpsYW5nPSJ4LWRlZmF1bHQiPjIwMTMgUm9iZXJ0IE5pY2tlbHNiZXJnPC9yZGY6bGk+CiAgICAgICAgICAgIDwvcmRmOkFsdD4KICAgICAgICAgPC9kYzpyaWdodHM+CiAgICAgICAgIDxkYzpkZXNjcmlwdGlvbj4KICAgICAgICAgICAgPHJkZjpBbHQ+CiAgICAgICAgICAgICAgIDxyZGY6bGkgeG1sOmxhbmc9IngtZGVmYXVsdCI+QnJpdGlzaCBzY2llbmNlIGZpY3Rpb24gd3JpdGVyIEFydGh1ciBDLiBDbGFya2UgKDE5MTcgLSAyMDA4KSBzaG9ydGx5IGFmdGVyIHRoZSBhbm5vdW5jZW1lbnQgb2YgaGlzIGtuaWdodGhvb2QsIENvbG9tYm8sIFNyaSBMYW5rYSwgMTk5OC4gKFBob3RvIGJ5IFJvYmVydCBOaWNrZWxzYmVyZy9HZXR0eSBJbWFnZXMpPC9yZGY6bGk+CiAgICAgICAgICAgIDwvcmRmOkFsdD4KICAgICAgICAgPC9kYzpkZXNjcmlwdGlvbj4KICAgICAgICAgPGRjOnN1YmplY3Q+CiAgICAgICAgICAgIDxyZGY6QmFnPgogICAgICAgICAgICAgICA8cmRmOmxpPmNvbG9yIGltYWdlPC9yZGY6bGk+CiAgICAgICAgICAgICAgIDxyZGY6bGk+aHV0eTE5MjY1PC9yZGY6bGk+CiAgICAgICAgICAgICAgIDxyZGY6bGk+aHV0eSAxOTI2NTwvcmRmOmxpPgogICAgICAgICAgICAgICA8cmRmOmxpPjE5OTg8L3JkZjpsaT4KICAgICAgICAgICAgICAgPHJkZjpsaT5pbmRvb3JzPC9yZGY6bGk+CiAgICAgICAgICAgICAgIDxyZGY6bGk+b25lIG1hbiBvbmx5PC9yZGY6bGk+CiAgICAgICAgICAgICAgIDxyZGY6bGk+aGFsZiBsZW5ndGg8L3JkZjpsaT4KICAgICAgICAgICAgICAgPHJkZjpsaT5leWUgY29udGFjdDwvcmRmOmxpPgogICAgICAgICAgICAgICA8cmRmOmxpPmxhdWdoaW5nPC9yZGY6bGk+CiAgICAgICAgICAgICAgIDxyZGY6bGk+c21pbGluZzwvcmRmOmxpPgogICAgICAgICAgICAgICA8cmRmOmxpPm9mZmljZTwvcmRmOmxpPgogICAgICAgICAgICAgICA8cmRmOmxpPmNvbXB1dGVyPC9yZGY6bGk+CiAgICAgICAgICAgICAgIDxyZGY6bGk+Ym9va3NoZWxmPC9yZGY6bGk+CiAgICAgICAgICAgICAgIDxyZGY6bGk+Ym9vazwvcmRmOmxpPgogICAgICAgICAgICA8L3JkZjpCYWc+CiAgICAgICAgIDwvZGM6c3ViamVjdD4KICAgICAgICAgPGRjOmNyZWF0b3I+CiAgICAgICAgICAgIDxyZGY6U2VxPgogICAgICAgICAgICAgICA8cmRmOmxpPlJvYmVydCBOaWNrZWxzYmVyZzwvcmRmOmxpPgogICAgICAgICAgICA8L3JkZjpTZXE+CiAgICAgICAgIDwvZGM6Y3JlYXRvcj4KICAgICAgPC9yZGY6RGVzY3JpcHRpb24+CiAgICAgIDxyZGY6RGVzY3JpcHRpb24gcmRmOmFib3V0PSIiCiAgICAgICAgICAgIHhtbG5zOnBob3Rvc2hvcD0iaHR0cDovL25zLmFkb2JlLmNvbS9waG90b3Nob3AvMS4wLyI+CiAgICAgICAgIDxwaG90b3Nob3A6Q29sb3JNb2RlPjM8L3Bob3Rvc2hvcDpDb2xvck1vZGU+CiAgICAgICAgIDxwaG90b3Nob3A6SUNDUHJvZmlsZT5USUZGIFJHQjwvcGhvdG9zaG9wOklDQ1Byb2ZpbGU+CiAgICAgICAgIDxwaG90b3Nob3A6VXJnZW5jeT4xPC9waG90b3Nob3A6VXJnZW5jeT4KICAgICAgICAgPHBob3Rvc2hvcDpDYXRlZ29yeT5FPC9waG90b3Nob3A6Q2F0ZWdvcnk+CiAgICAgICAgIDxwaG90b3Nob3A6QXV0aG9yc1Bvc2l0aW9uPkNvbnRyaWJ1dG9yPC9waG90b3Nob3A6QXV0aG9yc1Bvc2l0aW9uPgogICAgICAgICA8cGhvdG9zaG9wOkNyZWRpdD5HZXR0eSBJbWFnZXM8L3Bob3Rvc2hvcDpDcmVkaXQ+CiAgICAgICAgIDxwaG90b3Nob3A6U291cmNlPkh1bHRvbiBBcmNoaXZlPC9waG90b3Nob3A6U291cmNlPgogICAgICAgICA8cGhvdG9zaG9wOkNhcHRpb25Xcml0ZXI+QVQ8L3Bob3Rvc2hvcDpDYXB0aW9uV3JpdGVyPgogICAgICAgICA8cGhvdG9zaG9wOkRhdGVDcmVhdGVkPjE5OTgtMDEtMDE8L3Bob3Rvc2hvcDpEYXRlQ3JlYXRlZD4KICAgICAgICAgPHBob3Rvc2hvcDpDb3VudHJ5PlNyaSBMYW5rYTwvcGhvdG9zaG9wOkNvdW50cnk+CiAgICAgICAgIDxwaG90b3Nob3A6Q2l0eT5Db2xvbWJvPC9waG90b3Nob3A6Q2l0eT4KICAgICAgICAgPHBob3Rvc2hvcDpIZWFkbGluZT5BcnRodXIgQy4gQ2xhcmtlPC9waG90b3Nob3A6SGVhZGxpbmU+CiAgICAgICAgIDxwaG90b3Nob3A6U3VwcGxlbWVudGFsQ2F0ZWdvcmllcz4KICAgICAgICAgICAgPHJkZjpCYWc+CiAgICAgICAgICAgICAgIDxyZGY6bGk+TElUPC9yZGY6bGk+CiAgICAgICAgICAgICAgIDxyZGY6bGk+VEVMPC9yZGY6bGk+CiAgICAgICAgICAgICAgIDxyZGY6bGk+U0NJPC9yZGY6bGk+CiAgICAgICAgICAgIDwvcmRmOkJhZz4KICAgICAgICAgPC9waG90b3Nob3A6U3VwcGxlbWVudGFsQ2F0ZWdvcmllcz4KICAgICAgPC9yZGY6RGVzY3JpcHRpb24+CiAgICAgIDxyZGY6RGVzY3JpcHRpb24gcmRmOmFib3V0PSIiCiAgICAgICAgICAgIHhtbG5zOnhtcE1NPSJodHRwOi8vbnMuYWRvYmUuY29tL3hhcC8xLjAvbW0vIgogICAgICAgICAgICB4bWxuczpzdEV2dD0iaHR0cDovL25zLmFkb2JlLmNvbS94YXAvMS4wL3NUeXBlL1Jlc291cmNlRXZlbnQjIgogICAgICAgICAgICB4bWxuczpzdFJlZj0iaHR0cDovL25zLmFkb2JlLmNvbS94YXAvMS4wL3NUeXBlL1Jlc291cmNlUmVmIyI+CiAgICAgICAgIDx4bXBNTTpJbnN0YW5jZUlEPnhtcC5paWQ6Mzk2QkZBOTAwNzIwNjgxMTkxMDlGQkUwNURDODUyMUM8L3htcE1NOkluc3RhbmNlSUQ+CiAgICAgICAgIDx4bXBNTTpEb2N1bWVudElEPnhtcC5kaWQ6MEIxM0UyMzUwRDIwNjgxMTg3MUZDRjc5MUM5NkU0N0Y8L3htcE1NOkRvY3VtZW50SUQ+CiAgICAgICAgIDx4bXBNTTpPcmlnaW5hbERvY3VtZW50SUQ+eG1wLmRpZDowQjEzRTIzNTBEMjA2ODExODcxRkNGNzkxQzk2RTQ3RjwveG1wTU06T3JpZ2luYWxEb2N1bWVudElEPgogICAgICAgICA8eG1wTU06SGlzdG9yeT4KICAgICAgICAgICAgPHJkZjpTZXE+CiAgICAgICAgICAgICAgIDxyZGY6bGkgcmRmOnBhcnNlVHlwZT0iUmVzb3VyY2UiPgogICAgICAgICAgICAgICAgICA8c3RFdnQ6YWN0aW9uPmNyZWF0ZWQ8L3N0RXZ0OmFjdGlvbj4KICAgICAgICAgICAgICAgICAgPHN0RXZ0Omluc3RhbmNlSUQ+eG1wLmlpZDowQjEzRTIzNTBEMjA2ODExODcxRkNGNzkxQzk2RTQ3Rjwvc3RFdnQ6aW5zdGFuY2VJRD4KICAgICAgICAgICAgICAgICAgPHN0RXZ0OndoZW4+MjAxMy0xMC0wN1QxMTo0NTozMjwvc3RFdnQ6d2hlbj4KICAgICAgICAgICAgICAgICAgPHN0RXZ0OnNvZnR3YXJlQWdlbnQ+QWRvYmUgUGhvdG9zaG9wIENTNS4xIE1hY2ludG9zaDwvc3RFdnQ6c29mdHdhcmVBZ2VudD4KICAgICAgICAgICAgICAgPC9yZGY6bGk+CiAgICAgICAgICAgICAgIDxyZGY6bGkgcmRmOnBhcnNlVHlwZT0iUmVzb3VyY2UiPgogICAgICAgICAgICAgICAgICA8c3RFdnQ6YWN0aW9uPnNhdmVkPC9zdEV2dDphY3Rpb24+CiAgICAgICAgICAgICAgICAgIDxzdEV2dDppbnN0YW5jZUlEPnhtcC5paWQ6Mzg2QkZBOTAwNzIwNjgxMTkxMDlGQkUwNURDODUyMUM8L3N0RXZ0Omluc3RhbmNlSUQ+CiAgICAgICAgICAgICAgICAgIDxzdEV2dDp3aGVuPjIwMTMtMTAtMTFUMDc6Mjg6MTYrMDE6MDA8L3N0RXZ0OndoZW4+CiAgICAgICAgICAgICAgICAgIDxzdEV2dDpzb2Z0d2FyZUFnZW50PkFkb2JlIFBob3Rvc2hvcCBDUzUuMSBNYWNpbnRvc2g8L3N0RXZ0OnNvZnR3YXJlQWdlbnQ+CiAgICAgICAgICAgICAgICAgIDxzdEV2dDpjaGFuZ2VkPi88L3N0RXZ0OmNoYW5nZWQ+CiAgICAgICAgICAgICAgIDwvcmRmOmxpPgogICAgICAgICAgICAgICA8cmRmOmxpIHJkZjpwYXJzZVR5cGU9IlJlc291cmNlIj4KICAgICAgICAgICAgICAgICAgPHN0RXZ0OmFjdGlvbj5jb252ZXJ0ZWQ8L3N0RXZ0OmFjdGlvbj4KICAgICAgICAgICAgICAgICAgPHN0RXZ0OnBhcmFtZXRlcnM+ZnJvbSBpbWFnZS90aWZmIHRvIGltYWdlL2pwZWc8L3N0RXZ0OnBhcmFtZXRlcnM+CiAgICAgICAgICAgICAgIDwvcmRmOmxpPgogICAgICAgICAgICAgICA8cmRmOmxpIHJkZjpwYXJzZVR5cGU9IlJlc291cmNlIj4KICAgICAgICAgICAgICAgICAgPHN0RXZ0OmFjdGlvbj5kZXJpdmVkPC9zdEV2dDphY3Rpb24+CiAgICAgICAgICAgICAgICAgIDxzdEV2dDpwYXJhbWV0ZXJzPmNvbnZlcnRlZCBmcm9tIGltYWdlL3RpZmYgdG8gaW1hZ2UvanBlZzwvc3RFdnQ6cGFyYW1ldGVycz4KICAgICAgICAgICAgICAgPC9yZGY6bGk+CiAgICAgICAgICAgICAgIDxyZGY6bGkgcmRmOnBhcnNlVHlwZT0iUmVzb3VyY2UiPgogICAgICAgICAgICAgICAgICA8c3RFdnQ6YWN0aW9uPnNhdmVkPC9zdEV2dDphY3Rpb24+CiAgICAgICAgICAgICAgICAgIDxzdEV2dDppbnN0YW5jZUlEPnhtcC5paWQ6Mzk2QkZBOTAwNzIwNjgxMTkxMDlGQkUwNURDODUyMUM8L3N0RXZ0Omluc3RhbmNlSUQ+CiAgICAgICAgICAgICAgICAgIDxzdEV2dDp3aGVuPjIwMTMtMTAtMTFUMDc6Mjg6MTYrMDE6MDA8L3N0RXZ0OndoZW4+CiAgICAgICAgICAgICAgICAgIDxzdEV2dDpzb2Z0d2FyZUFnZW50PkFkb2JlIFBob3Rvc2hvcCBDUzUuMSBNYWNpbnRvc2g8L3N0RXZ0OnNvZnR3YXJlQWdlbnQ+CiAgICAgICAgICAgICAgICAgIDxzdEV2dDpjaGFuZ2VkPi88L3N0RXZ0OmNoYW5nZWQ+CiAgICAgICAgICAgICAgIDwvcmRmOmxpPgogICAgICAgICAgICA8L3JkZjpTZXE+CiAgICAgICAgIDwveG1wTU06SGlzdG9yeT4KICAgICAgICAgPHhtcE1NOkRlcml2ZWRGcm9tIHJkZjpwYXJzZVR5cGU9IlJlc291cmNlIj4KICAgICAgICAgICAgPHN0UmVmOmluc3RhbmNlSUQ+eG1wLmlpZDozODZCRkE5MDA3MjA2ODExOTEwOUZCRTA1REM4NTIxQzwvc3RSZWY6aW5zdGFuY2VJRD4KICAgICAgICAgICAgPHN0UmVmOmRvY3VtZW50SUQ+eG1wLmRpZDowQjEzRTIzNTBEMjA2ODExODcxRkNGNzkxQzk2RTQ3Rjwvc3RSZWY6ZG9jdW1lbnRJRD4KICAgICAgICAgICAgPHN0UmVmOm9yaWdpbmFsRG9jdW1lbnRJRD54bXAuZGlkOjBCMTNFMjM1MEQyMDY4MTE4NzFGQ0Y3OTFDOTZFNDdGPC9zdFJlZjpvcmlnaW5hbERvY3VtZW50SUQ+CiAgICAgICAgIDwveG1wTU06RGVyaXZlZEZyb20+CiAgICAgIDwvcmRmOkRlc2NyaXB0aW9uPgogICAgICA8cmRmOkRlc2NyaXB0aW9uIHJkZjphYm91dD0iIgogICAgICAgICAgICB4bWxuczpleGlmPSJodHRwOi8vbnMuYWRvYmUuY29tL2V4aWYvMS4wLyI+CiAgICAgICAgIDxleGlmOlBpeGVsWERpbWVuc2lvbj41MjA1PC9leGlmOlBpeGVsWERpbWVuc2lvbj4KICAgICAgICAgPGV4aWY6UGl4ZWxZRGltZW5zaW9uPjM0OTA8L2V4aWY6UGl4ZWxZRGltZW5zaW9uPgogICAgICAgICA8ZXhpZjpEYXRlVGltZURpZ2l0aXplZD4yMDEzLTEwLTA3VDExOjQ1OjMyOjAwPC9leGlmOkRhdGVUaW1lRGlnaXRpemVkPgogICAgICAgICA8ZXhpZjpDb2xvclNwYWNlPjY1NTM1PC9leGlmOkNvbG9yU3BhY2U+CiAgICAgIDwvcmRmOkRlc2NyaXB0aW9uPgogICAgICA8cmRmOkRlc2NyaXB0aW9uIHJkZjphYm91dD0iIgogICAgICAgICAgICB4bWxuczp0aWZmPSJodHRwOi8vbnMuYWRvYmUuY29tL3RpZmYvMS4wLyI+CiAgICAgICAgIDx0aWZmOk1ha2U+TGlub0hlbGw8L3RpZmY6TWFrZT4KICAgICAgICAgPHRpZmY6TW9kZWw+Q2hyb21hZ3JhcGggICAgIDwvdGlmZjpNb2RlbD4KICAgICAgICAgPHRpZmY6T3JpZW50YXRpb24+MTwvdGlmZjpPcmllbnRhdGlvbj4KICAgICAgICAgPHRpZmY6WFJlc29sdXRpb24+MzA0MDAwMDAvMTAwMDAwPC90aWZmOlhSZXNvbHV0aW9uPgogICAgICAgICA8dGlmZjpZUmVzb2x1dGlvbj4zMDQwMDAwMC8xMDAwMDA8L3RpZmY6WVJlc29sdXRpb24+CiAgICAgICAgIDx0aWZmOlJlc29sdXRpb25Vbml0PjI8L3RpZmY6UmVzb2x1dGlvblVuaXQ+CiAgICAgIDwvcmRmOkRlc2NyaXB0aW9uPgogICAgICA8cmRmOkRlc2NyaXB0aW9uIHJkZjphYm91dD0iIgogICAgICAgICAgICB4bWxuczpJcHRjNHhtcENvcmU9Imh0dHA6Ly9pcHRjLm9yZy9zdGQvSXB0YzR4bXBDb3JlLzEuMC94bWxucy8iPgogICAgICAgICA8SXB0YzR4bXBDb3JlOkNvdW50cnlDb2RlPkxLQTwvSXB0YzR4bXBDb3JlOkNvdW50cnlDb2RlPgogICAgICA8L3JkZjpEZXNjcmlwdGlvbj4KICAgICAgPHJkZjpEZXNjcmlwdGlvbiByZGY6YWJvdXQ9IiIKICAgICAgICAgICAgeG1sbnM6ZndsPSJodHRwOi8vbnMuZm90b3dhcmUuY29tL2lwdGN4bXAtbGVnYWN5LzEuMC8iPgogICAgICAgICA8ZndsOkxvY2FsQ2FwdGlvbj5BcnRodXIgQy4gQ2xhcmtlPC9md2w6TG9jYWxDYXB0aW9uPgogICAgICA8L3JkZjpEZXNjcmlwdGlvbj4KICAgPC9yZGY6UkRGPgo8L3g6eG1wbWV0YT4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Cjw/eHBhY2tldCBlbmQ9InciPz7/2wCEAAkGBwgHBgkIBwgKCgkLDRYPDQwMDRsUFRAWIB0iIiAdHx8kKDQsJCYxJx8fLT0tMTU3Ojo6Iys/RD84QzQ5OjcBCgoKDQwNGg8PGjclHyU3Nzc3Nzc3Nzc3Nzc3Nzc3Nzc3Nzc3Nzc3Nzc3Nzc3Nzc3Nzc3Nzc3Nzc3Nzc3Nzc3N//AABEIAT4BPgMBIgACEQEDEQH/xAAcAAABBQEBAQAAAAAAAAAAAAAFAQIDBAYABwj/xABMEAACAQMCAgYGBgcECgIBBQABAgMABBEFIRIxBhMiQVFhcYGRobHBBxQjMnLRMzRCUmLh8BUkgqIWJTVDU2NzkrLCRPGDJjZkk9L/xAAZAQADAQEBAAAAAAAAAAAAAAAAAQIDBAX/xAAsEQACAgEEAAUEAgIDAAAAAAAAAQIRAxIhMUEEEyIyUUJxgfBhwSMzUqGx/9oADAMBAAIRAxEAPwDMGwtF6P3AlUIPrnCrj7wwnwzU3RS1W2aQZyOLmQfAeHzqIs7aUsEnEYpLqWTiJwSV23HrozoStEbpoQerAGccvuCsJPo2jW/4BmoaZb3Mf1eO0VJpeIo22RuDxAA8jjv86q9KtPU2GnvbQL1hTtsigE7DniiFnqCyTCdbbhESK7jjzkv4Z/8Aqo9achLFQSCIDnG+QVFRHVGMfyW9Lb/fkyt9o11Y3yWdz1ayOAwIfs4PnVW7tntZzFIVLDG6kEVqOnoY3xMm/CigHHjmstEnH2e8kAV0wbkrOedJ0RqjMwVQSTyA76V4pIwDIjKDyyMVvei2k2N1oU9xNaxm4Rx1cpG64Cke80H1PT5LzULaxEoDPLIOIjl2jz9lT5nqoejazL11bDpRoEMENiumQhpRAWm4OZwBv8aHaFpKahbXLsi/Z7A53zwk/KqhJSVilFxdADJFSJPKn3JHHrq/Hod7JeLbGB4zx8EjlSVjbzIorcdH7dNDsX3W8muHjabJKlQSOXsobjwwSlyijpk8ksRaRiTxc/QKpw/q0fnJVnTl6uJxz4eP4VWgYdVAp/4gqsFbi8Rb02On/wBof4x8auw/7Zf11Sk3vVPi/wA6vQf7Yl9FdHX5OSf9C8WDenxmxTtP31BsnklRZ7Mv8Vw3uqxpADX8o59n8qif+suHvCfDS4qXql8K4x77E1ynQDNWGLQ+mgjHMjemj2sqRZ/4gKBH9J66DSPDNEi9hfQKUqO+pVA4VHlTMcbcI5CgzIRF1jZPIVHJH2jRFY8DFQSJ22oEyiY/Kg7/AK+2PGtEUrPS7XsnpNXD3Il+1hnSzjo8/wDHPUV6caAg/evj7lqTTv8AYMI8Ziai1DbRbMfvXch91dHRJSuv1y380x8aPfRyeHXEHijCgF5+uW/4R8a0H0ejHSBB/C9PJ2Z4+InqdIaWurkOsYaaakIppFAEZpyc6RqWPnQBN3VBU45VDjegDy5nT+zbIZDSEXDuQfFx+VaXQXU6bqLowYYY5Hf9mtY63mR4IVVQskNu/GzftnizWx09kfRNRkjTh+yYtg5GerGcVnJd/ctdozenRt1V5k9rggHo2NWdXjEtxaKzcJW0yMAb7LzqloEsk1rePKADxRrhfAKw+VHNVUGewBUZe14By8VqpJ1Fff8A8JTWqT+39gXp27C5kjkQBuwc+2gGlxdtJxNGrLMFCE9rkTnHhR/6Qf8AaswxuFT4VmbFD1yyZwA2NjvyrTFskTO2zf8AQ0L/AKJT4AOZGGCCc/dG9O0vqzqzdkdYOsJOP+YcfA03ovFw9C5lfHalPf5rTOjHC95KVyeCMDJ83c1hzkNd9AnThAHiVS68Nqzdl+E8j7vKqPRcLHp80aAsWmcE7cuAVa6eSKmoBWOM2nCPMk8qXosi9QAxUs1yxIJG2WVfzp4eAnyEbeRuuvR2QjyliMbndd80J1lmXRdBC/tCSQj1g0XVVihuHBcoQW3Pf/QoNrS4t+j0HhZZPrFRDmRUuIg3Uo0hur0RRrGvbAReQwPzoBbcoR/HR/UiGnvyCSAsmCfSaBWoy0H466vD8GPifcvsOf8AWk/H86JW4zq8vqoe4/vSfj+dErUf60mPo+FdL4OGfP4K42RfORz76taEM3857+H8qqJv1foJ9pq70faNLucyOq5GBk476jJ/rNIe8O8OK7gqVQH+6QfQc1xXFctG4I1wYtV83FZ4bzev51oukAItU8OMVnY95R+IfGg1j7TVuDwhF5kb+VOSMKuAKlihIBZ92NO4aDMZwioHXtGrYFQuuWNAmVitZec/3yU+bVrSmAax9x+szelquHuE+GHNP/2Nbj+Nqi1T/ZWmDxmlPvFPsD/qu3Hm1R6t/s/SB49af81dP0oz+SlfnF7B5KK0XQAD/SJfwvWc1D9cjx3KtaToCP8A9Sr+F6Mn1EY+InqNLilxXYrkOsaaaeVPIprUAQtzp0dNanR0ATd1RDmalHKo8c6BnhVv9emiMsduZIwd2UcqdHq00CvEDNGrbOqybH0itPoEMQ0W5jUP1bSHJI4Tj0VirofbOfOpjpm2qNJaoRTvkJW2sNArLGzorYyABv8A1k1dPSJ5HieR1Zol4Uyndt+QrOKrEEhSQOZA5V1U8aI81h3VdTTVrlp7h1VnABCbDb01Wt44I/uyg9rPd4YqjZWk99cpbWqccr/dXOM1em6ParBbzzy2jLHCcSHiG3v350tNbJj19uJo7PWIoOjcunIjmcuGV9uHmD4+VJ0c1BbG9L3MpWJo8MOHOW3/ADrE5I5ZFSQtcSOscJkZ2OFVMkn0Cl5bW9j8yFVRsOmM0GpX8d3ZzdYCio0fDgrg55ml0hy8mnI4VBbTtISW3OSTWTklvbZ+CbrY3H7Mi4PsNcNQuB3qfStEYzith6sT5s9LMjXGgSXYj4UkgYqpbLZw2QR7KH64uNX0uDODHZIB48jWKTVpxtwKfRkVMNak6wSSRt1gGA3GcgVChNXtyU3jdergI3RLpqDEs3YfdhudzQazGXgH8VFsrJptzLw84uIAnxoXY7z2/pNdHh+DDxXv/A5x/eU/F86I2xxf3J8AD7qo4zcJ+KrseBc3p/g+Vdb4OCfP4/sqxjJHklWNOtmuRwRBXkLHCZGfZVeLm/sqWzj1GUhbHDjOeraEOPTuDWOaN40dHh5VlbCDaddwN2oJY2/AQab11xHsJ5R5E8vbVrGp2uj/AFl9Og+sicqTEpTEfDz+zIxvVL+3ZQuJrGf0pclv/MNXDpl0z0PMi/dEZfXM9xCsckvEFOd1HxobAjJKrsMhWBI8aKwXdjfXENti5imlkCAyQxuoJON+EqfdUMktjxsi3sXECQeOKRP/APVUtaJbxP8AgKLr8BPbt5UHlg1OusWL85GX8Smg0dmbkkWs1vO2CxWOdcgDmcNg0x9NvEBJtJiviicY9q5p6mR5cOmaOO7tZT2LiM+XFTiAxPCQfRWQkQxnhkyh8GGD76jZ2THAxHmKeol4vhmvZdjWIuT9vL6WqZ9SvYjhLiTHgTn41T42csW3J51pHkyaqzQWGP7OgHkx99M1fa30Zf8AlMfa1Osv1GIeCfOk1vY6Ovhag+0munpGT4YPvt70eSj4Vp+gKn/SVfwPWXvP14+r4US0+4ktPrs0EjRyC3fhZTgjlTnxIzhxE9pxXV4HaarqVseO31C6iOf2Zmx7M0ZtOnXSG2ABu0nHhNED7xiuWmdeo9iIpjV5xa/SddDAvNMik8WikK+45otbfSPo836xDdW580DD3GlTC0athvTo6DW3SjQ7sjqdSgBPJXbgPvxReGWORQ0Tq6+KkEUhk4pnjXceKoalq9lpaI99N1Yc4XYnNIZhtIZX0Sco25d2wO8bmo+kmlWBjsxBbJA7RyM7IuOLhUHerXRpYh0elKorScEp3/Z7J/Ol6VxnNop5CCYgqvf2ccqiKakayalAm+jUNFpVwV5PPuNjtw1S6UdHtLstasurhZUnJ61AxIJ4Sdh3b0e6DC1bSR9SjYY4RNxb5cLuR7q7pJE03SSxBKBYwWwe/sGhyatkVaSMp0VjtRqdmsSYnSdwxIx2cHHyrS6pAz6XqirI46xZHOCMjh4BwgeB76z3ROWM6rBFxZlErlh6mrWzIDY3TZXOJQF7/vpTmqnt8Ci9UNzAaXpHFqvV30Q4GjkIRuYIr0PSOien6OGaGLr3D8azTKC8Z2GAR6/bQkgTarboo3EUxPn2h+da+btKWUnYEEb88iqc9UNX3CManRi+nHRs3sM+sG5KvBCi9TwZ4sY787ferziGCSaVURGPEwXIHLJr2/Vo1fR5ldOMNwgoT97dai0LRrfSrW4EOStwFdlxy7PKpjNpFOCZmNQ6D6fpLWl5b3Vw5W7iQxyKrDdhnkKx/SKNH1e/dEMarKQqjGMd3IYr1XpVNHaWME8xYxJfRs2BxHAGeXqrB2unS9Ib+8WJhF9YuDwvKPu4UkZAx3U4yfZMolEYTRJs7ZhA9woXZH7e39Jo7qVubTTbuBiGMShCR3kYFArP9Yt/XWvh/b+/JPiff+/BOD/eI/x1aJ+0vjnuAqov6zF+Kp5Dg3hHewFdcuDha9X78jIBmJ2860XRzSRrFhJC03VrG2eHrSOInxAHzrPwD+65zzradBVkFjcO0JEKzIesC88DlmoypaEmXjk1NtFRuid7p1wpsbiPi5hOt4Wx5GpNS6PXWIZTakSykqywgEcQ79uWR8612jWqSXtwdQZurjJkBYZ64HcYNaTTNES4hjmm7ERYssa89+W9crgmdaySR4baQtFr1irqQyzKCCNweIVQW2SW5usqDhzjatZ0kuYNP6SXPVaXEfq9w3VyGV8khtie1vy8KC9HLVL/AFuCC6BKS3aq+KzVmrq7ItBsOuvruOKMlvqsq+AGUIqH+wJEf7K5t1k/dS5XPxr3LWui+kJYzMLKBIAo4kA4Q7Z5nHPHd66Faf0Y6ITKnW2vVs3LM7LxHwAzvV6X8meuPweQyDVrJzGb25RhzR2J9xqB7y8GTMtrN5vbrn2gA1690g6J6QUex09rhZlX7JH7So3cMnfB8KpaR9HAuLcyxXyJKyAh5bcP1Z8AucZ8zypVIdw6Z49PdJM3EbaJP+mWHxJrpYhE5UZ+6Dv51oumOkXei66dO1S5S6PApEwj4dj4eig+qx9VeOngFHurRc0Zy4sJ2m1in4Kbru17pqfu2cfzqW17Onj8HyqPXv8Abdsv7tvEP8tdPSMXwwbd/r7+RHwqyx4YLojvjI94qG6GdSl9Pyp92eGCfz294py4ZmuI/gGp+j50lIv3RS1znQJSVYtbO5vZOC0t5Zm8EUmiZ6I6/wAHH/Zk2PSv50CAeM0+GeW3OYJZIj4xsV+FSXdldWT8F1bywt4SIRmqxoA3H0f6zqd3rX1W6vZpoBCzcEjcW4xjfn3130iWEkd7FdNdSSCbOEY/cx4VU+jNc69M37ts3/ktGfpJPZ08fjPwrJ7PY1huS6BOqdF5fsgvEjRlgv3jxKv/ALUnTrrYLm3W1coBbMSBzIyKisbWe30yCykgcMs6tI6uGUr1ise/wXwqf6Qwb7UlksS7wrZgcSRkgtxHs+VJtXsVUlGmgh9GKh9FnJJGJWx54QU7ptFPZ6hp1xBgGeRgm2dgmD7zUv0dSwWmh3EdyyQSs7lY5GCnHDjODTel9zFNqWjCOZJBE7sQCOz2TRswaZiujCtD0uCP95JnU++tvHJxR3sDIj4klG434esGcUF0gI+tWmMZNzJk4/H31oJbiCz0rUbkNC8iXlxhQRx7SrsD76c41MmE7hf3AdlJCddgjUmN0jmHljjGB8a2whdLd2lJ48nG+dic151b3Cya/Yy/d6xnDKea5fkfOvTHZJo+FWzxVMklGkXFu7Bus9jTpQcffHP+vKrcIH1QHu6pfhVDpbIsGnzDi4cORxH0Nt7qtxS8NpEpRssigeAwcUq9FjvcD9OsDSoBx44rsb/4GoP0JXN/J3nr2PPyIon9IxVNJtOMZBu+X+Fqh6HRiBpGI3+tSrt+Nlp4oamxzyJY0v5/oyvSM4tb5t+0w+IrOWn6xD5A1puli8FlNgfex8RWZtf1iH8JrXw/sX72Y+Jf+T9+CWP9ah/FUkx7FyfGWo4f12EedLOfspfOQ11S4OP6iZBi2X0V7L9F63d50YEM5iW0SUiPA7R3yc+uvHOUaD0V6l9G9xPY6DPK9wIoi5MfGBgnG/n3eill4Hi5NVdWdrJrUcUfDwgDrt8CtGjKeyhHZ2IB5UB6NSvMZp3iJZ8MrEjIHn5nnVu8t7nD3FrMFmIPCCNj4A+Vc7Og8S6WsZdYu2PfOx9pNV+i0rW2t29wmxS9xt6CKt6raXFzdyhIneQylmCjOKs9H9JNjqMAaeCQm5Eiqrgnly9Nc0Wdc1sb3WdRmml6uXC2rkcOSdn7wT3bbiqcZkIdZ0KR8BPeMDGxzzqZmkaG7V4SzSHA3U948TWn0nT7eSJLmSEjiHZSQlseZz310nJXYH0dGk0lLy8nlku4kwFOwX86vaTrenwSSWTkQyCVhhu+iz2MZd5IyFLkZ22AHgKHjQYOC4eVy8skxfjLbAZ5Y7qAPGPpVe3l6a3cv1lSAI+JcHIwo2FZnWSWvmY94U+6jv0khrTpfewJFEqLwYQxjvQHwoHrGfrz+hfhSXuKftCUQ/uP+AfCotc//chX90Iv+UVNFvZqPEAe6q+sb9KJ/KUD3Cun4MJe1lKffUZvxmnahkRSD+Ko3Ob+Yj/iH40/UD9i/wCKm+GQvpBw+6KPaLoX1i0fUb89VZp93OxkP5UL0u2W7voYZCRGTmQjmFHOvTdNu7TUrcxpbBbaI8MakeHLPdWUV9RpKXQDtOkg06GOJLB4LYnCui4DefnWjGp6l9g1vZmS2JBdy2HA/DUkqrJgPAjoCCOIcqfOTJC0TsEjYYIXY4olNN8AotFi+ayvYuouRHKjqThsHavKOlGjDSbzERzDJuvl5VsL60jt5HvrPrI5ol3yxbrFH7ODQLpvci5+rOIimxzneltQ7J/ouTOp3reEAHtb+VEPpKP2unj+Bz7xVX6K1/vGpP8AwRj3tU/0kH++WQ8Ij8awlybwMdHrWpx7Lf3GPOQn41MnSTVl/wDmMfSin5VVl06WMrkc6jNnKBnBp+hj9aCi9KdVGMzo+P3oxUh6VXrfpIbV/wD8ePnQRreRc7bCk6iTOOE5paID1zQY/wBIZC3EbWIH+EkVG2sI78bWo4juWD7/AAoT1T+BruB+eDR5cB+dMLprCidZuCQSqeIPnJBzn40Zj6dakuB9bl9caGsfwsO6kORS8qI/Ol2v+jYXnTK5voDDdTBlLcRPVAHO/wCZokv0gSvEkcgt8KAAerYHY58a88yaXPpo8pfIed/CN5qvSq21WGCOZYQIX4wAzDfBA5+mrmldL4rad2EMDtLM8hxLgAuzNsPLirzbNS2x/vMO3+8X40LG1ww8yMtnE2nTXK2WMjl/7VlLfaeH8BrS9MZesgmA5KRj1nPzrMw7Tw/hNbYfajDN72TQH+/RVz7xnPe5roP15PIUnMf4vnXQc/ZeYDKAeFemdENB1CDTrZ5OForwB48nICkfdIrzU4Nx2eVfQ2jtDa9HNNMjKqLaxYLHAzwiozMMKJ7Kya3uHeRkbsBV4Vxt4EVdbCIxAA7/AArLal0r6qfgso1dsY4mOw9VBZr+5vm4rmdnOdhnCj1VySzRTO6GCUtyDV9LgulYTNxozE8Cns5z4DnVPRdDtodatpYIY0EbcXF6j30UQjG3dXHAOVyG7iKy8xWb+S6oOxQI1xHHiNcvxFsEFt/HwrTYBGCBjwrE2mqFJc3TlmGAshP3T50Xv9d4E4bRS8m3bPKuhSUt0ck4ODphm8uYrWHilfh7gBzPkKr6fIGjDyNxO7MwBHDjf3+msvc6uJcdaoaQc5CNz6Km09p4U+s20/WliSyP2sb8s91URZ5P9KknW9OtQ8mjX/ItANY/X5fTRLpu1zN0svJrqNUeSZfuNxLyA2OPKhmr738v4jSj7ipe0L2yZhiHjw/KqN+3WdJbg/8A8hh78UTswT9WB5Fkx7qEZ49dkbnmdz/mNdXaOeXsZVG95J5ufjUl9kxsPGTFRQnN0T4ufjVmROtnhT9+5C+00n7WLtBPoPpq3t3dmQHhjQLsccz/ACreW8EVvH1USKqrsAOVZb6PnVI9UP7XGgH+atEjkBj3/CueU6VG0YW7L7KAPEY39NV1RZMljseRqJGJXPWsPAHlUcVzwZWVgA24buqOeCm/kZf6Y0kL9XNw9n94YPfv5VmOnMsC2dvbo6vIGLEr4YojqmrW6JNA0nG3CQAu+c921YK+EizlJWLFdtzW29bmSq9jc/RZGRBqEncWQe40z6Rj/rG1H/J+Zol9GsITQnl/4khPsJHyoT9Irf63gHhAPiawlydMCvNGGMfeCARUbRKLZjjepQ3bCDcIcU2Y4hlAris9JIrzRIYp9hjK91XLOyja7c8CkKPlUDKWhlRf3kJ9GKu6WwCyNI2F5k+k03J0LSig1igMp4ACm+Kja0j6iNivOX3UckaNrk8IBDAg+yh0gxAVIGVcH3CkpsNKfRAbCBoyeEeNQvpcTM3CNx3URAzbY8hTSr8blGABIFCySXY3ji+ihFogkmSLZWdgu/IZq5f9DZ7Lg42jfjGVMZyCMgfEiltZZ7m9URhjIuSoXY5x+dbK9hme8so5yWK9REWJzluLib3JXTBScbbOTK4xlSRhn6F6pl+qtlcIxVsSpsR66pz6HdabPateQGMPKnCcg5yc93lW+jurhLHUbiUZj613VWUHGxc/+QrCatOt3r8PUdZ1MDRRHi7ioAPvFaSi0uTGMk3wTdI24rNyeeE+NAov08X4DRbXHLWkynuZRn10Jj/TRfgNa4fYjLP/ALGS25/vmfBaWPdxn96mQH+8uf4T86WE7j8Vbo532EYiPrBJ5V6jrmtK1tY28Lgpb20a7ci/AM+zlXl1mnW3Cp+8wFam5bD8IGwFc3i5VFI6fA49UnZdtZmZmZjRS3Y8I8PGgdiCZO0Mgij1jnhJbGa81cnrvYtALw75B8aaVIPftTwm4IAz4Cpo8dpjv4VaRDlQOlJU75waW3mZg0Snl3Zp9/g7DZuYOaEw3HVXjAEnYiiEnGROSKnAMNFHKkYjlBeRwF/dz348fhUVlPJwP9WmxuVcsh7jgjIPyqfSLjrYYZFJ4nlCkAcgNseQodbmRUEIVur4mZivbycn92u6zymjEaoj3PSC8im4CGn41ZG4grDGRnA7hQXVTm/m8mI99Ebt7mPpTPLFHIFe5IPEhAIz30O1QAX8uDnO/t3oh7i5+00Fjs9oP41+IoFYNxairnvLNRmF+AQt+6c+zegenHhn4vBD8K61yjmn7GRWm84Pi1XbfH9oWZPIXik/91UbH9On4hVqLeaJvCRm9gJ+VR9BX1IM/R5MDqdzbsQOti4hnxU/zNbO6RUAdAQG7jXlelXzadqVvdjJ6pwWA717x7K9WubmO9t0e3w8TLxBhXNNG8XTKnHgd2O6oJpAseO41cSNZImGBxKMihUqsrEyHKDfn8qmMa3YZJXsijPHbWfHcJbxq7cyBuaxN7KZ7qSQ95rU67dLDG7QvxcQwA49tZAnJzW17GSW5619HwA6M2+PFv8AyNZz6QznXEHhAvzrSdAFK9GYM97May/T9s9IGHhEg91Ys6YDYf0hJ72OffUsyZjkA7xUEVzZluL6ynPO7j86uRTWfGHkuYmTO6iQAkemuPTI9HXEqx5DyDxX5GpYv1YJ3sRn0CjEdx0ebJaCQZGOzdD5inj/AEbz969UY5CSNqbgxeYvgCxoV4m4uXIUkwBLg8iRVq9e2Eh+oFmjJ265gD7qCTW167lusXc5wrnalGNvd0Ep0tlYUGyN5DFMeUQs7EA+A8aFdXqK5AkP/dTXGoNs5J3z3VXlb8onzX/xYf6KSqdQklIPE0ZVO7tMQB861Urw/wBodc04Mlv1rsufuhYwAT62NYvowY4LyN9RdI4o5437SkkgZ5YB78UWi1G1Y6pK8y8czhIQykZRpcsf+0CulNJVZyTjKTui1rM00WlcEJjWOQlXcjfmqjHvrz61mZ9TjZ9zJPxnzOTW6a5so7WB3uo5XjgbMK7njwxG525kVhbK3lXULcmNuBWGWxsNqqck0yIQkpLbsu60ALa4/wCovyoZGPtos/uGiWtEfVpv+svwoeg+2i/A1bYfavwY5v8AY/uzoB/eH9B+Bro9sek10P6Rj45+Fcm4HpNbGL7NB0etFmmR+s4XByq92POi0zoWPGQpBw2dt6GaIwhjWUZyRwnHpNWb5VfU2dCSOEuF/Z4lwAff7q87M3KbTfB6uCChBOK5Qcs7uyiT7XOQOLPM0Qt723ZeOGUMveCCp99ZCRLmZjOiJGzD/eZ9m3Ko5vriDiYIpA+7G+QPUQCKxo337N+lzGcEMMnlvUiygDnnPKsTpBu0WaRShWNdw2eyMd386ih1+5Tji4o4goClpGONuZ3O3qopjaVGynUsOIjJ5CgwXF4FJOc5JoXBq1y8qql5xgncxyAhfVvVy4upLeZHkAIdWKyA82A3GO6lp3Jctg7oskLPGqjhMRcs2OfPn4b1WsrZ4YlVgrgAllSRc+84rN61r0qzQWlrLHJb8W6quzNxb58efjRrMxwWaHqwcGNJkyD4YzjNdqdo8ucXGVMwE6sekjcaMha6JKtz+9UWqEG+fHgPhRG2jafV2jlUqyTGSMn93O4zQm7frLlmxzA+FVDkMnAau24LXPfwn4UItTgynwib4UU1c8Nr/hHvFC7b7k5/5Rrp7OefAyx/WF/FU0R2LeCyn/I1Q2P6wPSaUtw25I78j2jFT9JT9yKhrU9DOk8emMbLUstaOco/Pqj+VZhIpJc8Ckgcz4Vb0/TTcydt1AHNM4Y1i2jU9dmht7mxdbWVAkqntp4HvFYhYX0WFhfXEM8aMTGofLj+hQe3uHt06hJZAoJxGTyplzbqFV1PCS3LHOoWWti3hsrakz3kxlVWSLPYUnJAodInA2PjV6WYuXLbADAUbVSILcqabfImkuD17oUvB0ctR5Gsb06OekM/kqD/ACitv0TGOjtn5qT7zWC6ZtxdIrzyYD/KKhmkAHpmk3mqXsdnZorzSKWUFgowOe5p82hanFLPH9SmcwMUkMaFgp9IrbdEdJhaW01KK5eG5ZWCRhRw7kqNz6PfWhWR+LXjLxcfXuD45xRPJpewRx2jxqWGSKQxyxsjg4KsuCPVSFHHNG9laDVILr+3Vnkhl4HlDK7jHEBjcVpb5lkE4lAbFt2c742pPNUlH5KWD0SlfBjn0+0Ntatb3Re4lIDxZ+5sc1Bd2E9siuDJgnAyOGt9qOmxaZ0ftbOKVmX66CJGXDbgk/lVC7W1uLyGG7VnAjyOFwOZO/up21JR5J0pxcjCmWZTgySAju4jSiebP6aT/uNFNfsQmpXH1RGaFMEse4kZqvDZNDJE10oSMvji5jxrWMdXRk5Ndkd19bterLTy4lQOuW5gj01CLy5H+/k/7qL9I1ivNaMdikYRto1TYY7sVRvtIu9NnEN/CYZCAwViNx405QS6HGcn2QC/ux/v39dW9OvrmW9ijklLKTuMCqzWwHsqewhVLuJvAn4GsZqGl7G+PzNa3LerkNbSsP8Aij4VSU4eI/wGrV83Fp02efXCqx5wYxuprfFtFfg5czvI/uzo+QbxzTUOw9JqZV/uyMPE1XG23nW72MU7s1Gi8JtWGASpyPZVmJVMgZs4AI28D/PHsoVpV3FbpIJCBxAYzRaLffv8q8zxEayM9jwstWGIWt4orpV4p48gfstwsPUd6ZqFtbW8QHGjyNjhQyA+vFDZrps/V4Yg795ZchabAGto2UW4IkOWcAZBrBLY6fyHNMj4NOuQTlmB7ueaoQWLtGWjOXRsFf69tWINRt0teryeLhIJJwKHvqrWzQy2jkxvtJxLlT4H48qdDZLfWjqgcxBHTtAtg1VuFM08UN5EZI0U8IOQHOPvHyJJ9lFpLuWSJXltbN0xniDSe4ZoZrN60Fg87SgXEh4UZhjB8sDuANOLd0jGaXL4QAh4ZNdCSoHjRHHC454Vjkg+e9ay1nQwwxQQxqUQZ4V+7tWO0t2OpJ1nAClvJkqB+425xzO9aGXVdOCjF+qKFHY4WyxHjtXatlR5eS5SszFjcTx6qy27AcbtsRkd9VZ14ZnHPG1SaY2dVjYfvMfcaZOczufOqhyLJwFdc2tl9C/AVQtv0Nyf+XRDXxi3Qfwp8BQ+D9TuT5Ae+uhcmE+P35I7L9I58AfhXIMiADBzJ30lpsJj4K1OjKL9XLnADnJ9VRL2Gi9yNLbSQWmnvCIly25ON6zNxKROzRkLv3VeluC644wR5CooIIUcyzkY59o7k+iuDDHQ22d2appRiSW8XWRdfMzddsFPwqKSZ3kWNz2o27BB5U433GxKrwjwHfVKPa5HCxy7bH0mtEm3bM20lSH3Eaq54myeZFVGb2V6KwtbOBHkjREOwbg5mq51XTeQljHoSksn8CcP5NP0WBHRvTs98Cn271530qbi6QXx/wCaa0K6/ZqAovCAOQGakXXtNP3rkZ8waWp/BSSXZc6OJEejNsJiEQkrx5xwnibf0Vet0+x1ridWxPJ2l3Ddmh2jzW9l0Tt5rxSYTJwSAbnhLHl571a0+4jm0rUprZ5GhdpCrlcMRw7Z86nJuy4cMBa6xefSeLcEDv59oVa1IhI5HaFY8wuDueQZgD7BQzVZuuu9KUhlKcAKtzB46XpBdugihVGcy27Atncdtx86pR4IlJ7oJdJplubDT7u2cSLJc9gqdjjiHeM0OFpPPqk2GXMKR5PDtjB5kennTJ7O8+s2Om2VxLLFEHkSOULhMHHMAePfRB5DZTXSrIpmuI14urOQGUd5rZ0tzPcC9tLLUZZJMLK5XKjOSMgD0VTuwl1PawkGNWfGTy5Uksztpzxv2naYs7eeaju7hkubWT75Q8vRiujC1okzLNFqUUzkUWuvhXAlWBt+AfeANWOlepnVdaE3AyAIq8Lcxgb+/NU7V2Goz3CjhPFlRnJGTnmKq30pa8kYfeOwpyX+G/kmL/yE9lFPqF6ttAnE7DuHIeNGtUsrPTLizs1Zmv1XM+2Aux5789xjltz7qMdHbvTui/RR9U7MuozsUUEfeccl/CvMmsXaXEt3qklzcMWlk4ndj3k1yTS0M68cm8iC2nX09jpep3NsVWRZkRSyBsAk551X/wBKtRP6SKyk/HbLTUPD0euz+/fAexTQYnY0QimZzbs3c5jvuikN7cW8CTuccUScPCMkYHqrHHHGccs1sJfs+hVgP3gp+JoB0dtEvdZgjlXii4izDuIAz+VXhk7a6FlitKrll6Gyjs7C3uLy3E0l0w6mJzhQvPiOPPFEoCTjGM13Szrb+8torZS0nFwIq+P5bU222CjIJGxI76wzy1bnV4SOnYhu4pesuDbNiQENjGeLYbfGimmQTX8S/VJ4puQYE8JTOdiO7lU8dkkkhcHfbI9VQy6XGZTIqMj/AL8ZKn05G4rCMl2dcot8MeNHu7ZuI2MjFjk9tSBv6aDXd+bszWkVpIxjIV324VPhkGjKae8ihXvLx1/dadzt6zVtrWK3tOrhjWNBsAvLem2luTT+QNadZHagS5RRkqD3Cs3repJfGJUAKRcWCQd8n8gK1eo2c+o2N0tmAXVR9mObr3gb+XrrCiASS8ADK2OW3d6TWuGH1M5vE5HehFjTiTLK1vE8mImHYUkjIIyRVe8t7jAcwTBcZyYziuQBBmJ23PPl86ebi5VOBbmbhxjhEhxWr5OdLYgsZBBdLI+QAG7vI12eNgfE1G3Xb5ZyPTUtsOKSIeLAe+tYGU+A30jGIx+BaHRbabcHxIHvFFulCYUjwRfjQwdnR5Ce9x8RW67+xhk6+5XthmGY/wAJq/o+hXeuqYrJolaLtMZGwN/VVaxhlktZeqjZzw42FbH6No2tproXKmIlFxx7Z3NZydRNEraA56Ba8n3Dbt6Jf5VXk6E9IF/+Kj+iVfzr18FW+6wPoNR3c8drbvNJ91Ry8T4VhZvR5JYdFdR+sNFfJ9XOMKNmLZ9BqH+wdTt79A1jcfVo5QesdMdkHmfCvTNHha4ke/n3ZyQn9e6rOskJps58QB7SKm+x0Ynpk4TovZocZlui3qCn+VY2AQlx1oPVjnw8zWq6bB5YNItkH7Mjn1kfzrPQWsSRs8sytI3ZjiQ5JPifAVrhi9JlmkrI5US4lzBCI15Ki9o09YHjHC3Y/GmKtS6dKjKsYIwilySO8ZotpemG6i6y5kENuOyhzjiPjXRHHb3MHkpbF262+jtMd0q/+VXuiz8HRW4IKhih4eI4H3RWD/tmTqOoPWGHOer4uz7KcmuzxwNBG0ixNsUDbH1V58oyfR6MXBXuH9UcPcaW7cJkIQsV5feqTpHLd2V0LeF4eAwJ1mVXJy7cs79/dWYGq8uyRjwArptUWduKfrJGxjLHJp6X2henqQee9kk1O2kPGv2bDBcHOX8qH63cNBfSLE+eFmBI7+VDvrsGeLq3z401rq3b70bnv3q7fwTpX/IJJOraPCsmADyA724s8vnUUMcU99DFMQqMrZY7gbZ7qqi+g4AnVvgch4UjXsLEEo5I5EmtMeRwi0lyTkgptNyWxLp8DNHM8SMUU5J8BsPjS2L20M0lzcIJTnspgEADnnzPwz41Cl7BGMIsijwB2rQdH+ic+sqJjCbW2bfrJRuw/hXmfcKuWbVFR0kRw029SM7M15rF+TFDLNM/3YolLEDyA7q0Wg9CNdnnZpbZbZOEjincD3DJ91ek6LotnolqLe0QZO7uR2nPnRdP0T+r41Dja3HGWmVoy2hdDl0yxeK4uEuOskL7xYA9pNXH6L2DnDWtu2f+Sv5VoGxwqO7FQPdJE4U5z4kYpaIhqYFudDs3iFq8IaKMZROQHqFRQ6JY2EEstnaRRz8DYYDflWidV4eMkYbv8qyl1rVzddIV0rTsRRxJ1txPImeJRjsqPPln+i6S4BsD6P8AaJe3H+8gtyAT3FiR8KHgdWysRt30bgQWo1yFRk5ZgPIHahDLgHibOT4Vxze56GFbNl62umiYtnKtzojbXaMQMigathfKo0kuEbih7fkdsVmbL+TSvMme4AHuqlfXSns8XCgBZie4UKF1cSycL4U+Aqtrwl/suRk4slgGx+7RVuiZOlYvR3VuPW3kUkJIOFAdthy/P21t7O30XU1M4itbjftOgDb+eK876MabJNq8cDHg6txxEHl40f0OzuLbWb2WaEwXCzM4CnYoxJ7uYruhFNUebkk7s2aaPpXNbG0//qX8qU6Lpnfp9qf/AMK/lVyzwyHiGM7b+NWAgIXIAPI0ONCTM5quiaULKVhp1oGxsRCuRXlmoWy2+uCKNAqdYvCAO7avZdXidrJwilj4DnXmvSDT52vYLuCF5ODHGqjfY047PcmauOxT6WHBx4xr8aCTvw6ckf7zZq9rV82pTKqwNGQAuGOTtVC/gmhKRyAdkd1beYtzGUG6DnR0D6iCBzJo0q0K6Oxk6bGQOZPxNGokYE55eiuSb3OmK2LmioTfp4KC3sFCukWoXEF3HDD2+tY9kk8+740c0jszyt4RH5UI1GCOa6EjA8a/dYHGM1NlUWrbWb5JlVOFlACiMDs+qjmtOw00cYwzMuRnOO+hXRuzDTGZ91j2XPe3j6qI9Im+whQftPn2D+dH0sOzDdNHP9q2EQXi4LVOz5kms/KjW8+Vbtg527jR3ptL1PSfbnHBGo8ts/OhUckbQS5tS8kjDhlJ+7XVjS0JHNkb1hCyukuzFHcKwA2bg5uPCjmovLDdCOFPq8CrhVlIGdhVDozbvY3w6wKZCufvDCjxJ7qS91O6WY/UpLdGJbikWNcsM95Oa6V7PUct1P0mS+rNS/VW8KJ9U3iKXqzjn7q87VI9TTj+QT9XbFJ1Bos0GRgn3VULDiKZBwcZp6pC0wfBU+rt4V31dqvE0uQfZS8xl+UiitsxNO+qOSAqkscAADJNEIEMshRcDzJwBW46IdH7d5Yb6VzK+CRGo2U93pNNSk3QpQhFWVuifQpIFW81ZFkm+8kJ3Ef4vE+XdW8SLqSV7+EEn2UkQHC4AwABj2/yqYENOue+PgPt2+Vb1Rz8jCw40/iUVaiI7anwz7DVBj9qqHmrVcQcTAeO3tpvgQ91PVqw8wfj86hIjmHVzDY7VNG+YTn97Pu/lXNGHFJDIDYwpJGYwSyNjtHINDrq1RrtbhVVZFIRtu7/AO6LtxxyjvVx8aglgWaJ3TZ88jQAHOn9cty/B1crq6gnk2R+dZqaMBjHLGUYcxitbPeXtrt9XSUDuLFT8CKgnNvfgGa3e3nIzlhlW9JG3r2rnzYXLdHV4fOoOpcGNkQhQudj7qk+o3TRhoSVVv2tjR6fT4WBVlAOOYqvDbzW7ERzKV/ddf51ybo79mtgZb6fcQTEu/H6aJ2emyT9ZPKeG2jG3EP0rjwHgPjV6zt5ruYRjdFP2jAYA8vTRmaPCdWoGMYJxjbyrow49XqkcmfLp9K5A/R7TEs4+Ibs5LMTzz50dlsVkl63YMqDJ8Rt/OmQLnZFyB7KvHAcFzns5x6q6+Dh5GRLgA8gOXnU8jbvjlxD51CmZZFHcTUpAELePEPnSY0OlGetHgc0G1FFihdwgyeZA50XlO83pxVC5jE0csbnCsvv7qGrQXuef3UMPXlhGoOeeKieNJD20Vhy3FWL9Xtrl4ZRhlPt86jgiedSyEbHG+a5jYntljhiVVQKvcFGwqdXQ8iKjFtdoo6t09BAPzrilz/vbMN/FHSsKCFicde3/L+YoXO32hqxbSpEswbKHg5PsefnQm5uYDICbhRjuD86ANDo12sNs3WuERWJJY4Ap2rXcM8tsIpY5AAT2WB8PyrEanq+La4tIQCrgfaBvMGgS3NwSFEjbmrUG0S5JM1uvWC6vqsl20rRSSBeyE4lGBjn6qpt0ZvQnDHeRsvgwI/OhdhfNDMfrM84TG3Cx51qreDUJbWK5t5pmikXiBIVtvRzpXOPYVGQDbo/qqY2jkA5cMn54qOXTdU4wfqco2x2MN8DR03t5Gxja5ti4/YkQq3xqVdSvUHatoZPNZf5U/NmJ4oi26WXFs9uCRjE8QHxNC9RslVpBBcMOH9pUYjb3VnxPMm5AYfxDNSJcMQMEYBz90VKg12Vqi+iSeN44+MvIyH9pxj3VRlmDSAqoXG21EZLpihCRxkAd67+mgud81pFXyQ9uC8HyAafCwdmyMgKcDNUVffHdVmMcQwvOjTuaa20aDo2sUmsXUKxI4aH7PjGcHb869M0u1SxitraPsDgPFWU6HaXFDx3rJ9pKOzn9lMDl6T8q1j5LxNntP7hWkY0ZTe5NxLHMw34c9/h/wDVSgglx3jf1d9RX2HUNHsAMenzqKSfhhWVfvjbnzrRq0QSxnrZWm9XrFXIj21PgRVS1QLbnHLj2q1Cd1PnR0HY9RjrQPH4VyMRT/25fX8RTBUobJ2IMaE+FMkh+0kC7bZ+dcf0K+k08E9cPMf+tSxld+1EokXOCRmouoh4kYLywDjwzVwAGJwR3ioTHg5U4qhFVrC3MgSRcoTggHBHmKg1Ho5wR5tboqW2UMMmr1yjEK+wyN+LkfH0VD1txMg4shSMAk54RWcoRm9zWGWUFsxkYhsYo7aAF2GwA3JPj50+K3d2ke5bAxgIvzNWLeFY2HAOS5Ynme+pAg6vJ3JarRm99yNMnCRLgcqk6vIZieZA9VOiwJEx4iuLfZnwyPnQ+QOi7Lp6RSNupA73HzpI8mRfbSqv6M/x/lQwQyQ5Rz4vVWfcBgMnOMedWJNoh6T8qhmH2HZ5qOM1RJgdctJZtVuJOs24sYx4DFJpg+qxOJnBbiZlA5kACgHSdv8AX9/g/wC+JOD471WstQubVeGLqmXc4kTi5jBrmktzdGw/tW1WZYpGkSRtwrRk59mfCra39p/x41P8R4fjWLg1KOS6jZ7KLrRsrxyuuKI/2nG8ZDtcRDflwsPhU8DVsO3ceUdxgjhJBFefQWhu71bdSFZ2xk91bpbgzwFYVf8ARhMMN8+POhNp0dntNQiuPrEbhSSykEHkeXjQpUJqyGPogrJh9QX/AAx/zqQdDxEweK6LlTnDLijNxAzc+JM+C599OtSY04TJxHxzS1sehFKHozYSQKLiOTrf2mVqtPpNysCQ2uqTxxovCq7bD1VbEnic04Skd59RothSM3cdGb95DJJcCYn9pjk++qrdHr6M9kr7x8K2AmxzPuqWNus5FdvH/wCqNTCkeUmQMQSVCqNlrusVTkHPlVXjf9413E/7x9tb0ZWWTLxbcudQrCxwaZl/E+2ky/ifbRQbE6x47qO9E9JOpagTJtbxLmTzzyFZwcZIA4ie4V6p0P046dpMSOpE0g6yQnuJ/IU1HcdhyGJVKIAEBG2O4CpGb7FnJ3VsADwpm+PScKe8VI5VjwjBwOE+daJGbJIZMgxseY2PjVfB+sNAxGMew1ykLAWJ3h5H4U2yRm+2k+8Wzv8A16abYJBNCFgK+DfnUsG7AeYquWUSOuf2hj31PY4edfxUAWBzlPp+IpoO9Oj/AEUh7zw/17qTqm6rrcjh8O/nioQ2PY4iX0mnD9Ono/8AWonP2EXiQSamB/vDjHIbeWxpMpCJ+jf1Uw10Z+yfx4hSA7VQiG/JdbeFf2239FPUMFUZ2HdSSDN5beAVj7mpxO1JAydTlj+DHuzTecI8mNdHu0fmP5Uq7wuPAg0kMbER1i57iKXHYYeBHzqBNlGTvU3fjP31z6xTYkdGQJF9OK4MOx5P+VVzKquBxjiBzinsuHK52DH4fyoYDJWHAo9JqNmxCc82+H9fCum3ZFHPh+dQyHLdnffAqkSzxrpcstv0lv1fKkycQ8wQCD7DQ6O8K7MARWw+lKzEWpWt2g2ljKMfEqdvcw9lYcgVm0ik2gjaS27ToGmMCse2wHIVrbGwspFY2l+khx2C2OLPn/LFef48KdHI8ZyjFT4g4qXCylOj06zR7VCstsV8WG4Psq4ssMmyFfR/IV53Y9I9RtAAs5ZR3NvRu36WxS4F7ao3mOdYvG0aKSZqSnZZVJAYcJ4T7s7VVktDjsznflxgEe/GwqrbapptxtDdNC5BAD749RqybeeS1It7wSy+Ix2h3DyqaKO+ziQGRmPZ4iQeH47UsTJKwEUvFkgAFe+qyw3UP2t3JInEdwB4HvPoqS5Ed0US1mVQUwRjAbzJHOkBLLLGrvE7xkjssOLb0b7VAmn2eCOGWIZz9ixHwOKgGmypLiRQxG4KkHP5Vdt4p7MEW8MTA7lSTsfTTsR5qQK4jalpK6DM4iuxS0lAB7ofpjXupCbHYg3G3NsbD5+yvRIyYnA7uXqPOh/Q22todIh6phl1Ds/8R+dGbuMRrlxgY7IG/D6a0S2Ib3O3iLMu6KOxkc6WMrIuQd+7yqsZhEqxuQ8eeYPKpMGBC4OVH3T51otkSJcIzyrCDjG74q5AB1bgDAABA8v6NUo5GghklxxPjLb7hTTNK1SCRlheRVkYEcJPOpqwL5fMzv3cIPs/nVvTWxL6AfhQma7jhR+JWwwwCPTTtK1W3km4eIqeEjfxxT6Ds0CbQv6QPjTGduDgyeHPLO1KGxAfx1FxcQNShsmc/ZxDyNSZxdSeQ+RqKTaOLJ/ZqQn+9N5/kaljQyI/Zv6R867vpIz9nJ6qWqEd/wDJh/6cny/OkblTWP8AeYATjPEvtA+dSYQW/f1nrqbKHx84z6P/ACNOQDhlA8KZFuE8mHxzT0HalHkaF2BW3HOplOWj/AfnUXLepEYZTOOWPeaqRKIjy506U/ePmpH9euomJ7jmnyY3yT+zy9VDBEEp+0BXnwgCh95eCGTCthj2V/OkvdYsobgWxnj64AZQHceqs7qmoN9eBR0VjsA45U0JifSHD9Y6Oxz5y0EivnyJKn4ivMK9W1USXvRi7iYq7GBivD3lTxfKvKKl8jFpedJXVIziKTcU4VxosDlkYcjVu21GaAgpK6Y8Dt7Kp12KKTC2jT2fSm+iwDIso8G2NFbfpLZO4e6swkn76r8xWC3FSJM68jUPGui1P5PTLW90y43t7nhbwY59tWXjujwm1NvMuMZY8vVyrzBbpTjjUZ8RV631KeMYiu5FHgTn41m8bRakmD8HwrsGpcV2K2ox1EeG8K7hbwqXFKFzRQama/o3dy2dqhJJQbjy/lW1adfqkciMJElUEkd3l6ax2kIBaoMZ2opaXX1APFMrNavvldynq8KxxZqlpkdmbBcdUeR99hHDOdnO0gGAx8D4Hy9lWLe77IWUEpGNhTGPHb8VqyStNzXZllXl7c/CqVxNDw4j4oyMA5HEBjwxuPXXXdnFVBG+dZLK5VpjEssZ7anFeY39wnEq24KlTs2e0fPNHtVuXfstqMMUY8OMn2YrLhFeXhUk8Rxk8zRJiSs3tlZSfVreR5Z2YgNIvWHDHngjPLnR6GCEDgRVU57QAxvUMcWECA4HDjNSWwyUEYzIjYYnkTVcCNFFKPqn+P5CkV2PIVXsLhfqzxtjiV/dirKuSNqlDZPKpaKLPh86dxKLliMnG59mKZKT9lt+yKTgxPKMfst7zmpZSHxnsSEDngUhNMQ/ZOD3MDS8JPI0xEWpdm0SRThkJYH1ircn3yRyO/tqlqasbEKu5YlfeKsyHD8JzsANvRSS3H0PiJDMFO/MVIzlDxH9oEGqwbDEgHb+VSsrdXGGPj8aK3C9hrjhcqe6lGBwtg9kYPv/ADrrjAnbNV2dmXCA9o4z5Ch8B2PkdEPaxUM9z1m0a4Bxk1wiaWUnhPfzqWURRxsxwEUbnu8fVQI8m6QXKaf0tvWkDndCOHH7gonayabql0zx3LpMfuiddjQ36RLI22tpeYPV3SBj5MoAx7OGhWlTxrIvHJ2c7imnQmjeyzLp+myvKUPVq7Hh5EYrygCt5rboNIeNAMvFk49u/r+FYMVOq2y3GkmKBS4pjc6ki3GKGSJjFIalZOyajIpDG0orsUlADqTAru6loGMwa6n0lFiolM48T7K76x6aaIW8qRo+HdiKNgH/AFgjxpyXDM6g53NVicmnwfpU9NDWw09z0PSjxW6AjkKtzEAfOqOlMPqybjYVekxw+GK8yXJ7CAd/JPYzfWrCYwyjc4GVb0g0HPSG6Z2M8aFjzaPsmiGrScYbGwptnZWrW0fXRIxwOIlN8nzzXbhb0nB4mK1bGdubmWeTjb31LpgeTUbVO4zIDt5itEdH01+5k/Cx+eamsdBtYb6CaK6clXBCMvP11tyznqjYRrsoxnLY9386sdUyfbIwAB4XUePc1Rx9nf8AdGR6c1LFILecK24f747hWt7mdDFU5xuDmrKXLwrkdpckAHwq4kCr2zyAyM99RPCOBUxzyfb/AEKbdsVEg1NHCAo44V325VeimSWcuhBDDY+OxoVGjLBIMA8hU8ZKSJ1f3WTOPDbHxqJIpMvR/cl9A+NM4d8jao4ZPspd9zw0pZjso3+FMQ+ReOBQe6ZD76ewZ5JCo2DHNUb+VoII2L78fGR5LViK6JUuoAEm+OeKi9yhykHj33wankOUT1j31VXAc47xVhiDGu/InPtp9h0MuFzO3FsKcCAq434DnHltSXIJclXXBAqOPIZs/uHvp9C7Ofs4IOAd6C6ubjUdQs9OgytvnrbthtxIpyF9Z5+VFJWJCKp7u/0mmwqsau/M8lb97fc/13CkBmundh9f0aRlGXiJmT1cx7M+6vP9ISPrVYruK9eeMNHwyAFc8vGvJEh+o6vc2h26qVkGfAHFZ5V6TbA/WGNUX+4S4AyUPwrEDnW5vF4tOkHeFNYYc6y8PwzXxa3QpFOUFGUnGPTTgDyAHprpUCqBxEv37chXQchK8sfARxZPoqMyRnx9lRcBq1bQKww4BJPfRQEPZblTSMc6sy9VHLwKg22JU1G6dnJxSGQ11P4d6QrigBldS4rsUAXQoxucVUlJJNWpSScAbCqsnM0ojkRVJHsQaYKlXGNzTYkbTSXAt1GfRRSRW6ok7bUA0KYdWq532o9IuYSBnGK86aqR68HcUZrVe24VeXKi0cK9Wsaso33NCNV+wlHEc8NC7rUJpJeNJX38Dyrswr0nB4h1I2a2y4UKwJA33qW1jAu4VDAlSSd6x1nrNzBIDIxdcd43rR9H7+O5u1VRhsEmtlyYXZrc4TPoFP5onCMu47R8j3VCxwFHjk1LAS0EkQ+/3eirJCNnMuTE7ZKgBPOrDDjOeR7/AAoKhyFZdiKKWk3XjhJAdRlqBEwAEZUblzTgicfLaNcc+dLxAEMVwF8+dcH4EPY3cAjepe4xYlCxHu4jjlTJWwOBMk06Qsv2ZOANzjvNRZ7lFUIbexjhVHwSCo9ex/OnRAC2h8wW9pqtfCSfUUhQnZsn/tP5VIzcRAUYRQAAPAVKW5TZMHBkXB5c6mZ1SBuI/tY/r21BDFI7Dbgztk91WYI0SRwoLkKQGah8iRDJMzBerQnA5nYVFwysAeMKGOMgch8+dTtgbucnwpkpEaI0ozkEog7yeXwpvgEUpi0862cDsFb9LL3hPLzP86uSYSEgKAqrwKPDFRQp1KHODNIcuw+FTyAZMedy+c/16qTBFd8dSpHL4eVeYdM4Ra9LJHQ9mdUkHrGD7wa9OkIBABwrEeqvPfpLQRX9lNw7tEy59Bz/AO1KStUVF07OaQPZYbGwrEyrwXDr4Ma2GgajY3Ok3FlccK3nAerdwTnfYDHpJ9ArL6lFwXrnGAzEgeAzyrmwpxk0zpzyU4pobgdXtTAKcPuUgrc5ULS11JSKOprcqcaaeVAhyjs5peHIqNJBjBqZCDQwIXTemHarLLnNREU7E0a1reMRt9mOR7qx0v3yK00us2vVuELsSDjC1msEnJBzSRUhmKdueQpeE+FX7W3sjCGuLh1k/cVOVNsVF3QnIZPZWuJPV7d/dWR03qlnCwlioPNtq1UJ4osE4GK48vuPSwexADVIlaZRIwVDzbPKqT2tgw2vIxjxq/r6gwFt6zLMF5mt8L9Jy+IS1hJrWyRci7Rz3gE0R6JiEawwibOYiAT6RWa6xfOjfRFh/bkAX9oEfP5VquTn2PR2HG48MgD0U0SdXOJO7O9SBdiRz5D01DJjJUnbNakhBoRHxOOUgyoHdnvqBnaOZnjODmptPuFI4JcFkxwZ79qWWHckDIPPyoXImXoLhJ7dQ2zcW48O751I8RHV8JzhRkUImjdZEMZx2QBj0VbttQEsidYOEnFLsZelA61uLxpAVHIUjyhnPfvXIQzAeJpoCILma9l8wvqNWpoUgVRGdj5g7eNQQb/W/wDq/PHypzkAGpiNksf7BO+/zP5VIWCTnPLJquG+y8t/l+Zp0jjrZHbfbsr4mjtgRswQdZL6lpOIh45ZBl8dlf3Rvmo0VmbrH3Pj3D0fnTh23AHIK3zpyEiMEk+dPKvI78Hjz9FPjjCkM3IHeknbEeBjBzwnzoYIilEahEUljzbyrI/SZZGXR7e6UBuolwW8mH5gVqol2LD7w3odryPf6PeWaopeSI8IG2WG45+YFJjPGwxBBUkEeHdUk9w0/CZN3Xv8aZcQy28zxTI0ciHDKwwQajpUhamlRLxYUGk4snamCnKaVBYvG2cbVJEOsOOID1VE2M7UsYYEMAcUikXUtMnd/dXXlqsEPEr7+dJHK232efXVGeV5pCzn0DwoSBjM05XK8jTK6qoktxyhhvtSkCqdKGI5GlpHZaBXypcjwptdUGg7ippakrs0BZf0okTDzrWxHsYz3cqyGmtwyZrR9cUiBJOR4Vz5Vudvh36Sh0mmXhRFPOs1L3UR1OUyyFm7zQ6XurfEqRyZ5XJkdaPoJH1vSCID9hGb5fOs5Ws+j0Y1iRh97qsA+utjnR6HMvAcr91OXmapsvLO+1Ep1AJXuQe01VlTBA8B/XxqlyMgWEjdGIODy8s1atrtlYJOMd3H+ddyJA7gB7altUDScJ/aNCEW1aKZlwAFXG/dVaS0DK8ibbggeHOpfq6u8joShxnY+ymda8Ma8eCC3Nf686XYxIQxOGJVjuPOrEZZJUWTcE7GnXEaycK8iBsRS27dcRHIO0pG4p9CHoAHugveFY/9zD5Vx3z50y0yZ70E8gAPUxp52z6KURsRSOA8Wyjc09U6yaZ27gcAeHeKghPG4Q8sgt5jNXEUJOAOXLFHYFdgW27qkj2UMoHZGCK6ROFyPA4rozg78iMEUPcERzZCqwOQeXlUPDkAuc+Xh/W1WXX76HB4d6jjHC2+/jRygI2+6cIR3VQjOZQB47+dFeDHEP3djVKGMvfyhcAq2SfGkMEaz0esNVdlu4mWVRhJ4zhsd3p9deb9ItBudDuhHNh43yYpV5MPkfKvZpxnD8iG4Tjkf6xQjpPpkeqaNPC2A4BeNj+yy/1j10UI8ZpQa7nSUEjgMtzqQ5CYWoeXKl42pUVZ3bz30jqVbBpwlYd9Nkcu2W54oEXrOGJow5O/fkZxUk8UQOOy2d8jvodHK8Zyhx41PFPlssPZSaKRKsMcZORknx32p5tYH3AK+g1C84Y5UEnP7VM69u7ap3Hsf//Z</text:p>
          </table:table-cell>
          <table:table-cell table:style-name="ce2" office:value-type="string" calcext:value-type="string">
            <text:p>ir Arthur Charles Clarke CBE FRAS was an English science-fiction writer, science writer, futurist, inventor, undersea explorer, and television series host. He co-wrote the screenplay for the 1968 film 2001: A Space Odyssey, widely regarded as one of the most influential films of all time. <text:a xlink:href="https://en.wikipedia.org/wiki/Arthur_C._Clarke" xlink:type="simple"> </text:a></text:p>
          </table:table-cell>
        </table:table-row>
        <table:table-row table:style-name="ro2">
          <table:table-cell office:value-type="string" calcext:value-type="string">
            <text:p>Raymond E. Feist</text:p>
          </table:table-cell>
          <table:table-cell office:value-type="float" office:value="9" calcext:value-type="float">
            <text:p>9</text:p>
          </table:table-cell>
          <table:table-cell office:value-type="string" calcext:value-type="string">
            <text:p>data:image/jpeg;base64,/9j/4AAQSkZJRgABAQAAAQABAAD/4QR2RXhpZgAATU0AKgAAAAgADAEPAAIAAAASAAAAngEQAAIAAAAJAAAA3gESAAMAAAABAAEAAAEaAAUAAAABAAABHgEbAAUAAAABAAABJgEoAAMAAAABAAIAAAExAAIAAAAeAAABLgEyAAIAAAAUAAABTgE+AAUAAAACAAABYgE/AAUAAAAGAAABcodpAAQAAAABAAABooglAAQAAAABAAADTAAAAABOSUtPTiBDT1JQT1JBVElPTgAAAAAAAAAAAAAAAAAAAAAAAAAAAAAAAAAAAAAAAAAAAAAAAAAAAAAAAAAAAAAATklLT04gRDMAAAAAAAAAAAAAAAAAAAAAAAAAAAAAAAAAAAAAAAAAAAAAAAAAAAAAAAAAAAAAAAAAAAAAAAAAAAAAAEgAAAABAAAASAAAAAFBZG9iZSBQaG90b3Nob3AgQ1MzIE1hY2ludG9zaAAAADIwMDk6MDM6MTIgMTE6Mzg6MDkAAAABOQAAA+gAAAFJAAAD6AAAAogAAAPoAAABSwAAA+gAAADmAAAD6AAAAr4AAAPoAAAAnAAAA+gAAABCAAAD6AATgpoABQAAAAEAAAKkgp0ABQAAAAEAAAKsiCIAAwAAAAEAAQAAiCcAAwAAAAEBkAAAkAAABwAAAAQwMjIxkAMAAgAAABQAAAK0kAQAAgAAABQAAALIkQEABwAAAAQBAgMAkgQACgAAAAEAAALckgcAAwAAAAEABQAAkggAAwAAAAEACQAAkgkAAwAAAAEAAAAAkgoABQAAAAEAAALskpAAAgAAAAMwMAAAoAAABwAAAAQwMTAwoAEAAwAAAAH//wAAoAIAAwAAAAEAAAAAoAMAAwAAAAEAAAAApQAABQAAAAEAAANEAAAAAAAAAAAAAAAAAAAAAAAAAAAAAAAAAAAAAAAAAAoAAAPoAAAAKAAAAAoyMDA5OjAzOjEyIDExOjM4OjA5ADIwMDk6MDM6MTIgMTE6Mzg6MDkAAAAAAAAAAAYAAAAAAAAAAAAAA1IAAAAKAAAAAAAAAAAAAAAAAAAAAAAAAAAAAAAAAAAAAAAAAAAAAAAAAAAAAAAAAAAAAAAAAAAAAAAAAAAAAAAAAAAAAAAAAAAAAAAAAAAAAAAAAAAAAAAWAAAACgABAAAAAQAAAAQC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0CvFBob3Rvc2hvcCAzLjAAOEJJTQQEAAAAAAKgHAJzABFGdXR1cmUgUHVibGlzaGluZxwCGQAGQ29sb3VyHAIZAAtJbWFnZXxDb2xvchwCGQAbSW1hZ2V8VmVydGljYWx8UG9ydHJhaXR8T25lHAIZAANNYW4cAhkACU9ubHl8T25seRwCGQAOTWVufFBlb3BsZXxPbmUcAhkADVBlcnNvbnxBZHVsdHMcAhkAHk9ubHl8QXV0aG9yfExpdGVyYXR1cmV8UmF5bW9uZBwCGQAlRmVpc3R8R29hdGVlfEdsYXNzZXN8SGVhZHNob3R8TG9va2luZxwCGQACQXQcAhkABkNhbWVyYRwCeAChTE9ORE9OLCBVTklURUQgS0lOR0RPTSAtIE1BUkNIIDEzOiBQb3J0cmFpdCBvZiBBbWVyaWNhbiBmYW50YXN5IGF1dGhvciBSYXltb25kIEZlaXN0LCB0YWtlbiBvbiBNYXJjaCAxMywgMjAwOS4gKFBob3RvIGJ5IFJvYiBTY290dC9TRlggTWFnYXppbmUgdmlhIEdldHR5IEltYWdlcykcAlAADFNGWCBNYWdhemluZRwCFAADQUNFHAJpABxSYXltb25kIEZlaXN0IFBvcnRyYWl0IFNob290HAJkAANHQlIcAloABkxvbmRvbhwCBQAXU0ZYMTg0X1JheW1vbmRfRmVpc3RfMTMcAjcACDIwMDkwMzEzHAJVAAtDb250cmlidXRvchwCKABCRURJVE9SSUFMIFVTRSBPTkxZLiBOTyBDT01NRVJDSUFMIFJFUFJPRFVDVElPTiBXSVRIT1VUIFBFUk1JU1NJT04uHAJ6AAJmcBwCDwABRRwCZQAOVW5pdGVkIEtpbmdkb20cAnQAFjIwMDkgRnV0dXJlIFB1Ymxpc2hpbmccAgAAAgAE/+Ei3mh0dHA6Ly9ucy5hZG9iZS5jb20veGFwLzEuMC8APD94cGFja2V0IGJlZ2luPSLvu78iIGlkPSJXNU0wTXBDZWhpSHpyZVN6TlRjemtjOWQiPz4KPHg6eG1wbWV0YSB4bWxuczp4PSJhZG9iZTpuczptZXRhLyIgeDp4bXB0az0iWE1QIENvcmUgNC4xLjEiPgogICA8cmRmOlJERiB4bWxuczpyZGY9Imh0dHA6Ly93d3cudzMub3JnLzE5OTkvMDIvMjItcmRmLXN5bnRheC1ucyMiPgogICAgICA8cmRmOkRlc2NyaXB0aW9uIHJkZjphYm91dD0iIgogICAgICAgICAgICB4bWxuczpJcHRjNHhtcENvcmU9Imh0dHA6Ly9pcHRjLm9yZy9zdGQvSXB0YzR4bXBDb3JlLzEuMC94bWxucy8iPgogICAgICAgICA8SXB0YzR4bXBDb3JlOkNyZWF0b3JDb250YWN0SW5mbyByZGY6cGFyc2VUeXBlPSJSZXNvdXJjZSI+CiAgICAgICAgICAgIDxJcHRjNHhtcENvcmU6Q2lBZHJFeHRhZHI+RnV0dXJlIFB1Ymxpc2hpbmcgTGltaXRlZCYjeEE7MzAgTW9ubW91dGggU3Q8L0lwdGM0eG1wQ29yZTpDaUFkckV4dGFkcj4KICAgICAgICAgICAgPElwdGM0eG1wQ29yZTpDaUFkckNpdHk+QmF0aDwvSXB0YzR4bXBDb3JlOkNpQWRyQ2l0eT4KICAgICAgICAgICAgPElwdGM0eG1wQ29yZTpDaUFkclBjb2RlPkJBMSAyQlc8L0lwdGM0eG1wQ29yZTpDaUFkclBjb2RlPgogICAgICAgICAgICA8SXB0YzR4bXBDb3JlOkNpQWRyQ3RyeT5VSzwvSXB0YzR4bXBDb3JlOkNpQWRyQ3RyeT4KICAgICAgICAgICAgPElwdGM0eG1wQ29yZTpDaVRlbFdvcms+KzQ0ICgwKTEyMjUgNDQyMjQ0PC9JcHRjNHhtcENvcmU6Q2lUZWxXb3JrPgogICAgICAgICAgICA8SXB0YzR4bXBDb3JlOkNpRW1haWxXb3JrPmxpY2Vuc2luZ0BmdXR1cmVuZXQuY29tPC9JcHRjNHhtcENvcmU6Q2lFbWFpbFdvcms+CiAgICAgICAgICAgIDxJcHRjNHhtcENvcmU6Q2lVcmxXb3JrPnd3dy5mdXR1cmVsaWNlbnNpbmcuY29tLCB3d3cuZnV0dXJlcGxjLmNvbTwvSXB0YzR4bXBDb3JlOkNpVXJsV29yaz4KICAgICAgICAgPC9JcHRjNHhtcENvcmU6Q3JlYXRvckNvbnRhY3RJbmZvPgogICAgICAgICA8SXB0YzR4bXBDb3JlOkNvdW50cnlDb2RlPkdCUjwvSXB0YzR4bXBDb3JlOkNvdW50cnlDb2RlPgogICAgICAgICA8SXB0YzR4bXBDb3JlOkludGVsbGVjdHVhbEdlbnJlPiBSb2IgU2NvdHQ8L0lwdGM0eG1wQ29yZTpJbnRlbGxlY3R1YWxHZW5yZT4KICAgICAgPC9yZGY6RGVzY3JpcHRpb24+CiAgICAgIDxyZGY6RGVzY3JpcHRpb24gcmRmOmFib3V0PSIiCiAgICAgICAgICAgIHhtbG5zOnBob3Rvc2hvcD0iaHR0cDovL25zLmFkb2JlLmNvbS9waG90b3Nob3AvMS4wLyI+CiAgICAgICAgIDxwaG90b3Nob3A6Q2l0eT5Mb25kb248L3Bob3Rvc2hvcDpDaXR5PgogICAgICAgICA8cGhvdG9zaG9wOkNvdW50cnk+VW5pdGVkIEtpbmdkb208L3Bob3Rvc2hvcDpDb3VudHJ5PgogICAgICAgICA8cGhvdG9zaG9wOkNhdGVnb3J5PkU8L3Bob3Rvc2hvcDpDYXRlZ29yeT4KICAgICAgICAgPHBob3Rvc2hvcDpBdXRob3JzUG9zaXRpb24+Q29udHJpYnV0b3I8L3Bob3Rvc2hvcDpBdXRob3JzUG9zaXRpb24+CiAgICAgICAgIDxwaG90b3Nob3A6Q3JlZGl0PlNGWCBNYWdhemluZSA8L3Bob3Rvc2hvcDpDcmVkaXQ+CiAgICAgICAgIDxwaG90b3Nob3A6U291cmNlPkZ1dHVyZSBQdWJsaXNoaW5nPC9waG90b3Nob3A6U291cmNlPgogICAgICAgICA8cGhvdG9zaG9wOkNhcHRpb25Xcml0ZXI+ZnA8L3Bob3Rvc2hvcDpDYXB0aW9uV3JpdGVyPgogICAgICAgICA8cGhvdG9zaG9wOkhlYWRsaW5lPlJheW1vbmQgRmVpc3QgUG9ydHJhaXQgU2hvb3Q8L3Bob3Rvc2hvcDpIZWFkbGluZT4KICAgICAgICAgPHBob3Rvc2hvcDpJbnN0cnVjdGlvbnM+RURJVE9SSUFMIFVTRSBPTkxZLiBOTyBDT01NRVJDSUFMIFJFUFJPRFVDVElPTiBXSVRIT1VUIFBFUk1JU1NJT04uPC9waG90b3Nob3A6SW5zdHJ1Y3Rpb25zPgogICAgICAgICA8cGhvdG9zaG9wOlN1cHBsZW1lbnRhbENhdGVnb3JpZXM+CiAgICAgICAgICAgIDxyZGY6QmFnPgogICAgICAgICAgICAgICA8cmRmOmxpPkFDRTwvcmRmOmxpPgogICAgICAgICAgICA8L3JkZjpCYWc+CiAgICAgICAgIDwvcGhvdG9zaG9wOlN1cHBsZW1lbnRhbENhdGVnb3JpZXM+CiAgICAgICAgIDxwaG90b3Nob3A6RGF0ZUNyZWF0ZWQ+MjAwOS0wMy0xM1QxMTozODowOSswMDowMDwvcGhvdG9zaG9wOkRhdGVDcmVhdGVkPgogICAgICA8L3JkZjpEZXNjcmlwdGlvbj4KICAgICAgPHJkZjpEZXNjcmlwdGlvbiByZGY6YWJvdXQ9IiIKICAgICAgICAgICAgeG1sbnM6eGFwUmlnaHRzPSJodHRwOi8vbnMuYWRvYmUuY29tL3hhcC8xLjAvcmlnaHRzLyI+CiAgICAgICAgIDx4YXBSaWdodHM6TWFya2VkPlRydWU8L3hhcFJpZ2h0czpNYXJrZWQ+CiAgICAgICAgIDx4YXBSaWdodHM6VXNhZ2VUZXJtcz4KICAgICAgICAgICAgPHJkZjpBbHQ+CiAgICAgICAgICAgICAgIDxyZGY6bGkgeG1sOmxhbmc9IngtZGVmYXVsdCI+RURJVE9SSUFMIFVTRSBPTkxZLiBOTyBDT01NRVJDSUFMIFJFUFJPRFVDVElPTiBXSVRIT1VUIFBFUk1JU1NJT04uPC9yZGY6bGk+CiAgICAgICAgICAgIDwvcmRmOkFsdD4KICAgICAgICAgPC94YXBSaWdodHM6VXNhZ2VUZXJtcz4KICAgICAgPC9yZGY6RGVzY3JpcHRpb24+CiAgICAgIDxyZGY6RGVzY3JpcHRpb24gcmRmOmFib3V0PSIiCiAgICAgICAgICAgIHhtbG5zOmRjPSJodHRwOi8vcHVybC5vcmcvZGMvZWxlbWVudHMvMS4xLyI+CiAgICAgICAgIDxkYzpzdWJqZWN0PgogICAgICAgICAgICA8cmRmOkJhZz4KICAgICAgICAgICAgICAgPHJkZjpsaT5Db2xvdXIgSW1hZ2U8L3JkZjpsaT4KICAgICAgICAgICAgICAgPHJkZjpsaT5Db2xvciBJbWFnZTwvcmRmOmxpPgogICAgICAgICAgICAgICA8cmRmOmxpPlZlcnRpY2FsPC9yZGY6bGk+CiAgICAgICAgICAgICAgIDxyZGY6bGk+UG9ydHJhaXQ8L3JkZjpsaT4KICAgICAgICAgICAgICAgPHJkZjpsaT5PbmUgTWFuIE9ubHk8L3JkZjpsaT4KICAgICAgICAgICAgICAgPHJkZjpsaT5Pbmx5IE1lbjwvcmRmOmxpPgogICAgICAgICAgICAgICA8cmRmOmxpPlBlb3BsZTwvcmRmOmxpPgogICAgICAgICAgICAgICA8cmRmOmxpPk9uZSBQZXJzb248L3JkZjpsaT4KICAgICAgICAgICAgICAgPHJkZjpsaT5BZHVsdHMgT25seTwvcmRmOmxpPgogICAgICAgICAgICAgICA8cmRmOmxpPkF1dGhvcjwvcmRmOmxpPgogICAgICAgICAgICAgICA8cmRmOmxpPkxpdGVyYXR1cmU8L3JkZjpsaT4KICAgICAgICAgICAgICAgPHJkZjpsaT5SYXltb25kIEZlaXN0PC9yZGY6bGk+CiAgICAgICAgICAgICAgIDxyZGY6bGk+R29hdGVlPC9yZGY6bGk+CiAgICAgICAgICAgICAgIDxyZGY6bGk+R2xhc3NlczwvcmRmOmxpPgogICAgICAgICAgICAgICA8cmRmOmxpPkhlYWRzaG90PC9yZGY6bGk+CiAgICAgICAgICAgICAgIDxyZGY6bGk+TG9va2luZyBBdCBDYW1lcmE8L3JkZjpsaT4KICAgICAgICAgICAgPC9yZGY6QmFnPgogICAgICAgICA8L2RjOnN1YmplY3Q+CiAgICAgICAgIDxkYzpkZXNjcmlwdGlvbj4KICAgICAgICAgICAgPHJkZjpBbHQ+CiAgICAgICAgICAgICAgIDxyZGY6bGkgeG1sOmxhbmc9IngtZGVmYXVsdCI+TE9ORE9OLCBVTklURUQgS0lOR0RPTSAtIE1BUkNIIDEzOiBQb3J0cmFpdCBvZiBBbWVyaWNhbiBmYW50YXN5IGF1dGhvciBSYXltb25kIEZlaXN0LCB0YWtlbiBvbiBNYXJjaCAxMywgMjAwOS4gKFBob3RvIGJ5IFJvYiBTY290dC9TRlggTWFnYXppbmUgdmlhIEdldHR5IEltYWdlcykgKioqIExvY2FsIENhcHRpb24gKioqIFJheW1vbmQgRmVpc3Q8L3JkZjpsaT4KICAgICAgICAgICAgPC9yZGY6QWx0PgogICAgICAgICA8L2RjOmRlc2NyaXB0aW9uPgogICAgICAgICA8ZGM6Y3JlYXRvcj4KICAgICAgICAgICAgPHJkZjpTZXE+CiAgICAgICAgICAgICAgIDxyZGY6bGk+U0ZYIE1hZ2F6aW5lPC9yZGY6bGk+CiAgICAgICAgICAgIDwvcmRmOlNlcT4KICAgICAgICAgPC9kYzpjcmVhdG9yPgogICAgICAgICA8ZGM6dGl0bGU+CiAgICAgICAgICAgIDxyZGY6QWx0PgogICAgICAgICAgICAgICA8cmRmOmxpIHhtbDpsYW5nPSJ4LWRlZmF1bHQiPlNGWDE4NF9SYXltb25kX0ZlaXN0XzEzPC9yZGY6bGk+CiAgICAgICAgICAgIDwvcmRmOkFsdD4KICAgICAgICAgPC9kYzp0aXRsZT4KICAgICAgICAgPGRjOnJpZ2h0cz4KICAgICAgICAgICAgPHJkZjpBbHQ+CiAgICAgICAgICAgICAgIDxyZGY6bGkgeG1sOmxhbmc9IngtZGVmYXVsdCI+MjAwOSBGdXR1cmUgUHVibGlzaGluZzwvcmRmOmxpPgogICAgICAgICAgICA8L3JkZjpBbHQ+CiAgICAgICAgIDwvZGM6cmlnaHRzPgogICAgICA8L3JkZjpEZXNjcmlwdGlvbj4KICAgICAgPHJkZjpEZXNjcmlwdGlvbiByZGY6YWJvdXQ9IiIKICAgICAgICAgICAgeG1sbnM6cGhvdG9tZWNoYW5pYz0iaHR0cDovL25zLmNhbWVyYWJpdHMuY29tL3Bob3RvbWVjaGFuaWMvMS4wLyI+CiAgICAgICAgIDxwaG90b21lY2hhbmljOkNvdW50cnlDb2RlPkdCUjwvcGhvdG9tZWNoYW5pYzpDb3VudHJ5Q29kZT4KICAgICAgICAgPHBob3RvbWVjaGFuaWM6UHJlZnM+MDoxOjA6MDA0Nzk0PC9waG90b21lY2hhbmljOlByZWZzPgogICAgICA8L3JkZjpEZXNjcmlwdGlvbj4KICAgICAgPHJkZjpEZXNjcmlwdGlvbiByZGY6YWJvdXQ9IiIKICAgICAgICAgICAgeG1sbnM6eGFwPSJodHRwOi8vbnMuYWRvYmUuY29tL3hhcC8xLjAvIj4KICAgICAgICAgPHhhcDpSYXRpbmc+MDwveGFwOlJhdGluZz4KICAgICAgICAgPHhhcDpMYWJlbD5XaW5uZXI8L3hhcDpMYWJlbD4KICAgICAgPC9yZGY6RGVzY3JpcHRpb24+CiAgIDwvcmRmOlJERj4KPC94OnhtcG1ldGE+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Ao8P3hwYWNrZXQgZW5kPSJ3Ij8+/9sAhAAJBgcIBwYJCAcICgoJCw0WDw0MDA0bFBUQFiAdIiIgHR8fJCg0LCQmMScfHy09LTE1Nzo6OiMrP0Q/OEM0OTo3AQoKCg0MDRoPDxo3JR8lNzc3Nzc3Nzc3Nzc3Nzc3Nzc3Nzc3Nzc3Nzc3Nzc3Nzc3Nzc3Nzc3Nzc3Nzc3Nzc3Nzf/wAARCAE+AT4DASIAAhEBAxEB/8QAHAAAAQUBAQEAAAAAAAAAAAAABAABAgMFBgcI/8QAQRAAAgEDAgMFBQYEBQMEAwAAAQIDAAQREiEFMUETIlFhcTKBkaGxBhRCwdHwI1Lh8QcVM2JyQ1OCJCY0wlRzov/EABoBAAMBAQEBAAAAAAAAAAAAAAABAgMEBQb/xAAiEQEBAAIDAQEAAwEBAQAAAAAAAQIRAxIhMUEEE1EyYSL/2gAMAwEAAhEDEQA/APcaVKlQCpUqVAKlSpUAqYnAp6qcnfPLwoCDMS3lTsRGvhTJ1Y8ugoSedMnkT6ZzSC0liS2QF8udC3Lsw7mvA5Mynb40QxmMf8OMavF9vlQ80E7ppldC5HNdh8MGkGZPLL/+Skm/JV5fP8qw7vDav451dMOdvn+dbdzYOpOpkwMZxk/Xl6b0AkVpApdXkkOPwDYeWdwKmnGZBaz6Mopck4zINgPLPmPOiZreCGIfep4yQPZQjUfeTgDy5/lQ97JrYWcCKpBPaGfUwPpy+tY9wHLszM0pU5ZnOmMH4eFJQ/iF8gtxpMUe2kBFzp9/h7qxY7uYzLmbDM2ymPGrzBIx7+W9FycOgMLsSJHY51tuFHick78uuPWsyeORJNTTKsakFT2zIGHmM759PWmPGsbuIalkjc6k0l4yGx4enQ/rQC6oJlkBjZWGU1DRj35IPLltWYYyhlZLtngAwFU6Wjz/ALgoPoeR+VaNoe3tXtZZHmQnuSS6WKn19Ngd8UARxBFuInMeQyjBRgCW8NvT5DyrAlaJbqeP2WSVkjwuNBBJG+/hRrRSsFiEzPJHsuU5r4ePv+Roa5TtZGZ0KzODnJ36ZIPXkD0NIQDdRx3ZVQmJQoYHGkN4bjA8OlRt5kgDRTlIgFIOGChvMjoc0r957UxME1hlHaK+c5HLljI/e1TJiuYSWUoCAulgMgc/PPKg10mieAd7JjOoFTv64/f1rOlDllyxILbAAj5GrRFIo/gSpGyb4xsCPypkWZtJaNQ2cMEIIHnnw3oAMh5LpsK4XxLHGn1x0omZpmhxHKxjT2mCgg56bn95p54SJS2jSNQxpUk/lVnYKVEkwYRr4ke/fz/tSAVIzxCZmj1pg75y2DyJxy+XWjrU9l2hiRUiQYVics59PDl/SoS3WiEJbkSa0OGVcADfxoVVbTiNAVKZYsSRy2HptRQe4licljHJI0jgrk7KPHb18qFtEaBWWUuVO+6lgPSrxbyzkkwgSLuTuMfpVTxSoMKrrL1HPPnnNAM1sdZdBLL3cDfGM+PhSt1KxOsqgBckE/h32H1oO44he2esyopIwASCDv8ALwqzh8kl2jZiZdfidtvE0aG2kBI8CZGmVUHeBzV1hdGG416ipzyxzrNnmkjkX2n1HGwzvV80zoEeJgCRuM5/YoNpcfk7ZF+764snJKZOqudmI3Dyyu68gw2HzrpoHlubRtEneA38/SuavkKTd4YJ6ZyffWeT0/42W8VFKlSqXS+uaVKlXY+eKlSpUAqVKlQCoa4Yr7O7USaDlkXtdOd+dKhVI5AEYO53Y9BU44ASHJYdQKGgYyTuHXuLtv1NHnVgeyKQUzOFxlsAHkTihJrhDlQyjfkxwPjREyxnZmLN++lATXNvAx0Kzsdi2rOPLFFCu6jUbuINI3Opif6VjXyds/fmCqBsWIAXr4ZHuHxom5uCqF3LLvldgB86EluJBHrkkRIsHY9mfgNt6Rh2iicCESx3GWwXlHM/8cbnGetUXCx276UnBZRsdwIx5A5GfP8ATNVT3Z1dnBhXKj2m0jfyAJ8vCsS/sbm4uAks7sF27Jz3QMcsD3fH4I195JAw1TXKBBncgMB7z4+6se7lSC3Lw6Z2DZMpxjG/QbZ38OvlR54fLrbtYEukIOlQ5UBuvp16E7UP92Pafwo1ikUggSEMcE45533wM7dKDYwuWe4j0SMvcUuqOFTcDfHLljIxvVn39badcETFcHQZAAMdB1xR8NzZCLs7+3j7R95GCHH/AIk5x6cvDwAsn+TQyAW8lwpzlVL5A88Ej45pBQOMntQJgvZEbajuw6EEEn4irxMk6MiudQ3Ifk36fnQn/pptQQtgHODAwBPw29QaikIAKRHWoHIojEehG/yoNcyaUaNWkVAeWMgeQyBQyPDb6SUwWZi2kkeQ6+tXdq7Dv9mcDGoEZ+lUzoWwyxrIwH4xgj0/vQEprsE641i7u51fhPmRk1Q94d+zHp2ZDY+NUiZQQZNELLswbbHTnnb9+VELbpMQ8iMyruHlJGfDG/zoBLxHs5ncRNpLHSSmMD3/AL/KUnEoZG1ykvpXICnkPfj471Ytqkh19grOB3QBsPnUkiELaymkczqfSR7gKXgCvdSMolVYwjez3Mjnyz+e3pStVnuJi06lEB9k7ajWvDfcPbVGCgB2YEAAeG9Kc2i5iXC93GNW1AA3EzRDT2oRB7IbbFATSG4GkTMdBz3WIX4jAPvzUbyG0Ew7KFEH/c7TOT4YoGGaPtSGOvTsSdz6Y6U9BdHavcamJdkPRiflTXIa0gSOM7Fu8RywBy+NFi7GcQo5JI07bDHPvdPcKFvGN88fZM5AYqFIxjPj6fnSB0tpR2czH2/aB3xTrOhlbUpO3MjYUXxBOzghVWJVVDNj8R2H61nga12OSPaA5CiAfazvbqVVsKeefCsy8AExx13rRstMwVZBh1qi8VNbM82phsoUYArPJ6P8WzQCmpySTknJpql2PrqlSpV2PnipUqVAKlSpUAz507Vk38628csvUDujxPStSU4XbmaweLuokUYLOeSgZqaDcIR3mM87szjIjDHbnu2PlWqwdxliQp8KyLCR4UDTOBJM+M9QAOQxz/KtftV0jAOMDpSlOxRJGd0jwF8MUHLbSKmlQiknOxOT7hj5mj3mjzgHUw/CpoK5ExViMKh6/vf6UExL61EOMyIu22Ewfrt7qymZISW0TOW/lBwPXO+fKtV4lMgDRzy5O8v54wMVVJNHByM7xphiNRKjyJI5e+kbBLyrl4rLuZ1ZaNNz5YI3qA4kJVWOWz1uDv8AwiwHmCfTxJ5eVG30b3BdxDI8bHOlmwy8+Yx9Dy38qy2it4j3kmIfmVGN/Akj8qWzWGZJmL2zdi2nulo2yMHbmARjwbl5UJJ94idXW4iOG5RqwGdzz5D0qy6a1Ruy76SN7OpwWPkARjHp86w5b4RN3IJmBGGJU4YeByOfLzoNde8NtLh2dYI9bEuYdZ058tvXlWZPJLHGyokEGds9oXxj02FJpbqYk2U7N4xsB3feBg/AVcsFxMo+8TKXGxGkHPid/DyxQbKaWUyaZGaST+VmwPcOtQuZbgssELRkbhtOefUDC9PEYrcHC2jiEsSJ3eQOBjx3xsarFv2CFe0JDHfSvM9N8dKAyoILd2OZGdyN1Qk59OnzoiKyEXfV5V8UZxt8P61a9wkahYY+zYbaphlifn86GuY5Zj3laSYcs5AI9M0jPdTW0QXWQ7AbKmw+PSoWM0cjl47VjpJwxHdPvNJLeWPvvGmsgDTp8AB76rmeSPvSOwLb4kkxjyx7/LHryA0mu+9hZYgwGHYZOnyH9BT9kLsaG74H4xz+BG1BwwusZkYgMNwDhR+/h86sgkaFWYXRlbUTld/dyNBCEsCkhaSU6eYITH7+GKa5t1cqAwU49n+bz5+n9abtcnM8oTqNTAH4Yqh5ZRlWZHTPtDY+/wA6YB3qG3cyNCTnq4xt8PrmgrOyj7MzQ6pZc4Hanf6gH41esTyTlC8mkn2Ccn3YNFm1W2BcgajyXGNvXr6cqNgFmZZ8SgocYIDHbzOOVWpqE0BZw0pIYgHZVwevWk3dyWj1qNwM8z5/v41O0CqTLLIryE5Y/wA3Q/vypUCbkEQIW3VFAYn0rOg0iNwvtNzAG9aF8wewLZ9rdseAG9ARgMI0GNwME+HWiBfbhY2JJOTz8qqvzbMcKcNnOcVeqkaipHkTQV5GdnOAT4Goyd38SfoWlSpVDvfXVKlSrsfPFSpjypCgHpjT0qQVy7LmsS4h7Us7ghT7QzuwFbcq5U0BIc52GAetKhjXaZdFAACjG3xPz+lF27vjJH/EZ6VU+DMRnUPHFQkJaXGSB1zXNcv/AKdUx3i0GnAXAdiT/IDihbns2XMj4Y7Fuv0/eagcqviOe+9Zt2pZiWOfXlVXk0mcWz3F7FrD293L7Jyix9pq9/ex6CsfiD3k6DNzGiZ2OCM+ucg/CiLpWZDpiYtzODjasmQg4iWJZJQcLokOn0JAomdp3jxiR4q4j7OOV2kXYlAFQY+f5UGD96YrcRSCQjdogCpGf5c/Sj7OwuLhA97KbYAZKohwN+WcY+NSmtrSElIygBbIGgSMfM4+FXJf1nbjPjH+7dxY1vHXAJEckehQPEggEY/vQdxwyUnUp1NnfTIxHrnUMelbV2bo92OLAXcgxADGOfjn41mSXM/YMH7B1U8jFp+fjTTGfJZyElbmSVhnksZwPqKtVbVAO1aQaCR3WIX3gVTLLMys3ZyRqAMIsRk+Gn86oF9LI4jdJkZcgSHI92mkYxoI430wl9TZGQR+/jQryM0zKHJdfa7Nh8DiqpLuRIpWVWQsNJcALkb5wcZz+VZEj9s+lI8hebB9v3v4igNYzTu/Z/ddjydjgY95B+VU3Nx93QLbdmDy7pCrny60DHPMIsI7JEOiZy3x5VeOzjAkcFTjOgnTv5kUBdHBJL/EnkMZ5nSSR+nzqYNumXiCsVHtcwD6dTQ0h1KryHSq7qi8vUfqfnVZe7ucIkIEa7BNIyT4eH9+lBmuL5nYKqEhT0Gpyx/fwFTtncgfwCrMvebVnB8Afz/rRltYiFQZmHdHdRTnJPX9Ke4mTQFGIwd2fYfI8qABK2wDaycjvNjA/fPrVDRWrFBHLMoJwBqJyc8uv78KJFpZxOXL6y5z3FyW9+N6VykSKFVBHkgaWHTz3pg0Cw26FlPdOxbIOff1921NJqu5BLAxKqNz1Pv86shs00KZH1E+znkPPFSlaNF0BS2/UZLE88+Xl/akTKmTTIAZHcMTuWPL881aNYYZjJGcBUU49c8z8qu1dm4aQgyODgsMf2Hn+y0ueyOt0LL1zuB5YFMKAkskhyQI1GlQRuSaaWNV7N42B0roBFJSxYRewN27vX9/nS7PKlQMaT1oC+JxqJxkFaAuTmQkE486MizpORvigJDljnY9ayy+vR/iTyoUqVKpdb66pVHVTaq7HzyRpCo5pxQaVKlSoCEvsH0rHvJUGVaQAfyjcn3VsvuhrJuUGsqQoHTbnU5HAMWMZ3x0yKqkDlsjNFBAE38dqoumRe6XBJ6HpXG7IrRg+rDjI6YqiYBiTyJPMHGaYdnqycHJ5qd6jhdJ08h4UKgWZBglVVmByNZ7o9RyoZjFFGWZ9Tgd5gQqqPIY/WjSmdwq5XxXPy8aBkjMjlm3Qeymchjyyf34VWOWk5YdldpfxK4kmgLam/hozFyx8ST/AF91ZXFvtBJ2hWytIIn1FSyqA3mcgb+eDgHO5o2Qh3JkxnkA/I+Xln6bU4ijmJFsgV8d6STBYjpjwHWr/s2zvFpyVzNfiM/eO1bXuMEBfLYEA/T6FcOR3mYwMsRUBpCwLNn+UY8ffiuieCRQwSWQMdyyd8keIPxoG7jmKouuRAu5zpkLZ6dcfHrT7Dopuf8AMCu8pDHP8MHYDzwfq2PhWTcXMpjYW6IqqM9scdfDYA+tHvG7RaFuTFGgOS8mW9T0zz6nnQRtmw0s0YmXmGdCVPhgZ399PaerJSGSU/eLgrIqezlttvPy8vlSM2CEt4ETScHPL3D61vLGJ1GoBCoLM7biPSM/py8D7sC6YJcRLCvZoHGM7nAOfj409lcagW7quZMyc0QjAHhtQ0krlg8jhnOeyjGcbcyepyfp16ldkwiILAt+MEY8Ns/nmjbLh3Y5vZlj1adMKc8bZyfQ9B/Y2LNKDZyTMWuC6x52BODJ0zjoPP31ck0cJBRV22U52HoOtNctIcB2UsRnflsNifE89uQx8QzKqkaWMr9WzpTPu5/1pWnMdrZHad+zZZG1HDd4nJPuqSazO4EK9kDsqbtjpvyGw6mqkdnJ0tlgNgWIG2PdyqDySFTGz5AOT4fP0qdr6tAxOiExy4BHeYYz7ulDrbRxapzEzSHlq5k/v99aEjuCz6VXYHdjuc+Q6+lHlwkbF3MjdRqyB646VU9RZpRokUFpTh3znOB7tt9qgYZnADTdjF4AYY+Wf2fOoWrTXAkuXf8AgD/TwuM/rVZkeBe1klJYglVRsZ/f7zVIEPEkcGO10A83bc/E+NZ/3aOM5RO2JJ3Hd+B51Qxubm5Yqctsu5Pv5npv8KOto9JYCVnSJQCeeo/vPuxQEoVMuO8qhdjltWKVvFiSZwTpz191RQE/xH9kbAZp4H7VBzXUA2B6UgncdxAwG/j5VmON85zmjrmXSoUjIoA4ztyrLL69X+NNYQ1KlSpOh9amo71bimIrsfOmWpioipUA9KlSpGR3FYl8AOJICx9nOKP4heGDRDAokupto06DxY+AFZrWptrvU8jSuUy7t+JvyHlUZ3xWP00oLtgnHL3VCUJGp0qR6frV2gRRlju/Wsy4mYsQMfD+lc2nVAlygd8xkq3jQ/3hoTiZSy/zL+lEvIGUgjIz0NVSRrIvLI6b8qWmkJGjlAaNwwzsc1VOjb4JBHUfKhjEYpcqSB0YHB99EJOygdsMj+YDf4fpTUzpGKuvbo2RuGXerIQOzPYMpQnJA5ZoqREkGQwIPUHNASW2GLxOVfHNf39aXw/Ke4YF9Kg4G3Pn+/Oh9EZweyVjyXbn+WKtjlkQ4uo9Q6MnP31bIqTKezkGSuMZ3A9KIVjMljViMIHzsoHsr6fvz9BJYmVjINcj4KxKRvq8R+/DwrWjgVO0dxgY6delUZjEisra5fwKo6+X7/q4VkjNvIfuXDyrDLuRGqoBhSO83zI38R6Z56UAMSuA5206wM/0611fFEaHh9uJm/id9mVTlgCdt/QCuXm1KiySIuD7JDfJep9f7DVzrbSyFywMmVi/G+rc7b45Y9arvbx5bqOOIJFbpjCgeyvn50Q7PDa6piVeQFY4h+BeePLmCfPTzwKxFkd5CSpCJ3iR1OefxNK3XkPHC5e008uXZDnSp078z61EIjABcgAetWyqrJE2rOVPrzIx8qgICw2OB0xUWtpEVLIO7jfzxVqujoUdDkjYjljnj61Bsp3ZBkVW6DIZMHBzv19aUosWGVIEC5ADDZR1/Qev9iIbYOuu5/00OQuPaP799Z7nTMSDrYHI9P30FHQa7lJHlY9mBoQDYMcZOPHbP7Fa4sM4FuZzeuokGqNdkQbjp8efOq8B21SsNWdTNnkB19P363T4XVDGBgrowMnPl/X9aHhQxIxwO91I6DqR79h5VbJbbxlyU3051MBgfvqavLdsY4Y0xGpBBGwJ55qiCRpUOCVDHYHw8fWigpVycnHJSep60govVEUEaR4Oo7n50rbKai34SCMeFTZcwxhgBlzt4bUlYaWxy05oOTd0Ev2y425jO1CVOaXXyGMVVmsns4zWMiVNmmps0KfXWaYmmJqLHNdb544epaqqA3qQoCwNQ/Eb+Lh9t20uWJIWNF9p2PJR51dsqlmOAOZrJumkn4xZRRwKzoe2aR1yIU3G3+5uXx8Km3SpNjeGWskYe5uyGvJsGQjkg6IPIfM71Tcvmc5HKtM8q57jMzQxyMvMg4wcVOf/ADpWH/QLi3EDEjLq2HMjasC24zDI7LIytk9Dmsvi9zdXMwUqrhD7B6j6Vz/EGv7b+NJO4QthdQ0hQduQ5Y86xkb7r0NHSbvIdgOWaY6l31Y/fWvO+G/aOe2ykaNcYwPZYk+H51uP9rY4lgaVDiQAh1GV3zsevQ8/D1p9TmbopijEBwC3RgaYs4YJIuc8iaz4+K212EZJFJO4GetHQyo64PPoCanTWVVMygsVwvj0x76hEzfjGoeOeX6090uls74p4UKLseZ2z1FTpX4TMurTzHlVE0a8xg+A51dNpyCykH0oWQEjST02xSpxW7Pp0gtt0JzQhuOyDswIIX8OxPl6U83bRlsSsV8G3FDsJZgSVj7vgTv7qS+u4obRKGZ8yLqwcEnnz+A5fM7UMY3YzXswDSA6URchc9AM76Rj3/U15hGNLxFBjmNxQMxjY41gY8DVd6z/AK4yb1rppSSh07afHHifM8/fThUW2wwAaTvbbHHL5nPwFaMkerrlvAjIUfvpQVyhaQvIu3l+tLY1+BJbRgiscd0kY+f51GF9JPj4USzZQYGsAn1FUSKCc9PHqKWwhIysuRyoTfXsT6VYWKtpPjVbjD7HzBpwjmMyXC28Gzgg58T51svCLW3jVQTqJUD0Az7zqFUcEhCzpLIMM+0e25HP4f260RPIx4daM4OXlZ3+OPyNb4xy53dZLAGXOQTjYkeJ3+Y+VRuFUAsx0qu7nlpUDYfE1Jv9WJGzr0ZkI6DJ/r8qFnm+8u5JABwFUcsZqkLYIykSY2Odgeg/Wr3kD3EKKcoq5HnQzZ1wqDlSdz44H9ae2ZllaYjOFOP38KALLKzRDn2ZJPnnnVMhWMNpOQckVJBozqcHPP4Vnyy64cZ3BxtSvxpxTecVSsGckADNQpCOQ8lJHlUc1k9bcPSzUc0s0Ft9cmlikaVdTwjCpgVEc6sFBOY+1fGOIwTjhvCbbh8k8sJkSS+mIUOGAA0AEseu3hU/spDxj7rJHxeeH7xG+iR7cllGBsilhk4zkkjm2OlanHobT/Krua7gjlRI2cq6BgSBtsds1LglkvDOEWlkg/0owG825sfeSTUatvrTcmPgkQgcnlz5uTWdxKJG7sypKCf+ogJ9xGK1M70Fd6DJhxtRlPBjbtzV5wrUpa2Mab+wwJArGmimgLCaydlPNoHD/EHSfgDW/wAXkaEBou9nwNCQcPvLmMzIIgpzgZJ+dY9dujtpyslhwu6lKWl59xuzyjYGJj/4MBn3Vm8TsZ7ctFexKNX4whxJnYhvhz8hnxrpePRQRokfErOCcsMYbmB/y5ge+sFHthiPh3FLm1XOPu86ieE+QU7qP+NPWWJbxyZdtZyRMZIyNWSRp5Hz9cfMVq8P4jItwA4bII5/2wa0ILSYxgXtohVh/wDJsG1qf/A94e7VQb2hiuD93kjkbGWTOlwPNTuPhU9o1wjo2ZZIlbHPlmonGQTk7CgVu2MKiVChz60Wjxlc5B25USxWrDN32C4x7qiYBqye8vPlSBBDDYD60804SM5IOOho0LQVxgkDSMjnyquTSy6SNxVMl+FkYMjY8cUHNxi0Ge9gg48c0tK7aPcFgpPQcqAQBidQDZ6eFXffVugdMqKeiiq1wr6WZfENS6jvEjErJgfDNDywaAQw/p76uZwq7sD44NUm5DDnsehqbBtl3Ksm45+VC9sGyH2PXzrRuguMdPpWNc88jmKJCpS92THwqt3yQVwSN8eNSLdtFvsRyoeFyBv41cRa0racgqWZmZmAJ68/37jWjxZ8QwRtgMvP/aQOXvZqyLVlEq68EZyfAbD9K0LiUPKWmwV0ZJI5kkEH5cvOtca5856AvCewmkQ96dwoPwHyANZj4RS6DbGVz0AG3vo29ILqc5CjVgHGMg0DJIGl2xtqPly2qogTbMWjwmxGBz8hU1n7NnZtkRcbdTz/ADqi2mWKM4Go6fmajhplZBuSQT67UWqmNphevMWCj8QOfH95oi3sdu0dsA881OGCO3QZALmguIXLdsI9WfKs7bl8dGOExbEPZAaVOdtzWHIR2jY5ZNFszQWm57z/AEoCpdOE16lmkTUaVC314aWaVNXS8VIVYtVCrFoAD7RjVwl4/wDuSxRn0aRQfrWgRvWd9oduFM/SOWJz6LIpP0rTpT6f4rxjesy/LfhwT51pT+x3eZrNkIJLgcts1OdXxz0NDArIUddTqpJ25UFwi5EcbWWoCSNz3cdCedGpI69qwx3+RzWVdW5LK6NomBJDio22k+wJ9q4bPQ5vVkDFcxyRY2PmDzFeW3CsOIv2b5iBBBwRnNelcRuJr+2e3vLYMybrIhxXMXHC1XLEEeXKtLnKxnHlKnwXic0MemUa1PddG3Dj9a0bF4f81NjckXFheqZbXte/2ci+0ne6YwR+tc9dysoMcURAGDlTWosUs/DEuLWGae4s545hHEmXcA4YAEjOxNYX66ZLJ63JuGLDLiB5YQ24KPkfBgQPcBQ13Z3KLlhbyDkD3oyB5kasn3CjIeN8OvI1jWcLcq3egl/huD4Yb8qB4xxeCDUBJpI5q3pUNMbaAJljyXW4XHLSokHr3c4HrioG4kmDCN4piD3lR9x7qp4Rcx8VuJ3LslvBgzMoyd9lVf8AcTnHoTyBreuLaxuolint4WjA2Vh2mPUtz+Q8hV445X0s+SS6rkeI3zxIA0JVhtlhkD9/nXPfd+3kZnJIG5AYDO/iSAPjn1rup/snw2cExFoM/wDadl+AzgfCse8+yUyk/dL4kLyV1V8+pOPpVS2fWV1l8rm3S1hGLeK0+8NsFlu2cDrnKnBOPIfqOLu71Mi22pUwS0DFv/sev6c63o/s5xA2yNMy6zzjWQpoGehGoE+4VC54ZA0axXovYir5UsmsevczjbbJAqu2NT1yjFXiTjBDt6fSpx8QY6cnJJ6HnR44XbTCUx3UVw5ABZDkjx1Yzvy3Iz40BLwpGBRDPFKOWoAg+/YfHApalPeUG/eEnTBPfA28xQF0oXc8utZ8zS2lwFdJkOebx6cn4nnRyS9shDjJ6/rUXHTTHPYUMY5GUnY077EkdRSkT+bmKhk9fCgLEcoxOM0XcXGm2GvdzsKCA0kMfZAqmWWSaTqWY7AdfKqiMohfXY1jmd9O3M/vahz2naJ2oGTkaR+H+tX9mIz2vtO34wdl8l/X4eJpfaSPY4xnatPxjPaKt17Q8ts5NaK9nDFqI9B40NahVQZ2FWNLG2NxpFY27dePh0yxLNzNZiRdrxGR5PZStNX1uAo28aCucR69PN2pzxUm6ruZjNJnoNgKppqVJ0fD5pE0xpqZbfX+w60iyjrXAN9rbl/Z0ih5PtDdyc5celdPWvF29F7VB+IU4mT+YfGvMn41MP8ArH41UeOz/wDfb40daNvTOIiG8sLi1ZwBNEyZzyyKs4Vcm84db3DbOyDWPBxsw9xBFeVtxm4flM/xrpvsXx0K721y2Ec6sk+y3LPods+B36nCs1dqns06viRYxlYzh8bViq0sMIj1EY51vTLqYmsa/gwCyc/rWOe9tuP5pSshUAGPUp6CoTSRhTkMCemKnb3CFNLYDjmDSnMQ3bIPpURoxpmjDFkB3GnlWTPEZVYAHbxrZupIuisOuwoK4LKe5pyd96B6xGtFWPvc+VWKD93jic4ElxGAPHSdZ+S/MVqQcMlmk7+dJIO9U3MK3fFYniCrb2w7NFUbSvsGf4gDPkaWl7341JoIL9ngvYo54o1GlnAY7joTy91cH9puHw2eoWkrrGP+mzZHzrubnVbRsvXxNcL9pJjIzDaptaYY+CvstFcW9tDFcRwC2mzdIBksSQFBY8tgNvDJ8a3Mdh3tQwRkhqwrK9ij4dw+ZnwTbaBvjOlin/1q2SeaaIXMshMKL3Ih7Tnwrqmurjyl7Vpf5gsgKo2hB7RxufSs6S4mYlmlESDcDO4H60GskkVyvbqO1ddkHKMeHrRPD2gm1du4BEYYa8jrggee/wAqitNahvvVyv8AoRzyJgZIjzVEvH4InMF+nZseayKB8s12htxFwiSVcKEjJXA57ZryP7ccLksbszR3kF5E4D6o2AcZ/mQ94HJ6ZHnVdJYynLdupksuEcVCyRiMvzBQ6SvmKxuJcGniB7K8kkReSz98fHnj0rk7O5ntpVaJ2XvA4BrrrfjKOQlxjV48j/Wsrjr43me/rn7iG6tc61dYycExnKEeY/I5qqA9m6nmPEV1F1CjxLJbuDkZBU1jTWySRyMi6JI9yF2GPEfTHQ4xtyN7GtXYacAk77eNCE5PXnir4lkllWNAzuxCqoG7HoKritpL2d4opoVgRQZZkk1BQemRtnY8s0SC09uv3pyseHKglhq2XHMsegH73NVJh3Cxg4kOMkYL78vIeXx8ip7iKGIWdimi2HtE7NIfE+Xl/XNNr3XZ/AYAHnVRGXqV0v8A6WTSfaYBRQj6YEDMBnkBRMriRgiez7IFNfW3awsBzQZB8aq1OE92zpJ3fGpjjwFWLJqwAaztZJFa/D7YyDUeVK+Rvjd0dACkWqgLptUuPCj53CIcHuqPnWUTkknrUOjD/SpqVKhZU2aVKmT0ZuIBV7tVff5G5GspXz1q1JAvOut42h4llkbcmi4xgDUax2vVTlQ83FGPI0Fp0rXUUKbnes+5+0DWzBoG0uvI1zN1xF2PtVlXd2xyc0rT0+lfslxC9uvs5Y3syCRJowxROaDyzzHl06eFaNwyXMJeBg2Dv0IPgR0rO/w/b/2JwQ9TZxn5UZdIhk17q42DqcH9+XKuWurGb9ZUq4fWRpYYpppXZQM5/wCVXTh2OGYPjkSMH5c/gKEJnViFh7RT0VgSPhUL+Ifc5nHsYFXxWAUASkMR0Iq5ZpI4v4o7PxV2A+tBPfyM/Z2oOo7mXGAPTPXzp6kE3RN/KIkaCMntMYcrzQHp/wAj8hv4UPwewT7yZmTCoBpXovgKeK2IBJGfnv8AvrWoFFrZMTjJ+tL76uTTm+PXA1PvtmvPuOTbMdW+a6zjs51k5x15VwXFpdTnByDWeP1vrUBWd3JNZCMjUbOcSKAcHQTuAf8Al9a3le2lkV4b1oQBhQ0JOPgTXKWEgtr7LnEbZSTyU8z7tj7q0oy1tdMHGdBww8a6N6jluO66Xh6RidWN2ZBrGpOzx7+dblpbRSRlcHIUruOeCazuFSQSRrKiHIGScc62ngaVe1gwpzyXoD1xS3tEmqlDcXVrD2KSCa2xjsn228q4n7ScJkeQNDG+kHAD818vSuwWeFAQ5Afl5GgL4SSA9m+dvxc6Xezxf9cyvscSnD9Hemj3XcAfnVF1GrsCDpKkEeVdFPbHB1t8TWbLarq2GfOjufWQNw3iBhLxybK2/LkaIgkR75MnKOdD4/lbun60DNENR2xmp2IPbKCSe8APjT/9SqVprO4aYqA8UusYZJcHwC46HyyD6VKe41xrHHEIogxfs1A3Y82Pif7eFWzDNxcf/ufHn3jVD7Hap2qyB3TVkkjYZxUrYFYn04MjbAHp51FjkbdeZqy3XG+eVXtFm04bdISGJy2OXhSLbsD/ACmnYczQt05wVT2n29BU/VYzQCx4eZpNROwNarsYpBBEMbbmrbKHsUGcCmuSqa5euKLd1pjNeAr58ARD1NCUmYuxZuZpqG88hUqVNTB6alTUw02vWTkara/kxzrPyWbNOxroeQJa8c9aRuGIoZd6m2y0gaa4zQsz5U1Nt6okGdqDfUf2Cb/2LwLT7P3KP6UfL7Rz1rF/w3uO2/w/4MykHTbhPhtWrM+3PflXNftdeHxRJu2Qd/A0G+k5yeXMVbO58aBkm0BsczS22icsiRpnHeIoUcRwxUKCw32qPYvMhLEk55DlRsPCAtoJTkmTkPCj2l4XD+JCa7SAnLM2AMUfxyYW8ZTmT+zVXBeHx2kjTsn8THM9Kz+O3IlZh7RzuaL5BjJcvHJ8duP4T5BznA864u7OpyTt5V0nH3JY6WG1ctMdTnmQanGNc6z5oyH1Cj1bt4Bn/WiGD/uQcj6jkfdQM7kCq47poyJEO6natdOe12X2XuC8jQH+XIH7/e9dAL4wlYkO52BGxAri+EXSPNHcQHGDh0zy/pW7ah5XM5wWB9kjYVPw9S3bZ+69oNbc+tNo0ZXPuNWw3QdQsp0t4k01zjVpbKnpWVVKzb2JWBOnB5HHKsa+iddSD8OOXSt6TIUh2A328KAnj/EcYwBnxFE+lXOzLli4OfCreFxZvoC3shwzeQG5+lFyQorE9POmb+DbTzHbuGND/ubY/wD86vlV3JPVjlmY6sbsc8+eabToY/Q1LZRzyKZslQd96ZVVoy3jV4UBSBtUcZFTJHIjemRmIx5UONMj5G5qyY93brtVUalSR4UKxgpMgHc0BxGXOmMdNzRoyBgczyrJutp2BOd+dDXDH9V0qVNTaETTUqVMFSpU1BHXak1Kn9a6HknGw3qqV6lI2BQ57xpA43pyu1SRadwelMPev8Grnt/sJHEcZt55Ex/5ZH1rp7shN/lXBf4EXOeHcUsid1lWVR5EY/Ku44sMBtq5OTzKuzj9xgQgu2UJJPhVP3VWnzNkYGdG/wA6N4MNNq82k6QdjjrTXFrI7NoJVM7lRux9TRMfNneTV0DdkIKxE4XoK0OD8TgupBYnaaNN18QNqrFkjJoRSEC746nzPWquHW6QcTSYgF94wV30gj9arQ7ytPidwscehGAz1rkeNSNpyi5yeQro+IorMS7EkcsVzHEdGtl1aTjOPfg/Wpym2vH44zjEgYaVPLc1zyknUGrb4oDqOW5E5PjWKy94gZwTRFZehZk1jbeh3hKgjoa1BA2+1Rlt8LkgiqlT1ZfCbh7S7ZBjGd1PIiu+4ZOWj7SIg6hur/TP6/GuAij1XbuOQOK7H7OTAnsyQDRmjCN4yqASylF/3jYf+XI1MXRMYX24+Y649KvQYII99M8COCTGrN/uANZNOoZp4m0kjGDQt5IpAZdOT0HOiJodA7oUe4CgbmZlyAwTzUAGgaqv7krp280otoDv2kn4vILzY+nvIrL4pcLcFVt0MdvFkRoTuc8y3mflsOlK5lZi3aEs2clidyKCkO/U7darSEXxpwN8biqi4+NTG5I6ZqpiNR500VJTlt+VWZBxVMWCp8KtFMgHEbkWwhJ5Ft6nLxCzRFftQxI9layePTa7lYx+Ab1mVrOOWbZXluNsjXficks+od1Oi0V3Zk1A71hKaLtp2jI32q7jPiceXLG7FspU4NNV6usw86qeMr5isrjY7cOWZoUqVKk0Kmp6agkwKi7YFOxxVEjZ2roeUi7Fqki0lXbNTXagJDYVZEmW3FRQajRaAYG1Adj/AIS8SXhv2tSF20x3kZiP/LmPzr2HjMZYFc4B9rHSvnGGaS3uI54G0yxMHRvAivf+Ccag+0XAYLyNSZcaZUGe63UGufmx/XRwZfjWtIYorKGEA6ApJB/P3Ub2Cue0bOgLsOnrWMkkdqyRSEsZAO6di2fHyrRnuNa6QdhHqOTyG3Oqnxld7R1xzalUDRuefM46Vk3sXaKrxYRY91HgdsEj0IOPGtC1kaSXAGmNIuWOpwfp9arulVEfU2WbvDwVeX79KFS6oKaWO9t+0AAkx3l6iuc4pCwVxq543POtSZHFwxQlRnBK45adj9fgKx2mkvbgRaUIYlRufPB9O6fj5Vncb+OjDlk+uL4mkhYhRv0rPkjeMgdmS5B0rXoEPDUbQyL3mcqVYgaAAcnz8P3sHeWdtHarexrqjiVtl9osW0/Un0pzH/Sy5t3xwC/5pMUdJ+yQjUvZoMHGcjJHPyNTvZr90EU3Zg50hlTBODiut4dbRiIA/wANnZwVTYxtqx3emM9D0pcU4YBcxy6FUEfxQq404G5x02K+h2POq1Ed7Hnykxucb9a1Le67GZXXZlI+Yz+tSn4biSSFj/FQa0cezKm3eU8juR6e7FVS2zK47RNIkXUCByYHcfXbnuKVXM9O74VexXluHUjPI+VaJVcYHPPWvLrPiN1wbiDSAFojjWnQivR+G30HEbVJYXDYHLkQfA1nlNN8c5Ye5GMEnB+VYt+Ectv1zW1cpgg53HOsa+UFWAIA/OpPbDuARvgZ9aEckKMjejLjGo7cts0FLnJHXwq4zyRBwN+XWq2GQdqmoOCCaWBnHnQgkUClI6xxMx5AZp199ZvHbns4BCp7z/SnjN3ScrqbYU8hmmeQ/iOarpU9dTkPVitVYqQoAmCcodqPinDjBrKWrEfBpHLZ8aLoDutV1GGfoavIVxtWeWH+Ovj55fMlNKnZSKjUOhF2qobmn5mrEWuh5aYGFpuuKmRtTovjQE41wRRC8qrQirVGTQFiCu0+xXH5OHcTt7LhVkRHcMFnBky0hxz32AFcao3rZ+zU0NvxLXO+n+EwTpljyGelKzcE+vXeL3aC7juIVL4I7qjPLkM+GaqtboXMUkBLB5XKu7bgHIwPQ/kaD4XDdSYueIag8ibofZUjr5VfPbBArRkb5OPHz+Fc13jXRjrJv2ROCe1B7/eC/H6ChL+aSeKEBlzMXUOORw2w+B+tD8PkcK6r3cr9Risu84rdW4aMwq5RSYs5xqHIHHIef5VUyF4rvxtzxDEwXA0IVBPjgmuPimLTxyWve7OZVOcju4ZS2PTp55rSi+1fD5rxLG8kVLiboCDjI2X/AJb8v93TIpTW0cBL2umQMmpNJ3Y5U7j3n3VVRB7RM1o88eVIUNn+VhnV8CfgKwePxXE3ACbbCXKBZdhnQxGMeoIB94ret5BDw64OGIjVmAYHc9R6ZOPjWdGT9ydHDYZVwAN2woJ26HA+W3mUoxZIkdMoMRvMrg4zgHOR54O1afFcTJEXyqyB49WM4Yrt81A9cUA0qx3hgbSAhDZ6YCE4HmNj/ajpSk1lcpGe9DnuZGQVwx9N8DwpQ64jh5MLLaXbaUB2KtnQeWQfDGc+47UXJAqs1rKECMx7N+kbDIXPkc499NxFPu3E8sqiNo++CPZbGx8hy+HxucxXlms1s7JLGhGnYlCo39RjbrtikbC4twluzZ1YYGOuD5qR4gg1LhTy8Om7eA5j/wCoh6GtbtY7iIQ3SKJAezJPhgY35Y6fveVtw7MExdDHK4wwzyI64+PzpWLxy02xMJ4FlUjDLkVjX8gXVtj31q8Jt2/yuMcwMgVj8dURp0OaxdX4yTIJZCMYBoeddODVtnydzUJz2jbbCrQoxk1Egjl76sIAbyzUXJzvTTUCyxxljsAMmuVvrg3Ny0n4eSjyrQ4zfhs28J2HtEdfKset+PHXrm5ct+QqekaatGSQqQqIp80BLPSkDvUc09AXoaJjkNAq2KuWSkB4cMMGmaPwoVZsVas3jSuMrXDluKtVq4bCoqNqmB41TJNBkjPKpvgNgVDVpGKgCSaAvUb7UQh8apjohFzQFo25VbAjzSqkKs0hPdC86pAxW9wO7ghi7G3tUa7kz2k0x1AL/Kqj86Ceg8Ct7y4tLWO8eRiqb6OTH/ca6C5tSY1aVgi4wAtF/Zyzf7lDJcppYoNMfIDzwOVQ42dERVAXkOQABuKyzaYVlcPuRLcui7IOWTuaq49YCaFsHZhzxyNA2zvFMOyXG/e2rbt5BdxdmcavAHrWMdkuvXhX2o4dJBd6wpVl/EByNaP2d+1HFYbcpOklyq5Opjvkknn769D+0HCIp1zNHhv5gOdcqvCTHJ2UcfdbYY5Gr2u4TP0bB9ubR7PF0Xhl04ZTy92an/m/Drq0SW3vH7WUhjh8Ed3H0NcxxvgwZtu4RyrMgsIrY5KB25HUMj4UbZZcGr4004/dX3EL2bLvbl3EBZQBpIxnOMnrVb/aW4t7l5wNdw+zyEnJXOSPAfDqaBuJm1FU3DcgKGS2csDKN6ez/rxglry5u7rtnJ0Z7qkk6RjGB5AbVp2tzdQjXC+jQ+cNvlfD6UNa2jMQAK0b9Y3iV02IAB8D61OxcY1LdUu0DQKA7OGIHTx9fMVtyw4WRBzZAgPLpzrJ+y1spPaODjVt4AYNbUrhxcRO5JjUgbdDj65p/jHU7aRZ0t7JQO6oGBiuO47P2k2hD1Nb17xBRAcbY6GuaSMzTdo42zkVhPrqtQjXsocdSKGK4YkmjLg4YbbUHMwC71cQrZhuTyrB4pxUsWht+XJmq7jF/oQxRnvGsCtuPD9rn5c/yFT0qVbMCpUqQoB6VKlQCpUqVAKnBpqVAWBsVMNVINSBpBpKNqmSNNLGBVZO9MGY5qyEVWB3sVegwKAuQHNXptVUQxV6edAWLWjworDdC4Z40WMaizrqx6DxoBcVF3UHvE4zvimT6K+x/FhxXhSzBJN9lZwAWHjtVvF4gkbS7l2OBiuL/wAL+MI7W/DYVIjCGTdslV5LnzO5rvb/AAJG7pJHUn6VnlFY1yV/Z95UkfAG/PTn1q3h8TCdFj7yA51DkP19Ke8AaZ7iZ+zXGF1bgDyFV2ckcbamkLA4LEr7Xht0rHXrftdNHi0H3lAx7vZqMsNq5WSKWEMWQ4GceIHjXUOydihL51NsG/fnQMqLMjFgWUc98at6dgx5Li429gkuYivN1Hh4VlNwrQpeVSNiRnka7mWKPtR2RGnSVGeWMbn51i8ZCLYs0mQjJ3AB06flS01/vt8cdIsKvpj0sB1HImnS3UnL9OtNLD2TKo2OAT61OwRriedUB0QgHYUldp9Hw2+AcAgdDUZUVWkIyULBcbVbbNKs0SMhJEZdl6DPjV3C4Eu4Nu6xkJOrrnP0wKcicsx/A7eaG5CTOGjZdRA8eQFQvOIamlZiE/iqVj5HGP6U8ERtr1pZARpJQ+mf1+tc7xtib8KjnEagHPjTvkY4+5JPc/eJMyHYmrGYKNuWKBQ43G9PLI7DA2FY6dG0bqcE7c6xeJXogjOTlzyFE31wlrEWJrlbmdriUu59K248dseTPSEjtI5Zjkmo0qVdDmKnpYpYoBqcU5G1IcqAWKWKelQDYpYp6VANSxT0qAjUqVKgNkDPOoOnhUgcUzOKZIquRnwqecsMcqgrHJ8DS14bGKRi1YAU4lGdqFDU6E6qAMZyaY7jeoaulT14FAan2Z49PwLiCFSogL65Wx3sAdK+huHXC3/D4LiXJ1Rqd+pxXy1d99TXov8AhV9spBxFbDid6BbrHpjhIPdxtnUaVgencVtlLCTSMhth0rDiYz3LPGCwY7lhgCutuViuLPtIwCNxz5VlT2X3aNnAJwo7g5A+FY5Ytccgc1z2cZVMagdKs2/rQc7/AMNE7QsxOe8Of6CiGiY4Rk0scHzrNd2TTCSO0Oo6uvpSq5pe0pLaC5IUjccs5rG4oWuZSjr3YRiKPx2JBPwq4SSQapAWkIO+D59Kvi/+TbST4Eci4Zv5dVEouOvXNR2/3tJJwoPZOTy5jH9qnwu3Nsk0ZXMlw2RgbaRjb31tQv8AcV4hHIF2kCIOgUbY+Boe/iSKzl7NirRB1jbHiu3yp6K1zk0kxvYQrMVlIOV6DPKtKKOVbExx7SJKCWHhk70Hw2N55Vc5274Brp2gCupUYWUDbzpQZUNfFpoVZAMnAPma56fhxa4kkkJdieZ8K6iRCYwpUd3cZGOVZ17PFGCzMoOMnepzquOMKW30jfYVmcQuorWMsxqPGftFbx5SA9o/lXKXU010+uVufSnhx2/Tz5Jj8Qvrt7uUsfZ6ChcVNhio10yac1u/aVSApAU9BGp0XJpsZoiJM0BXIvdqCrsKuuFwKio7ooCGKQWrMU1IIYpiKnSNAQpsVMCmxQEaVORTUBp6jin05XNU69iBVik6MUwmcbUzEaqj1pNQDg71MHfaq9O9WCgLNzVvSqxVo9mgKZx3azO2ktblZ4G0yIcq2ORrTmPdrIufaNAe5/4a/b6zvrOLhvEpFWdUzkknYc2JrvnuY7mMy2rK8RTUrA5DZ5V8nWk01uzPbyNGxUqSvUHmK9F/w/8Atz/k9i9txSVjbwqeyCDLZ6VNxD2GRBoOe9ISBtzPjWPfwxjtCN25Bv5d+Q+FV8I+2XB+MWQktrxVuZGKBZO6VOMnb0qiz4lZ8TlhWGXV2ymRd/A4/KpuKpTQWskiFNI06sfr+lWXMZnkmREwsYGnzGa2MQREapECRjG3Ks7tYLZpO1lUA8xnfyH0qequ7NmtmMuJAD2igtnlmqL+3aWyjh/H2uCCNyPKtW+uLZIWlaRRpAbBPT+lYHEftRw2zWDWS88ilx/tAHM+FHQu4q2s4bWIDGldOk78hSveKW1taa3wyoVHd357V5jxH7aXVxZS20GpGeQntM9M5Fc9/mV72rSfeZNTc99j7qqYF2d7xf7ZvKJoLHSdSkI2d1YdCK4O44tfXMmqSdic5wNqEV2RtSsQ3jRFlBrbUeQqpjIW6ttrbVl3GM71GTusRRkjaVxQbjNUQdxvTAVYy0woBAUiKmBTHFAMg3oyJMDNUQpk0aoGKAEud9qjjuirLnOnltmoj2RQEMU2KtANLRkZoCjFKrShFQxQEaap9KjSBiKiRUyKbFAXxjJq8VVGKtFMHxSbnT01AIVYvKqxViUBYvSrsZFULVw5UBRPtWTcnL1qTdayZ/aNAPDyqzpjpVMRq6gHiZoZVliOl1OQRWi3HeID7ubadrdoFKqYjjY/l5VnU1BN+8+13FZ7dLeOYrGo3LHLM3Umg7n7Q8UuY4Vmn1PF7LkZPvrMpCgCTxbiZl7Vr2ZnwRlmzsedCyTSyIFkcsBvvSNQY0BE7VA05pAUGdELsFFbcMSwweeKC4XCHk1Gjbx8HSNqYCzHJ3qkZzUnz1qKbmkDlMiq9G9FKNt6bSA2aAoI2qojvURMMDI61SoyaAJtlovGBVMAAG1E5zHk0yAXanQT0zTRr3ATV0zK2UxQ7vpAUdKRrdsUxO4qvO1OBk0Beo1CqJk0miIhSmAxQAmNqhiriKiRQFeKWKlSoD//2Q==</text:p>
          </table:table-cell>
          <table:table-cell table:style-name="ce2" office:value-type="string" calcext:value-type="string">
            <text:p>Raymond Elias Feist is an American fantasy fiction author who wrote The Riftwar Cycle, a series of novels and short stories. His books have been translated into multiple languages and have sold over 15 million copies.</text:p>
          </table:table-cell>
        </table:table-row>
        <table:table-row table:style-name="ro2">
          <table:table-cell office:value-type="string" calcext:value-type="string">
            <text:p>Luo Guanzhong</text:p>
          </table:table-cell>
          <table:table-cell office:value-type="float" office:value="10" calcext:value-type="float">
            <text:p>10</text:p>
          </table:table-cell>
          <table:table-cell office:value-type="string" calcext:value-type="string">
            <text:p>https://i0.wp.com/thehistorianshut.com/wp-content/uploads/2019/07/Luo-Guanzhong-on-being-defeated-quotepic.jpg?resize=768%2C420&amp;ssl=1</text:p>
          </table:table-cell>
          <table:table-cell table:style-name="ce2" office:value-type="string" calcext:value-type="string">
            <text:p>Luo Ben, better known by his courtesy name Guanzhong, is a Chinese writer who lived during the Ming dynasty. He is also known by his pseudonym Huhai Sanren. Luo is credited with writing Romance of the Three Kingdoms, one of the Four Great Classical Novels of Chinese literature.</text:p>
          </table:table-cell>
        </table:table-row>
        <table:table-row table:style-name="ro2">
          <table:table-cell office:value-type="string" calcext:value-type="string">
            <text:p>Andy Weir</text:p>
          </table:table-cell>
          <table:table-cell office:value-type="float" office:value="11" calcext:value-type="float">
            <text:p>11</text:p>
          </table:table-cell>
          <table:table-cell office:value-type="string" calcext:value-type="string">
            <text:p>https://imagesvc.meredithcorp.io/v3/mm/image?url=https%3A%2F%2Fstatic.onecms.io%2Fwp-content%2Fuploads%2Fsites%2F6%2F2014%2F11%2Fandy-weir.jpg</text:p>
          </table:table-cell>
          <table:table-cell table:style-name="ce2" office:value-type="string" calcext:value-type="string">
            <text:p>Andrew Taylor Weir is an American novelist and former computer programmer. His 2011 novel The Martian was adapted into the 2015 film of the same name directed by Ridley Scott.</text:p>
          </table:table-cell>
        </table:table-row>
        <table:table-row table:style-name="ro2" table:number-rows-repeated="1048563">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8T22:12:58.689498433</meta:creation-date>
    <dc:date>2023-01-18T23:09:01.780966240</dc:date>
    <meta:editing-duration>PT56M</meta:editing-duration>
    <meta:editing-cycles>6</meta:editing-cycles>
    <meta:generator>LibreOffice/7.4.2.3$Linux_X86_64 LibreOffice_project/40$Build-3</meta:generator>
    <meta:document-statistic meta:table-count="2" meta:cell-count="172" meta:object-count="0"/>
  </office:meta>
</office:document-meta>
</file>